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16pt"/>
    </style:style>
    <style:style style:name="co2" style:family="table-column">
      <style:table-column-properties fo:break-before="auto" style:column-width="98.19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85.29pt"/>
    </style:style>
    <style:style style:name="co5" style:family="table-column">
      <style:table-column-properties fo:break-before="auto" style:column-width="182.86pt"/>
    </style:style>
    <style:style style:name="co6" style:family="table-column">
      <style:table-column-properties fo:break-before="auto" style:column-width="228.9pt"/>
    </style:style>
    <style:style style:name="co7" style:family="table-column">
      <style:table-column-properties fo:break-before="auto" style:column-width="68.34pt"/>
    </style:style>
    <style:style style:name="co8" style:family="table-column">
      <style:table-column-properties fo:break-before="auto" style:column-width="128.64pt"/>
    </style:style>
    <style:style style:name="co9" style:family="table-column">
      <style:table-column-properties fo:break-before="auto" style:column-width="98.84pt"/>
    </style:style>
    <style:style style:name="co10" style:family="table-column">
      <style:table-column-properties fo:break-before="auto" style:column-width="119.2pt"/>
    </style:style>
    <style:style style:name="co11" style:family="table-column">
      <style:table-column-properties fo:break-before="auto" style:column-width="229.61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184.14pt"/>
    </style:style>
    <style:style style:name="co14" style:family="table-column">
      <style:table-column-properties fo:break-before="auto" style:column-width="80.56pt"/>
    </style:style>
    <style:style style:name="co15" style:family="table-column">
      <style:table-column-properties fo:break-before="auto" style:column-width="93.46pt"/>
    </style:style>
    <style:style style:name="co16" style:family="table-column">
      <style:table-column-properties fo:break-before="auto" style:column-width="111.71pt"/>
    </style:style>
    <style:style style:name="co17" style:family="table-column">
      <style:table-column-properties fo:break-before="auto" style:column-width="163.1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Inventário">
      <style:table-properties table:display="true" style:writing-mode="lr-tb"/>
    </style:style>
    <style:style style:name="ta2" style:family="table" style:master-page-name="PageStyle_5f_Lista_20_de_20_espécies">
      <style:table-properties table:display="true" style:writing-mode="lr-tb"/>
    </style:style>
    <style:style style:name="ta3" style:family="table" style:master-page-name="PageStyle_5f_Tabela_20_dinâmica_20_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ventári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>
            <text:p>Parcela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2" office:value-type="string" calcext:value-type="string">
            <text:p>Nome de campo</text:p>
          </table:table-cell>
          <table:table-cell table:style-name="ce1" office:value-type="string" calcext:value-type="string">
            <text:p>Nome Científico</text:p>
          </table:table-cell>
          <table:table-cell table:style-name="ce1" office:value-type="string" calcext:value-type="string">
            <text:p>Família</text:p>
          </table:table-cell>
          <table:table-cell table:style-name="ce2" office:value-type="string" calcext:value-type="string">
            <text:p>Nome popular</text:p>
          </table:table-cell>
          <table:table-cell table:style-name="ce2" office:value-type="string" calcext:value-type="string">
            <text:p>Fotos</text:p>
          </table:table-cell>
          <table:table-cell table:style-name="ce1" office:value-type="string" calcext:value-type="string">
            <text:p>CAP (cm)</text:p>
          </table:table-cell>
          <table:table-cell table:style-name="ce1" office:value-type="string" calcext:value-type="string">
            <text:p>Altura (m)</text:p>
          </table:table-cell>
          <table:table-cell table:style-name="ce1" office:value-type="string" calcext:value-type="string">
            <text:p>DAP</text:p>
          </table:table-cell>
          <table:table-cell table:style-name="ce1" office:value-type="string" calcext:value-type="string">
            <text:p>RAIO</text:p>
          </table:table-cell>
          <table:table-cell table:style-name="ce1" office:value-type="string" calcext:value-type="string">
            <text:p>RAIO em metros</text:p>
          </table:table-cell>
          <table:table-cell table:style-name="ce1" office:value-type="string" calcext:value-type="string">
            <text:p>Área Basa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2" office:value-type="string" calcext:value-type="string">
            <text:p>GP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9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.0096914" calcext:value-type="float">
            <text:p>-12.0096914</text:p>
          </table:table-cell>
          <table:table-cell table:style-name="ce1" office:value-type="float" office:value="-56.8938048" calcext:value-type="float">
            <text:p>-56.8938048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https://photos.app.goo.gl/tbB2BbFS1SMAwCNf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3,4</text:p>
          </table:table-cell>
          <table:table-cell table:style-name="ce1" table:formula="of:=[.K2]/PI()" office:value-type="float" office:value="19.0985931710274" calcext:value-type="float">
            <text:p>19.0985931710274</text:p>
          </table:table-cell>
          <table:table-cell table:style-name="ce1" table:formula="of:=[.M2]/2" office:value-type="float" office:value="9.54929658551372" calcext:value-type="float">
            <text:p>9.54929658551372</text:p>
          </table:table-cell>
          <table:table-cell table:style-name="ce1" table:formula="of:=[.N2]/100" office:value-type="float" office:value="0.0954929658551372" calcext:value-type="float">
            <text:p>0.095492965855137</text:p>
          </table:table-cell>
          <table:table-cell table:style-name="ce1" table:formula="of:=PI()*[.O2]^2" office:value-type="float" office:value="0.0286478897565412" calcext:value-type="float">
            <text:p>0.028647889756541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53</text:p>
          </table:table-cell>
          <table:table-cell table:style-name="ce1" office:value-type="float" office:value="431" calcext:value-type="float">
            <text:p>4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9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.0093426" calcext:value-type="float">
            <text:p>-12.0093426</text:p>
          </table:table-cell>
          <table:table-cell table:style-name="ce1" office:value-type="float" office:value="-56.8938495" calcext:value-type="float">
            <text:p>-56.8938495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https://photos.app.goo.gl/tbB2BbFS1SMAwCNf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K3]/PI()" office:value-type="float" office:value="33.1042281631142" calcext:value-type="float">
            <text:p>33.1042281631142</text:p>
          </table:table-cell>
          <table:table-cell table:style-name="ce1" table:formula="of:=[.M3]/2" office:value-type="float" office:value="16.5521140815571" calcext:value-type="float">
            <text:p>16.5521140815571</text:p>
          </table:table-cell>
          <table:table-cell table:style-name="ce1" table:formula="of:=[.N3]/100" office:value-type="float" office:value="0.165521140815571" calcext:value-type="float">
            <text:p>0.165521140815571</text:p>
          </table:table-cell>
          <table:table-cell table:style-name="ce1" table:formula="of:=PI()*[.O3]^2" office:value-type="float" office:value="0.086070993224097" calcext:value-type="float">
            <text:p>0.08607099322409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8:37</text:p>
          </table:table-cell>
          <table:table-cell table:style-name="ce1" office:value-type="float" office:value="431" calcext:value-type="float">
            <text:p>4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90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2.0094899" calcext:value-type="float">
            <text:p>-12.0094899</text:p>
          </table:table-cell>
          <table:table-cell table:style-name="ce1" office:value-type="float" office:value="-56.893815" calcext:value-type="float">
            <text:p>-56.893815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5" office:value-type="string" calcext:value-type="string">
            <text:p><text:a xlink:href="https://photos.app.goo.gl/8wRJ22gDavUgYdv96" xlink:type="simple">https://photos.app.goo.gl/8wRJ22gDavUgYdv96</text:a>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10,5</text:p>
          </table:table-cell>
          <table:table-cell table:style-name="ce1" table:formula="of:=[.K4]/PI()" office:value-type="float" office:value="19.4169030572112" calcext:value-type="float">
            <text:p>19.4169030572112</text:p>
          </table:table-cell>
          <table:table-cell table:style-name="ce1" table:formula="of:=[.M4]/2" office:value-type="float" office:value="9.70845152860562" calcext:value-type="float">
            <text:p>9.70845152860562</text:p>
          </table:table-cell>
          <table:table-cell table:style-name="ce1" table:formula="of:=[.N4]/100" office:value-type="float" office:value="0.0970845152860562" calcext:value-type="float">
            <text:p>0.097084515286056</text:p>
          </table:table-cell>
          <table:table-cell table:style-name="ce1" table:formula="of:=PI()*[.O4]^2" office:value-type="float" office:value="0.0296107771622471" calcext:value-type="float">
            <text:p>0.02961077716224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float" office:value="432" calcext:value-type="float">
            <text:p>43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12.0095051" calcext:value-type="float">
            <text:p>-12.0095051</text:p>
          </table:table-cell>
          <table:table-cell table:style-name="ce1" office:value-type="float" office:value="-56.8936892" calcext:value-type="float">
            <text:p>-56.8936892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9,5</text:p>
          </table:table-cell>
          <table:table-cell table:style-name="ce1" table:formula="of:=[.K5]/PI()" office:value-type="float" office:value="9.86760647169751" calcext:value-type="float">
            <text:p>9.86760647169751</text:p>
          </table:table-cell>
          <table:table-cell table:style-name="ce1" table:formula="of:=[.M5]/2" office:value-type="float" office:value="4.93380323584876" calcext:value-type="float">
            <text:p>4.93380323584876</text:p>
          </table:table-cell>
          <table:table-cell table:style-name="ce1" table:formula="of:=[.N5]/100" office:value-type="float" office:value="0.0493380323584876" calcext:value-type="float">
            <text:p>0.049338032358488</text:p>
          </table:table-cell>
          <table:table-cell table:style-name="ce1" table:formula="of:=PI()*[.O5]^2" office:value-type="float" office:value="0.00764739501556557" calcext:value-type="float">
            <text:p>0.00764739501556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8:53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-12.0095823" calcext:value-type="float">
            <text:p>-12.0095823</text:p>
          </table:table-cell>
          <table:table-cell table:style-name="ce1" office:value-type="float" office:value="-56.893921" calcext:value-type="float">
            <text:p>-56.893921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9,3</text:p>
          </table:table-cell>
          <table:table-cell table:style-name="ce1" table:formula="of:=[.K6]/PI()" office:value-type="float" office:value="6.36619772367581" calcext:value-type="float">
            <text:p>6.36619772367581</text:p>
          </table:table-cell>
          <table:table-cell table:style-name="ce1" table:formula="of:=[.M6]/2" office:value-type="float" office:value="3.18309886183791" calcext:value-type="float">
            <text:p>3.18309886183791</text:p>
          </table:table-cell>
          <table:table-cell table:style-name="ce1" table:formula="of:=[.N6]/100" office:value-type="float" office:value="0.0318309886183791" calcext:value-type="float">
            <text:p>0.031830988618379</text:p>
          </table:table-cell>
          <table:table-cell table:style-name="ce1" table:formula="of:=PI()*[.O6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8:55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90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2.0094568" calcext:value-type="float">
            <text:p>-12.0094568</text:p>
          </table:table-cell>
          <table:table-cell table:style-name="ce1" office:value-type="float" office:value="-56.893882" calcext:value-type="float">
            <text:p>-56.893882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Guatteria scytophyll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https://photos.app.goo.gl/QNo8dCpxsiDu8Rpc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table:formula="of:=[.K7]/PI()" office:value-type="float" office:value="6.04788783749202" calcext:value-type="float">
            <text:p>6.04788783749202</text:p>
          </table:table-cell>
          <table:table-cell table:style-name="ce1" table:formula="of:=[.M7]/2" office:value-type="float" office:value="3.02394391874601" calcext:value-type="float">
            <text:p>3.02394391874601</text:p>
          </table:table-cell>
          <table:table-cell table:style-name="ce1" table:formula="of:=[.N7]/100" office:value-type="float" office:value="0.0302394391874601" calcext:value-type="float">
            <text:p>0.03023943918746</text:p>
          </table:table-cell>
          <table:table-cell table:style-name="ce1" table:formula="of:=PI()*[.O7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8:59</text:p>
          </table:table-cell>
          <table:table-cell table:style-name="ce1" office:value-type="float" office:value="435" calcext:value-type="float">
            <text:p>43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-12.0094647" calcext:value-type="float">
            <text:p>-12.0094647</text:p>
          </table:table-cell>
          <table:table-cell table:style-name="ce1" office:value-type="float" office:value="-56.893637" calcext:value-type="float">
            <text:p>-56.893637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https://photos.app.goo.gl/tbB2BbFS1SMAwCNf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9,2</text:p>
          </table:table-cell>
          <table:table-cell table:style-name="ce1" table:formula="of:=[.K8]/PI()" office:value-type="float" office:value="14.9605646506382" calcext:value-type="float">
            <text:p>14.9605646506382</text:p>
          </table:table-cell>
          <table:table-cell table:style-name="ce1" table:formula="of:=[.M8]/2" office:value-type="float" office:value="7.48028232531908" calcext:value-type="float">
            <text:p>7.48028232531908</text:p>
          </table:table-cell>
          <table:table-cell table:style-name="ce1" table:formula="of:=[.N8]/100" office:value-type="float" office:value="0.0748028232531908" calcext:value-type="float">
            <text:p>0.074802823253191</text:p>
          </table:table-cell>
          <table:table-cell table:style-name="ce1" table:formula="of:=PI()*[.O8]^2" office:value-type="float" office:value="0.0175786634644998" calcext:value-type="float">
            <text:p>0.017578663464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06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-12.0095031" calcext:value-type="float">
            <text:p>-12.0095031</text:p>
          </table:table-cell>
          <table:table-cell table:style-name="ce1" office:value-type="float" office:value="-56.8937595" calcext:value-type="float">
            <text:p>-56.8937595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Guatteria scytophyll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https://photos.app.goo.gl/QNo8dCpxsiDu8Rpc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6,4</text:p>
          </table:table-cell>
          <table:table-cell table:style-name="ce1" table:formula="of:=[.K9]/PI()" office:value-type="float" office:value="5.41126806512444" calcext:value-type="float">
            <text:p>5.41126806512444</text:p>
          </table:table-cell>
          <table:table-cell table:style-name="ce1" table:formula="of:=[.M9]/2" office:value-type="float" office:value="2.70563403256222" calcext:value-type="float">
            <text:p>2.70563403256222</text:p>
          </table:table-cell>
          <table:table-cell table:style-name="ce1" table:formula="of:=[.N9]/100" office:value-type="float" office:value="0.0270563403256222" calcext:value-type="float">
            <text:p>0.027056340325622</text:p>
          </table:table-cell>
          <table:table-cell table:style-name="ce1" table:formula="of:=PI()*[.O9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07</text:p>
          </table:table-cell>
          <table:table-cell table:style-name="ce1" office:value-type="float" office:value="437" calcext:value-type="float">
            <text:p>43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2.0093786" calcext:value-type="float">
            <text:p>-12.0093786</text:p>
          </table:table-cell>
          <table:table-cell table:style-name="ce1" office:value-type="float" office:value="-56.8941141" calcext:value-type="float">
            <text:p>-56.8941141</text:p>
          </table:table-cell>
          <table:table-cell table:style-name="ce1" office:value-type="string" calcext:value-type="string">
            <text:p>Pacová</text:p>
          </table:table-cell>
          <table:table-cell table:style-name="ce1" office:value-type="string" calcext:value-type="string">
            <text:p>Connarus angustifolius</text:p>
          </table:table-cell>
          <table:table-cell table:style-name="ce1" office:value-type="string" calcext:value-type="string">
            <text:p>Connaraceae</text:p>
          </table:table-cell>
          <table:table-cell table:style-name="ce1" office:value-type="string" calcext:value-type="string">
            <text:p>barbatimão-do-pará</text:p>
          </table:table-cell>
          <table:table-cell table:style-name="ce1" office:value-type="string" calcext:value-type="string">
            <text:p>https://photos.app.goo.gl/Hw52e1u1m6a8yZzc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9,7</text:p>
          </table:table-cell>
          <table:table-cell table:style-name="ce1" table:formula="of:=[.K10]/PI()" office:value-type="float" office:value="5.72957795130823" calcext:value-type="float">
            <text:p>5.72957795130823</text:p>
          </table:table-cell>
          <table:table-cell table:style-name="ce1" table:formula="of:=[.M10]/2" office:value-type="float" office:value="2.86478897565412" calcext:value-type="float">
            <text:p>2.86478897565412</text:p>
          </table:table-cell>
          <table:table-cell table:style-name="ce1" table:formula="of:=[.N10]/100" office:value-type="float" office:value="0.0286478897565412" calcext:value-type="float">
            <text:p>0.028647889756541</text:p>
          </table:table-cell>
          <table:table-cell table:style-name="ce1" table:formula="of:=PI()*[.O10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11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2.0094942" calcext:value-type="float">
            <text:p>-12.0094942</text:p>
          </table:table-cell>
          <table:table-cell table:style-name="ce1" office:value-type="float" office:value="-56.8940856" calcext:value-type="float">
            <text:p>-56.8940856</text:p>
          </table:table-cell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Sacoglottis guianensis</text:p>
          </table:table-cell>
          <table:table-cell table:style-name="ce1" office:value-type="string" calcext:value-type="string">
            <text:p>Humiriaceae</text:p>
          </table:table-cell>
          <table:table-cell table:style-name="ce1" office:value-type="string" calcext:value-type="string">
            <text:p>uxirana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0,5</text:p>
          </table:table-cell>
          <table:table-cell table:style-name="ce1" table:formula="of:=[.K11]/PI()" office:value-type="float" office:value="9.86760647169751" calcext:value-type="float">
            <text:p>9.86760647169751</text:p>
          </table:table-cell>
          <table:table-cell table:style-name="ce1" table:formula="of:=[.M11]/2" office:value-type="float" office:value="4.93380323584876" calcext:value-type="float">
            <text:p>4.93380323584876</text:p>
          </table:table-cell>
          <table:table-cell table:style-name="ce1" table:formula="of:=[.N11]/100" office:value-type="float" office:value="0.0493380323584876" calcext:value-type="float">
            <text:p>0.049338032358488</text:p>
          </table:table-cell>
          <table:table-cell table:style-name="ce1" table:formula="of:=PI()*[.O11]^2" office:value-type="float" office:value="0.00764739501556557" calcext:value-type="float">
            <text:p>0.00764739501556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13</text:p>
          </table:table-cell>
          <table:table-cell table:style-name="ce1" office:value-type="float" office:value="439" calcext:value-type="float">
            <text:p>43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2.0095491" calcext:value-type="float">
            <text:p>-12.0095491</text:p>
          </table:table-cell>
          <table:table-cell table:style-name="ce1" office:value-type="float" office:value="-56.8938791" calcext:value-type="float">
            <text:p>-56.8938791</text:p>
          </table:table-cell>
          <table:table-cell table:style-name="ce1" office:value-type="string" calcext:value-type="string">
            <text:p>Olho-de-bode</text:p>
          </table:table-cell>
          <table:table-cell table:style-name="ce1" office:value-type="string" calcext:value-type="string">
            <text:p>Ormosia paraensis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lho-de-cabra</text:p>
          </table:table-cell>
          <table:table-cell table:style-name="ce1" office:value-type="string" calcext:value-type="string">
            <text:p>https://photos.app.goo.gl/iyeABZxrz1CDmhCA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7,3</text:p>
          </table:table-cell>
          <table:table-cell table:style-name="ce1" table:formula="of:=[.K12]/PI()" office:value-type="float" office:value="5.72957795130823" calcext:value-type="float">
            <text:p>5.72957795130823</text:p>
          </table:table-cell>
          <table:table-cell table:style-name="ce1" table:formula="of:=[.M12]/2" office:value-type="float" office:value="2.86478897565412" calcext:value-type="float">
            <text:p>2.86478897565412</text:p>
          </table:table-cell>
          <table:table-cell table:style-name="ce1" table:formula="of:=[.N12]/100" office:value-type="float" office:value="0.0286478897565412" calcext:value-type="float">
            <text:p>0.028647889756541</text:p>
          </table:table-cell>
          <table:table-cell table:style-name="ce1" table:formula="of:=PI()*[.O12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25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-12.0093741" calcext:value-type="float">
            <text:p>-12.0093741</text:p>
          </table:table-cell>
          <table:table-cell table:style-name="ce1" office:value-type="float" office:value="-56.8939326" calcext:value-type="float">
            <text:p>-56.8939326</text:p>
          </table:table-cell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Sacoglottis guianensis</text:p>
          </table:table-cell>
          <table:table-cell table:style-name="ce1" office:value-type="string" calcext:value-type="string">
            <text:p>Humiriaceae</text:p>
          </table:table-cell>
          <table:table-cell table:style-name="ce1" office:value-type="string" calcext:value-type="string">
            <text:p>uxirana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9,7</text:p>
          </table:table-cell>
          <table:table-cell table:style-name="ce1" table:formula="of:=[.K13]/PI()" office:value-type="float" office:value="9.54929658551372" calcext:value-type="float">
            <text:p>9.54929658551372</text:p>
          </table:table-cell>
          <table:table-cell table:style-name="ce1" table:formula="of:=[.M13]/2" office:value-type="float" office:value="4.77464829275686" calcext:value-type="float">
            <text:p>4.77464829275686</text:p>
          </table:table-cell>
          <table:table-cell table:style-name="ce1" table:formula="of:=[.N13]/100" office:value-type="float" office:value="0.0477464829275686" calcext:value-type="float">
            <text:p>0.047746482927569</text:p>
          </table:table-cell>
          <table:table-cell table:style-name="ce1" table:formula="of:=PI()*[.O13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28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12.0092976" calcext:value-type="float">
            <text:p>-12.0092976</text:p>
          </table:table-cell>
          <table:table-cell table:style-name="ce1" office:value-type="float" office:value="-56.8936367" calcext:value-type="float">
            <text:p>-56.8936367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Ocotea cujumary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https://photos.app.goo.gl/Cout2A6M3yU7zRju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5,8</text:p>
          </table:table-cell>
          <table:table-cell table:style-name="ce1" table:formula="of:=[.K14]/PI()" office:value-type="float" office:value="5.09295817894065" calcext:value-type="float">
            <text:p>5.09295817894065</text:p>
          </table:table-cell>
          <table:table-cell table:style-name="ce1" table:formula="of:=[.M14]/2" office:value-type="float" office:value="2.54647908947033" calcext:value-type="float">
            <text:p>2.54647908947033</text:p>
          </table:table-cell>
          <table:table-cell table:style-name="ce1" table:formula="of:=[.N14]/100" office:value-type="float" office:value="0.0254647908947033" calcext:value-type="float">
            <text:p>0.025464790894703</text:p>
          </table:table-cell>
          <table:table-cell table:style-name="ce1" table:formula="of:=PI()*[.O14]^2" office:value-type="float" office:value="0.00203718327157626" calcext:value-type="float">
            <text:p>0.0020371832715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34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2.0092448" calcext:value-type="float">
            <text:p>-12.0092448</text:p>
          </table:table-cell>
          <table:table-cell table:style-name="ce1" office:value-type="float" office:value="-56.8936358" calcext:value-type="float">
            <text:p>-56.8936358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Guatteria scytophyll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https://photos.app.goo.gl/QNo8dCpxsiDu8Rpc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11,3</text:p>
          </table:table-cell>
          <table:table-cell table:style-name="ce1" table:formula="of:=[.K15]/PI()" office:value-type="float" office:value="8.91267681314614" calcext:value-type="float">
            <text:p>8.91267681314614</text:p>
          </table:table-cell>
          <table:table-cell table:style-name="ce1" table:formula="of:=[.M15]/2" office:value-type="float" office:value="4.45633840657307" calcext:value-type="float">
            <text:p>4.45633840657307</text:p>
          </table:table-cell>
          <table:table-cell table:style-name="ce1" table:formula="of:=[.N15]/100" office:value-type="float" office:value="0.0445633840657307" calcext:value-type="float">
            <text:p>0.044563384065731</text:p>
          </table:table-cell>
          <table:table-cell table:style-name="ce1" table:formula="of:=PI()*[.O15]^2" office:value-type="float" office:value="0.0062388737692023" calcext:value-type="float">
            <text:p>0.00623887376920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35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2.0090721" calcext:value-type="float">
            <text:p>-12.0090721</text:p>
          </table:table-cell>
          <table:table-cell table:style-name="ce1" office:value-type="float" office:value="-56.8934893" calcext:value-type="float">
            <text:p>-56.8934893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Guatteria scytophyll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https://photos.app.goo.gl/QNo8dCpxsiDu8Rpc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10</text:p>
          </table:table-cell>
          <table:table-cell table:style-name="ce1" table:formula="of:=[.K16]/PI()" office:value-type="float" office:value="8.27605704077856" calcext:value-type="float">
            <text:p>8.27605704077856</text:p>
          </table:table-cell>
          <table:table-cell table:style-name="ce1" table:formula="of:=[.M16]/2" office:value-type="float" office:value="4.13802852038928" calcext:value-type="float">
            <text:p>4.13802852038928</text:p>
          </table:table-cell>
          <table:table-cell table:style-name="ce1" table:formula="of:=[.N16]/100" office:value-type="float" office:value="0.0413802852038928" calcext:value-type="float">
            <text:p>0.041380285203893</text:p>
          </table:table-cell>
          <table:table-cell table:style-name="ce1" table:formula="of:=PI()*[.O16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37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-12.0094621" calcext:value-type="float">
            <text:p>-12.0094621</text:p>
          </table:table-cell>
          <table:table-cell table:style-name="ce1" office:value-type="float" office:value="-56.893916" calcext:value-type="float">
            <text:p>-56.893916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14</text:p>
          </table:table-cell>
          <table:table-cell table:style-name="ce1" table:formula="of:=[.K17]/PI()" office:value-type="float" office:value="18.7802832848437" calcext:value-type="float">
            <text:p>18.7802832848437</text:p>
          </table:table-cell>
          <table:table-cell table:style-name="ce1" table:formula="of:=[.M17]/2" office:value-type="float" office:value="9.39014164242183" calcext:value-type="float">
            <text:p>9.39014164242183</text:p>
          </table:table-cell>
          <table:table-cell table:style-name="ce1" table:formula="of:=[.N17]/100" office:value-type="float" office:value="0.0939014164242183" calcext:value-type="float">
            <text:p>0.093901416424218</text:p>
          </table:table-cell>
          <table:table-cell table:style-name="ce1" table:formula="of:=PI()*[.O17]^2" office:value-type="float" office:value="0.0277009178451444" calcext:value-type="float">
            <text:p>0.02770091784514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42</text:p>
          </table:table-cell>
          <table:table-cell table:style-name="ce1" office:value-type="float" office:value="445" calcext:value-type="float">
            <text:p>44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-12.0095873" calcext:value-type="float">
            <text:p>-12.0095873</text:p>
          </table:table-cell>
          <table:table-cell table:style-name="ce1" office:value-type="float" office:value="-56.893814" calcext:value-type="float">
            <text:p>-56.893814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8]/PI()" office:value-type="float" office:value="9.23098669932993" calcext:value-type="float">
            <text:p>9.23098669932993</text:p>
          </table:table-cell>
          <table:table-cell table:style-name="ce1" table:formula="of:=[.M18]/2" office:value-type="float" office:value="4.61549334966497" calcext:value-type="float">
            <text:p>4.61549334966497</text:p>
          </table:table-cell>
          <table:table-cell table:style-name="ce1" table:formula="of:=[.N18]/100" office:value-type="float" office:value="0.0461549334966497" calcext:value-type="float">
            <text:p>0.04615493349665</text:p>
          </table:table-cell>
          <table:table-cell table:style-name="ce1" table:formula="of:=PI()*[.O18]^2" office:value-type="float" office:value="0.0066924653570142" calcext:value-type="float">
            <text:p>0.00669246535701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52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2.0091945" calcext:value-type="float">
            <text:p>-12.0091945</text:p>
          </table:table-cell>
          <table:table-cell table:style-name="ce1" office:value-type="float" office:value="-56.893844" calcext:value-type="float">
            <text:p>-56.893844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Vismia schultesii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https://photos.app.goo.gl/jooYCo7zmR6dCWj8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8,9</text:p>
          </table:table-cell>
          <table:table-cell table:style-name="ce1" table:formula="of:=[.K19]/PI()" office:value-type="float" office:value="10.5042262440651" calcext:value-type="float">
            <text:p>10.5042262440651</text:p>
          </table:table-cell>
          <table:table-cell table:style-name="ce1" table:formula="of:=[.M19]/2" office:value-type="float" office:value="5.25211312203255" calcext:value-type="float">
            <text:p>5.25211312203255</text:p>
          </table:table-cell>
          <table:table-cell table:style-name="ce1" table:formula="of:=[.N19]/100" office:value-type="float" office:value="0.0525211312203255" calcext:value-type="float">
            <text:p>0.052521131220326</text:p>
          </table:table-cell>
          <table:table-cell table:style-name="ce1" table:formula="of:=PI()*[.O19]^2" office:value-type="float" office:value="0.0086659866513537" calcext:value-type="float">
            <text:p>0.00866598665135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54</text:p>
          </table:table-cell>
          <table:table-cell table:style-name="ce1" office:value-type="float" office:value="448" calcext:value-type="float">
            <text:p>44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-12.0093269" calcext:value-type="float">
            <text:p>-12.0093269</text:p>
          </table:table-cell>
          <table:table-cell table:style-name="ce1" office:value-type="float" office:value="-56.8938434" calcext:value-type="float">
            <text:p>-56.8938434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14,5</text:p>
          </table:table-cell>
          <table:table-cell table:style-name="ce1" table:formula="of:=[.K20]/PI()" office:value-type="float" office:value="21.6450722604978" calcext:value-type="float">
            <text:p>21.6450722604978</text:p>
          </table:table-cell>
          <table:table-cell table:style-name="ce1" table:formula="of:=[.M20]/2" office:value-type="float" office:value="10.8225361302489" calcext:value-type="float">
            <text:p>10.8225361302489</text:p>
          </table:table-cell>
          <table:table-cell table:style-name="ce1" table:formula="of:=[.N20]/100" office:value-type="float" office:value="0.108225361302489" calcext:value-type="float">
            <text:p>0.108225361302489</text:p>
          </table:table-cell>
          <table:table-cell table:style-name="ce1" table:formula="of:=PI()*[.O20]^2" office:value-type="float" office:value="0.0367966228428462" calcext:value-type="float">
            <text:p>0.03679662284284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57</text:p>
          </table:table-cell>
          <table:table-cell table:style-name="ce1" office:value-type="float" office:value="449" calcext:value-type="float">
            <text:p>44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2.0092665" calcext:value-type="float">
            <text:p>-12.0092665</text:p>
          </table:table-cell>
          <table:table-cell table:style-name="ce1" office:value-type="float" office:value="-56.8940242" calcext:value-type="float">
            <text:p>-56.8940242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21]/PI()" office:value-type="float" office:value="5.72957795130823" calcext:value-type="float">
            <text:p>5.72957795130823</text:p>
          </table:table-cell>
          <table:table-cell table:style-name="ce1" table:formula="of:=[.M21]/2" office:value-type="float" office:value="2.86478897565412" calcext:value-type="float">
            <text:p>2.86478897565412</text:p>
          </table:table-cell>
          <table:table-cell table:style-name="ce1" table:formula="of:=[.N21]/100" office:value-type="float" office:value="0.0286478897565412" calcext:value-type="float">
            <text:p>0.028647889756541</text:p>
          </table:table-cell>
          <table:table-cell table:style-name="ce1" table:formula="of:=PI()*[.O21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09:58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2.009476" calcext:value-type="float">
            <text:p>-12.009476</text:p>
          </table:table-cell>
          <table:table-cell table:style-name="ce1" office:value-type="float" office:value="-56.8935948" calcext:value-type="float">
            <text:p>-56.8935948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2]/PI()" office:value-type="float" office:value="8.59436692696235" calcext:value-type="float">
            <text:p>8.59436692696235</text:p>
          </table:table-cell>
          <table:table-cell table:style-name="ce1" table:formula="of:=[.M22]/2" office:value-type="float" office:value="4.29718346348117" calcext:value-type="float">
            <text:p>4.29718346348117</text:p>
          </table:table-cell>
          <table:table-cell table:style-name="ce1" table:formula="of:=[.N22]/100" office:value-type="float" office:value="0.0429718346348117" calcext:value-type="float">
            <text:p>0.042971834634812</text:p>
          </table:table-cell>
          <table:table-cell table:style-name="ce1" table:formula="of:=PI()*[.O22]^2" office:value-type="float" office:value="0.00580119767569958" calcext:value-type="float">
            <text:p>0.005801197675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0</text:p>
          </table:table-cell>
          <table:table-cell table:style-name="ce1" office:value-type="float" office:value="451" calcext:value-type="float">
            <text:p>45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-12.009475" calcext:value-type="float">
            <text:p>-12.009475</text:p>
          </table:table-cell>
          <table:table-cell table:style-name="ce1" office:value-type="float" office:value="-56.8937035" calcext:value-type="float">
            <text:p>-56.8937035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14,5</text:p>
          </table:table-cell>
          <table:table-cell table:style-name="ce1" table:formula="of:=[.K23]/PI()" office:value-type="float" office:value="17.5070437401085" calcext:value-type="float">
            <text:p>17.5070437401085</text:p>
          </table:table-cell>
          <table:table-cell table:style-name="ce1" table:formula="of:=[.M23]/2" office:value-type="float" office:value="8.75352187005424" calcext:value-type="float">
            <text:p>8.75352187005424</text:p>
          </table:table-cell>
          <table:table-cell table:style-name="ce1" table:formula="of:=[.N23]/100" office:value-type="float" office:value="0.0875352187005424" calcext:value-type="float">
            <text:p>0.087535218700543</text:p>
          </table:table-cell>
          <table:table-cell table:style-name="ce1" table:formula="of:=PI()*[.O23]^2" office:value-type="float" office:value="0.0240721851426492" calcext:value-type="float">
            <text:p>0.02407218514264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1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2.0094132" calcext:value-type="float">
            <text:p>-12.0094132</text:p>
          </table:table-cell>
          <table:table-cell table:style-name="ce1" office:value-type="float" office:value="-56.8938228" calcext:value-type="float">
            <text:p>-56.8938228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.1" calcext:value-type="float">
            <text:p>9.1</text:p>
          </table:table-cell>
          <table:table-cell table:style-name="ce1" table:formula="of:=[.K24]/PI()" office:value-type="float" office:value="10.1859163578813" calcext:value-type="float">
            <text:p>10.1859163578813</text:p>
          </table:table-cell>
          <table:table-cell table:style-name="ce1" table:formula="of:=[.M24]/2" office:value-type="float" office:value="5.09295817894065" calcext:value-type="float">
            <text:p>5.09295817894065</text:p>
          </table:table-cell>
          <table:table-cell table:style-name="ce1" table:formula="of:=[.N24]/100" office:value-type="float" office:value="0.0509295817894065" calcext:value-type="float">
            <text:p>0.050929581789407</text:p>
          </table:table-cell>
          <table:table-cell table:style-name="ce1" table:formula="of:=PI()*[.O24]^2" office:value-type="float" office:value="0.00814873308630504" calcext:value-type="float">
            <text:p>0.00814873308630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4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2.0094132" calcext:value-type="float">
            <text:p>-12.0094132</text:p>
          </table:table-cell>
          <table:table-cell table:style-name="ce1" office:value-type="float" office:value="-56.8938228" calcext:value-type="float">
            <text:p>-56.8938228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.8" calcext:value-type="float">
            <text:p>8.8</text:p>
          </table:table-cell>
          <table:table-cell table:style-name="ce1" table:formula="of:=[.K25]/PI()" office:value-type="float" office:value="9.86760647169751" calcext:value-type="float">
            <text:p>9.86760647169751</text:p>
          </table:table-cell>
          <table:table-cell table:style-name="ce1" table:formula="of:=[.M25]/2" office:value-type="float" office:value="4.93380323584876" calcext:value-type="float">
            <text:p>4.93380323584876</text:p>
          </table:table-cell>
          <table:table-cell table:style-name="ce1" table:formula="of:=[.N25]/100" office:value-type="float" office:value="0.0493380323584876" calcext:value-type="float">
            <text:p>0.049338032358488</text:p>
          </table:table-cell>
          <table:table-cell table:style-name="ce1" table:formula="of:=PI()*[.O25]^2" office:value-type="float" office:value="0.00764739501556557" calcext:value-type="float">
            <text:p>0.00764739501556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4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2.0094132" calcext:value-type="float">
            <text:p>-12.0094132</text:p>
          </table:table-cell>
          <table:table-cell table:style-name="ce1" office:value-type="float" office:value="-56.8938228" calcext:value-type="float">
            <text:p>-56.8938228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formula="of:=[.K26]/PI()" office:value-type="float" office:value="10.8225361302489" calcext:value-type="float">
            <text:p>10.8225361302489</text:p>
          </table:table-cell>
          <table:table-cell table:style-name="ce1" table:formula="of:=[.M26]/2" office:value-type="float" office:value="5.41126806512444" calcext:value-type="float">
            <text:p>5.41126806512444</text:p>
          </table:table-cell>
          <table:table-cell table:style-name="ce1" table:formula="of:=[.N26]/100" office:value-type="float" office:value="0.0541126806512444" calcext:value-type="float">
            <text:p>0.054112680651245</text:p>
          </table:table-cell>
          <table:table-cell table:style-name="ce1" table:formula="of:=PI()*[.O26]^2" office:value-type="float" office:value="0.00919915571071155" calcext:value-type="float">
            <text:p>0.00919915571071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4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2.0094132" calcext:value-type="float">
            <text:p>-12.0094132</text:p>
          </table:table-cell>
          <table:table-cell table:style-name="ce1" office:value-type="float" office:value="-56.8938228" calcext:value-type="float">
            <text:p>-56.8938228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.7" calcext:value-type="float">
            <text:p>7.7</text:p>
          </table:table-cell>
          <table:table-cell table:style-name="ce1" table:formula="of:=[.K27]/PI()" office:value-type="float" office:value="7.95774715459477" calcext:value-type="float">
            <text:p>7.95774715459477</text:p>
          </table:table-cell>
          <table:table-cell table:style-name="ce1" table:formula="of:=[.M27]/2" office:value-type="float" office:value="3.97887357729738" calcext:value-type="float">
            <text:p>3.97887357729738</text:p>
          </table:table-cell>
          <table:table-cell table:style-name="ce1" table:formula="of:=[.N27]/100" office:value-type="float" office:value="0.0397887357729738" calcext:value-type="float">
            <text:p>0.039788735772974</text:p>
          </table:table-cell>
          <table:table-cell table:style-name="ce1" table:formula="of:=PI()*[.O27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4</text:p>
          </table:table-cell>
          <table:table-cell table:style-name="ce1" office:value-type="float" office:value="453" calcext:value-type="float">
            <text:p>4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-12.0094427" calcext:value-type="float">
            <text:p>-12.0094427</text:p>
          </table:table-cell>
          <table:table-cell table:style-name="ce1" office:value-type="float" office:value="-56.8939881" calcext:value-type="float">
            <text:p>-56.8939881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8" calcext:value-type="float">
            <text:p>7.8</text:p>
          </table:table-cell>
          <table:table-cell table:style-name="ce1" table:formula="of:=[.K28]/PI()" office:value-type="float" office:value="9.54929658551372" calcext:value-type="float">
            <text:p>9.54929658551372</text:p>
          </table:table-cell>
          <table:table-cell table:style-name="ce1" table:formula="of:=[.M28]/2" office:value-type="float" office:value="4.77464829275686" calcext:value-type="float">
            <text:p>4.77464829275686</text:p>
          </table:table-cell>
          <table:table-cell table:style-name="ce1" table:formula="of:=[.N28]/100" office:value-type="float" office:value="0.0477464829275686" calcext:value-type="float">
            <text:p>0.047746482927569</text:p>
          </table:table-cell>
          <table:table-cell table:style-name="ce1" table:formula="of:=PI()*[.O28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5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-12.0094427" calcext:value-type="float">
            <text:p>-12.0094427</text:p>
          </table:table-cell>
          <table:table-cell table:style-name="ce1" office:value-type="float" office:value="-56.8939881" calcext:value-type="float">
            <text:p>-56.8939881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.3" calcext:value-type="float">
            <text:p>9.3</text:p>
          </table:table-cell>
          <table:table-cell table:style-name="ce1" table:formula="of:=[.K29]/PI()" office:value-type="float" office:value="6.36619772367581" calcext:value-type="float">
            <text:p>6.36619772367581</text:p>
          </table:table-cell>
          <table:table-cell table:style-name="ce1" table:formula="of:=[.M29]/2" office:value-type="float" office:value="3.18309886183791" calcext:value-type="float">
            <text:p>3.18309886183791</text:p>
          </table:table-cell>
          <table:table-cell table:style-name="ce1" table:formula="of:=[.N29]/100" office:value-type="float" office:value="0.0318309886183791" calcext:value-type="float">
            <text:p>0.031830988618379</text:p>
          </table:table-cell>
          <table:table-cell table:style-name="ce1" table:formula="of:=PI()*[.O29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5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2.0097071" calcext:value-type="float">
            <text:p>-12.0097071</text:p>
          </table:table-cell>
          <table:table-cell table:style-name="ce1" office:value-type="float" office:value="-56.8940099" calcext:value-type="float">
            <text:p>-56.8940099</text:p>
          </table:table-cell>
          <table:table-cell table:style-name="ce1" office:value-type="string" calcext:value-type="string">
            <text:p>Abiu-farinha</text:p>
          </table:table-cell>
          <table:table-cell table:style-name="ce1" office:value-type="string" calcext:value-type="string">
            <text:p>Ecclinusa ramiflora</text:p>
          </table:table-cell>
          <table:table-cell table:style-name="ce1" office:value-type="string" calcext:value-type="string">
            <text:p>Sapotaceae</text:p>
          </table:table-cell>
          <table:table-cell table:style-name="ce1" office:value-type="string" calcext:value-type="string">
            <text:p>guaraitá, fruta-pão (MT)</text:p>
          </table:table-cell>
          <table:table-cell table:style-name="ce1" office:value-type="string" calcext:value-type="string">
            <text:p>https://photos.app.goo.gl/6RcfBfXsgeEiG3Q7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4</text:p>
          </table:table-cell>
          <table:table-cell table:style-name="ce1" table:formula="of:=[.K30]/PI()" office:value-type="float" office:value="17.8253536262923" calcext:value-type="float">
            <text:p>17.8253536262923</text:p>
          </table:table-cell>
          <table:table-cell table:style-name="ce1" table:formula="of:=[.M30]/2" office:value-type="float" office:value="8.91267681314614" calcext:value-type="float">
            <text:p>8.91267681314614</text:p>
          </table:table-cell>
          <table:table-cell table:style-name="ce1" table:formula="of:=[.N30]/100" office:value-type="float" office:value="0.0891267681314614" calcext:value-type="float">
            <text:p>0.089126768131461</text:p>
          </table:table-cell>
          <table:table-cell table:style-name="ce1" table:formula="of:=PI()*[.O30]^2" office:value-type="float" office:value="0.0249554950768092" calcext:value-type="float">
            <text:p>0.02495549507680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09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-12.0093416" calcext:value-type="float">
            <text:p>-12.0093416</text:p>
          </table:table-cell>
          <table:table-cell table:style-name="ce1" office:value-type="float" office:value="-56.893981" calcext:value-type="float">
            <text:p>-56.893981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7,7</text:p>
          </table:table-cell>
          <table:table-cell table:style-name="ce1" table:formula="of:=[.K31]/PI()" office:value-type="float" office:value="5.72957795130823" calcext:value-type="float">
            <text:p>5.72957795130823</text:p>
          </table:table-cell>
          <table:table-cell table:style-name="ce1" table:formula="of:=[.M31]/2" office:value-type="float" office:value="2.86478897565412" calcext:value-type="float">
            <text:p>2.86478897565412</text:p>
          </table:table-cell>
          <table:table-cell table:style-name="ce1" table:formula="of:=[.N31]/100" office:value-type="float" office:value="0.0286478897565412" calcext:value-type="float">
            <text:p>0.028647889756541</text:p>
          </table:table-cell>
          <table:table-cell table:style-name="ce1" table:formula="of:=PI()*[.O31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14</text:p>
          </table:table-cell>
          <table:table-cell table:style-name="ce1" office:value-type="float" office:value="456" calcext:value-type="float">
            <text:p>45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2.0094563" calcext:value-type="float">
            <text:p>-12.0094563</text:p>
          </table:table-cell>
          <table:table-cell table:style-name="ce1" office:value-type="float" office:value="-56.8939973" calcext:value-type="float">
            <text:p>-56.8939973</text:p>
          </table:table-cell>
          <table:table-cell table:style-name="ce2" office:value-type="string" calcext:value-type="string">
            <text:p>biriba</text:p>
          </table:table-cell>
          <table:table-cell table:style-name="ce1" office:value-type="string" calcext:value-type="string">
            <text:p>Eschweilera parvifolia</text:p>
          </table:table-cell>
          <table:table-cell table:style-name="ce1" office:value-type="string" calcext:value-type="string">
            <text:p>Lecythidaceae</text:p>
          </table:table-cell>
          <table:table-cell table:style-name="ce1" office:value-type="string" calcext:value-type="string">
            <text:p>biriba</text:p>
          </table:table-cell>
          <table:table-cell table:style-name="ce1" office:value-type="string" calcext:value-type="string">
            <text:p>https://photos.app.goo.gl/dAwfQo78g5BU2NzE8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string" calcext:value-type="string">
            <text:p>8,3</text:p>
          </table:table-cell>
          <table:table-cell table:style-name="ce1" table:formula="of:=[.K32]/PI()" office:value-type="float" office:value="6.42985970091257" calcext:value-type="float">
            <text:p>6.42985970091257</text:p>
          </table:table-cell>
          <table:table-cell table:style-name="ce1" table:formula="of:=[.M32]/2" office:value-type="float" office:value="3.21492985045629" calcext:value-type="float">
            <text:p>3.21492985045629</text:p>
          </table:table-cell>
          <table:table-cell table:style-name="ce1" table:formula="of:=[.N32]/100" office:value-type="float" office:value="0.0321492985045629" calcext:value-type="float">
            <text:p>0.032149298504563</text:p>
          </table:table-cell>
          <table:table-cell table:style-name="ce1" table:formula="of:=PI()*[.O32]^2" office:value-type="float" office:value="0.00324707914896085" calcext:value-type="float">
            <text:p>0.003247079148961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27</text:p>
          </table:table-cell>
          <table:table-cell table:style-name="ce1" office:value-type="float" office:value="457" calcext:value-type="float">
            <text:p>45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2.0093159" calcext:value-type="float">
            <text:p>-12.0093159</text:p>
          </table:table-cell>
          <table:table-cell table:style-name="ce1" office:value-type="float" office:value="-56.8938252" calcext:value-type="float">
            <text:p>-56.8938252</text:p>
          </table:table-cell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Sacoglottis guianensis</text:p>
          </table:table-cell>
          <table:table-cell table:style-name="ce1" office:value-type="string" calcext:value-type="string">
            <text:p>Humiriaceae</text:p>
          </table:table-cell>
          <table:table-cell table:style-name="ce1" office:value-type="string" calcext:value-type="string">
            <text:p>uxirana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.5" calcext:value-type="float">
            <text:p>8.5</text:p>
          </table:table-cell>
          <table:table-cell table:style-name="ce1" table:formula="of:=[.K33]/PI()" office:value-type="float" office:value="6.6845076098596" calcext:value-type="float">
            <text:p>6.6845076098596</text:p>
          </table:table-cell>
          <table:table-cell table:style-name="ce1" table:formula="of:=[.M33]/2" office:value-type="float" office:value="3.3422538049298" calcext:value-type="float">
            <text:p>3.3422538049298</text:p>
          </table:table-cell>
          <table:table-cell table:style-name="ce1" table:formula="of:=[.N33]/100" office:value-type="float" office:value="0.033422538049298" calcext:value-type="float">
            <text:p>0.033422538049298</text:p>
          </table:table-cell>
          <table:table-cell table:style-name="ce1" table:formula="of:=PI()*[.O33]^2" office:value-type="float" office:value="0.00350936649517629" calcext:value-type="float">
            <text:p>0.0035093664951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30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2.0093159" calcext:value-type="float">
            <text:p>-12.0093159</text:p>
          </table:table-cell>
          <table:table-cell table:style-name="ce1" office:value-type="float" office:value="-56.8938252" calcext:value-type="float">
            <text:p>-56.8938252</text:p>
          </table:table-cell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Sacoglottis guianensis</text:p>
          </table:table-cell>
          <table:table-cell table:style-name="ce1" office:value-type="string" calcext:value-type="string">
            <text:p>Humiriaceae</text:p>
          </table:table-cell>
          <table:table-cell table:style-name="ce1" office:value-type="string" calcext:value-type="string">
            <text:p>uxirana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K34]/PI()" office:value-type="float" office:value="16.8704239677409" calcext:value-type="float">
            <text:p>16.8704239677409</text:p>
          </table:table-cell>
          <table:table-cell table:style-name="ce1" table:formula="of:=[.M34]/2" office:value-type="float" office:value="8.43521198387045" calcext:value-type="float">
            <text:p>8.43521198387045</text:p>
          </table:table-cell>
          <table:table-cell table:style-name="ce1" table:formula="of:=[.N34]/100" office:value-type="float" office:value="0.0843521198387045" calcext:value-type="float">
            <text:p>0.084352119838705</text:p>
          </table:table-cell>
          <table:table-cell table:style-name="ce1" table:formula="of:=PI()*[.O34]^2" office:value-type="float" office:value="0.0223533117572567" calcext:value-type="float">
            <text:p>0.02235331175725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30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2.0093159" calcext:value-type="float">
            <text:p>-12.0093159</text:p>
          </table:table-cell>
          <table:table-cell table:style-name="ce1" office:value-type="float" office:value="-56.8938252" calcext:value-type="float">
            <text:p>-56.8938252</text:p>
          </table:table-cell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Sacoglottis guianensis</text:p>
          </table:table-cell>
          <table:table-cell table:style-name="ce1" office:value-type="string" calcext:value-type="string">
            <text:p>Humiriaceae</text:p>
          </table:table-cell>
          <table:table-cell table:style-name="ce1" office:value-type="string" calcext:value-type="string">
            <text:p>uxirana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.3" calcext:value-type="float">
            <text:p>9.3</text:p>
          </table:table-cell>
          <table:table-cell table:style-name="ce1" table:formula="of:=[.K35]/PI()" office:value-type="float" office:value="9.54929658551372" calcext:value-type="float">
            <text:p>9.54929658551372</text:p>
          </table:table-cell>
          <table:table-cell table:style-name="ce1" table:formula="of:=[.M35]/2" office:value-type="float" office:value="4.77464829275686" calcext:value-type="float">
            <text:p>4.77464829275686</text:p>
          </table:table-cell>
          <table:table-cell table:style-name="ce1" table:formula="of:=[.N35]/100" office:value-type="float" office:value="0.0477464829275686" calcext:value-type="float">
            <text:p>0.047746482927569</text:p>
          </table:table-cell>
          <table:table-cell table:style-name="ce1" table:formula="of:=PI()*[.O35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30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2.0093098" calcext:value-type="float">
            <text:p>-12.0093098</text:p>
          </table:table-cell>
          <table:table-cell table:style-name="ce1" office:value-type="float" office:value="-56.8941968" calcext:value-type="float">
            <text:p>-56.8941968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36]/PI()" office:value-type="float" office:value="6.6845076098596" calcext:value-type="float">
            <text:p>6.6845076098596</text:p>
          </table:table-cell>
          <table:table-cell table:style-name="ce1" table:formula="of:=[.M36]/2" office:value-type="float" office:value="3.3422538049298" calcext:value-type="float">
            <text:p>3.3422538049298</text:p>
          </table:table-cell>
          <table:table-cell table:style-name="ce1" table:formula="of:=[.N36]/100" office:value-type="float" office:value="0.033422538049298" calcext:value-type="float">
            <text:p>0.033422538049298</text:p>
          </table:table-cell>
          <table:table-cell table:style-name="ce1" table:formula="of:=PI()*[.O36]^2" office:value-type="float" office:value="0.00350936649517629" calcext:value-type="float">
            <text:p>0.0035093664951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0:34</text:p>
          </table:table-cell>
          <table:table-cell table:style-name="ce1" office:value-type="float" office:value="459" calcext:value-type="float">
            <text:p>45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table:formula="of:=[.K37]/PI()" office:value-type="float" office:value="17.8253536262923" calcext:value-type="float">
            <text:p>17.8253536262923</text:p>
          </table:table-cell>
          <table:table-cell table:style-name="ce1" table:formula="of:=[.M37]/2" office:value-type="float" office:value="8.91267681314614" calcext:value-type="float">
            <text:p>8.91267681314614</text:p>
          </table:table-cell>
          <table:table-cell table:style-name="ce1" table:formula="of:=[.N37]/100" office:value-type="float" office:value="0.0891267681314614" calcext:value-type="float">
            <text:p>0.089126768131461</text:p>
          </table:table-cell>
          <table:table-cell table:style-name="ce1" table:formula="of:=PI()*[.O37]^2" office:value-type="float" office:value="0.0249554950768092" calcext:value-type="float">
            <text:p>0.02495549507680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table:formula="of:=[.K38]/PI()" office:value-type="float" office:value="12.7323954473516" calcext:value-type="float">
            <text:p>12.7323954473516</text:p>
          </table:table-cell>
          <table:table-cell table:style-name="ce1" table:formula="of:=[.M38]/2" office:value-type="float" office:value="6.36619772367581" calcext:value-type="float">
            <text:p>6.36619772367581</text:p>
          </table:table-cell>
          <table:table-cell table:style-name="ce1" table:formula="of:=[.N38]/100" office:value-type="float" office:value="0.0636619772367581" calcext:value-type="float">
            <text:p>0.063661977236758</text:p>
          </table:table-cell>
          <table:table-cell table:style-name="ce1" table:formula="of:=PI()*[.O38]^2" office:value-type="float" office:value="0.0127323954473516" calcext:value-type="float">
            <text:p>0.01273239544735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formula="of:=[.K39]/PI()" office:value-type="float" office:value="22.6000019190491" calcext:value-type="float">
            <text:p>22.6000019190491</text:p>
          </table:table-cell>
          <table:table-cell table:style-name="ce1" table:formula="of:=[.M39]/2" office:value-type="float" office:value="11.3000009595246" calcext:value-type="float">
            <text:p>11.3000009595246</text:p>
          </table:table-cell>
          <table:table-cell table:style-name="ce1" table:formula="of:=[.N39]/100" office:value-type="float" office:value="0.113000009595246" calcext:value-type="float">
            <text:p>0.113000009595246</text:p>
          </table:table-cell>
          <table:table-cell table:style-name="ce1" table:formula="of:=PI()*[.O39]^2" office:value-type="float" office:value="0.0401150034063122" calcext:value-type="float">
            <text:p>0.04011500340631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table:formula="of:=[.K40]/PI()" office:value-type="float" office:value="20.3718327157626" calcext:value-type="float">
            <text:p>20.3718327157626</text:p>
          </table:table-cell>
          <table:table-cell table:style-name="ce1" table:formula="of:=[.M40]/2" office:value-type="float" office:value="10.1859163578813" calcext:value-type="float">
            <text:p>10.1859163578813</text:p>
          </table:table-cell>
          <table:table-cell table:style-name="ce1" table:formula="of:=[.N40]/100" office:value-type="float" office:value="0.101859163578813" calcext:value-type="float">
            <text:p>0.101859163578813</text:p>
          </table:table-cell>
          <table:table-cell table:style-name="ce1" table:formula="of:=PI()*[.O40]^2" office:value-type="float" office:value="0.0325949323452202" calcext:value-type="float">
            <text:p>0.032594932345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table:formula="of:=[.K41]/PI()" office:value-type="float" office:value="21.326762374314" calcext:value-type="float">
            <text:p>21.326762374314</text:p>
          </table:table-cell>
          <table:table-cell table:style-name="ce1" table:formula="of:=[.M41]/2" office:value-type="float" office:value="10.663381187157" calcext:value-type="float">
            <text:p>10.663381187157</text:p>
          </table:table-cell>
          <table:table-cell table:style-name="ce1" table:formula="of:=[.N41]/100" office:value-type="float" office:value="0.10663381187157" calcext:value-type="float">
            <text:p>0.10663381187157</text:p>
          </table:table-cell>
          <table:table-cell table:style-name="ce1" table:formula="of:=PI()*[.O41]^2" office:value-type="float" office:value="0.0357223269769759" calcext:value-type="float">
            <text:p>0.0357223269769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table:formula="of:=[.K42]/PI()" office:value-type="float" office:value="20.6901426019464" calcext:value-type="float">
            <text:p>20.6901426019464</text:p>
          </table:table-cell>
          <table:table-cell table:style-name="ce1" table:formula="of:=[.M42]/2" office:value-type="float" office:value="10.3450713009732" calcext:value-type="float">
            <text:p>10.3450713009732</text:p>
          </table:table-cell>
          <table:table-cell table:style-name="ce1" table:formula="of:=[.N42]/100" office:value-type="float" office:value="0.103450713009732" calcext:value-type="float">
            <text:p>0.103450713009732</text:p>
          </table:table-cell>
          <table:table-cell table:style-name="ce1" table:formula="of:=PI()*[.O42]^2" office:value-type="float" office:value="0.0336214817281629" calcext:value-type="float">
            <text:p>0.033621481728163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2" office:value-type="string" calcext:value-type="string">
            <text:p>H3738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2.0095583" calcext:value-type="float">
            <text:p>-12.0095583</text:p>
          </table:table-cell>
          <table:table-cell table:style-name="ce1" office:value-type="float" office:value="-56.8938657" calcext:value-type="float">
            <text:p>-56.893865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table:formula="of:=[.K43]/PI()" office:value-type="float" office:value="16.5521140815571" calcext:value-type="float">
            <text:p>16.5521140815571</text:p>
          </table:table-cell>
          <table:table-cell table:style-name="ce1" table:formula="of:=[.M43]/2" office:value-type="float" office:value="8.27605704077856" calcext:value-type="float">
            <text:p>8.27605704077856</text:p>
          </table:table-cell>
          <table:table-cell table:style-name="ce1" table:formula="of:=[.N43]/100" office:value-type="float" office:value="0.0827605704077856" calcext:value-type="float">
            <text:p>0.082760570407786</text:p>
          </table:table-cell>
          <table:table-cell table:style-name="ce1" table:formula="of:=PI()*[.O43]^2" office:value-type="float" office:value="0.0215177483060242" calcext:value-type="float">
            <text:p>0.02151774830602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1:10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-12.0068366" calcext:value-type="float">
            <text:p>-12.0068366</text:p>
          </table:table-cell>
          <table:table-cell table:style-name="ce1" office:value-type="float" office:value="-56.8933457" calcext:value-type="float">
            <text:p>-56.8933457</text:p>
          </table:table-cell>
          <table:table-cell table:style-name="ce1" office:value-type="string" calcext:value-type="string">
            <text:p>Angelim-manteiga</text:p>
          </table:table-cell>
          <table:table-cell table:style-name="ce1" office:value-type="string" calcext:value-type="string">
            <text:p>Trattinnickia burserifolia</text:p>
          </table:table-cell>
          <table:table-cell table:style-name="ce1" office:value-type="string" calcext:value-type="string">
            <text:p>Burseraceae</text:p>
          </table:table-cell>
          <table:table-cell table:style-name="ce1" office:value-type="string" calcext:value-type="string">
            <text:p>almesclão</text:p>
          </table:table-cell>
          <table:table-cell table:style-name="ce1" office:value-type="string" calcext:value-type="string">
            <text:p>https://photos.app.goo.gl/WyeNytPu5Ex6A4vy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table:formula="of:=[.K44]/PI()" office:value-type="float" office:value="31.8309886183791" calcext:value-type="float">
            <text:p>31.8309886183791</text:p>
          </table:table-cell>
          <table:table-cell table:style-name="ce1" table:formula="of:=[.M44]/2" office:value-type="float" office:value="15.9154943091895" calcext:value-type="float">
            <text:p>15.9154943091895</text:p>
          </table:table-cell>
          <table:table-cell table:style-name="ce1" table:formula="of:=[.N44]/100" office:value-type="float" office:value="0.159154943091895" calcext:value-type="float">
            <text:p>0.159154943091895</text:p>
          </table:table-cell>
          <table:table-cell table:style-name="ce1" table:formula="of:=PI()*[.O44]^2" office:value-type="float" office:value="0.0795774715459477" calcext:value-type="float">
            <text:p>0.07957747154594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28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5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12.0069757" calcext:value-type="float">
            <text:p>-12.0069757</text:p>
          </table:table-cell>
          <table:table-cell table:style-name="ce1" office:value-type="float" office:value="-56.8929483" calcext:value-type="float">
            <text:p>-56.8929483</text:p>
          </table:table-cell>
          <table:table-cell table:style-name="ce1" office:value-type="string" calcext:value-type="string">
            <text:p>Congonha-cascuda</text:p>
          </table:table-cell>
          <table:table-cell table:style-name="ce1" office:value-type="string" calcext:value-type="string">
            <text:p>Ochthocosmus barrae</text:p>
          </table:table-cell>
          <table:table-cell table:style-name="ce1" office:value-type="string" calcext:value-type="string">
            <text:p>Ixonanthaceae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https://photos.app.goo.gl/2TJ7aisnbLw7ykdb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45]/PI()" office:value-type="float" office:value="7.95774715459477" calcext:value-type="float">
            <text:p>7.95774715459477</text:p>
          </table:table-cell>
          <table:table-cell table:style-name="ce1" table:formula="of:=[.M45]/2" office:value-type="float" office:value="3.97887357729738" calcext:value-type="float">
            <text:p>3.97887357729738</text:p>
          </table:table-cell>
          <table:table-cell table:style-name="ce1" table:formula="of:=[.N45]/100" office:value-type="float" office:value="0.0397887357729738" calcext:value-type="float">
            <text:p>0.039788735772974</text:p>
          </table:table-cell>
          <table:table-cell table:style-name="ce1" table:formula="of:=PI()*[.O45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30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12.0070371" calcext:value-type="float">
            <text:p>-12.0070371</text:p>
          </table:table-cell>
          <table:table-cell table:style-name="ce1" office:value-type="float" office:value="-56.8931736" calcext:value-type="float">
            <text:p>-56.8931736</text:p>
          </table:table-cell>
          <table:table-cell table:style-name="ce1" office:value-type="string" calcext:value-type="string">
            <text:p>Louro-branco</text:p>
          </table:table-cell>
          <table:table-cell table:style-name="ce1" office:value-type="string" calcext:value-type="string">
            <text:p>Emmotum nitens</text:p>
          </table:table-cell>
          <table:table-cell table:style-name="ce1" office:value-type="string" calcext:value-type="string">
            <text:p>Metteniusaceae</text:p>
          </table:table-cell>
          <table:table-cell table:style-name="ce1" office:value-type="string" calcext:value-type="string">
            <text:p>sobreiro</text:p>
          </table:table-cell>
          <table:table-cell table:style-name="ce1" office:value-type="string" calcext:value-type="string">
            <text:p>https://photos.app.goo.gl/QVMBxWamKh1nhYRJ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46]/PI()" office:value-type="float" office:value="7.63943726841098" calcext:value-type="float">
            <text:p>7.63943726841098</text:p>
          </table:table-cell>
          <table:table-cell table:style-name="ce1" table:formula="of:=[.M46]/2" office:value-type="float" office:value="3.81971863420549" calcext:value-type="float">
            <text:p>3.81971863420549</text:p>
          </table:table-cell>
          <table:table-cell table:style-name="ce1" table:formula="of:=[.N46]/100" office:value-type="float" office:value="0.0381971863420549" calcext:value-type="float">
            <text:p>0.038197186342055</text:p>
          </table:table-cell>
          <table:table-cell table:style-name="ce1" table:formula="of:=PI()*[.O46]^2" office:value-type="float" office:value="0.00458366236104658" calcext:value-type="float">
            <text:p>0.00458366236104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46</text:p>
          </table:table-cell>
          <table:table-cell table:style-name="ce1" office:value-type="float" office:value="463" calcext:value-type="float">
            <text:p>46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2.0067885" calcext:value-type="float">
            <text:p>-12.0067885</text:p>
          </table:table-cell>
          <table:table-cell table:style-name="ce1" office:value-type="float" office:value="-56.8933152" calcext:value-type="float">
            <text:p>-56.8933152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7" calcext:value-type="float">
            <text:p>5.7</text:p>
          </table:table-cell>
          <table:table-cell table:style-name="ce1" table:formula="of:=[.K47]/PI()" office:value-type="float" office:value="10.1859163578813" calcext:value-type="float">
            <text:p>10.1859163578813</text:p>
          </table:table-cell>
          <table:table-cell table:style-name="ce1" table:formula="of:=[.M47]/2" office:value-type="float" office:value="5.09295817894065" calcext:value-type="float">
            <text:p>5.09295817894065</text:p>
          </table:table-cell>
          <table:table-cell table:style-name="ce1" table:formula="of:=[.N47]/100" office:value-type="float" office:value="0.0509295817894065" calcext:value-type="float">
            <text:p>0.050929581789407</text:p>
          </table:table-cell>
          <table:table-cell table:style-name="ce1" table:formula="of:=PI()*[.O47]^2" office:value-type="float" office:value="0.00814873308630504" calcext:value-type="float">
            <text:p>0.00814873308630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49</text:p>
          </table:table-cell>
          <table:table-cell table:style-name="ce1" office:value-type="float" office:value="464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2.0067885" calcext:value-type="float">
            <text:p>-12.0067885</text:p>
          </table:table-cell>
          <table:table-cell table:style-name="ce1" office:value-type="float" office:value="-56.8933152" calcext:value-type="float">
            <text:p>-56.8933152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48]/PI()" office:value-type="float" office:value="9.54929658551372" calcext:value-type="float">
            <text:p>9.54929658551372</text:p>
          </table:table-cell>
          <table:table-cell table:style-name="ce1" table:formula="of:=[.M48]/2" office:value-type="float" office:value="4.77464829275686" calcext:value-type="float">
            <text:p>4.77464829275686</text:p>
          </table:table-cell>
          <table:table-cell table:style-name="ce1" table:formula="of:=[.N48]/100" office:value-type="float" office:value="0.0477464829275686" calcext:value-type="float">
            <text:p>0.047746482927569</text:p>
          </table:table-cell>
          <table:table-cell table:style-name="ce1" table:formula="of:=PI()*[.O48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49</text:p>
          </table:table-cell>
          <table:table-cell table:style-name="ce1" office:value-type="float" office:value="464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2.0067885" calcext:value-type="float">
            <text:p>-12.0067885</text:p>
          </table:table-cell>
          <table:table-cell table:style-name="ce1" office:value-type="float" office:value="-56.8933152" calcext:value-type="float">
            <text:p>-56.8933152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49]/PI()" office:value-type="float" office:value="10.5042262440651" calcext:value-type="float">
            <text:p>10.5042262440651</text:p>
          </table:table-cell>
          <table:table-cell table:style-name="ce1" table:formula="of:=[.M49]/2" office:value-type="float" office:value="5.25211312203255" calcext:value-type="float">
            <text:p>5.25211312203255</text:p>
          </table:table-cell>
          <table:table-cell table:style-name="ce1" table:formula="of:=[.N49]/100" office:value-type="float" office:value="0.0525211312203255" calcext:value-type="float">
            <text:p>0.052521131220326</text:p>
          </table:table-cell>
          <table:table-cell table:style-name="ce1" table:formula="of:=PI()*[.O49]^2" office:value-type="float" office:value="0.0086659866513537" calcext:value-type="float">
            <text:p>0.00866598665135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49</text:p>
          </table:table-cell>
          <table:table-cell table:style-name="ce1" office:value-type="float" office:value="464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2.0067962" calcext:value-type="float">
            <text:p>-12.0067962</text:p>
          </table:table-cell>
          <table:table-cell table:style-name="ce1" office:value-type="float" office:value="-56.8933993" calcext:value-type="float">
            <text:p>-56.8933993</text:p>
          </table:table-cell>
          <table:table-cell table:style-name="ce1" office:value-type="string" calcext:value-type="string">
            <text:p>Copaiba</text:p>
          </table:table-cell>
          <table:table-cell table:style-name="ce1" office:value-type="string" calcext:value-type="string">
            <text:p>Copaifera langsdorffii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copaíba, óleo</text:p>
          </table:table-cell>
          <table:table-cell table:style-name="ce1" office:value-type="string" calcext:value-type="string">
            <text:p>https://photos.app.goo.gl/C7hPZqvurrEPiEC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50]/PI()" office:value-type="float" office:value="7.32112738222719" calcext:value-type="float">
            <text:p>7.32112738222719</text:p>
          </table:table-cell>
          <table:table-cell table:style-name="ce1" table:formula="of:=[.M50]/2" office:value-type="float" office:value="3.66056369111359" calcext:value-type="float">
            <text:p>3.66056369111359</text:p>
          </table:table-cell>
          <table:table-cell table:style-name="ce1" table:formula="of:=[.N50]/100" office:value-type="float" office:value="0.0366056369111359" calcext:value-type="float">
            <text:p>0.036605636911136</text:p>
          </table:table-cell>
          <table:table-cell table:style-name="ce1" table:formula="of:=PI()*[.O50]^2" office:value-type="float" office:value="0.00420964824478063" calcext:value-type="float">
            <text:p>0.004209648244781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50</text:p>
          </table:table-cell>
          <table:table-cell table:style-name="ce1" office:value-type="float" office:value="465" calcext:value-type="float">
            <text:p>46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2.0067962" calcext:value-type="float">
            <text:p>-12.0067962</text:p>
          </table:table-cell>
          <table:table-cell table:style-name="ce1" office:value-type="float" office:value="-56.8933993" calcext:value-type="float">
            <text:p>-56.8933993</text:p>
          </table:table-cell>
          <table:table-cell table:style-name="ce1" office:value-type="string" calcext:value-type="string">
            <text:p>Copaiba</text:p>
          </table:table-cell>
          <table:table-cell table:style-name="ce1" office:value-type="string" calcext:value-type="string">
            <text:p>Copaifera langsdorffii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copaíba, óleo</text:p>
          </table:table-cell>
          <table:table-cell table:style-name="ce1" office:value-type="string" calcext:value-type="string">
            <text:p>https://photos.app.goo.gl/C7hPZqvurrEPiEC7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51]/PI()" office:value-type="float" office:value="5.41126806512444" calcext:value-type="float">
            <text:p>5.41126806512444</text:p>
          </table:table-cell>
          <table:table-cell table:style-name="ce1" table:formula="of:=[.M51]/2" office:value-type="float" office:value="2.70563403256222" calcext:value-type="float">
            <text:p>2.70563403256222</text:p>
          </table:table-cell>
          <table:table-cell table:style-name="ce1" table:formula="of:=[.N51]/100" office:value-type="float" office:value="0.0270563403256222" calcext:value-type="float">
            <text:p>0.027056340325622</text:p>
          </table:table-cell>
          <table:table-cell table:style-name="ce1" table:formula="of:=PI()*[.O51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2:50</text:p>
          </table:table-cell>
          <table:table-cell table:style-name="ce1" office:value-type="float" office:value="465" calcext:value-type="float">
            <text:p>46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2.0068191" calcext:value-type="float">
            <text:p>-12.0068191</text:p>
          </table:table-cell>
          <table:table-cell table:style-name="ce1" office:value-type="float" office:value="-56.8931022" calcext:value-type="float">
            <text:p>-56.8931022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Nectandra cuspidata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https://photos.app.goo.gl/yaQtuLkmZxtBwAQz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table:formula="of:=[.K52]/PI()" office:value-type="float" office:value="15.5971844230057" calcext:value-type="float">
            <text:p>15.5971844230057</text:p>
          </table:table-cell>
          <table:table-cell table:style-name="ce1" table:formula="of:=[.M52]/2" office:value-type="float" office:value="7.79859221150287" calcext:value-type="float">
            <text:p>7.79859221150287</text:p>
          </table:table-cell>
          <table:table-cell table:style-name="ce1" table:formula="of:=[.N52]/100" office:value-type="float" office:value="0.0779859221150287" calcext:value-type="float">
            <text:p>0.077985922115029</text:p>
          </table:table-cell>
          <table:table-cell table:style-name="ce1" table:formula="of:=PI()*[.O52]^2" office:value-type="float" office:value="0.019106550918182" calcext:value-type="float">
            <text:p>0.01910655091818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0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2.0068191" calcext:value-type="float">
            <text:p>-12.0068191</text:p>
          </table:table-cell>
          <table:table-cell table:style-name="ce1" office:value-type="float" office:value="-56.8931022" calcext:value-type="float">
            <text:p>-56.8931022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Nectandra cuspidata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https://photos.app.goo.gl/yaQtuLkmZxtBwAQz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K53]/PI()" office:value-type="float" office:value="14.0056349920868" calcext:value-type="float">
            <text:p>14.0056349920868</text:p>
          </table:table-cell>
          <table:table-cell table:style-name="ce1" table:formula="of:=[.M53]/2" office:value-type="float" office:value="7.0028174960434" calcext:value-type="float">
            <text:p>7.0028174960434</text:p>
          </table:table-cell>
          <table:table-cell table:style-name="ce1" table:formula="of:=[.N53]/100" office:value-type="float" office:value="0.070028174960434" calcext:value-type="float">
            <text:p>0.070028174960434</text:p>
          </table:table-cell>
          <table:table-cell table:style-name="ce1" table:formula="of:=PI()*[.O53]^2" office:value-type="float" office:value="0.0154061984912955" calcext:value-type="float">
            <text:p>0.01540619849129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0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2.0068191" calcext:value-type="float">
            <text:p>-12.0068191</text:p>
          </table:table-cell>
          <table:table-cell table:style-name="ce1" office:value-type="float" office:value="-56.8931022" calcext:value-type="float">
            <text:p>-56.8931022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Nectandra cuspidata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https://photos.app.goo.gl/yaQtuLkmZxtBwAQz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K54]/PI()" office:value-type="float" office:value="14.6422547644544" calcext:value-type="float">
            <text:p>14.6422547644544</text:p>
          </table:table-cell>
          <table:table-cell table:style-name="ce1" table:formula="of:=[.M54]/2" office:value-type="float" office:value="7.32112738222719" calcext:value-type="float">
            <text:p>7.32112738222719</text:p>
          </table:table-cell>
          <table:table-cell table:style-name="ce1" table:formula="of:=[.N54]/100" office:value-type="float" office:value="0.0732112738222719" calcext:value-type="float">
            <text:p>0.073211273822272</text:p>
          </table:table-cell>
          <table:table-cell table:style-name="ce1" table:formula="of:=PI()*[.O54]^2" office:value-type="float" office:value="0.0168385929791225" calcext:value-type="float">
            <text:p>0.016838592979123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0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-12.0070016" calcext:value-type="float">
            <text:p>-12.0070016</text:p>
          </table:table-cell>
          <table:table-cell table:style-name="ce1" office:value-type="float" office:value="-56.8930939" calcext:value-type="float">
            <text:p>-56.8930939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55]/PI()" office:value-type="float" office:value="5.09295817894065" calcext:value-type="float">
            <text:p>5.09295817894065</text:p>
          </table:table-cell>
          <table:table-cell table:style-name="ce1" table:formula="of:=[.M55]/2" office:value-type="float" office:value="2.54647908947033" calcext:value-type="float">
            <text:p>2.54647908947033</text:p>
          </table:table-cell>
          <table:table-cell table:style-name="ce1" table:formula="of:=[.N55]/100" office:value-type="float" office:value="0.0254647908947033" calcext:value-type="float">
            <text:p>0.025464790894703</text:p>
          </table:table-cell>
          <table:table-cell table:style-name="ce1" table:formula="of:=PI()*[.O55]^2" office:value-type="float" office:value="0.00203718327157626" calcext:value-type="float">
            <text:p>0.0020371832715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3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7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12.0070575" calcext:value-type="float">
            <text:p>-12.0070575</text:p>
          </table:table-cell>
          <table:table-cell table:style-name="ce1" office:value-type="float" office:value="-56.893289" calcext:value-type="float">
            <text:p>-56.893289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Myrcia amazonic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vermelhão, araçá (MT)</text:p>
          </table:table-cell>
          <table:table-cell table:style-name="ce1" office:value-type="string" calcext:value-type="string">
            <text:p>https://photos.app.goo.gl/uAuNCeVazR2tUreQ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56]/PI()" office:value-type="float" office:value="8.59436692696235" calcext:value-type="float">
            <text:p>8.59436692696235</text:p>
          </table:table-cell>
          <table:table-cell table:style-name="ce1" table:formula="of:=[.M56]/2" office:value-type="float" office:value="4.29718346348117" calcext:value-type="float">
            <text:p>4.29718346348117</text:p>
          </table:table-cell>
          <table:table-cell table:style-name="ce1" table:formula="of:=[.N56]/100" office:value-type="float" office:value="0.0429718346348117" calcext:value-type="float">
            <text:p>0.042971834634812</text:p>
          </table:table-cell>
          <table:table-cell table:style-name="ce1" table:formula="of:=PI()*[.O56]^2" office:value-type="float" office:value="0.00580119767569958" calcext:value-type="float">
            <text:p>0.005801197675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7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-12.0069335" calcext:value-type="float">
            <text:p>-12.0069335</text:p>
          </table:table-cell>
          <table:table-cell table:style-name="ce1" office:value-type="float" office:value="-56.8931646" calcext:value-type="float">
            <text:p>-56.8931646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Myrcia amazonic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vermelhão, araçá (MT)</text:p>
          </table:table-cell>
          <table:table-cell table:style-name="ce1" office:value-type="string" calcext:value-type="string">
            <text:p>https://photos.app.goo.gl/uAuNCeVazR2tUreQ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,5</text:p>
          </table:table-cell>
          <table:table-cell table:style-name="ce1" table:formula="of:=[.K57]/PI()" office:value-type="float" office:value="6.36619772367581" calcext:value-type="float">
            <text:p>6.36619772367581</text:p>
          </table:table-cell>
          <table:table-cell table:style-name="ce1" table:formula="of:=[.M57]/2" office:value-type="float" office:value="3.18309886183791" calcext:value-type="float">
            <text:p>3.18309886183791</text:p>
          </table:table-cell>
          <table:table-cell table:style-name="ce1" table:formula="of:=[.N57]/100" office:value-type="float" office:value="0.0318309886183791" calcext:value-type="float">
            <text:p>0.031830988618379</text:p>
          </table:table-cell>
          <table:table-cell table:style-name="ce1" table:formula="of:=PI()*[.O57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08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12.0068324" calcext:value-type="float">
            <text:p>-12.0068324</text:p>
          </table:table-cell>
          <table:table-cell table:style-name="ce1" office:value-type="float" office:value="-56.8931254" calcext:value-type="float">
            <text:p>-56.8931254</text:p>
          </table:table-cell>
          <table:table-cell table:style-name="ce1" office:value-type="string" calcext:value-type="string">
            <text:p>Olho-de-bode</text:p>
          </table:table-cell>
          <table:table-cell table:style-name="ce1" office:value-type="string" calcext:value-type="string">
            <text:p>Ormosia paraensis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lho-de-cabra</text:p>
          </table:table-cell>
          <table:table-cell table:style-name="ce1" office:value-type="string" calcext:value-type="string">
            <text:p>https://photos.app.goo.gl/iyeABZxrz1CDmhCA8</text:p>
          </table:table-cell>
          <table:table-cell table:style-name="ce1" office:value-type="float" office:value="35.5" calcext:value-type="float">
            <text:p>35.5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58]/PI()" office:value-type="float" office:value="11.3000009595246" calcext:value-type="float">
            <text:p>11.3000009595246</text:p>
          </table:table-cell>
          <table:table-cell table:style-name="ce1" table:formula="of:=[.M58]/2" office:value-type="float" office:value="5.65000047976228" calcext:value-type="float">
            <text:p>5.65000047976228</text:p>
          </table:table-cell>
          <table:table-cell table:style-name="ce1" table:formula="of:=[.N58]/100" office:value-type="float" office:value="0.0565000047976228" calcext:value-type="float">
            <text:p>0.056500004797623</text:p>
          </table:table-cell>
          <table:table-cell table:style-name="ce1" table:formula="of:=PI()*[.O58]^2" office:value-type="float" office:value="0.0100287508515781" calcext:value-type="float">
            <text:p>0.01002875085157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11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75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59]/PI()" office:value-type="float" office:value="9.23098669932993" calcext:value-type="float">
            <text:p>9.23098669932993</text:p>
          </table:table-cell>
          <table:table-cell table:style-name="ce1" table:formula="of:=[.M59]/2" office:value-type="float" office:value="4.61549334966497" calcext:value-type="float">
            <text:p>4.61549334966497</text:p>
          </table:table-cell>
          <table:table-cell table:style-name="ce1" table:formula="of:=[.N59]/100" office:value-type="float" office:value="0.0461549334966497" calcext:value-type="float">
            <text:p>0.04615493349665</text:p>
          </table:table-cell>
          <table:table-cell table:style-name="ce1" table:formula="of:=PI()*[.O59]^2" office:value-type="float" office:value="0.0066924653570142" calcext:value-type="float">
            <text:p>0.00669246535701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13</text:p>
          </table:table-cell>
          <table:table-cell table:style-name="ce1" office:value-type="float" office:value="471" calcext:value-type="float">
            <text:p>47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-12.0069337" calcext:value-type="float">
            <text:p>-12.0069337</text:p>
          </table:table-cell>
          <table:table-cell table:style-name="ce1" office:value-type="float" office:value="-56.8932266" calcext:value-type="float">
            <text:p>-56.8932266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string" calcext:value-type="string">
            <text:p>9,3</text:p>
          </table:table-cell>
          <table:table-cell table:style-name="ce1" table:formula="of:=[.K60]/PI()" office:value-type="float" office:value="13.5281701628111" calcext:value-type="float">
            <text:p>13.5281701628111</text:p>
          </table:table-cell>
          <table:table-cell table:style-name="ce1" table:formula="of:=[.M60]/2" office:value-type="float" office:value="6.76408508140555" calcext:value-type="float">
            <text:p>6.76408508140555</text:p>
          </table:table-cell>
          <table:table-cell table:style-name="ce1" table:formula="of:=[.N60]/100" office:value-type="float" office:value="0.0676408508140555" calcext:value-type="float">
            <text:p>0.067640850814056</text:p>
          </table:table-cell>
          <table:table-cell table:style-name="ce1" table:formula="of:=PI()*[.O60]^2" office:value-type="float" office:value="0.0143736807979868" calcext:value-type="float">
            <text:p>0.01437368079798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18</text:p>
          </table:table-cell>
          <table:table-cell table:style-name="ce1" office:value-type="float" office:value="472" calcext:value-type="float">
            <text:p>47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2.0070393" calcext:value-type="float">
            <text:p>-12.0070393</text:p>
          </table:table-cell>
          <table:table-cell table:style-name="ce1" office:value-type="float" office:value="-56.8931413" calcext:value-type="float">
            <text:p>-56.8931413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K61]/PI()" office:value-type="float" office:value="26.1014106670708" calcext:value-type="float">
            <text:p>26.1014106670708</text:p>
          </table:table-cell>
          <table:table-cell table:style-name="ce1" table:formula="of:=[.M61]/2" office:value-type="float" office:value="13.0507053335354" calcext:value-type="float">
            <text:p>13.0507053335354</text:p>
          </table:table-cell>
          <table:table-cell table:style-name="ce1" table:formula="of:=[.N61]/100" office:value-type="float" office:value="0.130507053335354" calcext:value-type="float">
            <text:p>0.130507053335354</text:p>
          </table:table-cell>
          <table:table-cell table:style-name="ce1" table:formula="of:=PI()*[.O61]^2" office:value-type="float" office:value="0.0535078918674952" calcext:value-type="float">
            <text:p>0.05350789186749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21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2.0070393" calcext:value-type="float">
            <text:p>-12.0070393</text:p>
          </table:table-cell>
          <table:table-cell table:style-name="ce1" office:value-type="float" office:value="-56.8931413" calcext:value-type="float">
            <text:p>-56.8931413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K62]/PI()" office:value-type="float" office:value="24.1915513499681" calcext:value-type="float">
            <text:p>24.1915513499681</text:p>
          </table:table-cell>
          <table:table-cell table:style-name="ce1" table:formula="of:=[.M62]/2" office:value-type="float" office:value="12.095775674984" calcext:value-type="float">
            <text:p>12.095775674984</text:p>
          </table:table-cell>
          <table:table-cell table:style-name="ce1" table:formula="of:=[.N62]/100" office:value-type="float" office:value="0.12095775674984" calcext:value-type="float">
            <text:p>0.12095775674984</text:p>
          </table:table-cell>
          <table:table-cell table:style-name="ce1" table:formula="of:=PI()*[.O62]^2" office:value-type="float" office:value="0.0459639475649394" calcext:value-type="float">
            <text:p>0.04596394756493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21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2.0072464" calcext:value-type="float">
            <text:p>-12.0072464</text:p>
          </table:table-cell>
          <table:table-cell table:style-name="ce1" office:value-type="float" office:value="-56.8932306" calcext:value-type="float">
            <text:p>-56.8932306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Myrcia amazonic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vermelhão, araçá (MT)</text:p>
          </table:table-cell>
          <table:table-cell table:style-name="ce1" office:value-type="string" calcext:value-type="string">
            <text:p>https://photos.app.goo.gl/uAuNCeVazR2tUreQ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63]/PI()" office:value-type="float" office:value="7.95774715459477" calcext:value-type="float">
            <text:p>7.95774715459477</text:p>
          </table:table-cell>
          <table:table-cell table:style-name="ce1" table:formula="of:=[.M63]/2" office:value-type="float" office:value="3.97887357729738" calcext:value-type="float">
            <text:p>3.97887357729738</text:p>
          </table:table-cell>
          <table:table-cell table:style-name="ce1" table:formula="of:=[.N63]/100" office:value-type="float" office:value="0.0397887357729738" calcext:value-type="float">
            <text:p>0.039788735772974</text:p>
          </table:table-cell>
          <table:table-cell table:style-name="ce1" table:formula="of:=PI()*[.O63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27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6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2.0067828" calcext:value-type="float">
            <text:p>-12.0067828</text:p>
          </table:table-cell>
          <table:table-cell table:style-name="ce1" office:value-type="float" office:value="-56.8931432" calcext:value-type="float">
            <text:p>-56.8931432</text:p>
          </table:table-cell>
          <table:table-cell table:style-name="ce1" office:value-type="string" calcext:value-type="string">
            <text:p>Congonha-cascuda</text:p>
          </table:table-cell>
          <table:table-cell table:style-name="ce1" office:value-type="string" calcext:value-type="string">
            <text:p>Ochthocosmus barrae</text:p>
          </table:table-cell>
          <table:table-cell table:style-name="ce1" office:value-type="string" calcext:value-type="string">
            <text:p>Ixonanthaceae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https://photos.app.goo.gl/2TJ7aisnbLw7ykdb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64]/PI()" office:value-type="float" office:value="13.0507053335354" calcext:value-type="float">
            <text:p>13.0507053335354</text:p>
          </table:table-cell>
          <table:table-cell table:style-name="ce1" table:formula="of:=[.M64]/2" office:value-type="float" office:value="6.52535266676771" calcext:value-type="float">
            <text:p>6.52535266676771</text:p>
          </table:table-cell>
          <table:table-cell table:style-name="ce1" table:formula="of:=[.N64]/100" office:value-type="float" office:value="0.0652535266676771" calcext:value-type="float">
            <text:p>0.065253526667677</text:p>
          </table:table-cell>
          <table:table-cell table:style-name="ce1" table:formula="of:=PI()*[.O64]^2" office:value-type="float" office:value="0.0133769729668738" calcext:value-type="float">
            <text:p>0.01337697296687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28</text:p>
          </table:table-cell>
          <table:table-cell table:style-name="ce1" office:value-type="float" office:value="475" calcext:value-type="float">
            <text:p>47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6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2.0066775" calcext:value-type="float">
            <text:p>-12.0066775</text:p>
          </table:table-cell>
          <table:table-cell table:style-name="ce1" office:value-type="float" office:value="-56.8933008" calcext:value-type="float">
            <text:p>-56.8933008</text:p>
          </table:table-cell>
          <table:table-cell table:style-name="ce1" office:value-type="string" calcext:value-type="string">
            <text:p>Sucupira-da-mata</text:p>
          </table:table-cell>
          <table:table-cell table:style-name="ce1" office:value-type="string" calcext:value-type="string">
            <text:p>Diplotropis brasiliensis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sucupira-amarela (MT)</text:p>
          </table:table-cell>
          <table:table-cell table:style-name="ce1" office:value-type="string" calcext:value-type="string">
            <text:p>https://photos.app.goo.gl/pj4qgwfriFJSMkVT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65]/PI()" office:value-type="float" office:value="7.0028174960434" calcext:value-type="float">
            <text:p>7.0028174960434</text:p>
          </table:table-cell>
          <table:table-cell table:style-name="ce1" table:formula="of:=[.M65]/2" office:value-type="float" office:value="3.5014087480217" calcext:value-type="float">
            <text:p>3.5014087480217</text:p>
          </table:table-cell>
          <table:table-cell table:style-name="ce1" table:formula="of:=[.N65]/100" office:value-type="float" office:value="0.035014087480217" calcext:value-type="float">
            <text:p>0.035014087480217</text:p>
          </table:table-cell>
          <table:table-cell table:style-name="ce1" table:formula="of:=PI()*[.O65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42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-12.0069583" calcext:value-type="float">
            <text:p>-12.0069583</text:p>
          </table:table-cell>
          <table:table-cell table:style-name="ce1" office:value-type="float" office:value="-56.8932212" calcext:value-type="float">
            <text:p>-56.8932212</text:p>
          </table:table-cell>
          <table:table-cell table:style-name="ce1" office:value-type="string" calcext:value-type="string">
            <text:p>Breu-lixa</text:p>
          </table:table-cell>
          <table:table-cell table:style-name="ce1" office:value-type="string" calcext:value-type="string">
            <text:p>Protium aracouchini</text:p>
          </table:table-cell>
          <table:table-cell table:style-name="ce1" office:value-type="string" calcext:value-type="string">
            <text:p>Burseraceae</text:p>
          </table:table-cell>
          <table:table-cell table:style-name="ce1" office:value-type="string" calcext:value-type="string">
            <text:p>breu</text:p>
          </table:table-cell>
          <table:table-cell table:style-name="ce1" office:value-type="string" calcext:value-type="string">
            <text:p>https://photos.app.goo.gl/KSXAQHEKpLqsnufk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4</text:p>
          </table:table-cell>
          <table:table-cell table:style-name="ce1" table:formula="of:=[.K66]/PI()" office:value-type="float" office:value="5.72957795130823" calcext:value-type="float">
            <text:p>5.72957795130823</text:p>
          </table:table-cell>
          <table:table-cell table:style-name="ce1" table:formula="of:=[.M66]/2" office:value-type="float" office:value="2.86478897565412" calcext:value-type="float">
            <text:p>2.86478897565412</text:p>
          </table:table-cell>
          <table:table-cell table:style-name="ce1" table:formula="of:=[.N66]/100" office:value-type="float" office:value="0.0286478897565412" calcext:value-type="float">
            <text:p>0.028647889756541</text:p>
          </table:table-cell>
          <table:table-cell table:style-name="ce1" table:formula="of:=PI()*[.O66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49</text:p>
          </table:table-cell>
          <table:table-cell table:style-name="ce1" office:value-type="float" office:value="477" calcext:value-type="float">
            <text:p>47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2.0069722" calcext:value-type="float">
            <text:p>-12.0069722</text:p>
          </table:table-cell>
          <table:table-cell table:style-name="ce1" office:value-type="float" office:value="-56.8930934" calcext:value-type="float">
            <text:p>-56.8930934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formula="of:=[.K67]/PI()" office:value-type="float" office:value="11.1408460164327" calcext:value-type="float">
            <text:p>11.1408460164327</text:p>
          </table:table-cell>
          <table:table-cell table:style-name="ce1" table:formula="of:=[.M67]/2" office:value-type="float" office:value="5.57042300821634" calcext:value-type="float">
            <text:p>5.57042300821634</text:p>
          </table:table-cell>
          <table:table-cell table:style-name="ce1" table:formula="of:=[.N67]/100" office:value-type="float" office:value="0.0557042300821634" calcext:value-type="float">
            <text:p>0.055704230082163</text:p>
          </table:table-cell>
          <table:table-cell table:style-name="ce1" table:formula="of:=PI()*[.O67]^2" office:value-type="float" office:value="0.00974824026437859" calcext:value-type="float">
            <text:p>0.00974824026437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0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2.0069722" calcext:value-type="float">
            <text:p>-12.0069722</text:p>
          </table:table-cell>
          <table:table-cell table:style-name="ce1" office:value-type="float" office:value="-56.8930934" calcext:value-type="float">
            <text:p>-56.8930934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K68]/PI()" office:value-type="float" office:value="12.095775674984" calcext:value-type="float">
            <text:p>12.095775674984</text:p>
          </table:table-cell>
          <table:table-cell table:style-name="ce1" table:formula="of:=[.M68]/2" office:value-type="float" office:value="6.04788783749202" calcext:value-type="float">
            <text:p>6.04788783749202</text:p>
          </table:table-cell>
          <table:table-cell table:style-name="ce1" table:formula="of:=[.N68]/100" office:value-type="float" office:value="0.0604788783749202" calcext:value-type="float">
            <text:p>0.06047887837492</text:p>
          </table:table-cell>
          <table:table-cell table:style-name="ce1" table:formula="of:=PI()*[.O68]^2" office:value-type="float" office:value="0.0114909868912348" calcext:value-type="float">
            <text:p>0.0114909868912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0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2.0069722" calcext:value-type="float">
            <text:p>-12.0069722</text:p>
          </table:table-cell>
          <table:table-cell table:style-name="ce1" office:value-type="float" office:value="-56.8930934" calcext:value-type="float">
            <text:p>-56.8930934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K69]/PI()" office:value-type="float" office:value="10.5042262440651" calcext:value-type="float">
            <text:p>10.5042262440651</text:p>
          </table:table-cell>
          <table:table-cell table:style-name="ce1" table:formula="of:=[.M69]/2" office:value-type="float" office:value="5.25211312203255" calcext:value-type="float">
            <text:p>5.25211312203255</text:p>
          </table:table-cell>
          <table:table-cell table:style-name="ce1" table:formula="of:=[.N69]/100" office:value-type="float" office:value="0.0525211312203255" calcext:value-type="float">
            <text:p>0.052521131220326</text:p>
          </table:table-cell>
          <table:table-cell table:style-name="ce1" table:formula="of:=PI()*[.O69]^2" office:value-type="float" office:value="0.0086659866513537" calcext:value-type="float">
            <text:p>0.00866598665135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0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-12.0071777" calcext:value-type="float">
            <text:p>-12.0071777</text:p>
          </table:table-cell>
          <table:table-cell table:style-name="ce1" office:value-type="float" office:value="-56.8933464" calcext:value-type="float">
            <text:p>-56.8933464</text:p>
          </table:table-cell>
          <table:table-cell table:style-name="ce1" office:value-type="string" calcext:value-type="string">
            <text:p>Congonha-cascuda</text:p>
          </table:table-cell>
          <table:table-cell table:style-name="ce1" office:value-type="string" calcext:value-type="string">
            <text:p>Ochthocosmus barrae</text:p>
          </table:table-cell>
          <table:table-cell table:style-name="ce1" office:value-type="string" calcext:value-type="string">
            <text:p>Ixonanthaceae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https://photos.app.goo.gl/2TJ7aisnbLw7ykdb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70]/PI()" office:value-type="float" office:value="12.7323954473516" calcext:value-type="float">
            <text:p>12.7323954473516</text:p>
          </table:table-cell>
          <table:table-cell table:style-name="ce1" table:formula="of:=[.M70]/2" office:value-type="float" office:value="6.36619772367581" calcext:value-type="float">
            <text:p>6.36619772367581</text:p>
          </table:table-cell>
          <table:table-cell table:style-name="ce1" table:formula="of:=[.N70]/100" office:value-type="float" office:value="0.0636619772367581" calcext:value-type="float">
            <text:p>0.063661977236758</text:p>
          </table:table-cell>
          <table:table-cell table:style-name="ce1" table:formula="of:=PI()*[.O70]^2" office:value-type="float" office:value="0.0127323954473516" calcext:value-type="float">
            <text:p>0.01273239544735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3</text:p>
          </table:table-cell>
          <table:table-cell table:style-name="ce1" office:value-type="float" office:value="479" calcext:value-type="float">
            <text:p>47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-12.0068682" calcext:value-type="float">
            <text:p>-12.0068682</text:p>
          </table:table-cell>
          <table:table-cell table:style-name="ce1" office:value-type="float" office:value="-56.8930455" calcext:value-type="float">
            <text:p>-56.8930455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71]/PI()" office:value-type="float" office:value="7.63943726841098" calcext:value-type="float">
            <text:p>7.63943726841098</text:p>
          </table:table-cell>
          <table:table-cell table:style-name="ce1" table:formula="of:=[.M71]/2" office:value-type="float" office:value="3.81971863420549" calcext:value-type="float">
            <text:p>3.81971863420549</text:p>
          </table:table-cell>
          <table:table-cell table:style-name="ce1" table:formula="of:=[.N71]/100" office:value-type="float" office:value="0.0381971863420549" calcext:value-type="float">
            <text:p>0.038197186342055</text:p>
          </table:table-cell>
          <table:table-cell table:style-name="ce1" table:formula="of:=PI()*[.O71]^2" office:value-type="float" office:value="0.00458366236104658" calcext:value-type="float">
            <text:p>0.00458366236104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6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-12.0068406" calcext:value-type="float">
            <text:p>-12.0068406</text:p>
          </table:table-cell>
          <table:table-cell table:style-name="ce1" office:value-type="float" office:value="-56.893062" calcext:value-type="float">
            <text:p>-56.893062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,7</text:p>
          </table:table-cell>
          <table:table-cell table:style-name="ce1" table:formula="of:=[.K72]/PI()" office:value-type="float" office:value="7.95774715459477" calcext:value-type="float">
            <text:p>7.95774715459477</text:p>
          </table:table-cell>
          <table:table-cell table:style-name="ce1" table:formula="of:=[.M72]/2" office:value-type="float" office:value="3.97887357729738" calcext:value-type="float">
            <text:p>3.97887357729738</text:p>
          </table:table-cell>
          <table:table-cell table:style-name="ce1" table:formula="of:=[.N72]/100" office:value-type="float" office:value="0.0397887357729738" calcext:value-type="float">
            <text:p>0.039788735772974</text:p>
          </table:table-cell>
          <table:table-cell table:style-name="ce1" table:formula="of:=PI()*[.O72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7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-12.006853" calcext:value-type="float">
            <text:p>-12.006853</text:p>
          </table:table-cell>
          <table:table-cell table:style-name="ce1" office:value-type="float" office:value="-56.8930943" calcext:value-type="float">
            <text:p>-56.8930943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73]/PI()" office:value-type="float" office:value="11.7774657888003" calcext:value-type="float">
            <text:p>11.7774657888003</text:p>
          </table:table-cell>
          <table:table-cell table:style-name="ce1" table:formula="of:=[.M73]/2" office:value-type="float" office:value="5.88873289440013" calcext:value-type="float">
            <text:p>5.88873289440013</text:p>
          </table:table-cell>
          <table:table-cell table:style-name="ce1" table:formula="of:=[.N73]/100" office:value-type="float" office:value="0.0588873289440013" calcext:value-type="float">
            <text:p>0.058887328944001</text:p>
          </table:table-cell>
          <table:table-cell table:style-name="ce1" table:formula="of:=PI()*[.O73]^2" office:value-type="float" office:value="0.0108941558546402" calcext:value-type="float">
            <text:p>0.0108941558546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3:59</text:p>
          </table:table-cell>
          <table:table-cell table:style-name="ce1" office:value-type="float" office:value="482" calcext:value-type="float">
            <text:p>48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-12.0074159" calcext:value-type="float">
            <text:p>-12.0074159</text:p>
          </table:table-cell>
          <table:table-cell table:style-name="ce1" office:value-type="float" office:value="-56.8933386" calcext:value-type="float">
            <text:p>-56.8933386</text:p>
          </table:table-cell>
          <table:table-cell table:style-name="ce2" office:value-type="string" calcext:value-type="string">
            <text:p>biriba</text:p>
          </table:table-cell>
          <table:table-cell table:style-name="ce1" office:value-type="string" calcext:value-type="string">
            <text:p>Eschweilera parvifolia</text:p>
          </table:table-cell>
          <table:table-cell table:style-name="ce1" office:value-type="string" calcext:value-type="string">
            <text:p>Lecythidaceae</text:p>
          </table:table-cell>
          <table:table-cell table:style-name="ce1" office:value-type="string" calcext:value-type="string">
            <text:p>biriba</text:p>
          </table:table-cell>
          <table:table-cell table:style-name="ce5" office:value-type="string" calcext:value-type="string">
            <text:p><text:a xlink:href="https://photos.app.goo.gl/dAwfQo78g5BU2NzE8" xlink:type="simple">https://photos.app.goo.gl/dAwfQo78g5BU2NzE8</text:a>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74]/PI()" office:value-type="float" office:value="7.32112738222719" calcext:value-type="float">
            <text:p>7.32112738222719</text:p>
          </table:table-cell>
          <table:table-cell table:style-name="ce1" table:formula="of:=[.M74]/2" office:value-type="float" office:value="3.66056369111359" calcext:value-type="float">
            <text:p>3.66056369111359</text:p>
          </table:table-cell>
          <table:table-cell table:style-name="ce1" table:formula="of:=[.N74]/100" office:value-type="float" office:value="0.0366056369111359" calcext:value-type="float">
            <text:p>0.036605636911136</text:p>
          </table:table-cell>
          <table:table-cell table:style-name="ce1" table:formula="of:=PI()*[.O74]^2" office:value-type="float" office:value="0.00420964824478063" calcext:value-type="float">
            <text:p>0.004209648244781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02</text:p>
          </table:table-cell>
          <table:table-cell table:style-name="ce1" office:value-type="float" office:value="483" calcext:value-type="float">
            <text:p>48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-12.0069363" calcext:value-type="float">
            <text:p>-12.0069363</text:p>
          </table:table-cell>
          <table:table-cell table:style-name="ce1" office:value-type="float" office:value="-56.8932414" calcext:value-type="float">
            <text:p>-56.8932414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11,5</text:p>
          </table:table-cell>
          <table:table-cell table:style-name="ce1" table:formula="of:=[.K75]/PI()" office:value-type="float" office:value="14.6422547644544" calcext:value-type="float">
            <text:p>14.6422547644544</text:p>
          </table:table-cell>
          <table:table-cell table:style-name="ce1" table:formula="of:=[.M75]/2" office:value-type="float" office:value="7.32112738222719" calcext:value-type="float">
            <text:p>7.32112738222719</text:p>
          </table:table-cell>
          <table:table-cell table:style-name="ce1" table:formula="of:=[.N75]/100" office:value-type="float" office:value="0.0732112738222719" calcext:value-type="float">
            <text:p>0.073211273822272</text:p>
          </table:table-cell>
          <table:table-cell table:style-name="ce1" table:formula="of:=PI()*[.O75]^2" office:value-type="float" office:value="0.0168385929791225" calcext:value-type="float">
            <text:p>0.016838592979123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03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-12.0068768" calcext:value-type="float">
            <text:p>-12.0068768</text:p>
          </table:table-cell>
          <table:table-cell table:style-name="ce1" office:value-type="float" office:value="-56.892871" calcext:value-type="float">
            <text:p>-56.892871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76]/PI()" office:value-type="float" office:value="9.54929658551372" calcext:value-type="float">
            <text:p>9.54929658551372</text:p>
          </table:table-cell>
          <table:table-cell table:style-name="ce1" table:formula="of:=[.M76]/2" office:value-type="float" office:value="4.77464829275686" calcext:value-type="float">
            <text:p>4.77464829275686</text:p>
          </table:table-cell>
          <table:table-cell table:style-name="ce1" table:formula="of:=[.N76]/100" office:value-type="float" office:value="0.0477464829275686" calcext:value-type="float">
            <text:p>0.047746482927569</text:p>
          </table:table-cell>
          <table:table-cell table:style-name="ce1" table:formula="of:=PI()*[.O76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04</text:p>
          </table:table-cell>
          <table:table-cell table:style-name="ce1" office:value-type="float" office:value="485" calcext:value-type="float">
            <text:p>48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-12.0070897" calcext:value-type="float">
            <text:p>-12.0070897</text:p>
          </table:table-cell>
          <table:table-cell table:style-name="ce1" office:value-type="float" office:value="-56.8933344" calcext:value-type="float">
            <text:p>-56.8933344</text:p>
          </table:table-cell>
          <table:table-cell table:style-name="ce1" office:value-type="string" calcext:value-type="string">
            <text:p>Inga-quadrado</text:p>
          </table:table-cell>
          <table:table-cell table:style-name="ce1" office:value-type="string" calcext:value-type="string">
            <text:p>Inga alb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-amarelo</text:p>
          </table:table-cell>
          <table:table-cell table:style-name="ce1" office:value-type="string" calcext:value-type="string">
            <text:p>https://photos.app.goo.gl/x4QYn53nBPA1WnUd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77]/PI()" office:value-type="float" office:value="7.63943726841098" calcext:value-type="float">
            <text:p>7.63943726841098</text:p>
          </table:table-cell>
          <table:table-cell table:style-name="ce1" table:formula="of:=[.M77]/2" office:value-type="float" office:value="3.81971863420549" calcext:value-type="float">
            <text:p>3.81971863420549</text:p>
          </table:table-cell>
          <table:table-cell table:style-name="ce1" table:formula="of:=[.N77]/100" office:value-type="float" office:value="0.0381971863420549" calcext:value-type="float">
            <text:p>0.038197186342055</text:p>
          </table:table-cell>
          <table:table-cell table:style-name="ce1" table:formula="of:=PI()*[.O77]^2" office:value-type="float" office:value="0.00458366236104658" calcext:value-type="float">
            <text:p>0.004583662361047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07</text:p>
          </table:table-cell>
          <table:table-cell table:style-name="ce1" office:value-type="float" office:value="486" calcext:value-type="float">
            <text:p>4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-12.0069716" calcext:value-type="float">
            <text:p>-12.0069716</text:p>
          </table:table-cell>
          <table:table-cell table:style-name="ce1" office:value-type="float" office:value="-56.8931443" calcext:value-type="float">
            <text:p>-56.8931443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78]/PI()" office:value-type="float" office:value="8.27605704077856" calcext:value-type="float">
            <text:p>8.27605704077856</text:p>
          </table:table-cell>
          <table:table-cell table:style-name="ce1" table:formula="of:=[.M78]/2" office:value-type="float" office:value="4.13802852038928" calcext:value-type="float">
            <text:p>4.13802852038928</text:p>
          </table:table-cell>
          <table:table-cell table:style-name="ce1" table:formula="of:=[.N78]/100" office:value-type="float" office:value="0.0413802852038928" calcext:value-type="float">
            <text:p>0.041380285203893</text:p>
          </table:table-cell>
          <table:table-cell table:style-name="ce1" table:formula="of:=PI()*[.O78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0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-12.0069926" calcext:value-type="float">
            <text:p>-12.0069926</text:p>
          </table:table-cell>
          <table:table-cell table:style-name="ce1" office:value-type="float" office:value="-56.893173" calcext:value-type="float">
            <text:p>-56.893173</text:p>
          </table:table-cell>
          <table:table-cell table:style-name="ce1" office:value-type="string" calcext:value-type="string">
            <text:p>Sucupira-da-mata</text:p>
          </table:table-cell>
          <table:table-cell table:style-name="ce1" office:value-type="string" calcext:value-type="string">
            <text:p>Diplotropis brasiliensis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sucupira-amarela (MT)</text:p>
          </table:table-cell>
          <table:table-cell table:style-name="ce1" office:value-type="string" calcext:value-type="string">
            <text:p>https://photos.app.goo.gl/pj4qgwfriFJSMkVT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79]/PI()" office:value-type="float" office:value="12.7323954473516" calcext:value-type="float">
            <text:p>12.7323954473516</text:p>
          </table:table-cell>
          <table:table-cell table:style-name="ce1" table:formula="of:=[.M79]/2" office:value-type="float" office:value="6.36619772367581" calcext:value-type="float">
            <text:p>6.36619772367581</text:p>
          </table:table-cell>
          <table:table-cell table:style-name="ce1" table:formula="of:=[.N79]/100" office:value-type="float" office:value="0.0636619772367581" calcext:value-type="float">
            <text:p>0.063661977236758</text:p>
          </table:table-cell>
          <table:table-cell table:style-name="ce1" table:formula="of:=PI()*[.O79]^2" office:value-type="float" office:value="0.0127323954473516" calcext:value-type="float">
            <text:p>0.01273239544735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1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-12.0069374" calcext:value-type="float">
            <text:p>-12.0069374</text:p>
          </table:table-cell>
          <table:table-cell table:style-name="ce1" office:value-type="float" office:value="-56.8931915" calcext:value-type="float">
            <text:p>-56.8931915</text:p>
          </table:table-cell>
          <table:table-cell table:style-name="ce1" office:value-type="string" calcext:value-type="string">
            <text:p>Inga-quadrado</text:p>
          </table:table-cell>
          <table:table-cell table:style-name="ce1" office:value-type="string" calcext:value-type="string">
            <text:p>Inga alb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-amarelo</text:p>
          </table:table-cell>
          <table:table-cell table:style-name="ce1" office:value-type="string" calcext:value-type="string">
            <text:p>https://photos.app.goo.gl/x4QYn53nBPA1WnUd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80]/PI()" office:value-type="float" office:value="8.27605704077856" calcext:value-type="float">
            <text:p>8.27605704077856</text:p>
          </table:table-cell>
          <table:table-cell table:style-name="ce1" table:formula="of:=[.M80]/2" office:value-type="float" office:value="4.13802852038928" calcext:value-type="float">
            <text:p>4.13802852038928</text:p>
          </table:table-cell>
          <table:table-cell table:style-name="ce1" table:formula="of:=[.N80]/100" office:value-type="float" office:value="0.0413802852038928" calcext:value-type="float">
            <text:p>0.041380285203893</text:p>
          </table:table-cell>
          <table:table-cell table:style-name="ce1" table:formula="of:=PI()*[.O80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3</text:p>
          </table:table-cell>
          <table:table-cell table:style-name="ce1" office:value-type="float" office:value="489" calcext:value-type="float">
            <text:p>48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-12.006946" calcext:value-type="float">
            <text:p>-12.006946</text:p>
          </table:table-cell>
          <table:table-cell table:style-name="ce1" office:value-type="float" office:value="-56.8931949" calcext:value-type="float">
            <text:p>-56.8931949</text:p>
          </table:table-cell>
          <table:table-cell table:style-name="ce1" office:value-type="string" calcext:value-type="string">
            <text:p>Breu-lixa</text:p>
          </table:table-cell>
          <table:table-cell table:style-name="ce1" office:value-type="string" calcext:value-type="string">
            <text:p>Protium aracouchini</text:p>
          </table:table-cell>
          <table:table-cell table:style-name="ce1" office:value-type="string" calcext:value-type="string">
            <text:p>Burseraceae</text:p>
          </table:table-cell>
          <table:table-cell table:style-name="ce1" office:value-type="string" calcext:value-type="string">
            <text:p>breu</text:p>
          </table:table-cell>
          <table:table-cell table:style-name="ce1" office:value-type="string" calcext:value-type="string">
            <text:p>https://photos.app.goo.gl/KSXAQHEKpLqsnufk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81]/PI()" office:value-type="float" office:value="18.1436635124761" calcext:value-type="float">
            <text:p>18.1436635124761</text:p>
          </table:table-cell>
          <table:table-cell table:style-name="ce1" table:formula="of:=[.M81]/2" office:value-type="float" office:value="9.07183175623804" calcext:value-type="float">
            <text:p>9.07183175623804</text:p>
          </table:table-cell>
          <table:table-cell table:style-name="ce1" table:formula="of:=[.N81]/100" office:value-type="float" office:value="0.0907183175623804" calcext:value-type="float">
            <text:p>0.09071831756238</text:p>
          </table:table-cell>
          <table:table-cell table:style-name="ce1" table:formula="of:=PI()*[.O81]^2" office:value-type="float" office:value="0.0258547205052784" calcext:value-type="float">
            <text:p>0.02585472050527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6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,5</text:p>
          </table:table-cell>
          <table:table-cell table:style-name="ce1" table:formula="of:=[.K82]/PI()" office:value-type="float" office:value="5.09295817894065" calcext:value-type="float">
            <text:p>5.09295817894065</text:p>
          </table:table-cell>
          <table:table-cell table:style-name="ce1" table:formula="of:=[.M82]/2" office:value-type="float" office:value="2.54647908947033" calcext:value-type="float">
            <text:p>2.54647908947033</text:p>
          </table:table-cell>
          <table:table-cell table:style-name="ce1" table:formula="of:=[.N82]/100" office:value-type="float" office:value="0.0254647908947033" calcext:value-type="float">
            <text:p>0.025464790894703</text:p>
          </table:table-cell>
          <table:table-cell table:style-name="ce1" table:formula="of:=PI()*[.O82]^2" office:value-type="float" office:value="0.00203718327157626" calcext:value-type="float">
            <text:p>0.0020371832715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6</text:p>
          </table:table-cell>
          <table:table-cell table:style-name="ce1" office:value-type="float" office:value="491" calcext:value-type="float">
            <text:p>49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-12.0069946" calcext:value-type="float">
            <text:p>-12.0069946</text:p>
          </table:table-cell>
          <table:table-cell table:style-name="ce1" office:value-type="float" office:value="-56.8932794" calcext:value-type="float">
            <text:p>-56.8932794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,7</text:p>
          </table:table-cell>
          <table:table-cell table:style-name="ce1" table:formula="of:=[.K83]/PI()" office:value-type="float" office:value="5.09295817894065" calcext:value-type="float">
            <text:p>5.09295817894065</text:p>
          </table:table-cell>
          <table:table-cell table:style-name="ce1" table:formula="of:=[.M83]/2" office:value-type="float" office:value="2.54647908947033" calcext:value-type="float">
            <text:p>2.54647908947033</text:p>
          </table:table-cell>
          <table:table-cell table:style-name="ce1" table:formula="of:=[.N83]/100" office:value-type="float" office:value="0.0254647908947033" calcext:value-type="float">
            <text:p>0.025464790894703</text:p>
          </table:table-cell>
          <table:table-cell table:style-name="ce1" table:formula="of:=PI()*[.O83]^2" office:value-type="float" office:value="0.00203718327157626" calcext:value-type="float">
            <text:p>0.0020371832715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18</text:p>
          </table:table-cell>
          <table:table-cell table:style-name="ce1" office:value-type="float" office:value="492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-12.0070305" calcext:value-type="float">
            <text:p>-12.0070305</text:p>
          </table:table-cell>
          <table:table-cell table:style-name="ce1" office:value-type="float" office:value="-56.8933532" calcext:value-type="float">
            <text:p>-56.8933532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84]/PI()" office:value-type="float" office:value="14.6422547644544" calcext:value-type="float">
            <text:p>14.6422547644544</text:p>
          </table:table-cell>
          <table:table-cell table:style-name="ce1" table:formula="of:=[.M84]/2" office:value-type="float" office:value="7.32112738222719" calcext:value-type="float">
            <text:p>7.32112738222719</text:p>
          </table:table-cell>
          <table:table-cell table:style-name="ce1" table:formula="of:=[.N84]/100" office:value-type="float" office:value="0.0732112738222719" calcext:value-type="float">
            <text:p>0.073211273822272</text:p>
          </table:table-cell>
          <table:table-cell table:style-name="ce1" table:formula="of:=PI()*[.O84]^2" office:value-type="float" office:value="0.0168385929791225" calcext:value-type="float">
            <text:p>0.016838592979123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0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-12.0068042" calcext:value-type="float">
            <text:p>-12.0068042</text:p>
          </table:table-cell>
          <table:table-cell table:style-name="ce1" office:value-type="float" office:value="-56.8934208" calcext:value-type="float">
            <text:p>-56.8934208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85]/PI()" office:value-type="float" office:value="7.95774715459477" calcext:value-type="float">
            <text:p>7.95774715459477</text:p>
          </table:table-cell>
          <table:table-cell table:style-name="ce1" table:formula="of:=[.M85]/2" office:value-type="float" office:value="3.97887357729738" calcext:value-type="float">
            <text:p>3.97887357729738</text:p>
          </table:table-cell>
          <table:table-cell table:style-name="ce1" table:formula="of:=[.N85]/100" office:value-type="float" office:value="0.0397887357729738" calcext:value-type="float">
            <text:p>0.039788735772974</text:p>
          </table:table-cell>
          <table:table-cell table:style-name="ce1" table:formula="of:=PI()*[.O85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3</text:p>
          </table:table-cell>
          <table:table-cell table:style-name="ce1" office:value-type="float" office:value="494" calcext:value-type="float">
            <text:p>49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-12.0068078" calcext:value-type="float">
            <text:p>-12.0068078</text:p>
          </table:table-cell>
          <table:table-cell table:style-name="ce1" office:value-type="float" office:value="-56.893267" calcext:value-type="float">
            <text:p>-56.893267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https://photos.app.goo.gl/tbB2BbFS1SMAwCNf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11,5</text:p>
          </table:table-cell>
          <table:table-cell table:style-name="ce1" table:formula="of:=[.K86]/PI()" office:value-type="float" office:value="21.0084524881302" calcext:value-type="float">
            <text:p>21.0084524881302</text:p>
          </table:table-cell>
          <table:table-cell table:style-name="ce1" table:formula="of:=[.M86]/2" office:value-type="float" office:value="10.5042262440651" calcext:value-type="float">
            <text:p>10.5042262440651</text:p>
          </table:table-cell>
          <table:table-cell table:style-name="ce1" table:formula="of:=[.N86]/100" office:value-type="float" office:value="0.105042262440651" calcext:value-type="float">
            <text:p>0.105042262440651</text:p>
          </table:table-cell>
          <table:table-cell table:style-name="ce1" table:formula="of:=PI()*[.O86]^2" office:value-type="float" office:value="0.0346639466054148" calcext:value-type="float">
            <text:p>0.03466394660541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3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-12.0068024" calcext:value-type="float">
            <text:p>-12.0068024</text:p>
          </table:table-cell>
          <table:table-cell table:style-name="ce1" office:value-type="float" office:value="-56.8933298" calcext:value-type="float">
            <text:p>-56.8933298</text:p>
          </table:table-cell>
          <table:table-cell table:style-name="ce1" office:value-type="string" calcext:value-type="string">
            <text:p>Congonha-cascuda</text:p>
          </table:table-cell>
          <table:table-cell table:style-name="ce1" office:value-type="string" calcext:value-type="string">
            <text:p>Ochthocosmus barrae</text:p>
          </table:table-cell>
          <table:table-cell table:style-name="ce1" office:value-type="string" calcext:value-type="string">
            <text:p>Ixonanthaceae</text:p>
          </table:table-cell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https://photos.app.goo.gl/2TJ7aisnbLw7ykdb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87]/PI()" office:value-type="float" office:value="6.6845076098596" calcext:value-type="float">
            <text:p>6.6845076098596</text:p>
          </table:table-cell>
          <table:table-cell table:style-name="ce1" table:formula="of:=[.M87]/2" office:value-type="float" office:value="3.3422538049298" calcext:value-type="float">
            <text:p>3.3422538049298</text:p>
          </table:table-cell>
          <table:table-cell table:style-name="ce1" table:formula="of:=[.N87]/100" office:value-type="float" office:value="0.033422538049298" calcext:value-type="float">
            <text:p>0.033422538049298</text:p>
          </table:table-cell>
          <table:table-cell table:style-name="ce1" table:formula="of:=PI()*[.O87]^2" office:value-type="float" office:value="0.00350936649517629" calcext:value-type="float">
            <text:p>0.003509366495176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4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float" office:value="-12.0067591" calcext:value-type="float">
            <text:p>-12.0067591</text:p>
          </table:table-cell>
          <table:table-cell table:style-name="ce1" office:value-type="float" office:value="-56.8932689" calcext:value-type="float">
            <text:p>-56.8932689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88]/PI()" office:value-type="float" office:value="5.72957795130823" calcext:value-type="float">
            <text:p>5.72957795130823</text:p>
          </table:table-cell>
          <table:table-cell table:style-name="ce1" table:formula="of:=[.M88]/2" office:value-type="float" office:value="2.86478897565412" calcext:value-type="float">
            <text:p>2.86478897565412</text:p>
          </table:table-cell>
          <table:table-cell table:style-name="ce1" table:formula="of:=[.N88]/100" office:value-type="float" office:value="0.0286478897565412" calcext:value-type="float">
            <text:p>0.028647889756541</text:p>
          </table:table-cell>
          <table:table-cell table:style-name="ce1" table:formula="of:=PI()*[.O88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5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-12.0066597" calcext:value-type="float">
            <text:p>-12.0066597</text:p>
          </table:table-cell>
          <table:table-cell table:style-name="ce1" office:value-type="float" office:value="-56.8931034" calcext:value-type="float">
            <text:p>-56.8931034</text:p>
          </table:table-cell>
          <table:table-cell table:style-name="ce1" office:value-type="string" calcext:value-type="string">
            <text:p>Breu-lixa</text:p>
          </table:table-cell>
          <table:table-cell table:style-name="ce1" office:value-type="string" calcext:value-type="string">
            <text:p>Protium aracouchini</text:p>
          </table:table-cell>
          <table:table-cell table:style-name="ce1" office:value-type="string" calcext:value-type="string">
            <text:p>Burseraceae</text:p>
          </table:table-cell>
          <table:table-cell table:style-name="ce1" office:value-type="string" calcext:value-type="string">
            <text:p>breu</text:p>
          </table:table-cell>
          <table:table-cell table:style-name="ce1" office:value-type="string" calcext:value-type="string">
            <text:p>https://photos.app.goo.gl/KSXAQHEKpLqsnufk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,3</text:p>
          </table:table-cell>
          <table:table-cell table:style-name="ce1" table:formula="of:=[.K89]/PI()" office:value-type="float" office:value="6.36619772367581" calcext:value-type="float">
            <text:p>6.36619772367581</text:p>
          </table:table-cell>
          <table:table-cell table:style-name="ce1" table:formula="of:=[.M89]/2" office:value-type="float" office:value="3.18309886183791" calcext:value-type="float">
            <text:p>3.18309886183791</text:p>
          </table:table-cell>
          <table:table-cell table:style-name="ce1" table:formula="of:=[.N89]/100" office:value-type="float" office:value="0.0318309886183791" calcext:value-type="float">
            <text:p>0.031830988618379</text:p>
          </table:table-cell>
          <table:table-cell table:style-name="ce1" table:formula="of:=PI()*[.O89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7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-12.0067008" calcext:value-type="float">
            <text:p>-12.0067008</text:p>
          </table:table-cell>
          <table:table-cell table:style-name="ce1" office:value-type="float" office:value="-56.8931744" calcext:value-type="float">
            <text:p>-56.8931744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cia eximi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https://photos.app.goo.gl/HBgodFfuLwtRtcpa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90]/PI()" office:value-type="float" office:value="11.4591559026165" calcext:value-type="float">
            <text:p>11.4591559026165</text:p>
          </table:table-cell>
          <table:table-cell table:style-name="ce1" table:formula="of:=[.M90]/2" office:value-type="float" office:value="5.72957795130823" calcext:value-type="float">
            <text:p>5.72957795130823</text:p>
          </table:table-cell>
          <table:table-cell table:style-name="ce1" table:formula="of:=[.N90]/100" office:value-type="float" office:value="0.0572957795130823" calcext:value-type="float">
            <text:p>0.057295779513082</text:p>
          </table:table-cell>
          <table:table-cell table:style-name="ce1" table:formula="of:=PI()*[.O90]^2" office:value-type="float" office:value="0.0103132403123548" calcext:value-type="float">
            <text:p>0.010313240312355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27</text:p>
          </table:table-cell>
          <table:table-cell table:style-name="ce1" office:value-type="float" office:value="499" calcext:value-type="float">
            <text:p>49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2" office:value-type="string" calcext:value-type="string">
            <text:p>H373814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-12.0067084" calcext:value-type="float">
            <text:p>-12.0067084</text:p>
          </table:table-cell>
          <table:table-cell table:style-name="ce1" office:value-type="float" office:value="-56.8931086" calcext:value-type="float">
            <text:p>-56.8931086</text:p>
          </table:table-cell>
          <table:table-cell table:style-name="ce1" office:value-type="string" calcext:value-type="string">
            <text:p>Café-espora</text:p>
          </table:table-cell>
          <table:table-cell table:style-name="ce1" office:value-type="string" calcext:value-type="string">
            <text:p>Ferdinandusa speciosa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fernanda, café-esporão</text:p>
          </table:table-cell>
          <table:table-cell table:style-name="ce1" office:value-type="string" calcext:value-type="string">
            <text:p>https://photos.app.goo.gl/PWCqGGHB4q5nvwfe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91]/PI()" office:value-type="float" office:value="7.0028174960434" calcext:value-type="float">
            <text:p>7.0028174960434</text:p>
          </table:table-cell>
          <table:table-cell table:style-name="ce1" table:formula="of:=[.M91]/2" office:value-type="float" office:value="3.5014087480217" calcext:value-type="float">
            <text:p>3.5014087480217</text:p>
          </table:table-cell>
          <table:table-cell table:style-name="ce1" table:formula="of:=[.N91]/100" office:value-type="float" office:value="0.035014087480217" calcext:value-type="float">
            <text:p>0.035014087480217</text:p>
          </table:table-cell>
          <table:table-cell table:style-name="ce1" table:formula="of:=PI()*[.O91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3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2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-12.0069187" calcext:value-type="float">
            <text:p>-12.0069187</text:p>
          </table:table-cell>
          <table:table-cell table:style-name="ce1" office:value-type="float" office:value="-56.8931501" calcext:value-type="float">
            <text:p>-56.8931501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92]/PI()" office:value-type="float" office:value="7.95774715459477" calcext:value-type="float">
            <text:p>7.95774715459477</text:p>
          </table:table-cell>
          <table:table-cell table:style-name="ce1" table:formula="of:=[.M92]/2" office:value-type="float" office:value="3.97887357729738" calcext:value-type="float">
            <text:p>3.97887357729738</text:p>
          </table:table-cell>
          <table:table-cell table:style-name="ce1" table:formula="of:=[.N92]/100" office:value-type="float" office:value="0.0397887357729738" calcext:value-type="float">
            <text:p>0.039788735772974</text:p>
          </table:table-cell>
          <table:table-cell table:style-name="ce1" table:formula="of:=PI()*[.O92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7/10/2025</text:p>
          </table:table-cell>
          <table:table-cell table:style-name="ce1" office:value-type="string" calcext:value-type="string">
            <text:p>14:56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96" calcext:value-type="float">
            <text:p>373819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-11.9640192" calcext:value-type="float">
            <text:p>-11.9640192</text:p>
          </table:table-cell>
          <table:table-cell table:style-name="ce1" office:value-type="float" office:value="-56.8875909" calcext:value-type="float">
            <text:p>-56.8875909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93]/PI()" office:value-type="float" office:value="5.41126806512444" calcext:value-type="float">
            <text:p>5.41126806512444</text:p>
          </table:table-cell>
          <table:table-cell table:style-name="ce1" table:formula="of:=[.M93]/2" office:value-type="float" office:value="2.70563403256222" calcext:value-type="float">
            <text:p>2.70563403256222</text:p>
          </table:table-cell>
          <table:table-cell table:style-name="ce1" table:formula="of:=[.N93]/100" office:value-type="float" office:value="0.0270563403256222" calcext:value-type="float">
            <text:p>0.027056340325622</text:p>
          </table:table-cell>
          <table:table-cell table:style-name="ce1" table:formula="of:=PI()*[.O93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086" calcext:value-type="float">
            <text:p>37390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-11.963936" calcext:value-type="float">
            <text:p>-11.963936</text:p>
          </table:table-cell>
          <table:table-cell table:style-name="ce1" office:value-type="float" office:value="-56.8875975" calcext:value-type="float">
            <text:p>-56.8875975</text:p>
          </table:table-cell>
          <table:table-cell table:style-name="ce1" office:value-type="string" calcext:value-type="string">
            <text:p>cedrinho</text:p>
          </table:table-cell>
          <table:table-cell table:style-name="ce1" office:value-type="string" calcext:value-type="string">
            <text:p>Erisma uncinatum</text:p>
          </table:table-cell>
          <table:table-cell table:style-name="ce1" office:value-type="string" calcext:value-type="string">
            <text:p>Vochysiaceae</text:p>
          </table:table-cell>
          <table:table-cell table:style-name="ce1" office:value-type="string" calcext:value-type="string">
            <text:p>cedrinho</text:p>
          </table:table-cell>
          <table:table-cell table:style-name="ce1" office:value-type="string" calcext:value-type="string">
            <text:p>https://photos.app.goo.gl/fMNfdwYG3MZCGsee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table:formula="of:=[.K94]/PI()" office:value-type="float" office:value="20.3718327157626" calcext:value-type="float">
            <text:p>20.3718327157626</text:p>
          </table:table-cell>
          <table:table-cell table:style-name="ce1" table:formula="of:=[.M94]/2" office:value-type="float" office:value="10.1859163578813" calcext:value-type="float">
            <text:p>10.1859163578813</text:p>
          </table:table-cell>
          <table:table-cell table:style-name="ce1" table:formula="of:=[.N94]/100" office:value-type="float" office:value="0.101859163578813" calcext:value-type="float">
            <text:p>0.101859163578813</text:p>
          </table:table-cell>
          <table:table-cell table:style-name="ce1" table:formula="of:=PI()*[.O94]^2" office:value-type="float" office:value="0.0325949323452202" calcext:value-type="float">
            <text:p>0.0325949323452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88" calcext:value-type="float">
            <text:p>373948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-11.9640069" calcext:value-type="float">
            <text:p>-11.9640069</text:p>
          </table:table-cell>
          <table:table-cell table:style-name="ce1" office:value-type="float" office:value="-56.887506" calcext:value-type="float">
            <text:p>-56.887506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1</text:p>
          </table:table-cell>
          <table:table-cell table:style-name="ce1" table:formula="of:=[.K95]/PI()" office:value-type="float" office:value="13.0507053335354" calcext:value-type="float">
            <text:p>13.0507053335354</text:p>
          </table:table-cell>
          <table:table-cell table:style-name="ce1" table:formula="of:=[.M95]/2" office:value-type="float" office:value="6.52535266676771" calcext:value-type="float">
            <text:p>6.52535266676771</text:p>
          </table:table-cell>
          <table:table-cell table:style-name="ce1" table:formula="of:=[.N95]/100" office:value-type="float" office:value="0.0652535266676771" calcext:value-type="float">
            <text:p>0.065253526667677</text:p>
          </table:table-cell>
          <table:table-cell table:style-name="ce1" table:formula="of:=PI()*[.O95]^2" office:value-type="float" office:value="0.0133769729668738" calcext:value-type="float">
            <text:p>0.01337697296687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38" calcext:value-type="float">
            <text:p>373943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-11.9642587" calcext:value-type="float">
            <text:p>-11.9642587</text:p>
          </table:table-cell>
          <table:table-cell table:style-name="ce1" office:value-type="float" office:value="-56.8876918" calcext:value-type="float">
            <text:p>-56.887691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96]/PI()" office:value-type="float" office:value="7.0028174960434" calcext:value-type="float">
            <text:p>7.0028174960434</text:p>
          </table:table-cell>
          <table:table-cell table:style-name="ce1" table:formula="of:=[.M96]/2" office:value-type="float" office:value="3.5014087480217" calcext:value-type="float">
            <text:p>3.5014087480217</text:p>
          </table:table-cell>
          <table:table-cell table:style-name="ce1" table:formula="of:=[.N96]/100" office:value-type="float" office:value="0.035014087480217" calcext:value-type="float">
            <text:p>0.035014087480217</text:p>
          </table:table-cell>
          <table:table-cell table:style-name="ce1" table:formula="of:=PI()*[.O96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90" calcext:value-type="float">
            <text:p>37394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-11.9639677" calcext:value-type="float">
            <text:p>-11.9639677</text:p>
          </table:table-cell>
          <table:table-cell table:style-name="ce1" office:value-type="float" office:value="-56.8874847" calcext:value-type="float">
            <text:p>-56.8874847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97]/PI()" office:value-type="float" office:value="10.1859163578813" calcext:value-type="float">
            <text:p>10.1859163578813</text:p>
          </table:table-cell>
          <table:table-cell table:style-name="ce1" table:formula="of:=[.M97]/2" office:value-type="float" office:value="5.09295817894065" calcext:value-type="float">
            <text:p>5.09295817894065</text:p>
          </table:table-cell>
          <table:table-cell table:style-name="ce1" table:formula="of:=[.N97]/100" office:value-type="float" office:value="0.0509295817894065" calcext:value-type="float">
            <text:p>0.050929581789407</text:p>
          </table:table-cell>
          <table:table-cell table:style-name="ce1" table:formula="of:=PI()*[.O97]^2" office:value-type="float" office:value="0.00814873308630504" calcext:value-type="float">
            <text:p>0.00814873308630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95" calcext:value-type="float">
            <text:p>373819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-11.963809" calcext:value-type="float">
            <text:p>-11.963809</text:p>
          </table:table-cell>
          <table:table-cell table:style-name="ce1" office:value-type="float" office:value="-56.8876033" calcext:value-type="float">
            <text:p>-56.8876033</text:p>
          </table:table-cell>
          <table:table-cell table:style-name="ce1" office:value-type="string" calcext:value-type="string">
            <text:p>peroba-dagua</text:p>
          </table:table-cell>
          <table:table-cell table:style-name="ce1" office:value-type="string" calcext:value-type="string">
            <text:p>Aspidosperma desmanth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d'água</text:p>
          </table:table-cell>
          <table:table-cell table:style-name="ce1" office:value-type="string" calcext:value-type="string">
            <text:p>https://photos.app.goo.gl/vTGE9r8qrMS5tagU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8</text:p>
          </table:table-cell>
          <table:table-cell table:style-name="ce1" table:formula="of:=[.K98]/PI()" office:value-type="float" office:value="20.3718327157626" calcext:value-type="float">
            <text:p>20.3718327157626</text:p>
          </table:table-cell>
          <table:table-cell table:style-name="ce1" table:formula="of:=[.M98]/2" office:value-type="float" office:value="10.1859163578813" calcext:value-type="float">
            <text:p>10.1859163578813</text:p>
          </table:table-cell>
          <table:table-cell table:style-name="ce1" table:formula="of:=[.N98]/100" office:value-type="float" office:value="0.101859163578813" calcext:value-type="float">
            <text:p>0.101859163578813</text:p>
          </table:table-cell>
          <table:table-cell table:style-name="ce1" table:formula="of:=PI()*[.O98]^2" office:value-type="float" office:value="0.0325949323452202" calcext:value-type="float">
            <text:p>0.0325949323452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65" calcext:value-type="float">
            <text:p>37394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-11.9639911" calcext:value-type="float">
            <text:p>-11.9639911</text:p>
          </table:table-cell>
          <table:table-cell table:style-name="ce1" office:value-type="float" office:value="-56.8876182" calcext:value-type="float">
            <text:p>-56.8876182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99]/PI()" office:value-type="float" office:value="9.54929658551372" calcext:value-type="float">
            <text:p>9.54929658551372</text:p>
          </table:table-cell>
          <table:table-cell table:style-name="ce1" table:formula="of:=[.M99]/2" office:value-type="float" office:value="4.77464829275686" calcext:value-type="float">
            <text:p>4.77464829275686</text:p>
          </table:table-cell>
          <table:table-cell table:style-name="ce1" table:formula="of:=[.N99]/100" office:value-type="float" office:value="0.0477464829275686" calcext:value-type="float">
            <text:p>0.047746482927569</text:p>
          </table:table-cell>
          <table:table-cell table:style-name="ce1" table:formula="of:=PI()*[.O99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92" calcext:value-type="float">
            <text:p>373819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-11.9640431" calcext:value-type="float">
            <text:p>-11.9640431</text:p>
          </table:table-cell>
          <table:table-cell table:style-name="ce1" office:value-type="float" office:value="-56.8872681" calcext:value-type="float">
            <text:p>-56.8872681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00]/PI()" office:value-type="float" office:value="7.32112738222719" calcext:value-type="float">
            <text:p>7.32112738222719</text:p>
          </table:table-cell>
          <table:table-cell table:style-name="ce1" table:formula="of:=[.M100]/2" office:value-type="float" office:value="3.66056369111359" calcext:value-type="float">
            <text:p>3.66056369111359</text:p>
          </table:table-cell>
          <table:table-cell table:style-name="ce1" table:formula="of:=[.N100]/100" office:value-type="float" office:value="0.0366056369111359" calcext:value-type="float">
            <text:p>0.036605636911136</text:p>
          </table:table-cell>
          <table:table-cell table:style-name="ce1" table:formula="of:=PI()*[.O100]^2" office:value-type="float" office:value="0.00420964824478063" calcext:value-type="float">
            <text:p>0.004209648244781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91" calcext:value-type="float">
            <text:p>373949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11.9638908" calcext:value-type="float">
            <text:p>-11.9638908</text:p>
          </table:table-cell>
          <table:table-cell table:style-name="ce1" office:value-type="float" office:value="-56.8876419" calcext:value-type="float">
            <text:p>-56.887641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101]/PI()" office:value-type="float" office:value="8.27605704077856" calcext:value-type="float">
            <text:p>8.27605704077856</text:p>
          </table:table-cell>
          <table:table-cell table:style-name="ce1" table:formula="of:=[.M101]/2" office:value-type="float" office:value="4.13802852038928" calcext:value-type="float">
            <text:p>4.13802852038928</text:p>
          </table:table-cell>
          <table:table-cell table:style-name="ce1" table:formula="of:=[.N101]/100" office:value-type="float" office:value="0.0413802852038928" calcext:value-type="float">
            <text:p>0.041380285203893</text:p>
          </table:table-cell>
          <table:table-cell table:style-name="ce1" table:formula="of:=PI()*[.O101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1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568" calcext:value-type="float">
            <text:p>373956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-11.964052" calcext:value-type="float">
            <text:p>-11.964052</text:p>
          </table:table-cell>
          <table:table-cell table:style-name="ce1" office:value-type="float" office:value="-56.8877489" calcext:value-type="float">
            <text:p>-56.8877489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https://photos.app.goo.gl/tbB2BbFS1SMAwCNf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02]/PI()" office:value-type="float" office:value="6.36619772367581" calcext:value-type="float">
            <text:p>6.36619772367581</text:p>
          </table:table-cell>
          <table:table-cell table:style-name="ce1" table:formula="of:=[.M102]/2" office:value-type="float" office:value="3.18309886183791" calcext:value-type="float">
            <text:p>3.18309886183791</text:p>
          </table:table-cell>
          <table:table-cell table:style-name="ce1" table:formula="of:=[.N102]/100" office:value-type="float" office:value="0.0318309886183791" calcext:value-type="float">
            <text:p>0.031830988618379</text:p>
          </table:table-cell>
          <table:table-cell table:style-name="ce1" table:formula="of:=PI()*[.O102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3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305" calcext:value-type="float">
            <text:p>373930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-11.9640591" calcext:value-type="float">
            <text:p>-11.9640591</text:p>
          </table:table-cell>
          <table:table-cell table:style-name="ce1" office:value-type="float" office:value="-56.8874403" calcext:value-type="float">
            <text:p>-56.8874403</text:p>
          </table:table-cell>
          <table:table-cell table:style-name="ce1" office:value-type="string" calcext:value-type="string">
            <text:p>angelim-pedra</text:p>
          </table:table-cell>
          <table:table-cell table:style-name="ce1" office:value-type="string" calcext:value-type="string">
            <text:p>Vatairea fusc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angelim-pedra, angelim-amargoso</text:p>
          </table:table-cell>
          <table:table-cell table:style-name="ce1" office:value-type="string" calcext:value-type="string">
            <text:p>https://photos.app.goo.gl/ZBjDyRgt2mKRpN8AA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19</text:p>
          </table:table-cell>
          <table:table-cell table:style-name="ce1" table:formula="of:=[.K103]/PI()" office:value-type="float" office:value="35.9690171387683" calcext:value-type="float">
            <text:p>35.9690171387683</text:p>
          </table:table-cell>
          <table:table-cell table:style-name="ce1" table:formula="of:=[.M103]/2" office:value-type="float" office:value="17.9845085693842" calcext:value-type="float">
            <text:p>17.9845085693842</text:p>
          </table:table-cell>
          <table:table-cell table:style-name="ce1" table:formula="of:=[.N103]/100" office:value-type="float" office:value="0.179845085693842" calcext:value-type="float">
            <text:p>0.179845085693842</text:p>
          </table:table-cell>
          <table:table-cell table:style-name="ce1" table:formula="of:=PI()*[.O103]^2" office:value-type="float" office:value="0.101612473417021" calcext:value-type="float">
            <text:p>0.101612473417021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3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89" calcext:value-type="float">
            <text:p>373948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-11.9640423" calcext:value-type="float">
            <text:p>-11.9640423</text:p>
          </table:table-cell>
          <table:table-cell table:style-name="ce1" office:value-type="float" office:value="-56.887552" calcext:value-type="float">
            <text:p>-56.887552</text:p>
          </table:table-cell>
          <table:table-cell table:style-name="ce1" office:value-type="string" calcext:value-type="string">
            <text:p>virola-ata</text:p>
          </table:table-cell>
          <table:table-cell table:style-name="ce1" office:value-type="string" calcext:value-type="string">
            <text:p>Iryanthera juruensis</text:p>
          </table:table-cell>
          <table:table-cell table:style-name="ce1" office:value-type="string" calcext:value-type="string">
            <text:p>Myristicaceae</text:p>
          </table:table-cell>
          <table:table-cell table:style-name="ce1" office:value-type="string" calcext:value-type="string">
            <text:p>ucuúba</text:p>
          </table:table-cell>
          <table:table-cell table:style-name="ce1" office:value-type="string" calcext:value-type="string">
            <text:p>https://photos.app.goo.gl/AxMTTDWTeRMTP71u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04]/PI()" office:value-type="float" office:value="7.0028174960434" calcext:value-type="float">
            <text:p>7.0028174960434</text:p>
          </table:table-cell>
          <table:table-cell table:style-name="ce1" table:formula="of:=[.M104]/2" office:value-type="float" office:value="3.5014087480217" calcext:value-type="float">
            <text:p>3.5014087480217</text:p>
          </table:table-cell>
          <table:table-cell table:style-name="ce1" table:formula="of:=[.N104]/100" office:value-type="float" office:value="0.035014087480217" calcext:value-type="float">
            <text:p>0.035014087480217</text:p>
          </table:table-cell>
          <table:table-cell table:style-name="ce1" table:formula="of:=PI()*[.O104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8:5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93" calcext:value-type="float">
            <text:p>373949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-11.964179" calcext:value-type="float">
            <text:p>-11.964179</text:p>
          </table:table-cell>
          <table:table-cell table:style-name="ce1" office:value-type="float" office:value="-56.8876505" calcext:value-type="float">
            <text:p>-56.8876505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105]/PI()" office:value-type="float" office:value="11.7774657888003" calcext:value-type="float">
            <text:p>11.7774657888003</text:p>
          </table:table-cell>
          <table:table-cell table:style-name="ce1" table:formula="of:=[.M105]/2" office:value-type="float" office:value="5.88873289440013" calcext:value-type="float">
            <text:p>5.88873289440013</text:p>
          </table:table-cell>
          <table:table-cell table:style-name="ce1" table:formula="of:=[.N105]/100" office:value-type="float" office:value="0.0588873289440013" calcext:value-type="float">
            <text:p>0.058887328944001</text:p>
          </table:table-cell>
          <table:table-cell table:style-name="ce1" table:formula="of:=PI()*[.O105]^2" office:value-type="float" office:value="0.0108941558546402" calcext:value-type="float">
            <text:p>0.0108941558546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307" calcext:value-type="float">
            <text:p>373930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-11.9639355" calcext:value-type="float">
            <text:p>-11.9639355</text:p>
          </table:table-cell>
          <table:table-cell table:style-name="ce1" office:value-type="float" office:value="-56.8875797" calcext:value-type="float">
            <text:p>-56.8875797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06]/PI()" office:value-type="float" office:value="8.27605704077856" calcext:value-type="float">
            <text:p>8.27605704077856</text:p>
          </table:table-cell>
          <table:table-cell table:style-name="ce1" table:formula="of:=[.M106]/2" office:value-type="float" office:value="4.13802852038928" calcext:value-type="float">
            <text:p>4.13802852038928</text:p>
          </table:table-cell>
          <table:table-cell table:style-name="ce1" table:formula="of:=[.N106]/100" office:value-type="float" office:value="0.0413802852038928" calcext:value-type="float">
            <text:p>0.041380285203893</text:p>
          </table:table-cell>
          <table:table-cell table:style-name="ce1" table:formula="of:=PI()*[.O106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2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48" calcext:value-type="float">
            <text:p>373814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-11.9642924" calcext:value-type="float">
            <text:p>-11.9642924</text:p>
          </table:table-cell>
          <table:table-cell table:style-name="ce1" office:value-type="float" office:value="-56.88776" calcext:value-type="float">
            <text:p>-56.88776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07]/PI()" office:value-type="float" office:value="11.4591559026165" calcext:value-type="float">
            <text:p>11.4591559026165</text:p>
          </table:table-cell>
          <table:table-cell table:style-name="ce1" table:formula="of:=[.M107]/2" office:value-type="float" office:value="5.72957795130823" calcext:value-type="float">
            <text:p>5.72957795130823</text:p>
          </table:table-cell>
          <table:table-cell table:style-name="ce1" table:formula="of:=[.N107]/100" office:value-type="float" office:value="0.0572957795130823" calcext:value-type="float">
            <text:p>0.057295779513082</text:p>
          </table:table-cell>
          <table:table-cell table:style-name="ce1" table:formula="of:=PI()*[.O107]^2" office:value-type="float" office:value="0.0103132403123548" calcext:value-type="float">
            <text:p>0.01031324031235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0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48" calcext:value-type="float">
            <text:p>3738148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float" office:value="-11.9641355" calcext:value-type="float">
            <text:p>-11.9641355</text:p>
          </table:table-cell>
          <table:table-cell table:style-name="ce1" office:value-type="float" office:value="-56.8876408" calcext:value-type="float">
            <text:p>-56.8876408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K108]/PI()" office:value-type="float" office:value="12.4140855611678" calcext:value-type="float">
            <text:p>12.4140855611678</text:p>
          </table:table-cell>
          <table:table-cell table:style-name="ce1" table:formula="of:=[.M108]/2" office:value-type="float" office:value="6.20704278058392" calcext:value-type="float">
            <text:p>6.20704278058392</text:p>
          </table:table-cell>
          <table:table-cell table:style-name="ce1" table:formula="of:=[.N108]/100" office:value-type="float" office:value="0.0620704278058392" calcext:value-type="float">
            <text:p>0.062070427805839</text:p>
          </table:table-cell>
          <table:table-cell table:style-name="ce1" table:formula="of:=PI()*[.O108]^2" office:value-type="float" office:value="0.0121037334221386" calcext:value-type="float">
            <text:p>0.01210373342213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308" calcext:value-type="float">
            <text:p>373930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-11.9641355" calcext:value-type="float">
            <text:p>-11.9641355</text:p>
          </table:table-cell>
          <table:table-cell table:style-name="ce1" office:value-type="float" office:value="-56.8876408" calcext:value-type="float">
            <text:p>-56.8876408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K109]/PI()" office:value-type="float" office:value="9.54929658551372" calcext:value-type="float">
            <text:p>9.54929658551372</text:p>
          </table:table-cell>
          <table:table-cell table:style-name="ce1" table:formula="of:=[.M109]/2" office:value-type="float" office:value="4.77464829275686" calcext:value-type="float">
            <text:p>4.77464829275686</text:p>
          </table:table-cell>
          <table:table-cell table:style-name="ce1" table:formula="of:=[.N109]/100" office:value-type="float" office:value="0.0477464829275686" calcext:value-type="float">
            <text:p>0.047746482927569</text:p>
          </table:table-cell>
          <table:table-cell table:style-name="ce1" table:formula="of:=PI()*[.O109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49" calcext:value-type="float">
            <text:p>373814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-11.9641457" calcext:value-type="float">
            <text:p>-11.9641457</text:p>
          </table:table-cell>
          <table:table-cell table:style-name="ce1" office:value-type="float" office:value="-56.8875736" calcext:value-type="float">
            <text:p>-56.8875736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110]/PI()" office:value-type="float" office:value="12.7323954473516" calcext:value-type="float">
            <text:p>12.7323954473516</text:p>
          </table:table-cell>
          <table:table-cell table:style-name="ce1" table:formula="of:=[.M110]/2" office:value-type="float" office:value="6.36619772367581" calcext:value-type="float">
            <text:p>6.36619772367581</text:p>
          </table:table-cell>
          <table:table-cell table:style-name="ce1" table:formula="of:=[.N110]/100" office:value-type="float" office:value="0.0636619772367581" calcext:value-type="float">
            <text:p>0.063661977236758</text:p>
          </table:table-cell>
          <table:table-cell table:style-name="ce1" table:formula="of:=PI()*[.O110]^2" office:value-type="float" office:value="0.0127323954473516" calcext:value-type="float">
            <text:p>0.01273239544735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577" calcext:value-type="float">
            <text:p>373957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-11.9640556" calcext:value-type="float">
            <text:p>-11.9640556</text:p>
          </table:table-cell>
          <table:table-cell table:style-name="ce1" office:value-type="float" office:value="-56.8877017" calcext:value-type="float">
            <text:p>-56.8877017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11]/PI()" office:value-type="float" office:value="9.54929658551372" calcext:value-type="float">
            <text:p>9.54929658551372</text:p>
          </table:table-cell>
          <table:table-cell table:style-name="ce1" table:formula="of:=[.M111]/2" office:value-type="float" office:value="4.77464829275686" calcext:value-type="float">
            <text:p>4.77464829275686</text:p>
          </table:table-cell>
          <table:table-cell table:style-name="ce1" table:formula="of:=[.N111]/100" office:value-type="float" office:value="0.0477464829275686" calcext:value-type="float">
            <text:p>0.047746482927569</text:p>
          </table:table-cell>
          <table:table-cell table:style-name="ce1" table:formula="of:=PI()*[.O111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8:5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79" calcext:value-type="float">
            <text:p>37394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11.9638208" calcext:value-type="float">
            <text:p>-11.9638208</text:p>
          </table:table-cell>
          <table:table-cell table:style-name="ce1" office:value-type="float" office:value="-56.8874699" calcext:value-type="float">
            <text:p>-56.8874699</text:p>
          </table:table-cell>
          <table:table-cell table:style-name="ce1" office:value-type="string" calcext:value-type="string">
            <text:p>Café-espora</text:p>
          </table:table-cell>
          <table:table-cell table:style-name="ce1" office:value-type="string" calcext:value-type="string">
            <text:p>Ferdinandusa speciosa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fernanda, café-esporão</text:p>
          </table:table-cell>
          <table:table-cell table:style-name="ce1" office:value-type="string" calcext:value-type="string">
            <text:p>https://photos.app.goo.gl/PWCqGGHB4q5nvwfe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12]/PI()" office:value-type="float" office:value="14.3239448782706" calcext:value-type="float">
            <text:p>14.3239448782706</text:p>
          </table:table-cell>
          <table:table-cell table:style-name="ce1" table:formula="of:=[.M112]/2" office:value-type="float" office:value="7.16197243913529" calcext:value-type="float">
            <text:p>7.16197243913529</text:p>
          </table:table-cell>
          <table:table-cell table:style-name="ce1" table:formula="of:=[.N112]/100" office:value-type="float" office:value="0.0716197243913529" calcext:value-type="float">
            <text:p>0.071619724391353</text:p>
          </table:table-cell>
          <table:table-cell table:style-name="ce1" table:formula="of:=PI()*[.O112]^2" office:value-type="float" office:value="0.0161144379880544" calcext:value-type="float">
            <text:p>0.01611443798805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5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086" calcext:value-type="float">
            <text:p>37390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-11.9640827" calcext:value-type="float">
            <text:p>-11.9640827</text:p>
          </table:table-cell>
          <table:table-cell table:style-name="ce1" office:value-type="float" office:value="-56.8877283" calcext:value-type="float">
            <text:p>-56.8877283</text:p>
          </table:table-cell>
          <table:table-cell table:style-name="ce1" office:value-type="string" calcext:value-type="string">
            <text:p>cedrinho</text:p>
          </table:table-cell>
          <table:table-cell table:style-name="ce1" office:value-type="string" calcext:value-type="string">
            <text:p>Erisma uncinatum</text:p>
          </table:table-cell>
          <table:table-cell table:style-name="ce1" office:value-type="string" calcext:value-type="string">
            <text:p>Vochysiaceae</text:p>
          </table:table-cell>
          <table:table-cell table:style-name="ce1" office:value-type="string" calcext:value-type="string">
            <text:p>cedrinho</text:p>
          </table:table-cell>
          <table:table-cell table:style-name="ce1" office:value-type="string" calcext:value-type="string">
            <text:p>https://photos.app.goo.gl/fMNfdwYG3MZCGsee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22</text:p>
          </table:table-cell>
          <table:table-cell table:style-name="ce1" table:formula="of:=[.K113]/PI()" office:value-type="float" office:value="41.3802852038928" calcext:value-type="float">
            <text:p>41.3802852038928</text:p>
          </table:table-cell>
          <table:table-cell table:style-name="ce1" table:formula="of:=[.M113]/2" office:value-type="float" office:value="20.6901426019464" calcext:value-type="float">
            <text:p>20.6901426019464</text:p>
          </table:table-cell>
          <table:table-cell table:style-name="ce1" table:formula="of:=[.N113]/100" office:value-type="float" office:value="0.206901426019464" calcext:value-type="float">
            <text:p>0.206901426019464</text:p>
          </table:table-cell>
          <table:table-cell table:style-name="ce1" table:formula="of:=PI()*[.O113]^2" office:value-type="float" office:value="0.134485926912652" calcext:value-type="float">
            <text:p>0.13448592691265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8:5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3" calcext:value-type="float">
            <text:p>364828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-11.9639488" calcext:value-type="float">
            <text:p>-11.9639488</text:p>
          </table:table-cell>
          <table:table-cell table:style-name="ce1" office:value-type="float" office:value="-56.8876067" calcext:value-type="float">
            <text:p>-56.8876067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spidosperma spruce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https://photos.app.goo.gl/2TdebSs3HTGfDrpq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14]/PI()" office:value-type="float" office:value="13.3690152197192" calcext:value-type="float">
            <text:p>13.3690152197192</text:p>
          </table:table-cell>
          <table:table-cell table:style-name="ce1" table:formula="of:=[.M114]/2" office:value-type="float" office:value="6.6845076098596" calcext:value-type="float">
            <text:p>6.6845076098596</text:p>
          </table:table-cell>
          <table:table-cell table:style-name="ce1" table:formula="of:=[.N114]/100" office:value-type="float" office:value="0.066845076098596" calcext:value-type="float">
            <text:p>0.066845076098596</text:p>
          </table:table-cell>
          <table:table-cell table:style-name="ce1" table:formula="of:=PI()*[.O114]^2" office:value-type="float" office:value="0.0140374659807052" calcext:value-type="float">
            <text:p>0.01403746598070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2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087" calcext:value-type="float">
            <text:p>373908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-11.9640788" calcext:value-type="float">
            <text:p>-11.9640788</text:p>
          </table:table-cell>
          <table:table-cell table:style-name="ce1" office:value-type="float" office:value="-56.8874042" calcext:value-type="float">
            <text:p>-56.8874042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8,5</text:p>
          </table:table-cell>
          <table:table-cell table:style-name="ce1" table:formula="of:=[.K115]/PI()" office:value-type="float" office:value="13.687325105903" calcext:value-type="float">
            <text:p>13.687325105903</text:p>
          </table:table-cell>
          <table:table-cell table:style-name="ce1" table:formula="of:=[.M115]/2" office:value-type="float" office:value="6.8436625529515" calcext:value-type="float">
            <text:p>6.8436625529515</text:p>
          </table:table-cell>
          <table:table-cell table:style-name="ce1" table:formula="of:=[.N115]/100" office:value-type="float" office:value="0.068436625529515" calcext:value-type="float">
            <text:p>0.068436625529515</text:p>
          </table:table-cell>
          <table:table-cell table:style-name="ce1" table:formula="of:=PI()*[.O115]^2" office:value-type="float" office:value="0.0147138744888457" calcext:value-type="float">
            <text:p>0.01471387448884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0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94" calcext:value-type="float">
            <text:p>373949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-11.9644685" calcext:value-type="float">
            <text:p>-11.9644685</text:p>
          </table:table-cell>
          <table:table-cell table:style-name="ce1" office:value-type="float" office:value="-56.8875198" calcext:value-type="float">
            <text:p>-56.8875198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1</text:p>
          </table:table-cell>
          <table:table-cell table:style-name="ce1" table:formula="of:=[.K116]/PI()" office:value-type="float" office:value="15.9154943091895" calcext:value-type="float">
            <text:p>15.9154943091895</text:p>
          </table:table-cell>
          <table:table-cell table:style-name="ce1" table:formula="of:=[.M116]/2" office:value-type="float" office:value="7.95774715459477" calcext:value-type="float">
            <text:p>7.95774715459477</text:p>
          </table:table-cell>
          <table:table-cell table:style-name="ce1" table:formula="of:=[.N116]/100" office:value-type="float" office:value="0.0795774715459477" calcext:value-type="float">
            <text:p>0.079577471545948</text:p>
          </table:table-cell>
          <table:table-cell table:style-name="ce1" table:formula="of:=PI()*[.O116]^2" office:value-type="float" office:value="0.0198943678864869" calcext:value-type="float">
            <text:p>0.019894367886487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8194" calcext:value-type="float">
            <text:p>37381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-11.9640522" calcext:value-type="float">
            <text:p>-11.9640522</text:p>
          </table:table-cell>
          <table:table-cell table:style-name="ce1" office:value-type="float" office:value="-56.8876177" calcext:value-type="float">
            <text:p>-56.8876177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Vismia schultesii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https://photos.app.goo.gl/jooYCo7zmR6dCWj8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1</text:p>
          </table:table-cell>
          <table:table-cell table:style-name="ce1" table:formula="of:=[.K117]/PI()" office:value-type="float" office:value="14.0056349920868" calcext:value-type="float">
            <text:p>14.0056349920868</text:p>
          </table:table-cell>
          <table:table-cell table:style-name="ce1" table:formula="of:=[.M117]/2" office:value-type="float" office:value="7.0028174960434" calcext:value-type="float">
            <text:p>7.0028174960434</text:p>
          </table:table-cell>
          <table:table-cell table:style-name="ce1" table:formula="of:=[.N117]/100" office:value-type="float" office:value="0.070028174960434" calcext:value-type="float">
            <text:p>0.070028174960434</text:p>
          </table:table-cell>
          <table:table-cell table:style-name="ce1" table:formula="of:=PI()*[.O117]^2" office:value-type="float" office:value="0.0154061984912955" calcext:value-type="float">
            <text:p>0.01540619849129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043" calcext:value-type="float">
            <text:p>373904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-11.964265" calcext:value-type="float">
            <text:p>-11.964265</text:p>
          </table:table-cell>
          <table:table-cell table:style-name="ce1" office:value-type="float" office:value="-56.8877748" calcext:value-type="float">
            <text:p>-56.8877748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Vismia schultesii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https://photos.app.goo.gl/jooYCo7zmR6dCWj8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18]/PI()" office:value-type="float" office:value="6.04788783749202" calcext:value-type="float">
            <text:p>6.04788783749202</text:p>
          </table:table-cell>
          <table:table-cell table:style-name="ce1" table:formula="of:=[.M118]/2" office:value-type="float" office:value="3.02394391874601" calcext:value-type="float">
            <text:p>3.02394391874601</text:p>
          </table:table-cell>
          <table:table-cell table:style-name="ce1" table:formula="of:=[.N118]/100" office:value-type="float" office:value="0.0302394391874601" calcext:value-type="float">
            <text:p>0.03023943918746</text:p>
          </table:table-cell>
          <table:table-cell table:style-name="ce1" table:formula="of:=PI()*[.O118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492" calcext:value-type="float">
            <text:p>373949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-11.9640832" calcext:value-type="float">
            <text:p>-11.9640832</text:p>
          </table:table-cell>
          <table:table-cell table:style-name="ce1" office:value-type="float" office:value="-56.8875875" calcext:value-type="float">
            <text:p>-56.8875875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19]/PI()" office:value-type="float" office:value="6.36619772367581" calcext:value-type="float">
            <text:p>6.36619772367581</text:p>
          </table:table-cell>
          <table:table-cell table:style-name="ce1" table:formula="of:=[.M119]/2" office:value-type="float" office:value="3.18309886183791" calcext:value-type="float">
            <text:p>3.18309886183791</text:p>
          </table:table-cell>
          <table:table-cell table:style-name="ce1" table:formula="of:=[.N119]/100" office:value-type="float" office:value="0.0318309886183791" calcext:value-type="float">
            <text:p>0.031830988618379</text:p>
          </table:table-cell>
          <table:table-cell table:style-name="ce1" table:formula="of:=PI()*[.O119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0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739306" calcext:value-type="float">
            <text:p>373930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-11.9641829" calcext:value-type="float">
            <text:p>-11.9641829</text:p>
          </table:table-cell>
          <table:table-cell table:style-name="ce1" office:value-type="float" office:value="-56.887567" calcext:value-type="float">
            <text:p>-56.887567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20]/PI()" office:value-type="float" office:value="6.36619772367581" calcext:value-type="float">
            <text:p>6.36619772367581</text:p>
          </table:table-cell>
          <table:table-cell table:style-name="ce1" table:formula="of:=[.M120]/2" office:value-type="float" office:value="3.18309886183791" calcext:value-type="float">
            <text:p>3.18309886183791</text:p>
          </table:table-cell>
          <table:table-cell table:style-name="ce1" table:formula="of:=[.N120]/100" office:value-type="float" office:value="0.0318309886183791" calcext:value-type="float">
            <text:p>0.031830988618379</text:p>
          </table:table-cell>
          <table:table-cell table:style-name="ce1" table:formula="of:=PI()*[.O120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09:4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2" calcext:value-type="float">
            <text:p>364828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-11.9642166" calcext:value-type="float">
            <text:p>-11.9642166</text:p>
          </table:table-cell>
          <table:table-cell table:style-name="ce1" office:value-type="float" office:value="-56.8875979" calcext:value-type="float">
            <text:p>-56.8875979</text:p>
          </table:table-cell>
          <table:table-cell table:style-name="ce1" office:value-type="string" calcext:value-type="string">
            <text:p>guarantã</text:p>
          </table:table-cell>
          <table:table-cell table:style-name="ce1" office:value-type="string" calcext:value-type="string">
            <text:p>Aspidosperma marcgravi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guarantã</text:p>
          </table:table-cell>
          <table:table-cell table:style-name="ce1" office:value-type="string" calcext:value-type="string">
            <text:p>https://photos.app.goo.gl/jqz7P75Q8Hs8Qynt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10,5</text:p>
          </table:table-cell>
          <table:table-cell table:style-name="ce1" table:formula="of:=[.K121]/PI()" office:value-type="float" office:value="28.6478897565412" calcext:value-type="float">
            <text:p>28.6478897565412</text:p>
          </table:table-cell>
          <table:table-cell table:style-name="ce1" table:formula="of:=[.M121]/2" office:value-type="float" office:value="14.3239448782706" calcext:value-type="float">
            <text:p>14.3239448782706</text:p>
          </table:table-cell>
          <table:table-cell table:style-name="ce1" table:formula="of:=[.N121]/100" office:value-type="float" office:value="0.143239448782706" calcext:value-type="float">
            <text:p>0.143239448782706</text:p>
          </table:table-cell>
          <table:table-cell table:style-name="ce1" table:formula="of:=PI()*[.O121]^2" office:value-type="float" office:value="0.0644577519522176" calcext:value-type="float">
            <text:p>0.06445775195221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1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3" calcext:value-type="float">
            <text:p>364828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11.9638675" calcext:value-type="float">
            <text:p>-11.9638675</text:p>
          </table:table-cell>
          <table:table-cell table:style-name="ce1" office:value-type="float" office:value="-56.8876723" calcext:value-type="float">
            <text:p>-56.8876723</text:p>
          </table:table-cell>
          <table:table-cell table:style-name="ce1" office:value-type="string" calcext:value-type="string">
            <text:p>joao-duro</text:p>
          </table:table-cell>
          <table:table-cell table:style-name="ce1" office:value-type="string" calcext:value-type="string">
            <text:p>Swartzia tessmannii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joão-duro</text:p>
          </table:table-cell>
          <table:table-cell table:style-name="ce1" office:value-type="string" calcext:value-type="string">
            <text:p>https://photos.app.goo.gl/Be8h5g4Gt1Bpzadr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2</text:p>
          </table:table-cell>
          <table:table-cell table:style-name="ce1" table:formula="of:=[.K122]/PI()" office:value-type="float" office:value="19.735212943395" calcext:value-type="float">
            <text:p>19.735212943395</text:p>
          </table:table-cell>
          <table:table-cell table:style-name="ce1" table:formula="of:=[.M122]/2" office:value-type="float" office:value="9.86760647169751" calcext:value-type="float">
            <text:p>9.86760647169751</text:p>
          </table:table-cell>
          <table:table-cell table:style-name="ce1" table:formula="of:=[.N122]/100" office:value-type="float" office:value="0.0986760647169751" calcext:value-type="float">
            <text:p>0.098676064716975</text:p>
          </table:table-cell>
          <table:table-cell table:style-name="ce1" table:formula="of:=PI()*[.O122]^2" office:value-type="float" office:value="0.0305895800622623" calcext:value-type="float">
            <text:p>0.03058958006226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1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4" calcext:value-type="float">
            <text:p>364828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-11.9639617" calcext:value-type="float">
            <text:p>-11.9639617</text:p>
          </table:table-cell>
          <table:table-cell table:style-name="ce1" office:value-type="float" office:value="-56.8876771" calcext:value-type="float">
            <text:p>-56.8876771</text:p>
          </table:table-cell>
          <table:table-cell table:style-name="ce1" office:value-type="string" calcext:value-type="string">
            <text:p>guaçatonga</text:p>
          </table:table-cell>
          <table:table-cell table:style-name="ce1" office:value-type="string" calcext:value-type="string">
            <text:p>Casearia arborea</text:p>
          </table:table-cell>
          <table:table-cell table:style-name="ce1" office:value-type="string" calcext:value-type="string">
            <text:p>Salicaceae</text:p>
          </table:table-cell>
          <table:table-cell table:style-name="ce1" office:value-type="string" calcext:value-type="string">
            <text:p>espeteiro-da-mata</text:p>
          </table:table-cell>
          <table:table-cell table:style-name="ce1" office:value-type="string" calcext:value-type="string">
            <text:p>https://photos.app.goo.gl/TsuhwpdCrvGtuTGN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0</text:p>
          </table:table-cell>
          <table:table-cell table:style-name="ce1" table:formula="of:=[.K123]/PI()" office:value-type="float" office:value="9.54929658551372" calcext:value-type="float">
            <text:p>9.54929658551372</text:p>
          </table:table-cell>
          <table:table-cell table:style-name="ce1" table:formula="of:=[.M123]/2" office:value-type="float" office:value="4.77464829275686" calcext:value-type="float">
            <text:p>4.77464829275686</text:p>
          </table:table-cell>
          <table:table-cell table:style-name="ce1" table:formula="of:=[.N123]/100" office:value-type="float" office:value="0.0477464829275686" calcext:value-type="float">
            <text:p>0.047746482927569</text:p>
          </table:table-cell>
          <table:table-cell table:style-name="ce1" table:formula="of:=PI()*[.O123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4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5" calcext:value-type="float">
            <text:p>3648285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24]/PI()" office:value-type="float" office:value="5.72957795130823" calcext:value-type="float">
            <text:p>5.72957795130823</text:p>
          </table:table-cell>
          <table:table-cell table:style-name="ce1" table:formula="of:=[.M124]/2" office:value-type="float" office:value="2.86478897565412" calcext:value-type="float">
            <text:p>2.86478897565412</text:p>
          </table:table-cell>
          <table:table-cell table:style-name="ce1" table:formula="of:=[.N124]/100" office:value-type="float" office:value="0.0286478897565412" calcext:value-type="float">
            <text:p>0.028647889756541</text:p>
          </table:table-cell>
          <table:table-cell table:style-name="ce1" table:formula="of:=PI()*[.O124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6" calcext:value-type="float">
            <text:p>364828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-11.9639638" calcext:value-type="float">
            <text:p>-11.9639638</text:p>
          </table:table-cell>
          <table:table-cell table:style-name="ce1" office:value-type="float" office:value="-56.8875521" calcext:value-type="float">
            <text:p>-56.8875521</text:p>
          </table:table-cell>
          <table:table-cell table:style-name="ce1" office:value-type="string" calcext:value-type="string">
            <text:p>embira-vermelha</text:p>
          </table:table-cell>
          <table:table-cell table:style-name="ce1" office:value-type="string" calcext:value-type="string">
            <text:p>Annona ambotay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vermelha</text:p>
          </table:table-cell>
          <table:table-cell table:style-name="ce1" office:value-type="string" calcext:value-type="string">
            <text:p>https://photos.app.goo.gl/VDjqoLUM6PSUC9D6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25]/PI()" office:value-type="float" office:value="15.278874536822" calcext:value-type="float">
            <text:p>15.278874536822</text:p>
          </table:table-cell>
          <table:table-cell table:style-name="ce1" table:formula="of:=[.M125]/2" office:value-type="float" office:value="7.63943726841098" calcext:value-type="float">
            <text:p>7.63943726841098</text:p>
          </table:table-cell>
          <table:table-cell table:style-name="ce1" table:formula="of:=[.N125]/100" office:value-type="float" office:value="0.0763943726841098" calcext:value-type="float">
            <text:p>0.07639437268411</text:p>
          </table:table-cell>
          <table:table-cell table:style-name="ce1" table:formula="of:=PI()*[.O125]^2" office:value-type="float" office:value="0.0183346494441863" calcext:value-type="float">
            <text:p>0.01833464944418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4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7" calcext:value-type="float">
            <text:p>364828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-11.9637174" calcext:value-type="float">
            <text:p>-11.9637174</text:p>
          </table:table-cell>
          <table:table-cell table:style-name="ce1" office:value-type="float" office:value="-56.8875721" calcext:value-type="float">
            <text:p>-56.8875721</text:p>
          </table:table-cell>
          <table:table-cell table:style-name="ce1" office:value-type="string" calcext:value-type="string">
            <text:p>cambará-rosa</text:p>
          </table:table-cell>
          <table:table-cell table:style-name="ce1" office:value-type="string" calcext:value-type="string">
            <text:p>Vochysia vismiifolia</text:p>
          </table:table-cell>
          <table:table-cell table:style-name="ce1" office:value-type="string" calcext:value-type="string">
            <text:p>Vochysiaceae</text:p>
          </table:table-cell>
          <table:table-cell table:style-name="ce1" office:value-type="string" calcext:value-type="string">
            <text:p>cambará-rosa</text:p>
          </table:table-cell>
          <table:table-cell table:style-name="ce1" office:value-type="string" calcext:value-type="string">
            <text:p>https://photos.app.goo.gl/V1ZUHHjhsvB6cVdU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12</text:p>
          </table:table-cell>
          <table:table-cell table:style-name="ce1" table:formula="of:=[.K126]/PI()" office:value-type="float" office:value="24.8281711223357" calcext:value-type="float">
            <text:p>24.8281711223357</text:p>
          </table:table-cell>
          <table:table-cell table:style-name="ce1" table:formula="of:=[.M126]/2" office:value-type="float" office:value="12.4140855611678" calcext:value-type="float">
            <text:p>12.4140855611678</text:p>
          </table:table-cell>
          <table:table-cell table:style-name="ce1" table:formula="of:=[.N126]/100" office:value-type="float" office:value="0.124140855611678" calcext:value-type="float">
            <text:p>0.124140855611678</text:p>
          </table:table-cell>
          <table:table-cell table:style-name="ce1" table:formula="of:=PI()*[.O126]^2" office:value-type="float" office:value="0.0484149336885546" calcext:value-type="float">
            <text:p>0.04841493368855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0:5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8" calcext:value-type="float">
            <text:p>364828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-11.9640102" calcext:value-type="float">
            <text:p>-11.9640102</text:p>
          </table:table-cell>
          <table:table-cell table:style-name="ce1" office:value-type="float" office:value="-56.8875108" calcext:value-type="float">
            <text:p>-56.8875108</text:p>
          </table:table-cell>
          <table:table-cell table:style-name="ce1" office:value-type="string" calcext:value-type="string">
            <text:p>goiabinha</text:p>
          </table:table-cell>
          <table:table-cell table:style-name="ce1" office:value-type="string" calcext:value-type="string">
            <text:p>Myrciaria floribunda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oiabinha (MT)</text:p>
          </table:table-cell>
          <table:table-cell table:style-name="ce1" office:value-type="string" calcext:value-type="string">
            <text:p>https://photos.app.goo.gl/RfhriXfZtrRo8Gvz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27]/PI()" office:value-type="float" office:value="15.278874536822" calcext:value-type="float">
            <text:p>15.278874536822</text:p>
          </table:table-cell>
          <table:table-cell table:style-name="ce1" table:formula="of:=[.M127]/2" office:value-type="float" office:value="7.63943726841098" calcext:value-type="float">
            <text:p>7.63943726841098</text:p>
          </table:table-cell>
          <table:table-cell table:style-name="ce1" table:formula="of:=[.N127]/100" office:value-type="float" office:value="0.0763943726841098" calcext:value-type="float">
            <text:p>0.07639437268411</text:p>
          </table:table-cell>
          <table:table-cell table:style-name="ce1" table:formula="of:=PI()*[.O127]^2" office:value-type="float" office:value="0.0183346494441863" calcext:value-type="float">
            <text:p>0.01833464944418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1:0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89" calcext:value-type="float">
            <text:p>364828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-11.9639763" calcext:value-type="float">
            <text:p>-11.9639763</text:p>
          </table:table-cell>
          <table:table-cell table:style-name="ce1" office:value-type="float" office:value="-56.8878462" calcext:value-type="float">
            <text:p>-56.8878462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28]/PI()" office:value-type="float" office:value="13.687325105903" calcext:value-type="float">
            <text:p>13.687325105903</text:p>
          </table:table-cell>
          <table:table-cell table:style-name="ce1" table:formula="of:=[.M128]/2" office:value-type="float" office:value="6.8436625529515" calcext:value-type="float">
            <text:p>6.8436625529515</text:p>
          </table:table-cell>
          <table:table-cell table:style-name="ce1" table:formula="of:=[.N128]/100" office:value-type="float" office:value="0.068436625529515" calcext:value-type="float">
            <text:p>0.068436625529515</text:p>
          </table:table-cell>
          <table:table-cell table:style-name="ce1" table:formula="of:=PI()*[.O128]^2" office:value-type="float" office:value="0.0147138744888457" calcext:value-type="float">
            <text:p>0.01471387448884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1:0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90" calcext:value-type="float">
            <text:p>364829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-11.9639418" calcext:value-type="float">
            <text:p>-11.9639418</text:p>
          </table:table-cell>
          <table:table-cell table:style-name="ce1" office:value-type="float" office:value="-56.8877139" calcext:value-type="float">
            <text:p>-56.8877139</text:p>
          </table:table-cell>
          <table:table-cell table:style-name="ce1" office:value-type="string" calcext:value-type="string">
            <text:p>Sucupira-da-mata</text:p>
          </table:table-cell>
          <table:table-cell table:style-name="ce1" office:value-type="string" calcext:value-type="string">
            <text:p>Diplotropis brasiliensis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sucupira-amarela (MT)</text:p>
          </table:table-cell>
          <table:table-cell table:style-name="ce1" office:value-type="string" calcext:value-type="string">
            <text:p>https://photos.app.goo.gl/pj4qgwfriFJSMkVT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9,5</text:p>
          </table:table-cell>
          <table:table-cell table:style-name="ce1" table:formula="of:=[.K129]/PI()" office:value-type="float" office:value="21.6450722604978" calcext:value-type="float">
            <text:p>21.6450722604978</text:p>
          </table:table-cell>
          <table:table-cell table:style-name="ce1" table:formula="of:=[.M129]/2" office:value-type="float" office:value="10.8225361302489" calcext:value-type="float">
            <text:p>10.8225361302489</text:p>
          </table:table-cell>
          <table:table-cell table:style-name="ce1" table:formula="of:=[.N129]/100" office:value-type="float" office:value="0.108225361302489" calcext:value-type="float">
            <text:p>0.108225361302489</text:p>
          </table:table-cell>
          <table:table-cell table:style-name="ce1" table:formula="of:=PI()*[.O129]^2" office:value-type="float" office:value="0.0367966228428462" calcext:value-type="float">
            <text:p>0.03679662284284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1:1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291" calcext:value-type="float">
            <text:p>364829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-11.9639862" calcext:value-type="float">
            <text:p>-11.9639862</text:p>
          </table:table-cell>
          <table:table-cell table:style-name="ce1" office:value-type="float" office:value="-56.8875737" calcext:value-type="float">
            <text:p>-56.8875737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30]/PI()" office:value-type="float" office:value="5.72957795130823" calcext:value-type="float">
            <text:p>5.72957795130823</text:p>
          </table:table-cell>
          <table:table-cell table:style-name="ce1" table:formula="of:=[.M130]/2" office:value-type="float" office:value="2.86478897565412" calcext:value-type="float">
            <text:p>2.86478897565412</text:p>
          </table:table-cell>
          <table:table-cell table:style-name="ce1" table:formula="of:=[.N130]/100" office:value-type="float" office:value="0.0286478897565412" calcext:value-type="float">
            <text:p>0.028647889756541</text:p>
          </table:table-cell>
          <table:table-cell table:style-name="ce1" table:formula="of:=PI()*[.O130]^2" office:value-type="float" office:value="0.0025783100780887" calcext:value-type="float">
            <text:p>0.00257831007808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1:1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3" office:value-type="float" office:value="3648180" calcext:value-type="float">
            <text:p>364818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-11.9747426" calcext:value-type="float">
            <text:p>-11.9747426</text:p>
          </table:table-cell>
          <table:table-cell table:style-name="ce1" office:value-type="float" office:value="-56.8928499" calcext:value-type="float">
            <text:p>-56.8928499</text:p>
          </table:table-cell>
          <table:table-cell table:style-name="ce1" office:value-type="string" calcext:value-type="string">
            <text:p>angelim-amargoso</text:p>
          </table:table-cell>
          <table:table-cell table:style-name="ce1" office:value-type="string" calcext:value-type="string">
            <text:p>Vataireopsis specios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angelim-amargoso (MT), amargoso-falso</text:p>
          </table:table-cell>
          <table:table-cell table:style-name="ce1" office:value-type="string" calcext:value-type="string">
            <text:p>https://photos.app.goo.gl/gaVvU2qmy5Czv4yU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23</text:p>
          </table:table-cell>
          <table:table-cell table:style-name="ce1" table:formula="of:=[.K131]/PI()" office:value-type="float" office:value="37.2422566835035" calcext:value-type="float">
            <text:p>37.2422566835035</text:p>
          </table:table-cell>
          <table:table-cell table:style-name="ce1" table:formula="of:=[.M131]/2" office:value-type="float" office:value="18.6211283417518" calcext:value-type="float">
            <text:p>18.6211283417518</text:p>
          </table:table-cell>
          <table:table-cell table:style-name="ce1" table:formula="of:=[.N131]/100" office:value-type="float" office:value="0.186211283417518" calcext:value-type="float">
            <text:p>0.186211283417518</text:p>
          </table:table-cell>
          <table:table-cell table:style-name="ce1" table:formula="of:=PI()*[.O131]^2" office:value-type="float" office:value="0.108933600799248" calcext:value-type="float">
            <text:p>0.10893360079924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3:4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1" calcext:value-type="float">
            <text:p>364818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-11.9747012" calcext:value-type="float">
            <text:p>-11.9747012</text:p>
          </table:table-cell>
          <table:table-cell table:style-name="ce1" office:value-type="float" office:value="-56.8927921" calcext:value-type="float">
            <text:p>-56.8927921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132]/PI()" office:value-type="float" office:value="7.0028174960434" calcext:value-type="float">
            <text:p>7.0028174960434</text:p>
          </table:table-cell>
          <table:table-cell table:style-name="ce1" table:formula="of:=[.M132]/2" office:value-type="float" office:value="3.5014087480217" calcext:value-type="float">
            <text:p>3.5014087480217</text:p>
          </table:table-cell>
          <table:table-cell table:style-name="ce1" table:formula="of:=[.N132]/100" office:value-type="float" office:value="0.035014087480217" calcext:value-type="float">
            <text:p>0.035014087480217</text:p>
          </table:table-cell>
          <table:table-cell table:style-name="ce1" table:formula="of:=PI()*[.O132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3:5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2" calcext:value-type="float">
            <text:p>364818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-11.9747622" calcext:value-type="float">
            <text:p>-11.9747622</text:p>
          </table:table-cell>
          <table:table-cell table:style-name="ce1" office:value-type="float" office:value="-56.8927743" calcext:value-type="float">
            <text:p>-56.892774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4</text:p>
          </table:table-cell>
          <table:table-cell table:style-name="ce1" table:formula="of:=[.K133]/PI()" office:value-type="float" office:value="6.6845076098596" calcext:value-type="float">
            <text:p>6.6845076098596</text:p>
          </table:table-cell>
          <table:table-cell table:style-name="ce1" table:formula="of:=[.M133]/2" office:value-type="float" office:value="3.3422538049298" calcext:value-type="float">
            <text:p>3.3422538049298</text:p>
          </table:table-cell>
          <table:table-cell table:style-name="ce1" table:formula="of:=[.N133]/100" office:value-type="float" office:value="0.033422538049298" calcext:value-type="float">
            <text:p>0.033422538049298</text:p>
          </table:table-cell>
          <table:table-cell table:style-name="ce1" table:formula="of:=PI()*[.O133]^2" office:value-type="float" office:value="0.00350936649517629" calcext:value-type="float">
            <text:p>0.00350936649517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3:5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4" calcext:value-type="float">
            <text:p>36481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-11.9746909" calcext:value-type="float">
            <text:p>-11.9746909</text:p>
          </table:table-cell>
          <table:table-cell table:style-name="ce1" office:value-type="float" office:value="-56.8925511" calcext:value-type="float">
            <text:p>-56.8925511</text:p>
          </table:table-cell>
          <table:table-cell table:style-name="ce1" office:value-type="string" calcext:value-type="string">
            <text:p>Goiabadinha</text:p>
          </table:table-cell>
          <table:table-cell table:style-name="ce1" office:value-type="string" calcext:value-type="string">
            <text:p>Myrcia cf. paivae</text:p>
          </table:table-cell>
          <table:table-cell table:style-name="ce1" office:value-type="string" calcext:value-type="string">
            <text:p>Myrtaceae</text:p>
          </table:table-cell>
          <table:table-cell table:style-name="ce1" office:value-type="string" calcext:value-type="string">
            <text:p>guamirim</text:p>
          </table:table-cell>
          <table:table-cell table:style-name="ce1" office:value-type="string" calcext:value-type="string">
            <text:p>https://photos.app.goo.gl/4DjtTVDtM6CjVt6U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34]/PI()" office:value-type="float" office:value="6.36619772367581" calcext:value-type="float">
            <text:p>6.36619772367581</text:p>
          </table:table-cell>
          <table:table-cell table:style-name="ce1" table:formula="of:=[.M134]/2" office:value-type="float" office:value="3.18309886183791" calcext:value-type="float">
            <text:p>3.18309886183791</text:p>
          </table:table-cell>
          <table:table-cell table:style-name="ce1" table:formula="of:=[.N134]/100" office:value-type="float" office:value="0.0318309886183791" calcext:value-type="float">
            <text:p>0.031830988618379</text:p>
          </table:table-cell>
          <table:table-cell table:style-name="ce1" table:formula="of:=PI()*[.O134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0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3" calcext:value-type="float">
            <text:p>364818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-11.9746717" calcext:value-type="float">
            <text:p>-11.9746717</text:p>
          </table:table-cell>
          <table:table-cell table:style-name="ce1" office:value-type="float" office:value="-56.8925937" calcext:value-type="float">
            <text:p>-56.8925937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135]/PI()" office:value-type="float" office:value="7.0028174960434" calcext:value-type="float">
            <text:p>7.0028174960434</text:p>
          </table:table-cell>
          <table:table-cell table:style-name="ce1" table:formula="of:=[.M135]/2" office:value-type="float" office:value="3.5014087480217" calcext:value-type="float">
            <text:p>3.5014087480217</text:p>
          </table:table-cell>
          <table:table-cell table:style-name="ce1" table:formula="of:=[.N135]/100" office:value-type="float" office:value="0.035014087480217" calcext:value-type="float">
            <text:p>0.035014087480217</text:p>
          </table:table-cell>
          <table:table-cell table:style-name="ce1" table:formula="of:=PI()*[.O135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0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5" calcext:value-type="float">
            <text:p>364818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-11.9746881" calcext:value-type="float">
            <text:p>-11.9746881</text:p>
          </table:table-cell>
          <table:table-cell table:style-name="ce1" office:value-type="float" office:value="-56.892802" calcext:value-type="float">
            <text:p>-56.892802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136]/PI()" office:value-type="float" office:value="8.27605704077856" calcext:value-type="float">
            <text:p>8.27605704077856</text:p>
          </table:table-cell>
          <table:table-cell table:style-name="ce1" table:formula="of:=[.M136]/2" office:value-type="float" office:value="4.13802852038928" calcext:value-type="float">
            <text:p>4.13802852038928</text:p>
          </table:table-cell>
          <table:table-cell table:style-name="ce1" table:formula="of:=[.N136]/100" office:value-type="float" office:value="0.0413802852038928" calcext:value-type="float">
            <text:p>0.041380285203893</text:p>
          </table:table-cell>
          <table:table-cell table:style-name="ce1" table:formula="of:=PI()*[.O136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0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6" calcext:value-type="float">
            <text:p>364818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-11.9746774" calcext:value-type="float">
            <text:p>-11.9746774</text:p>
          </table:table-cell>
          <table:table-cell table:style-name="ce1" office:value-type="float" office:value="-56.8927341" calcext:value-type="float">
            <text:p>-56.8927341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Miconia cuspidat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https://photos.app.goo.gl/vJbEtDGogKRQRr4b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37]/PI()" office:value-type="float" office:value="6.04788783749202" calcext:value-type="float">
            <text:p>6.04788783749202</text:p>
          </table:table-cell>
          <table:table-cell table:style-name="ce1" table:formula="of:=[.M137]/2" office:value-type="float" office:value="3.02394391874601" calcext:value-type="float">
            <text:p>3.02394391874601</text:p>
          </table:table-cell>
          <table:table-cell table:style-name="ce1" table:formula="of:=[.N137]/100" office:value-type="float" office:value="0.0302394391874601" calcext:value-type="float">
            <text:p>0.03023943918746</text:p>
          </table:table-cell>
          <table:table-cell table:style-name="ce1" table:formula="of:=PI()*[.O137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1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7" calcext:value-type="float">
            <text:p>364818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-11.9747673" calcext:value-type="float">
            <text:p>-11.9747673</text:p>
          </table:table-cell>
          <table:table-cell table:style-name="ce1" office:value-type="float" office:value="-56.8927962" calcext:value-type="float">
            <text:p>-56.8927962</text:p>
          </table:table-cell>
          <table:table-cell table:style-name="ce1" office:value-type="string" calcext:value-type="string">
            <text:p>goiaba-de-anta</text:p>
          </table:table-cell>
          <table:table-cell table:style-name="ce1" office:value-type="string" calcext:value-type="string">
            <text:p>Bellucia grossularioides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goiaba-de-anta</text:p>
          </table:table-cell>
          <table:table-cell table:style-name="ce1" office:value-type="string" calcext:value-type="string">
            <text:p>https://photos.app.goo.gl/6Z4e7z65jxk9Pr8s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138]/PI()" office:value-type="float" office:value="7.0028174960434" calcext:value-type="float">
            <text:p>7.0028174960434</text:p>
          </table:table-cell>
          <table:table-cell table:style-name="ce1" table:formula="of:=[.M138]/2" office:value-type="float" office:value="3.5014087480217" calcext:value-type="float">
            <text:p>3.5014087480217</text:p>
          </table:table-cell>
          <table:table-cell table:style-name="ce1" table:formula="of:=[.N138]/100" office:value-type="float" office:value="0.035014087480217" calcext:value-type="float">
            <text:p>0.035014087480217</text:p>
          </table:table-cell>
          <table:table-cell table:style-name="ce1" table:formula="of:=PI()*[.O138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1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8" calcext:value-type="float">
            <text:p>364818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-11.9744635" calcext:value-type="float">
            <text:p>-11.9744635</text:p>
          </table:table-cell>
          <table:table-cell table:style-name="ce1" office:value-type="float" office:value="-56.8931493" calcext:value-type="float">
            <text:p>-56.8931493</text:p>
          </table:table-cell>
          <table:table-cell table:style-name="ce1" office:value-type="string" calcext:value-type="string">
            <text:p>pixirica-lacre</text:p>
          </table:table-cell>
          <table:table-cell table:style-name="ce1" office:value-type="string" calcext:value-type="string">
            <text:p>Miconia holoserice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ão</text:p>
          </table:table-cell>
          <table:table-cell table:style-name="ce1" office:value-type="string" calcext:value-type="string">
            <text:p>https://photos.app.goo.gl/2qYqYTw6o71d2uAr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39]/PI()" office:value-type="float" office:value="10.5042262440651" calcext:value-type="float">
            <text:p>10.5042262440651</text:p>
          </table:table-cell>
          <table:table-cell table:style-name="ce1" table:formula="of:=[.M139]/2" office:value-type="float" office:value="5.25211312203255" calcext:value-type="float">
            <text:p>5.25211312203255</text:p>
          </table:table-cell>
          <table:table-cell table:style-name="ce1" table:formula="of:=[.N139]/100" office:value-type="float" office:value="0.0525211312203255" calcext:value-type="float">
            <text:p>0.052521131220326</text:p>
          </table:table-cell>
          <table:table-cell table:style-name="ce1" table:formula="of:=PI()*[.O139]^2" office:value-type="float" office:value="0.0086659866513537" calcext:value-type="float">
            <text:p>0.00866598665135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2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8" calcext:value-type="float">
            <text:p>3648188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float" office:value="-11.9748126" calcext:value-type="float">
            <text:p>-11.9748126</text:p>
          </table:table-cell>
          <table:table-cell table:style-name="ce1" office:value-type="float" office:value="-56.8929316" calcext:value-type="float">
            <text:p>-56.8929316</text:p>
          </table:table-cell>
          <table:table-cell table:style-name="ce1" office:value-type="string" calcext:value-type="string">
            <text:p>pixirica-lacre</text:p>
          </table:table-cell>
          <table:table-cell table:style-name="ce1" office:value-type="string" calcext:value-type="string">
            <text:p>Miconia holoserice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ão</text:p>
          </table:table-cell>
          <table:table-cell table:style-name="ce1" office:value-type="string" calcext:value-type="string">
            <text:p>https://photos.app.goo.gl/2qYqYTw6o71d2uAr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40]/PI()" office:value-type="float" office:value="9.86760647169751" calcext:value-type="float">
            <text:p>9.86760647169751</text:p>
          </table:table-cell>
          <table:table-cell table:style-name="ce1" table:formula="of:=[.M140]/2" office:value-type="float" office:value="4.93380323584876" calcext:value-type="float">
            <text:p>4.93380323584876</text:p>
          </table:table-cell>
          <table:table-cell table:style-name="ce1" table:formula="of:=[.N140]/100" office:value-type="float" office:value="0.0493380323584876" calcext:value-type="float">
            <text:p>0.049338032358488</text:p>
          </table:table-cell>
          <table:table-cell table:style-name="ce1" table:formula="of:=PI()*[.O140]^2" office:value-type="float" office:value="0.00764739501556557" calcext:value-type="float">
            <text:p>0.00764739501556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2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189" calcext:value-type="float">
            <text:p>364818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-11.9745784" calcext:value-type="float">
            <text:p>-11.9745784</text:p>
          </table:table-cell>
          <table:table-cell table:style-name="ce1" office:value-type="float" office:value="-56.8926444" calcext:value-type="float">
            <text:p>-56.8926444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141]/PI()" office:value-type="float" office:value="6.36619772367581" calcext:value-type="float">
            <text:p>6.36619772367581</text:p>
          </table:table-cell>
          <table:table-cell table:style-name="ce1" table:formula="of:=[.M141]/2" office:value-type="float" office:value="3.18309886183791" calcext:value-type="float">
            <text:p>3.18309886183791</text:p>
          </table:table-cell>
          <table:table-cell table:style-name="ce1" table:formula="of:=[.N141]/100" office:value-type="float" office:value="0.0318309886183791" calcext:value-type="float">
            <text:p>0.031830988618379</text:p>
          </table:table-cell>
          <table:table-cell table:style-name="ce1" table:formula="of:=PI()*[.O141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2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2" calcext:value-type="float">
            <text:p>364942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-11.9746376" calcext:value-type="float">
            <text:p>-11.9746376</text:p>
          </table:table-cell>
          <table:table-cell table:style-name="ce1" office:value-type="float" office:value="-56.8928486" calcext:value-type="float">
            <text:p>-56.8928486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42]/PI()" office:value-type="float" office:value="9.54929658551372" calcext:value-type="float">
            <text:p>9.54929658551372</text:p>
          </table:table-cell>
          <table:table-cell table:style-name="ce1" table:formula="of:=[.M142]/2" office:value-type="float" office:value="4.77464829275686" calcext:value-type="float">
            <text:p>4.77464829275686</text:p>
          </table:table-cell>
          <table:table-cell table:style-name="ce1" table:formula="of:=[.N142]/100" office:value-type="float" office:value="0.0477464829275686" calcext:value-type="float">
            <text:p>0.047746482927569</text:p>
          </table:table-cell>
          <table:table-cell table:style-name="ce1" table:formula="of:=PI()*[.O142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2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3" calcext:value-type="float">
            <text:p>36494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1.9746486" calcext:value-type="float">
            <text:p>-11.9746486</text:p>
          </table:table-cell>
          <table:table-cell table:style-name="ce1" office:value-type="float" office:value="-56.8929402" calcext:value-type="float">
            <text:p>-56.8929402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143]/PI()" office:value-type="float" office:value="9.23098669932993" calcext:value-type="float">
            <text:p>9.23098669932993</text:p>
          </table:table-cell>
          <table:table-cell table:style-name="ce1" table:formula="of:=[.M143]/2" office:value-type="float" office:value="4.61549334966497" calcext:value-type="float">
            <text:p>4.61549334966497</text:p>
          </table:table-cell>
          <table:table-cell table:style-name="ce1" table:formula="of:=[.N143]/100" office:value-type="float" office:value="0.0461549334966497" calcext:value-type="float">
            <text:p>0.04615493349665</text:p>
          </table:table-cell>
          <table:table-cell table:style-name="ce1" table:formula="of:=PI()*[.O143]^2" office:value-type="float" office:value="0.0066924653570142" calcext:value-type="float">
            <text:p>0.00669246535701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3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3" calcext:value-type="float">
            <text:p>36494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1.9746486" calcext:value-type="float">
            <text:p>-11.9746486</text:p>
          </table:table-cell>
          <table:table-cell table:style-name="ce1" office:value-type="float" office:value="-56.8929402" calcext:value-type="float">
            <text:p>-56.8929402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144]/PI()" office:value-type="float" office:value="8.91267681314614" calcext:value-type="float">
            <text:p>8.91267681314614</text:p>
          </table:table-cell>
          <table:table-cell table:style-name="ce1" table:formula="of:=[.M144]/2" office:value-type="float" office:value="4.45633840657307" calcext:value-type="float">
            <text:p>4.45633840657307</text:p>
          </table:table-cell>
          <table:table-cell table:style-name="ce1" table:formula="of:=[.N144]/100" office:value-type="float" office:value="0.0445633840657307" calcext:value-type="float">
            <text:p>0.044563384065731</text:p>
          </table:table-cell>
          <table:table-cell table:style-name="ce1" table:formula="of:=PI()*[.O144]^2" office:value-type="float" office:value="0.0062388737692023" calcext:value-type="float">
            <text:p>0.00623887376920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3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4" calcext:value-type="float">
            <text:p>364942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-11.9746279" calcext:value-type="float">
            <text:p>-11.9746279</text:p>
          </table:table-cell>
          <table:table-cell table:style-name="ce1" office:value-type="float" office:value="-56.8929637" calcext:value-type="float">
            <text:p>-56.8929637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45]/PI()" office:value-type="float" office:value="5.41126806512444" calcext:value-type="float">
            <text:p>5.41126806512444</text:p>
          </table:table-cell>
          <table:table-cell table:style-name="ce1" table:formula="of:=[.M145]/2" office:value-type="float" office:value="2.70563403256222" calcext:value-type="float">
            <text:p>2.70563403256222</text:p>
          </table:table-cell>
          <table:table-cell table:style-name="ce1" table:formula="of:=[.N145]/100" office:value-type="float" office:value="0.0270563403256222" calcext:value-type="float">
            <text:p>0.027056340325622</text:p>
          </table:table-cell>
          <table:table-cell table:style-name="ce1" table:formula="of:=PI()*[.O145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3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5" calcext:value-type="float">
            <text:p>364942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-11.9747996" calcext:value-type="float">
            <text:p>-11.9747996</text:p>
          </table:table-cell>
          <table:table-cell table:style-name="ce1" office:value-type="float" office:value="-56.8928664" calcext:value-type="float">
            <text:p>-56.8928664</text:p>
          </table:table-cell>
          <table:table-cell table:style-name="ce1" office:value-type="string" calcext:value-type="string">
            <text:p>joao-mole</text:p>
          </table:table-cell>
          <table:table-cell table:style-name="ce1" office:value-type="string" calcext:value-type="string">
            <text:p>Guapira opposita</text:p>
          </table:table-cell>
          <table:table-cell table:style-name="ce1" office:value-type="string" calcext:value-type="string">
            <text:p>Nyctaginaceae</text:p>
          </table:table-cell>
          <table:table-cell table:style-name="ce1" office:value-type="string" calcext:value-type="string">
            <text:p>joão-mole</text:p>
          </table:table-cell>
          <table:table-cell table:style-name="ce1" office:value-type="string" calcext:value-type="string">
            <text:p>https://photos.app.goo.gl/SqrXFaD4w1Va6zoo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3,30</text:p>
          </table:table-cell>
          <table:table-cell table:style-name="ce1" table:formula="of:=[.K146]/PI()" office:value-type="float" office:value="14.9605646506382" calcext:value-type="float">
            <text:p>14.9605646506382</text:p>
          </table:table-cell>
          <table:table-cell table:style-name="ce1" table:formula="of:=[.M146]/2" office:value-type="float" office:value="7.48028232531908" calcext:value-type="float">
            <text:p>7.48028232531908</text:p>
          </table:table-cell>
          <table:table-cell table:style-name="ce1" table:formula="of:=[.N146]/100" office:value-type="float" office:value="0.0748028232531908" calcext:value-type="float">
            <text:p>0.074802823253191</text:p>
          </table:table-cell>
          <table:table-cell table:style-name="ce1" table:formula="of:=PI()*[.O146]^2" office:value-type="float" office:value="0.0175786634644998" calcext:value-type="float">
            <text:p>0.017578663464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3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5" calcext:value-type="float">
            <text:p>364942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-11.9747996" calcext:value-type="float">
            <text:p>-11.9747996</text:p>
          </table:table-cell>
          <table:table-cell table:style-name="ce1" office:value-type="float" office:value="-56.8928664" calcext:value-type="float">
            <text:p>-56.8928664</text:p>
          </table:table-cell>
          <table:table-cell table:style-name="ce1" office:value-type="string" calcext:value-type="string">
            <text:p>joao-mole</text:p>
          </table:table-cell>
          <table:table-cell table:style-name="ce1" office:value-type="string" calcext:value-type="string">
            <text:p>Guapira opposita</text:p>
          </table:table-cell>
          <table:table-cell table:style-name="ce1" office:value-type="string" calcext:value-type="string">
            <text:p>Nyctaginaceae</text:p>
          </table:table-cell>
          <table:table-cell table:style-name="ce1" office:value-type="string" calcext:value-type="string">
            <text:p>joão-mole</text:p>
          </table:table-cell>
          <table:table-cell table:style-name="ce1" office:value-type="string" calcext:value-type="string">
            <text:p>https://photos.app.goo.gl/SqrXFaD4w1Va6zoo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K147]/PI()" office:value-type="float" office:value="5.41126806512444" calcext:value-type="float">
            <text:p>5.41126806512444</text:p>
          </table:table-cell>
          <table:table-cell table:style-name="ce1" table:formula="of:=[.M147]/2" office:value-type="float" office:value="2.70563403256222" calcext:value-type="float">
            <text:p>2.70563403256222</text:p>
          </table:table-cell>
          <table:table-cell table:style-name="ce1" table:formula="of:=[.N147]/100" office:value-type="float" office:value="0.0270563403256222" calcext:value-type="float">
            <text:p>0.027056340325622</text:p>
          </table:table-cell>
          <table:table-cell table:style-name="ce1" table:formula="of:=PI()*[.O147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3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6" calcext:value-type="float">
            <text:p>364942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-11.9745395" calcext:value-type="float">
            <text:p>-11.9745395</text:p>
          </table:table-cell>
          <table:table-cell table:style-name="ce1" office:value-type="float" office:value="-56.8930222" calcext:value-type="float">
            <text:p>-56.8930222</text:p>
          </table:table-cell>
          <table:table-cell table:style-name="ce1" office:value-type="string" calcext:value-type="string">
            <text:p>peroba-dagua</text:p>
          </table:table-cell>
          <table:table-cell table:style-name="ce1" office:value-type="string" calcext:value-type="string">
            <text:p>Aspidosperma desmanth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d'água</text:p>
          </table:table-cell>
          <table:table-cell table:style-name="ce1" office:value-type="string" calcext:value-type="string">
            <text:p>https://photos.app.goo.gl/vTGE9r8qrMS5tagU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48]/PI()" office:value-type="float" office:value="9.54929658551372" calcext:value-type="float">
            <text:p>9.54929658551372</text:p>
          </table:table-cell>
          <table:table-cell table:style-name="ce1" table:formula="of:=[.M148]/2" office:value-type="float" office:value="4.77464829275686" calcext:value-type="float">
            <text:p>4.77464829275686</text:p>
          </table:table-cell>
          <table:table-cell table:style-name="ce1" table:formula="of:=[.N148]/100" office:value-type="float" office:value="0.0477464829275686" calcext:value-type="float">
            <text:p>0.047746482927569</text:p>
          </table:table-cell>
          <table:table-cell table:style-name="ce1" table:formula="of:=PI()*[.O148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4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7" calcext:value-type="float">
            <text:p>364942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-11.9746924" calcext:value-type="float">
            <text:p>-11.9746924</text:p>
          </table:table-cell>
          <table:table-cell table:style-name="ce1" office:value-type="float" office:value="-56.8930556" calcext:value-type="float">
            <text:p>-56.8930556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Ocotea cujumary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https://photos.app.goo.gl/Cout2A6M3yU7zRju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K149]/PI()" office:value-type="float" office:value="14.9605646506382" calcext:value-type="float">
            <text:p>14.9605646506382</text:p>
          </table:table-cell>
          <table:table-cell table:style-name="ce1" table:formula="of:=[.M149]/2" office:value-type="float" office:value="7.48028232531908" calcext:value-type="float">
            <text:p>7.48028232531908</text:p>
          </table:table-cell>
          <table:table-cell table:style-name="ce1" table:formula="of:=[.N149]/100" office:value-type="float" office:value="0.0748028232531908" calcext:value-type="float">
            <text:p>0.074802823253191</text:p>
          </table:table-cell>
          <table:table-cell table:style-name="ce1" table:formula="of:=PI()*[.O149]^2" office:value-type="float" office:value="0.0175786634644998" calcext:value-type="float">
            <text:p>0.017578663464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4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7" calcext:value-type="float">
            <text:p>364942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-11.9746924" calcext:value-type="float">
            <text:p>-11.9746924</text:p>
          </table:table-cell>
          <table:table-cell table:style-name="ce1" office:value-type="float" office:value="-56.8930556" calcext:value-type="float">
            <text:p>-56.8930556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Ocotea cujumary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https://photos.app.goo.gl/Cout2A6M3yU7zRju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K150]/PI()" office:value-type="float" office:value="6.04788783749202" calcext:value-type="float">
            <text:p>6.04788783749202</text:p>
          </table:table-cell>
          <table:table-cell table:style-name="ce1" table:formula="of:=[.M150]/2" office:value-type="float" office:value="3.02394391874601" calcext:value-type="float">
            <text:p>3.02394391874601</text:p>
          </table:table-cell>
          <table:table-cell table:style-name="ce1" table:formula="of:=[.N150]/100" office:value-type="float" office:value="0.0302394391874601" calcext:value-type="float">
            <text:p>0.03023943918746</text:p>
          </table:table-cell>
          <table:table-cell table:style-name="ce1" table:formula="of:=PI()*[.O150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4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8" calcext:value-type="float">
            <text:p>364942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-11.9747398" calcext:value-type="float">
            <text:p>-11.9747398</text:p>
          </table:table-cell>
          <table:table-cell table:style-name="ce1" office:value-type="float" office:value="-56.8931143" calcext:value-type="float">
            <text:p>-56.893114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51]/PI()" office:value-type="float" office:value="7.95774715459477" calcext:value-type="float">
            <text:p>7.95774715459477</text:p>
          </table:table-cell>
          <table:table-cell table:style-name="ce1" table:formula="of:=[.M151]/2" office:value-type="float" office:value="3.97887357729738" calcext:value-type="float">
            <text:p>3.97887357729738</text:p>
          </table:table-cell>
          <table:table-cell table:style-name="ce1" table:formula="of:=[.N151]/100" office:value-type="float" office:value="0.0397887357729738" calcext:value-type="float">
            <text:p>0.039788735772974</text:p>
          </table:table-cell>
          <table:table-cell table:style-name="ce1" table:formula="of:=PI()*[.O151]^2" office:value-type="float" office:value="0.00497359197162173" calcext:value-type="float">
            <text:p>0.00497359197162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4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29" calcext:value-type="float">
            <text:p>3649429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2"/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,7</text:p>
          </table:table-cell>
          <table:table-cell table:style-name="ce1" table:formula="of:=[.K152]/PI()" office:value-type="float" office:value="10.1859163578813" calcext:value-type="float">
            <text:p>10.1859163578813</text:p>
          </table:table-cell>
          <table:table-cell table:style-name="ce1" table:formula="of:=[.M152]/2" office:value-type="float" office:value="5.09295817894065" calcext:value-type="float">
            <text:p>5.09295817894065</text:p>
          </table:table-cell>
          <table:table-cell table:style-name="ce1" table:formula="of:=[.N152]/100" office:value-type="float" office:value="0.0509295817894065" calcext:value-type="float">
            <text:p>0.050929581789407</text:p>
          </table:table-cell>
          <table:table-cell table:style-name="ce1" table:formula="of:=PI()*[.O152]^2" office:value-type="float" office:value="0.00814873308630504" calcext:value-type="float">
            <text:p>0.00814873308630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30" calcext:value-type="float">
            <text:p>36494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-11.974867" calcext:value-type="float">
            <text:p>-11.974867</text:p>
          </table:table-cell>
          <table:table-cell table:style-name="ce1" office:value-type="float" office:value="-56.8929802" calcext:value-type="float">
            <text:p>-56.8929802</text:p>
          </table:table-cell>
          <table:table-cell table:style-name="ce1" office:value-type="string" calcext:value-type="string">
            <text:p>inga-peludo</text:p>
          </table:table-cell>
          <table:table-cell table:style-name="ce1" office:value-type="string" calcext:value-type="string">
            <text:p>Inga velutin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-peludo</text:p>
          </table:table-cell>
          <table:table-cell table:style-name="ce1" office:value-type="string" calcext:value-type="string">
            <text:p>https://photos.app.goo.gl/dAkW6mpBMVuEabaA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153]/PI()" office:value-type="float" office:value="9.54929658551372" calcext:value-type="float">
            <text:p>9.54929658551372</text:p>
          </table:table-cell>
          <table:table-cell table:style-name="ce1" table:formula="of:=[.M153]/2" office:value-type="float" office:value="4.77464829275686" calcext:value-type="float">
            <text:p>4.77464829275686</text:p>
          </table:table-cell>
          <table:table-cell table:style-name="ce1" table:formula="of:=[.N153]/100" office:value-type="float" office:value="0.0477464829275686" calcext:value-type="float">
            <text:p>0.047746482927569</text:p>
          </table:table-cell>
          <table:table-cell table:style-name="ce1" table:formula="of:=PI()*[.O153]^2" office:value-type="float" office:value="0.00716197243913529" calcext:value-type="float">
            <text:p>0.00716197243913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5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5" calcext:value-type="float">
            <text:p>364944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-11.9748159" calcext:value-type="float">
            <text:p>-11.9748159</text:p>
          </table:table-cell>
          <table:table-cell table:style-name="ce1" office:value-type="float" office:value="-56.8928346" calcext:value-type="float">
            <text:p>-56.8928346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54]/PI()" office:value-type="float" office:value="5.41126806512444" calcext:value-type="float">
            <text:p>5.41126806512444</text:p>
          </table:table-cell>
          <table:table-cell table:style-name="ce1" table:formula="of:=[.M154]/2" office:value-type="float" office:value="2.70563403256222" calcext:value-type="float">
            <text:p>2.70563403256222</text:p>
          </table:table-cell>
          <table:table-cell table:style-name="ce1" table:formula="of:=[.N154]/100" office:value-type="float" office:value="0.0270563403256222" calcext:value-type="float">
            <text:p>0.027056340325622</text:p>
          </table:table-cell>
          <table:table-cell table:style-name="ce1" table:formula="of:=PI()*[.O154]^2" office:value-type="float" office:value="0.00229978892767789" calcext:value-type="float">
            <text:p>0.00229978892767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4:5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31" calcext:value-type="float">
            <text:p>364943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-11.974896" calcext:value-type="float">
            <text:p>-11.974896</text:p>
          </table:table-cell>
          <table:table-cell table:style-name="ce1" office:value-type="float" office:value="-56.8932284" calcext:value-type="float">
            <text:p>-56.8932284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Miconia cuspidat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https://photos.app.goo.gl/vJbEtDGogKRQRr4b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155]/PI()" office:value-type="float" office:value="11.4591559026165" calcext:value-type="float">
            <text:p>11.4591559026165</text:p>
          </table:table-cell>
          <table:table-cell table:style-name="ce1" table:formula="of:=[.M155]/2" office:value-type="float" office:value="5.72957795130823" calcext:value-type="float">
            <text:p>5.72957795130823</text:p>
          </table:table-cell>
          <table:table-cell table:style-name="ce1" table:formula="of:=[.N155]/100" office:value-type="float" office:value="0.0572957795130823" calcext:value-type="float">
            <text:p>0.057295779513082</text:p>
          </table:table-cell>
          <table:table-cell table:style-name="ce1" table:formula="of:=PI()*[.O155]^2" office:value-type="float" office:value="0.0103132403123548" calcext:value-type="float">
            <text:p>0.01031324031235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70" calcext:value-type="float">
            <text:p>364827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-11.97475" calcext:value-type="float">
            <text:p>-11.97475</text:p>
          </table:table-cell>
          <table:table-cell table:style-name="ce1" office:value-type="float" office:value="-56.8930981" calcext:value-type="float">
            <text:p>-56.8930981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56]/PI()" office:value-type="float" office:value="6.04788783749202" calcext:value-type="float">
            <text:p>6.04788783749202</text:p>
          </table:table-cell>
          <table:table-cell table:style-name="ce1" table:formula="of:=[.M156]/2" office:value-type="float" office:value="3.02394391874601" calcext:value-type="float">
            <text:p>3.02394391874601</text:p>
          </table:table-cell>
          <table:table-cell table:style-name="ce1" table:formula="of:=[.N156]/100" office:value-type="float" office:value="0.0302394391874601" calcext:value-type="float">
            <text:p>0.03023943918746</text:p>
          </table:table-cell>
          <table:table-cell table:style-name="ce1" table:formula="of:=PI()*[.O156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9" calcext:value-type="float">
            <text:p>3648269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-11.9748485" calcext:value-type="float">
            <text:p>-11.9748485</text:p>
          </table:table-cell>
          <table:table-cell table:style-name="ce1" office:value-type="float" office:value="-56.8927223" calcext:value-type="float">
            <text:p>-56.8927223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Miconia cuspidat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https://photos.app.goo.gl/vJbEtDGogKRQRr4b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57]/PI()" office:value-type="float" office:value="8.27605704077856" calcext:value-type="float">
            <text:p>8.27605704077856</text:p>
          </table:table-cell>
          <table:table-cell table:style-name="ce1" table:formula="of:=[.M157]/2" office:value-type="float" office:value="4.13802852038928" calcext:value-type="float">
            <text:p>4.13802852038928</text:p>
          </table:table-cell>
          <table:table-cell table:style-name="ce1" table:formula="of:=[.N157]/100" office:value-type="float" office:value="0.0413802852038928" calcext:value-type="float">
            <text:p>0.041380285203893</text:p>
          </table:table-cell>
          <table:table-cell table:style-name="ce1" table:formula="of:=PI()*[.O157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4" calcext:value-type="float">
            <text:p>364944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-11.9748412" calcext:value-type="float">
            <text:p>-11.9748412</text:p>
          </table:table-cell>
          <table:table-cell table:style-name="ce1" office:value-type="float" office:value="-56.8929804" calcext:value-type="float">
            <text:p>-56.8929804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Vismia schultesii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https://photos.app.goo.gl/jooYCo7zmR6dCWj8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58]/PI()" office:value-type="float" office:value="7.0028174960434" calcext:value-type="float">
            <text:p>7.0028174960434</text:p>
          </table:table-cell>
          <table:table-cell table:style-name="ce1" table:formula="of:=[.M158]/2" office:value-type="float" office:value="3.5014087480217" calcext:value-type="float">
            <text:p>3.5014087480217</text:p>
          </table:table-cell>
          <table:table-cell table:style-name="ce1" table:formula="of:=[.N158]/100" office:value-type="float" office:value="0.035014087480217" calcext:value-type="float">
            <text:p>0.035014087480217</text:p>
          </table:table-cell>
          <table:table-cell table:style-name="ce1" table:formula="of:=PI()*[.O158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3" calcext:value-type="float">
            <text:p>364944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-11.9749339" calcext:value-type="float">
            <text:p>-11.9749339</text:p>
          </table:table-cell>
          <table:table-cell table:style-name="ce1" office:value-type="float" office:value="-56.8930377" calcext:value-type="float">
            <text:p>-56.893037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K159]/PI()" office:value-type="float" office:value="17.5070437401085" calcext:value-type="float">
            <text:p>17.5070437401085</text:p>
          </table:table-cell>
          <table:table-cell table:style-name="ce1" table:formula="of:=[.M159]/2" office:value-type="float" office:value="8.75352187005424" calcext:value-type="float">
            <text:p>8.75352187005424</text:p>
          </table:table-cell>
          <table:table-cell table:style-name="ce1" table:formula="of:=[.N159]/100" office:value-type="float" office:value="0.0875352187005424" calcext:value-type="float">
            <text:p>0.087535218700543</text:p>
          </table:table-cell>
          <table:table-cell table:style-name="ce1" table:formula="of:=PI()*[.O159]^2" office:value-type="float" office:value="0.0240721851426492" calcext:value-type="float">
            <text:p>0.02407218514264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3" calcext:value-type="float">
            <text:p>364944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-11.9749339" calcext:value-type="float">
            <text:p>-11.9749339</text:p>
          </table:table-cell>
          <table:table-cell table:style-name="ce1" office:value-type="float" office:value="-56.8930377" calcext:value-type="float">
            <text:p>-56.8930377</text:p>
          </table:table-cell>
          <table:table-cell table:style-name="ce1" office:value-type="string" calcext:value-type="string">
            <text:p>Tachi-branco</text:p>
          </table:table-cell>
          <table:table-cell table:style-name="ce1" office:value-type="string" calcext:value-type="string">
            <text:p>Tapirira guianensis</text:p>
          </table:table-cell>
          <table:table-cell table:style-name="ce1" office:value-type="string" calcext:value-type="string">
            <text:p>Anacardiaceae</text:p>
          </table:table-cell>
          <table:table-cell table:style-name="ce1" office:value-type="string" calcext:value-type="string">
            <text:p>pau-pombo, tapirira</text:p>
          </table:table-cell>
          <table:table-cell table:style-name="ce1" office:value-type="string" calcext:value-type="string">
            <text:p>https://photos.app.goo.gl/nyGwy2kNY9qa2XiF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K160]/PI()" office:value-type="float" office:value="8.27605704077856" calcext:value-type="float">
            <text:p>8.27605704077856</text:p>
          </table:table-cell>
          <table:table-cell table:style-name="ce1" table:formula="of:=[.M160]/2" office:value-type="float" office:value="4.13802852038928" calcext:value-type="float">
            <text:p>4.13802852038928</text:p>
          </table:table-cell>
          <table:table-cell table:style-name="ce1" table:formula="of:=[.N160]/100" office:value-type="float" office:value="0.0413802852038928" calcext:value-type="float">
            <text:p>0.041380285203893</text:p>
          </table:table-cell>
          <table:table-cell table:style-name="ce1" table:formula="of:=PI()*[.O160]^2" office:value-type="float" office:value="0.00537943707650606" calcext:value-type="float">
            <text:p>0.00537943707650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2" calcext:value-type="float">
            <text:p>364944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-11.9748818" calcext:value-type="float">
            <text:p>-11.9748818</text:p>
          </table:table-cell>
          <table:table-cell table:style-name="ce1" office:value-type="float" office:value="-56.8927686" calcext:value-type="float">
            <text:p>-56.8927686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161]/PI()" office:value-type="float" office:value="6.36619772367581" calcext:value-type="float">
            <text:p>6.36619772367581</text:p>
          </table:table-cell>
          <table:table-cell table:style-name="ce1" table:formula="of:=[.M161]/2" office:value-type="float" office:value="3.18309886183791" calcext:value-type="float">
            <text:p>3.18309886183791</text:p>
          </table:table-cell>
          <table:table-cell table:style-name="ce1" table:formula="of:=[.N161]/100" office:value-type="float" office:value="0.0318309886183791" calcext:value-type="float">
            <text:p>0.031830988618379</text:p>
          </table:table-cell>
          <table:table-cell table:style-name="ce1" table:formula="of:=PI()*[.O161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6" calcext:value-type="float">
            <text:p>364826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-11.9746855" calcext:value-type="float">
            <text:p>-11.9746855</text:p>
          </table:table-cell>
          <table:table-cell table:style-name="ce1" office:value-type="float" office:value="-56.8930327" calcext:value-type="float">
            <text:p>-56.8930327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162]/PI()" office:value-type="float" office:value="10.5042262440651" calcext:value-type="float">
            <text:p>10.5042262440651</text:p>
          </table:table-cell>
          <table:table-cell table:style-name="ce1" table:formula="of:=[.M162]/2" office:value-type="float" office:value="5.25211312203255" calcext:value-type="float">
            <text:p>5.25211312203255</text:p>
          </table:table-cell>
          <table:table-cell table:style-name="ce1" table:formula="of:=[.N162]/100" office:value-type="float" office:value="0.0525211312203255" calcext:value-type="float">
            <text:p>0.052521131220326</text:p>
          </table:table-cell>
          <table:table-cell table:style-name="ce1" table:formula="of:=PI()*[.O162]^2" office:value-type="float" office:value="0.0086659866513537" calcext:value-type="float">
            <text:p>0.00866598665135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6" calcext:value-type="float">
            <text:p>364826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-11.9746855" calcext:value-type="float">
            <text:p>-11.9746855</text:p>
          </table:table-cell>
          <table:table-cell table:style-name="ce1" office:value-type="float" office:value="-56.8930327" calcext:value-type="float">
            <text:p>-56.8930327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163]/PI()" office:value-type="float" office:value="9.86760647169751" calcext:value-type="float">
            <text:p>9.86760647169751</text:p>
          </table:table-cell>
          <table:table-cell table:style-name="ce1" table:formula="of:=[.M163]/2" office:value-type="float" office:value="4.93380323584876" calcext:value-type="float">
            <text:p>4.93380323584876</text:p>
          </table:table-cell>
          <table:table-cell table:style-name="ce1" table:formula="of:=[.N163]/100" office:value-type="float" office:value="0.0493380323584876" calcext:value-type="float">
            <text:p>0.049338032358488</text:p>
          </table:table-cell>
          <table:table-cell table:style-name="ce1" table:formula="of:=PI()*[.O163]^2" office:value-type="float" office:value="0.00764739501556557" calcext:value-type="float">
            <text:p>0.00764739501556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7" calcext:value-type="float">
            <text:p>364826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-11.9745892" calcext:value-type="float">
            <text:p>-11.9745892</text:p>
          </table:table-cell>
          <table:table-cell table:style-name="ce1" office:value-type="float" office:value="-56.8928807" calcext:value-type="float">
            <text:p>-56.8928807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K164]/PI()" office:value-type="float" office:value="13.0507053335354" calcext:value-type="float">
            <text:p>13.0507053335354</text:p>
          </table:table-cell>
          <table:table-cell table:style-name="ce1" table:formula="of:=[.M164]/2" office:value-type="float" office:value="6.52535266676771" calcext:value-type="float">
            <text:p>6.52535266676771</text:p>
          </table:table-cell>
          <table:table-cell table:style-name="ce1" table:formula="of:=[.N164]/100" office:value-type="float" office:value="0.0652535266676771" calcext:value-type="float">
            <text:p>0.065253526667677</text:p>
          </table:table-cell>
          <table:table-cell table:style-name="ce1" table:formula="of:=PI()*[.O164]^2" office:value-type="float" office:value="0.0133769729668738" calcext:value-type="float">
            <text:p>0.01337697296687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7" calcext:value-type="float">
            <text:p>364826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-11.9745892" calcext:value-type="float">
            <text:p>-11.9745892</text:p>
          </table:table-cell>
          <table:table-cell table:style-name="ce1" office:value-type="float" office:value="-56.8928807" calcext:value-type="float">
            <text:p>-56.8928807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165]/PI()" office:value-type="float" office:value="6.6845076098596" calcext:value-type="float">
            <text:p>6.6845076098596</text:p>
          </table:table-cell>
          <table:table-cell table:style-name="ce1" table:formula="of:=[.M165]/2" office:value-type="float" office:value="3.3422538049298" calcext:value-type="float">
            <text:p>3.3422538049298</text:p>
          </table:table-cell>
          <table:table-cell table:style-name="ce1" table:formula="of:=[.N165]/100" office:value-type="float" office:value="0.033422538049298" calcext:value-type="float">
            <text:p>0.033422538049298</text:p>
          </table:table-cell>
          <table:table-cell table:style-name="ce1" table:formula="of:=PI()*[.O165]^2" office:value-type="float" office:value="0.00350936649517629" calcext:value-type="float">
            <text:p>0.00350936649517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8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268" calcext:value-type="float">
            <text:p>364826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-11.9749135" calcext:value-type="float">
            <text:p>-11.9749135</text:p>
          </table:table-cell>
          <table:table-cell table:style-name="ce1" office:value-type="float" office:value="-56.8928235" calcext:value-type="float">
            <text:p>-56.892823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166]/PI()" office:value-type="float" office:value="6.36619772367581" calcext:value-type="float">
            <text:p>6.36619772367581</text:p>
          </table:table-cell>
          <table:table-cell table:style-name="ce1" table:formula="of:=[.M166]/2" office:value-type="float" office:value="3.18309886183791" calcext:value-type="float">
            <text:p>3.18309886183791</text:p>
          </table:table-cell>
          <table:table-cell table:style-name="ce1" table:formula="of:=[.N166]/100" office:value-type="float" office:value="0.0318309886183791" calcext:value-type="float">
            <text:p>0.031830988618379</text:p>
          </table:table-cell>
          <table:table-cell table:style-name="ce1" table:formula="of:=PI()*[.O166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09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0" calcext:value-type="float">
            <text:p>364944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-11.9748724" calcext:value-type="float">
            <text:p>-11.9748724</text:p>
          </table:table-cell>
          <table:table-cell table:style-name="ce1" office:value-type="float" office:value="-56.8928057" calcext:value-type="float">
            <text:p>-56.8928057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Miconia cuspidata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https://photos.app.goo.gl/vJbEtDGogKRQRr4b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67]/PI()" office:value-type="float" office:value="10.1859163578813" calcext:value-type="float">
            <text:p>10.1859163578813</text:p>
          </table:table-cell>
          <table:table-cell table:style-name="ce1" table:formula="of:=[.M167]/2" office:value-type="float" office:value="5.09295817894065" calcext:value-type="float">
            <text:p>5.09295817894065</text:p>
          </table:table-cell>
          <table:table-cell table:style-name="ce1" table:formula="of:=[.N167]/100" office:value-type="float" office:value="0.0509295817894065" calcext:value-type="float">
            <text:p>0.050929581789407</text:p>
          </table:table-cell>
          <table:table-cell table:style-name="ce1" table:formula="of:=PI()*[.O167]^2" office:value-type="float" office:value="0.00814873308630504" calcext:value-type="float">
            <text:p>0.008148733086305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34" calcext:value-type="float">
            <text:p>364833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-11.9747688" calcext:value-type="float">
            <text:p>-11.9747688</text:p>
          </table:table-cell>
          <table:table-cell table:style-name="ce1" office:value-type="float" office:value="-56.8926873" calcext:value-type="float">
            <text:p>-56.8926873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68]/PI()" office:value-type="float" office:value="10.8225361302489" calcext:value-type="float">
            <text:p>10.8225361302489</text:p>
          </table:table-cell>
          <table:table-cell table:style-name="ce1" table:formula="of:=[.M168]/2" office:value-type="float" office:value="5.41126806512444" calcext:value-type="float">
            <text:p>5.41126806512444</text:p>
          </table:table-cell>
          <table:table-cell table:style-name="ce1" table:formula="of:=[.N168]/100" office:value-type="float" office:value="0.0541126806512444" calcext:value-type="float">
            <text:p>0.054112680651245</text:p>
          </table:table-cell>
          <table:table-cell table:style-name="ce1" table:formula="of:=PI()*[.O168]^2" office:value-type="float" office:value="0.00919915571071155" calcext:value-type="float">
            <text:p>0.00919915571071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33" calcext:value-type="float">
            <text:p>364833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11.9749612" calcext:value-type="float">
            <text:p>-11.9749612</text:p>
          </table:table-cell>
          <table:table-cell table:style-name="ce1" office:value-type="float" office:value="-56.8925053" calcext:value-type="float">
            <text:p>-56.8925053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169]/PI()" office:value-type="float" office:value="15.5971844230057" calcext:value-type="float">
            <text:p>15.5971844230057</text:p>
          </table:table-cell>
          <table:table-cell table:style-name="ce1" table:formula="of:=[.M169]/2" office:value-type="float" office:value="7.79859221150287" calcext:value-type="float">
            <text:p>7.79859221150287</text:p>
          </table:table-cell>
          <table:table-cell table:style-name="ce1" table:formula="of:=[.N169]/100" office:value-type="float" office:value="0.0779859221150287" calcext:value-type="float">
            <text:p>0.077985922115029</text:p>
          </table:table-cell>
          <table:table-cell table:style-name="ce1" table:formula="of:=PI()*[.O169]^2" office:value-type="float" office:value="0.019106550918182" calcext:value-type="float">
            <text:p>0.019106550918182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49" calcext:value-type="float">
            <text:p>364944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-11.9747674" calcext:value-type="float">
            <text:p>-11.9747674</text:p>
          </table:table-cell>
          <table:table-cell table:style-name="ce1" office:value-type="float" office:value="-56.8926632" calcext:value-type="float">
            <text:p>-56.8926632</text:p>
          </table:table-cell>
          <table:table-cell table:style-name="ce1" office:value-type="string" calcext:value-type="string">
            <text:p>Inga-colar</text:p>
          </table:table-cell>
          <table:table-cell table:style-name="ce1" office:value-type="string" calcext:value-type="string">
            <text:p>Inga heterophyll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ngázinho</text:p>
          </table:table-cell>
          <table:table-cell table:style-name="ce1" office:value-type="string" calcext:value-type="string">
            <text:p>https://photos.app.goo.gl/5ELWAifmPrxprdcG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,5</text:p>
          </table:table-cell>
          <table:table-cell table:style-name="ce1" table:formula="of:=[.K170]/PI()" office:value-type="float" office:value="5.09295817894065" calcext:value-type="float">
            <text:p>5.09295817894065</text:p>
          </table:table-cell>
          <table:table-cell table:style-name="ce1" table:formula="of:=[.M170]/2" office:value-type="float" office:value="2.54647908947033" calcext:value-type="float">
            <text:p>2.54647908947033</text:p>
          </table:table-cell>
          <table:table-cell table:style-name="ce1" table:formula="of:=[.N170]/100" office:value-type="float" office:value="0.0254647908947033" calcext:value-type="float">
            <text:p>0.025464790894703</text:p>
          </table:table-cell>
          <table:table-cell table:style-name="ce1" table:formula="of:=PI()*[.O170]^2" office:value-type="float" office:value="0.00203718327157626" calcext:value-type="float">
            <text:p>0.002037183271576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9450" calcext:value-type="float">
            <text:p>364945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-11.9747759" calcext:value-type="float">
            <text:p>-11.9747759</text:p>
          </table:table-cell>
          <table:table-cell table:style-name="ce1" office:value-type="float" office:value="-56.8927785" calcext:value-type="float">
            <text:p>-56.8927785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Guatteria scytophyll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https://photos.app.goo.gl/QNo8dCpxsiDu8Rpc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71]/PI()" office:value-type="float" office:value="6.36619772367581" calcext:value-type="float">
            <text:p>6.36619772367581</text:p>
          </table:table-cell>
          <table:table-cell table:style-name="ce1" table:formula="of:=[.M171]/2" office:value-type="float" office:value="3.18309886183791" calcext:value-type="float">
            <text:p>3.18309886183791</text:p>
          </table:table-cell>
          <table:table-cell table:style-name="ce1" table:formula="of:=[.N171]/100" office:value-type="float" office:value="0.0318309886183791" calcext:value-type="float">
            <text:p>0.031830988618379</text:p>
          </table:table-cell>
          <table:table-cell table:style-name="ce1" table:formula="of:=PI()*[.O171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32" calcext:value-type="float">
            <text:p>364833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-11.9748579" calcext:value-type="float">
            <text:p>-11.9748579</text:p>
          </table:table-cell>
          <table:table-cell table:style-name="ce1" office:value-type="float" office:value="-56.8927088" calcext:value-type="float">
            <text:p>-56.8927088</text:p>
          </table:table-cell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Ocotea guianensis</text:p>
          </table:table-cell>
          <table:table-cell table:style-name="ce1" office:value-type="string" calcext:value-type="string">
            <text:p>Lauraceae</text:p>
          </table:table-cell>
          <table:table-cell table:style-name="ce1" office:value-type="string" calcext:value-type="string">
            <text:p>canela-seda</text:p>
          </table:table-cell>
          <table:table-cell table:style-name="ce1" office:value-type="string" calcext:value-type="string">
            <text:p>https://photos.app.goo.gl/LX8TQuWTGJvi3P5f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72]/PI()" office:value-type="float" office:value="6.36619772367581" calcext:value-type="float">
            <text:p>6.36619772367581</text:p>
          </table:table-cell>
          <table:table-cell table:style-name="ce1" table:formula="of:=[.M172]/2" office:value-type="float" office:value="3.18309886183791" calcext:value-type="float">
            <text:p>3.18309886183791</text:p>
          </table:table-cell>
          <table:table-cell table:style-name="ce1" table:formula="of:=[.N172]/100" office:value-type="float" office:value="0.0318309886183791" calcext:value-type="float">
            <text:p>0.031830988618379</text:p>
          </table:table-cell>
          <table:table-cell table:style-name="ce1" table:formula="of:=PI()*[.O172]^2" office:value-type="float" office:value="0.00318309886183791" calcext:value-type="float">
            <text:p>0.003183098861838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31" calcext:value-type="float">
            <text:p>3648331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number-columns-repeated="2"/>
          <table:table-cell table:style-name="ce1" office:value-type="string" calcext:value-type="string">
            <text:p>Jatoba-mirim</text:p>
          </table:table-cell>
          <table:table-cell table:style-name="ce1" office:value-type="string" calcext:value-type="string">
            <text:p>Hymenaea cf.2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jatobá-mirim</text:p>
          </table:table-cell>
          <table:table-cell table:style-name="ce1" office:value-type="string" calcext:value-type="string">
            <text:p>https://photos.app.goo.gl/dFy4PZvgDGP5akv3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173]/PI()" office:value-type="float" office:value="7.0028174960434" calcext:value-type="float">
            <text:p>7.0028174960434</text:p>
          </table:table-cell>
          <table:table-cell table:style-name="ce1" table:formula="of:=[.M173]/2" office:value-type="float" office:value="3.5014087480217" calcext:value-type="float">
            <text:p>3.5014087480217</text:p>
          </table:table-cell>
          <table:table-cell table:style-name="ce1" table:formula="of:=[.N173]/100" office:value-type="float" office:value="0.035014087480217" calcext:value-type="float">
            <text:p>0.035014087480217</text:p>
          </table:table-cell>
          <table:table-cell table:style-name="ce1" table:formula="of:=PI()*[.O173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2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/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-11.9747931" calcext:value-type="float">
            <text:p>-11.9747931</text:p>
          </table:table-cell>
          <table:table-cell table:style-name="ce1" office:value-type="float" office:value="-56.892759" calcext:value-type="float">
            <text:p>-56.892759</text:p>
          </table:table-cell>
          <table:table-cell table:style-name="ce1" office:value-type="string" calcext:value-type="string">
            <text:p>ConferirOutr</text:p>
          </table:table-cell>
          <table:table-cell table:style-name="ce1" office:value-type="string" calcext:value-type="string">
            <text:p>Indet sp3</text:p>
          </table:table-cell>
          <table:table-cell table:style-name="ce1" office:value-type="string" calcext:value-type="string">
            <text:p>INDET</text:p>
          </table:table-cell>
          <table:table-cell table:style-name="ce1" office:value-type="string" calcext:value-type="string">
            <text:p>indet.sp1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174]/PI()" office:value-type="float" office:value="7.0028174960434" calcext:value-type="float">
            <text:p>7.0028174960434</text:p>
          </table:table-cell>
          <table:table-cell table:style-name="ce1" table:formula="of:=[.M174]/2" office:value-type="float" office:value="3.5014087480217" calcext:value-type="float">
            <text:p>3.5014087480217</text:p>
          </table:table-cell>
          <table:table-cell table:style-name="ce1" table:formula="of:=[.N174]/100" office:value-type="float" office:value="0.035014087480217" calcext:value-type="float">
            <text:p>0.035014087480217</text:p>
          </table:table-cell>
          <table:table-cell table:style-name="ce1" table:formula="of:=PI()*[.O174]^2" office:value-type="float" office:value="0.00385154962282387" calcext:value-type="float">
            <text:p>0.003851549622824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1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32" calcext:value-type="float">
            <text:p>364833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-11.9746866" calcext:value-type="float">
            <text:p>-11.9746866</text:p>
          </table:table-cell>
          <table:table-cell table:style-name="ce1" office:value-type="float" office:value="-56.892754" calcext:value-type="float">
            <text:p>-56.892754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75]/PI()" office:value-type="float" office:value="6.04788783749202" calcext:value-type="float">
            <text:p>6.04788783749202</text:p>
          </table:table-cell>
          <table:table-cell table:style-name="ce1" table:formula="of:=[.M175]/2" office:value-type="float" office:value="3.02394391874601" calcext:value-type="float">
            <text:p>3.02394391874601</text:p>
          </table:table-cell>
          <table:table-cell table:style-name="ce1" table:formula="of:=[.N175]/100" office:value-type="float" office:value="0.0302394391874601" calcext:value-type="float">
            <text:p>0.03023943918746</text:p>
          </table:table-cell>
          <table:table-cell table:style-name="ce1" table:formula="of:=PI()*[.O175]^2" office:value-type="float" office:value="0.00287274672280871" calcext:value-type="float">
            <text:p>0.002872746722809</text:p>
          </table:table-cell>
          <table:table-cell table:style-name="ce1" office:value-type="string" calcext:value-type="string">
            <text:p>18/10/2025</text:p>
          </table:table-cell>
          <table:table-cell table:style-name="ce1" office:value-type="string" calcext:value-type="string">
            <text:p>15:2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3" office:value-type="float" office:value="3648329" calcext:value-type="float">
            <text:p>364832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-11.989873" calcext:value-type="float">
            <text:p>-11.989873</text:p>
          </table:table-cell>
          <table:table-cell table:style-name="ce1" office:value-type="float" office:value="-56.9005408" calcext:value-type="float">
            <text:p>-56.9005408</text:p>
          </table:table-cell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Moquilea egleri</text:p>
          </table:table-cell>
          <table:table-cell table:style-name="ce1" office:value-type="string" calcext:value-type="string">
            <text:p>Chrysobalanaceae</text:p>
          </table:table-cell>
          <table:table-cell table:style-name="ce1" office:value-type="string" calcext:value-type="string">
            <text:p>caraipé</text:p>
          </table:table-cell>
          <table:table-cell table:style-name="ce1" office:value-type="string" calcext:value-type="string">
            <text:p>https://photos.app.goo.gl/mCSBRVXbSojm1qCL8</text:p>
          </table:table-cell>
          <table:table-cell table:style-name="ce1" office:value-type="string" calcext:value-type="string">
            <text:p>130,00</text:p>
          </table:table-cell>
          <table:table-cell table:style-name="ce1" office:value-type="string" calcext:value-type="string">
            <text:p>24</text:p>
          </table:table-cell>
          <table:table-cell table:style-name="ce1" table:formula="of:=[.K176]/PI()" office:value-type="string" office:string-value="" calcext:value-type="error">
            <text:p>#VALUE!</text:p>
          </table:table-cell>
          <table:table-cell table:style-name="ce1" table:formula="of:=[.M176]/2" office:value-type="string" office:string-value="" calcext:value-type="error">
            <text:p>#VALUE!</text:p>
          </table:table-cell>
          <table:table-cell table:style-name="ce1" table:formula="of:=[.N176]/100" office:value-type="string" office:string-value="" calcext:value-type="error">
            <text:p>#VALUE!</text:p>
          </table:table-cell>
          <table:table-cell table:style-name="ce1" table:formula="of:=PI()*[.O17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5" calcext:value-type="float">
            <text:p>3648795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-11.9898203" calcext:value-type="float">
            <text:p>-11.9898203</text:p>
          </table:table-cell>
          <table:table-cell table:style-name="ce1" office:value-type="float" office:value="-56.9007219" calcext:value-type="float">
            <text:p>-56.9007219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40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177]/PI()" office:value-type="string" office:string-value="" calcext:value-type="error">
            <text:p>#VALUE!</text:p>
          </table:table-cell>
          <table:table-cell table:style-name="ce1" table:formula="of:=[.M177]/2" office:value-type="string" office:string-value="" calcext:value-type="error">
            <text:p>#VALUE!</text:p>
          </table:table-cell>
          <table:table-cell table:style-name="ce1" table:formula="of:=[.N177]/100" office:value-type="string" office:string-value="" calcext:value-type="error">
            <text:p>#VALUE!</text:p>
          </table:table-cell>
          <table:table-cell table:style-name="ce1" table:formula="of:=PI()*[.O17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8:5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6" calcext:value-type="float">
            <text:p>364879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-11.989916" calcext:value-type="float">
            <text:p>-11.989916</text:p>
          </table:table-cell>
          <table:table-cell table:style-name="ce1" office:value-type="float" office:value="-56.900401" calcext:value-type="float">
            <text:p>-56.900401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3,00</text:p>
          </table:table-cell>
          <table:table-cell table:style-name="ce1" office:value-type="string" calcext:value-type="string">
            <text:p>6,00</text:p>
          </table:table-cell>
          <table:table-cell table:style-name="ce1" table:formula="of:=[.K178]/PI()" office:value-type="string" office:string-value="" calcext:value-type="error">
            <text:p>#VALUE!</text:p>
          </table:table-cell>
          <table:table-cell table:style-name="ce1" table:formula="of:=[.M178]/2" office:value-type="string" office:string-value="" calcext:value-type="error">
            <text:p>#VALUE!</text:p>
          </table:table-cell>
          <table:table-cell table:style-name="ce1" table:formula="of:=[.N178]/100" office:value-type="string" office:string-value="" calcext:value-type="error">
            <text:p>#VALUE!</text:p>
          </table:table-cell>
          <table:table-cell table:style-name="ce1" table:formula="of:=PI()*[.O17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0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6" calcext:value-type="float">
            <text:p>364879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-11.989916" calcext:value-type="float">
            <text:p>-11.989916</text:p>
          </table:table-cell>
          <table:table-cell table:style-name="ce1" office:value-type="float" office:value="-56.900401" calcext:value-type="float">
            <text:p>-56.900401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5,00</text:p>
          </table:table-cell>
          <table:table-cell table:style-name="ce1" table:formula="of:=[.K179]/PI()" office:value-type="string" office:string-value="" calcext:value-type="error">
            <text:p>#VALUE!</text:p>
          </table:table-cell>
          <table:table-cell table:style-name="ce1" table:formula="of:=[.M179]/2" office:value-type="string" office:string-value="" calcext:value-type="error">
            <text:p>#VALUE!</text:p>
          </table:table-cell>
          <table:table-cell table:style-name="ce1" table:formula="of:=[.N179]/100" office:value-type="string" office:string-value="" calcext:value-type="error">
            <text:p>#VALUE!</text:p>
          </table:table-cell>
          <table:table-cell table:style-name="ce1" table:formula="of:=PI()*[.O17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0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9" calcext:value-type="float">
            <text:p>364879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11.9897605" calcext:value-type="float">
            <text:p>-11.9897605</text:p>
          </table:table-cell>
          <table:table-cell table:style-name="ce1" office:value-type="float" office:value="-56.9005614" calcext:value-type="float">
            <text:p>-56.9005614</text:p>
          </table:table-cell>
          <table:table-cell table:style-name="ce1" office:value-type="string" calcext:value-type="string">
            <text:p>Puruma</text:p>
          </table:table-cell>
          <table:table-cell table:style-name="ce1" office:value-type="string" calcext:value-type="string">
            <text:p>Cecropia sciadophyll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ubarana</text:p>
          </table:table-cell>
          <table:table-cell table:style-name="ce1" office:value-type="string" calcext:value-type="string">
            <text:p>https://photos.app.goo.gl/8QhvY1tigxgM8qFT6</text:p>
          </table:table-cell>
          <table:table-cell table:style-name="ce1" office:value-type="string" calcext:value-type="string">
            <text:p>23,0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180]/PI()" office:value-type="string" office:string-value="" calcext:value-type="error">
            <text:p>#VALUE!</text:p>
          </table:table-cell>
          <table:table-cell table:style-name="ce1" table:formula="of:=[.M180]/2" office:value-type="string" office:string-value="" calcext:value-type="error">
            <text:p>#VALUE!</text:p>
          </table:table-cell>
          <table:table-cell table:style-name="ce1" table:formula="of:=[.N180]/100" office:value-type="string" office:string-value="" calcext:value-type="error">
            <text:p>#VALUE!</text:p>
          </table:table-cell>
          <table:table-cell table:style-name="ce1" table:formula="of:=PI()*[.O18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0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7" calcext:value-type="float">
            <text:p>364879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-11.989803" calcext:value-type="float">
            <text:p>-11.989803</text:p>
          </table:table-cell>
          <table:table-cell table:style-name="ce1" office:value-type="float" office:value="-56.9007274" calcext:value-type="float">
            <text:p>-56.9007274</text:p>
          </table:table-cell>
          <table:table-cell table:style-name="ce1" office:value-type="string" calcext:value-type="string">
            <text:p>pindaiba-peluda</text:p>
          </table:table-cell>
          <table:table-cell table:style-name="ce1" office:value-type="string" calcext:value-type="string">
            <text:p>Xylopia discret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pindaíba-peluda</text:p>
          </table:table-cell>
          <table:table-cell table:style-name="ce1" office:value-type="string" calcext:value-type="string">
            <text:p>https://photos.app.goo.gl/PDB85Q3RgBUTMkCd6</text:p>
          </table:table-cell>
          <table:table-cell table:style-name="ce1" office:value-type="string" calcext:value-type="string">
            <text:p>18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81]/PI()" office:value-type="string" office:string-value="" calcext:value-type="error">
            <text:p>#VALUE!</text:p>
          </table:table-cell>
          <table:table-cell table:style-name="ce1" table:formula="of:=[.M181]/2" office:value-type="string" office:string-value="" calcext:value-type="error">
            <text:p>#VALUE!</text:p>
          </table:table-cell>
          <table:table-cell table:style-name="ce1" table:formula="of:=[.N181]/100" office:value-type="string" office:string-value="" calcext:value-type="error">
            <text:p>#VALUE!</text:p>
          </table:table-cell>
          <table:table-cell table:style-name="ce1" table:formula="of:=PI()*[.O18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1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98" calcext:value-type="float">
            <text:p>364879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1.989639" calcext:value-type="float">
            <text:p>-11.989639</text:p>
          </table:table-cell>
          <table:table-cell table:style-name="ce1" office:value-type="float" office:value="-56.9006972" calcext:value-type="float">
            <text:p>-56.9006972</text:p>
          </table:table-cell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Didymopanax morototoni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mandiocão</text:p>
          </table:table-cell>
          <table:table-cell table:style-name="ce1" office:value-type="string" calcext:value-type="string">
            <text:p>https://photos.app.goo.gl/8wRJ22gDavUgYdv96</text:p>
          </table:table-cell>
          <table:table-cell table:style-name="ce1" office:value-type="string" calcext:value-type="string">
            <text:p>31,00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182]/PI()" office:value-type="string" office:string-value="" calcext:value-type="error">
            <text:p>#VALUE!</text:p>
          </table:table-cell>
          <table:table-cell table:style-name="ce1" table:formula="of:=[.M182]/2" office:value-type="string" office:string-value="" calcext:value-type="error">
            <text:p>#VALUE!</text:p>
          </table:table-cell>
          <table:table-cell table:style-name="ce1" table:formula="of:=[.N182]/100" office:value-type="string" office:string-value="" calcext:value-type="error">
            <text:p>#VALUE!</text:p>
          </table:table-cell>
          <table:table-cell table:style-name="ce1" table:formula="of:=PI()*[.O18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1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8" calcext:value-type="float">
            <text:p>364855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-11.9898543" calcext:value-type="float">
            <text:p>-11.9898543</text:p>
          </table:table-cell>
          <table:table-cell table:style-name="ce1" office:value-type="float" office:value="-56.9006218" calcext:value-type="float">
            <text:p>-56.900621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42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83]/PI()" office:value-type="string" office:string-value="" calcext:value-type="error">
            <text:p>#VALUE!</text:p>
          </table:table-cell>
          <table:table-cell table:style-name="ce1" table:formula="of:=[.M183]/2" office:value-type="string" office:string-value="" calcext:value-type="error">
            <text:p>#VALUE!</text:p>
          </table:table-cell>
          <table:table-cell table:style-name="ce1" table:formula="of:=[.N183]/100" office:value-type="string" office:string-value="" calcext:value-type="error">
            <text:p>#VALUE!</text:p>
          </table:table-cell>
          <table:table-cell table:style-name="ce1" table:formula="of:=PI()*[.O18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1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7" calcext:value-type="float">
            <text:p>364855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-11.9897489" calcext:value-type="float">
            <text:p>-11.9897489</text:p>
          </table:table-cell>
          <table:table-cell table:style-name="ce1" office:value-type="float" office:value="-56.9008041" calcext:value-type="float">
            <text:p>-56.9008041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42,00</text:p>
          </table:table-cell>
          <table:table-cell table:style-name="ce1" office:value-type="string" calcext:value-type="string">
            <text:p>13</text:p>
          </table:table-cell>
          <table:table-cell table:style-name="ce1" table:formula="of:=[.K184]/PI()" office:value-type="string" office:string-value="" calcext:value-type="error">
            <text:p>#VALUE!</text:p>
          </table:table-cell>
          <table:table-cell table:style-name="ce1" table:formula="of:=[.M184]/2" office:value-type="string" office:string-value="" calcext:value-type="error">
            <text:p>#VALUE!</text:p>
          </table:table-cell>
          <table:table-cell table:style-name="ce1" table:formula="of:=[.N184]/100" office:value-type="string" office:string-value="" calcext:value-type="error">
            <text:p>#VALUE!</text:p>
          </table:table-cell>
          <table:table-cell table:style-name="ce1" table:formula="of:=PI()*[.O18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1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6" calcext:value-type="float">
            <text:p>364855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-11.98982" calcext:value-type="float">
            <text:p>-11.98982</text:p>
          </table:table-cell>
          <table:table-cell table:style-name="ce1" office:value-type="float" office:value="-56.9008568" calcext:value-type="float">
            <text:p>-56.9008568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43,00</text:p>
          </table:table-cell>
          <table:table-cell table:style-name="ce1" office:value-type="string" calcext:value-type="string">
            <text:p>12</text:p>
          </table:table-cell>
          <table:table-cell table:style-name="ce1" table:formula="of:=[.K185]/PI()" office:value-type="string" office:string-value="" calcext:value-type="error">
            <text:p>#VALUE!</text:p>
          </table:table-cell>
          <table:table-cell table:style-name="ce1" table:formula="of:=[.M185]/2" office:value-type="string" office:string-value="" calcext:value-type="error">
            <text:p>#VALUE!</text:p>
          </table:table-cell>
          <table:table-cell table:style-name="ce1" table:formula="of:=[.N185]/100" office:value-type="string" office:string-value="" calcext:value-type="error">
            <text:p>#VALUE!</text:p>
          </table:table-cell>
          <table:table-cell table:style-name="ce1" table:formula="of:=PI()*[.O18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5" calcext:value-type="float">
            <text:p>36485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-11.9898918" calcext:value-type="float">
            <text:p>-11.9898918</text:p>
          </table:table-cell>
          <table:table-cell table:style-name="ce1" office:value-type="float" office:value="-56.9006265" calcext:value-type="float">
            <text:p>-56.900626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6,00</text:p>
          </table:table-cell>
          <table:table-cell table:style-name="ce1" table:formula="of:=[.K186]/PI()" office:value-type="string" office:string-value="" calcext:value-type="error">
            <text:p>#VALUE!</text:p>
          </table:table-cell>
          <table:table-cell table:style-name="ce1" table:formula="of:=[.M186]/2" office:value-type="string" office:string-value="" calcext:value-type="error">
            <text:p>#VALUE!</text:p>
          </table:table-cell>
          <table:table-cell table:style-name="ce1" table:formula="of:=[.N186]/100" office:value-type="string" office:string-value="" calcext:value-type="error">
            <text:p>#VALUE!</text:p>
          </table:table-cell>
          <table:table-cell table:style-name="ce1" table:formula="of:=PI()*[.O18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6" calcext:value-type="float">
            <text:p>36485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-11.9898918" calcext:value-type="float">
            <text:p>-11.9898918</text:p>
          </table:table-cell>
          <table:table-cell table:style-name="ce1" office:value-type="float" office:value="-56.9006265" calcext:value-type="float">
            <text:p>-56.900626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4,00</text:p>
          </table:table-cell>
          <table:table-cell table:style-name="ce1" office:value-type="string" calcext:value-type="string">
            <text:p>5,00</text:p>
          </table:table-cell>
          <table:table-cell table:style-name="ce1" table:formula="of:=[.K187]/PI()" office:value-type="string" office:string-value="" calcext:value-type="error">
            <text:p>#VALUE!</text:p>
          </table:table-cell>
          <table:table-cell table:style-name="ce1" table:formula="of:=[.M187]/2" office:value-type="string" office:string-value="" calcext:value-type="error">
            <text:p>#VALUE!</text:p>
          </table:table-cell>
          <table:table-cell table:style-name="ce1" table:formula="of:=[.N187]/100" office:value-type="string" office:string-value="" calcext:value-type="error">
            <text:p>#VALUE!</text:p>
          </table:table-cell>
          <table:table-cell table:style-name="ce1" table:formula="of:=PI()*[.O18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6" calcext:value-type="float">
            <text:p>36485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-11.9897742" calcext:value-type="float">
            <text:p>-11.9897742</text:p>
          </table:table-cell>
          <table:table-cell table:style-name="ce1" office:value-type="float" office:value="-56.9008406" calcext:value-type="float">
            <text:p>-56.9008406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88]/PI()" office:value-type="string" office:string-value="" calcext:value-type="error">
            <text:p>#VALUE!</text:p>
          </table:table-cell>
          <table:table-cell table:style-name="ce1" table:formula="of:=[.M188]/2" office:value-type="string" office:string-value="" calcext:value-type="error">
            <text:p>#VALUE!</text:p>
          </table:table-cell>
          <table:table-cell table:style-name="ce1" table:formula="of:=[.N188]/100" office:value-type="string" office:string-value="" calcext:value-type="error">
            <text:p>#VALUE!</text:p>
          </table:table-cell>
          <table:table-cell table:style-name="ce1" table:formula="of:=PI()*[.O18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4" calcext:value-type="float">
            <text:p>364855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-11.9897954" calcext:value-type="float">
            <text:p>-11.9897954</text:p>
          </table:table-cell>
          <table:table-cell table:style-name="ce1" office:value-type="float" office:value="-56.9005019" calcext:value-type="float">
            <text:p>-56.9005019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string" calcext:value-type="string">
            <text:p>17,00</text:p>
          </table:table-cell>
          <table:table-cell table:style-name="ce1" office:value-type="string" calcext:value-type="string">
            <text:p>5,50</text:p>
          </table:table-cell>
          <table:table-cell table:style-name="ce1" table:formula="of:=[.K189]/PI()" office:value-type="string" office:string-value="" calcext:value-type="error">
            <text:p>#VALUE!</text:p>
          </table:table-cell>
          <table:table-cell table:style-name="ce1" table:formula="of:=[.M189]/2" office:value-type="string" office:string-value="" calcext:value-type="error">
            <text:p>#VALUE!</text:p>
          </table:table-cell>
          <table:table-cell table:style-name="ce1" table:formula="of:=[.N189]/100" office:value-type="string" office:string-value="" calcext:value-type="error">
            <text:p>#VALUE!</text:p>
          </table:table-cell>
          <table:table-cell table:style-name="ce1" table:formula="of:=PI()*[.O18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4" calcext:value-type="float">
            <text:p>364855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-11.9897954" calcext:value-type="float">
            <text:p>-11.9897954</text:p>
          </table:table-cell>
          <table:table-cell table:style-name="ce1" office:value-type="float" office:value="-56.9005019" calcext:value-type="float">
            <text:p>-56.9005019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string" calcext:value-type="string">
            <text:p>17,00</text:p>
          </table:table-cell>
          <table:table-cell table:style-name="ce1" office:value-type="string" calcext:value-type="string">
            <text:p>5,50</text:p>
          </table:table-cell>
          <table:table-cell table:style-name="ce1" table:formula="of:=[.K190]/PI()" office:value-type="string" office:string-value="" calcext:value-type="error">
            <text:p>#VALUE!</text:p>
          </table:table-cell>
          <table:table-cell table:style-name="ce1" table:formula="of:=[.M190]/2" office:value-type="string" office:string-value="" calcext:value-type="error">
            <text:p>#VALUE!</text:p>
          </table:table-cell>
          <table:table-cell table:style-name="ce1" table:formula="of:=[.N190]/100" office:value-type="string" office:string-value="" calcext:value-type="error">
            <text:p>#VALUE!</text:p>
          </table:table-cell>
          <table:table-cell table:style-name="ce1" table:formula="of:=PI()*[.O19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0" calcext:value-type="float">
            <text:p>364878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-11.9898356" calcext:value-type="float">
            <text:p>-11.9898356</text:p>
          </table:table-cell>
          <table:table-cell table:style-name="ce1" office:value-type="float" office:value="-56.9006311" calcext:value-type="float">
            <text:p>-56.9006311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3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91]/PI()" office:value-type="string" office:string-value="" calcext:value-type="error">
            <text:p>#VALUE!</text:p>
          </table:table-cell>
          <table:table-cell table:style-name="ce1" table:formula="of:=[.M191]/2" office:value-type="string" office:string-value="" calcext:value-type="error">
            <text:p>#VALUE!</text:p>
          </table:table-cell>
          <table:table-cell table:style-name="ce1" table:formula="of:=[.N191]/100" office:value-type="string" office:string-value="" calcext:value-type="error">
            <text:p>#VALUE!</text:p>
          </table:table-cell>
          <table:table-cell table:style-name="ce1" table:formula="of:=PI()*[.O19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1" calcext:value-type="float">
            <text:p>364878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-11.9898429" calcext:value-type="float">
            <text:p>-11.9898429</text:p>
          </table:table-cell>
          <table:table-cell table:style-name="ce1" office:value-type="float" office:value="-56.900698" calcext:value-type="float">
            <text:p>-56.90069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92]/PI()" office:value-type="string" office:string-value="" calcext:value-type="error">
            <text:p>#VALUE!</text:p>
          </table:table-cell>
          <table:table-cell table:style-name="ce1" table:formula="of:=[.M192]/2" office:value-type="string" office:string-value="" calcext:value-type="error">
            <text:p>#VALUE!</text:p>
          </table:table-cell>
          <table:table-cell table:style-name="ce1" table:formula="of:=[.N192]/100" office:value-type="string" office:string-value="" calcext:value-type="error">
            <text:p>#VALUE!</text:p>
          </table:table-cell>
          <table:table-cell table:style-name="ce1" table:formula="of:=PI()*[.O19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2" calcext:value-type="float">
            <text:p>364878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1.989695" calcext:value-type="float">
            <text:p>-11.989695</text:p>
          </table:table-cell>
          <table:table-cell table:style-name="ce1" office:value-type="float" office:value="-56.9005375" calcext:value-type="float">
            <text:p>-56.900537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8,00</text:p>
          </table:table-cell>
          <table:table-cell table:style-name="ce1" office:value-type="string" calcext:value-type="string">
            <text:p>4</text:p>
          </table:table-cell>
          <table:table-cell table:style-name="ce1" table:formula="of:=[.K193]/PI()" office:value-type="string" office:string-value="" calcext:value-type="error">
            <text:p>#VALUE!</text:p>
          </table:table-cell>
          <table:table-cell table:style-name="ce1" table:formula="of:=[.M193]/2" office:value-type="string" office:string-value="" calcext:value-type="error">
            <text:p>#VALUE!</text:p>
          </table:table-cell>
          <table:table-cell table:style-name="ce1" table:formula="of:=[.N193]/100" office:value-type="string" office:string-value="" calcext:value-type="error">
            <text:p>#VALUE!</text:p>
          </table:table-cell>
          <table:table-cell table:style-name="ce1" table:formula="of:=PI()*[.O19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3" calcext:value-type="float">
            <text:p>364878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11.9898457" calcext:value-type="float">
            <text:p>-11.9898457</text:p>
          </table:table-cell>
          <table:table-cell table:style-name="ce1" office:value-type="float" office:value="-56.9007991" calcext:value-type="float">
            <text:p>-56.9007991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194]/PI()" office:value-type="string" office:string-value="" calcext:value-type="error">
            <text:p>#VALUE!</text:p>
          </table:table-cell>
          <table:table-cell table:style-name="ce1" table:formula="of:=[.M194]/2" office:value-type="string" office:string-value="" calcext:value-type="error">
            <text:p>#VALUE!</text:p>
          </table:table-cell>
          <table:table-cell table:style-name="ce1" table:formula="of:=[.N194]/100" office:value-type="string" office:string-value="" calcext:value-type="error">
            <text:p>#VALUE!</text:p>
          </table:table-cell>
          <table:table-cell table:style-name="ce1" table:formula="of:=PI()*[.O19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6" calcext:value-type="float">
            <text:p>364819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-11.9897928" calcext:value-type="float">
            <text:p>-11.9897928</text:p>
          </table:table-cell>
          <table:table-cell table:style-name="ce1" office:value-type="float" office:value="-56.9007539" calcext:value-type="float">
            <text:p>-56.900753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5,5</text:p>
          </table:table-cell>
          <table:table-cell table:style-name="ce1" table:formula="of:=[.K195]/PI()" office:value-type="string" office:string-value="" calcext:value-type="error">
            <text:p>#VALUE!</text:p>
          </table:table-cell>
          <table:table-cell table:style-name="ce1" table:formula="of:=[.M195]/2" office:value-type="string" office:string-value="" calcext:value-type="error">
            <text:p>#VALUE!</text:p>
          </table:table-cell>
          <table:table-cell table:style-name="ce1" table:formula="of:=[.N195]/100" office:value-type="string" office:string-value="" calcext:value-type="error">
            <text:p>#VALUE!</text:p>
          </table:table-cell>
          <table:table-cell table:style-name="ce1" table:formula="of:=PI()*[.O19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6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7" calcext:value-type="float">
            <text:p>364819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-11.9898361" calcext:value-type="float">
            <text:p>-11.9898361</text:p>
          </table:table-cell>
          <table:table-cell table:style-name="ce1" office:value-type="float" office:value="-56.9005407" calcext:value-type="float">
            <text:p>-56.9005407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6,7</text:p>
          </table:table-cell>
          <table:table-cell table:style-name="ce1" table:formula="of:=[.K196]/PI()" office:value-type="string" office:string-value="" calcext:value-type="error">
            <text:p>#VALUE!</text:p>
          </table:table-cell>
          <table:table-cell table:style-name="ce1" table:formula="of:=[.M196]/2" office:value-type="string" office:string-value="" calcext:value-type="error">
            <text:p>#VALUE!</text:p>
          </table:table-cell>
          <table:table-cell table:style-name="ce1" table:formula="of:=[.N196]/100" office:value-type="string" office:string-value="" calcext:value-type="error">
            <text:p>#VALUE!</text:p>
          </table:table-cell>
          <table:table-cell table:style-name="ce1" table:formula="of:=PI()*[.O19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8" calcext:value-type="float">
            <text:p>364819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-11.989774" calcext:value-type="float">
            <text:p>-11.989774</text:p>
          </table:table-cell>
          <table:table-cell table:style-name="ce1" office:value-type="float" office:value="-56.9006893" calcext:value-type="float">
            <text:p>-56.900689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6,00</text:p>
          </table:table-cell>
          <table:table-cell table:style-name="ce1" table:formula="of:=[.K197]/PI()" office:value-type="string" office:string-value="" calcext:value-type="error">
            <text:p>#VALUE!</text:p>
          </table:table-cell>
          <table:table-cell table:style-name="ce1" table:formula="of:=[.M197]/2" office:value-type="string" office:string-value="" calcext:value-type="error">
            <text:p>#VALUE!</text:p>
          </table:table-cell>
          <table:table-cell table:style-name="ce1" table:formula="of:=[.N197]/100" office:value-type="string" office:string-value="" calcext:value-type="error">
            <text:p>#VALUE!</text:p>
          </table:table-cell>
          <table:table-cell table:style-name="ce1" table:formula="of:=PI()*[.O19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8" calcext:value-type="float">
            <text:p>364819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-11.989774" calcext:value-type="float">
            <text:p>-11.989774</text:p>
          </table:table-cell>
          <table:table-cell table:style-name="ce1" office:value-type="float" office:value="-56.9006893" calcext:value-type="float">
            <text:p>-56.900689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5,00</text:p>
          </table:table-cell>
          <table:table-cell table:style-name="ce1" table:formula="of:=[.K198]/PI()" office:value-type="string" office:string-value="" calcext:value-type="error">
            <text:p>#VALUE!</text:p>
          </table:table-cell>
          <table:table-cell table:style-name="ce1" table:formula="of:=[.M198]/2" office:value-type="string" office:string-value="" calcext:value-type="error">
            <text:p>#VALUE!</text:p>
          </table:table-cell>
          <table:table-cell table:style-name="ce1" table:formula="of:=[.N198]/100" office:value-type="string" office:string-value="" calcext:value-type="error">
            <text:p>#VALUE!</text:p>
          </table:table-cell>
          <table:table-cell table:style-name="ce1" table:formula="of:=PI()*[.O19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7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9" calcext:value-type="float">
            <text:p>364819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-11.989951" calcext:value-type="float">
            <text:p>-11.989951</text:p>
          </table:table-cell>
          <table:table-cell table:style-name="ce1" office:value-type="float" office:value="-56.90062" calcext:value-type="float">
            <text:p>-56.90062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1,00</text:p>
          </table:table-cell>
          <table:table-cell table:style-name="ce1" office:value-type="string" calcext:value-type="string">
            <text:p>5,5</text:p>
          </table:table-cell>
          <table:table-cell table:style-name="ce1" table:formula="of:=[.K199]/PI()" office:value-type="string" office:string-value="" calcext:value-type="error">
            <text:p>#VALUE!</text:p>
          </table:table-cell>
          <table:table-cell table:style-name="ce1" table:formula="of:=[.M199]/2" office:value-type="string" office:string-value="" calcext:value-type="error">
            <text:p>#VALUE!</text:p>
          </table:table-cell>
          <table:table-cell table:style-name="ce1" table:formula="of:=[.N199]/100" office:value-type="string" office:string-value="" calcext:value-type="error">
            <text:p>#VALUE!</text:p>
          </table:table-cell>
          <table:table-cell table:style-name="ce1" table:formula="of:=PI()*[.O19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0" calcext:value-type="float">
            <text:p>364819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11.9899772" calcext:value-type="float">
            <text:p>-11.9899772</text:p>
          </table:table-cell>
          <table:table-cell table:style-name="ce1" office:value-type="float" office:value="-56.900609" calcext:value-type="float">
            <text:p>-56.900609</text:p>
          </table:table-cell>
          <table:table-cell table:style-name="ce1" office:value-type="string" calcext:value-type="string">
            <text:p>pindaiba-peluda</text:p>
          </table:table-cell>
          <table:table-cell table:style-name="ce1" office:value-type="string" calcext:value-type="string">
            <text:p>Xylopia discret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pindaíba-peluda</text:p>
          </table:table-cell>
          <table:table-cell table:style-name="ce1" office:value-type="string" calcext:value-type="string">
            <text:p>https://photos.app.goo.gl/PDB85Q3RgBUTMkCd6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200]/PI()" office:value-type="string" office:string-value="" calcext:value-type="error">
            <text:p>#VALUE!</text:p>
          </table:table-cell>
          <table:table-cell table:style-name="ce1" table:formula="of:=[.M200]/2" office:value-type="string" office:string-value="" calcext:value-type="error">
            <text:p>#VALUE!</text:p>
          </table:table-cell>
          <table:table-cell table:style-name="ce1" table:formula="of:=[.N200]/100" office:value-type="string" office:string-value="" calcext:value-type="error">
            <text:p>#VALUE!</text:p>
          </table:table-cell>
          <table:table-cell table:style-name="ce1" table:formula="of:=PI()*[.O20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1" calcext:value-type="float">
            <text:p>364819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11.9898381" calcext:value-type="float">
            <text:p>-11.9898381</text:p>
          </table:table-cell>
          <table:table-cell table:style-name="ce1" office:value-type="float" office:value="-56.9006018" calcext:value-type="float">
            <text:p>-56.900601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6,00</text:p>
          </table:table-cell>
          <table:table-cell table:style-name="ce1" office:value-type="string" calcext:value-type="string">
            <text:p>3,5</text:p>
          </table:table-cell>
          <table:table-cell table:style-name="ce1" table:formula="of:=[.K201]/PI()" office:value-type="string" office:string-value="" calcext:value-type="error">
            <text:p>#VALUE!</text:p>
          </table:table-cell>
          <table:table-cell table:style-name="ce1" table:formula="of:=[.M201]/2" office:value-type="string" office:string-value="" calcext:value-type="error">
            <text:p>#VALUE!</text:p>
          </table:table-cell>
          <table:table-cell table:style-name="ce1" table:formula="of:=[.N201]/100" office:value-type="string" office:string-value="" calcext:value-type="error">
            <text:p>#VALUE!</text:p>
          </table:table-cell>
          <table:table-cell table:style-name="ce1" table:formula="of:=PI()*[.O20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2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192" calcext:value-type="float">
            <text:p>364819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-11.9897858" calcext:value-type="float">
            <text:p>-11.9897858</text:p>
          </table:table-cell>
          <table:table-cell table:style-name="ce1" office:value-type="float" office:value="-56.9005639" calcext:value-type="float">
            <text:p>-56.900563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6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202]/PI()" office:value-type="string" office:string-value="" calcext:value-type="error">
            <text:p>#VALUE!</text:p>
          </table:table-cell>
          <table:table-cell table:style-name="ce1" table:formula="of:=[.M202]/2" office:value-type="string" office:string-value="" calcext:value-type="error">
            <text:p>#VALUE!</text:p>
          </table:table-cell>
          <table:table-cell table:style-name="ce1" table:formula="of:=[.N202]/100" office:value-type="string" office:string-value="" calcext:value-type="error">
            <text:p>#VALUE!</text:p>
          </table:table-cell>
          <table:table-cell table:style-name="ce1" table:formula="of:=PI()*[.O20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49" calcext:value-type="float">
            <text:p>364854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-11.9894795" calcext:value-type="float">
            <text:p>-11.9894795</text:p>
          </table:table-cell>
          <table:table-cell table:style-name="ce1" office:value-type="float" office:value="-56.9005262" calcext:value-type="float">
            <text:p>-56.9005262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8,00</text:p>
          </table:table-cell>
          <table:table-cell table:style-name="ce1" office:value-type="string" calcext:value-type="string">
            <text:p>6,5</text:p>
          </table:table-cell>
          <table:table-cell table:style-name="ce1" table:formula="of:=[.K203]/PI()" office:value-type="string" office:string-value="" calcext:value-type="error">
            <text:p>#VALUE!</text:p>
          </table:table-cell>
          <table:table-cell table:style-name="ce1" table:formula="of:=[.M203]/2" office:value-type="string" office:string-value="" calcext:value-type="error">
            <text:p>#VALUE!</text:p>
          </table:table-cell>
          <table:table-cell table:style-name="ce1" table:formula="of:=[.N203]/100" office:value-type="string" office:string-value="" calcext:value-type="error">
            <text:p>#VALUE!</text:p>
          </table:table-cell>
          <table:table-cell table:style-name="ce1" table:formula="of:=PI()*[.O20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0" calcext:value-type="float">
            <text:p>36485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-11.989852" calcext:value-type="float">
            <text:p>-11.989852</text:p>
          </table:table-cell>
          <table:table-cell table:style-name="ce1" office:value-type="float" office:value="-56.9005528" calcext:value-type="float">
            <text:p>-56.900552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2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204]/PI()" office:value-type="string" office:string-value="" calcext:value-type="error">
            <text:p>#VALUE!</text:p>
          </table:table-cell>
          <table:table-cell table:style-name="ce1" table:formula="of:=[.M204]/2" office:value-type="string" office:string-value="" calcext:value-type="error">
            <text:p>#VALUE!</text:p>
          </table:table-cell>
          <table:table-cell table:style-name="ce1" table:formula="of:=[.N204]/100" office:value-type="string" office:string-value="" calcext:value-type="error">
            <text:p>#VALUE!</text:p>
          </table:table-cell>
          <table:table-cell table:style-name="ce1" table:formula="of:=PI()*[.O20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2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1" calcext:value-type="float">
            <text:p>364855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-11.9898314" calcext:value-type="float">
            <text:p>-11.9898314</text:p>
          </table:table-cell>
          <table:table-cell table:style-name="ce1" office:value-type="float" office:value="-56.9005892" calcext:value-type="float">
            <text:p>-56.9005892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8,00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205]/PI()" office:value-type="string" office:string-value="" calcext:value-type="error">
            <text:p>#VALUE!</text:p>
          </table:table-cell>
          <table:table-cell table:style-name="ce1" table:formula="of:=[.M205]/2" office:value-type="string" office:string-value="" calcext:value-type="error">
            <text:p>#VALUE!</text:p>
          </table:table-cell>
          <table:table-cell table:style-name="ce1" table:formula="of:=[.N205]/100" office:value-type="string" office:string-value="" calcext:value-type="error">
            <text:p>#VALUE!</text:p>
          </table:table-cell>
          <table:table-cell table:style-name="ce1" table:formula="of:=PI()*[.O20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552" calcext:value-type="float">
            <text:p>364855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-11.989825" calcext:value-type="float">
            <text:p>-11.989825</text:p>
          </table:table-cell>
          <table:table-cell table:style-name="ce1" office:value-type="float" office:value="-56.9006109" calcext:value-type="float">
            <text:p>-56.9006109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40,00</text:p>
          </table:table-cell>
          <table:table-cell table:style-name="ce1" office:value-type="string" calcext:value-type="string">
            <text:p>11,5</text:p>
          </table:table-cell>
          <table:table-cell table:style-name="ce1" table:formula="of:=[.K206]/PI()" office:value-type="string" office:string-value="" calcext:value-type="error">
            <text:p>#VALUE!</text:p>
          </table:table-cell>
          <table:table-cell table:style-name="ce1" table:formula="of:=[.M206]/2" office:value-type="string" office:string-value="" calcext:value-type="error">
            <text:p>#VALUE!</text:p>
          </table:table-cell>
          <table:table-cell table:style-name="ce1" table:formula="of:=[.N206]/100" office:value-type="string" office:string-value="" calcext:value-type="error">
            <text:p>#VALUE!</text:p>
          </table:table-cell>
          <table:table-cell table:style-name="ce1" table:formula="of:=PI()*[.O20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3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6" calcext:value-type="float">
            <text:p>364878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-11.9898526" calcext:value-type="float">
            <text:p>-11.9898526</text:p>
          </table:table-cell>
          <table:table-cell table:style-name="ce1" office:value-type="float" office:value="-56.900659" calcext:value-type="float">
            <text:p>-56.90065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207]/PI()" office:value-type="string" office:string-value="" calcext:value-type="error">
            <text:p>#VALUE!</text:p>
          </table:table-cell>
          <table:table-cell table:style-name="ce1" table:formula="of:=[.M207]/2" office:value-type="string" office:string-value="" calcext:value-type="error">
            <text:p>#VALUE!</text:p>
          </table:table-cell>
          <table:table-cell table:style-name="ce1" table:formula="of:=[.N207]/100" office:value-type="string" office:string-value="" calcext:value-type="error">
            <text:p>#VALUE!</text:p>
          </table:table-cell>
          <table:table-cell table:style-name="ce1" table:formula="of:=PI()*[.O20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4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3" office:value-type="float" office:value="3648787" calcext:value-type="float">
            <text:p>364878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-11.9897661" calcext:value-type="float">
            <text:p>-11.9897661</text:p>
          </table:table-cell>
          <table:table-cell table:style-name="ce1" office:value-type="float" office:value="-56.9004538" calcext:value-type="float">
            <text:p>-56.9004538</text:p>
          </table:table-cell>
          <table:table-cell table:style-name="ce1" office:value-type="string" calcext:value-type="string">
            <text:p>tucaneira</text:p>
          </table:table-cell>
          <table:table-cell table:style-name="ce1" office:value-type="string" calcext:value-type="string">
            <text:p>Qualea paraensis</text:p>
          </table:table-cell>
          <table:table-cell table:style-name="ce1" office:value-type="string" calcext:value-type="string">
            <text:p>Vochysiaceae</text:p>
          </table:table-cell>
          <table:table-cell table:style-name="ce1" office:value-type="string" calcext:value-type="string">
            <text:p>quaruba</text:p>
          </table:table-cell>
          <table:table-cell table:style-name="ce1" office:value-type="string" calcext:value-type="string">
            <text:p>https://photos.app.goo.gl/TCgCzLVts9bxqDpm7</text:p>
          </table:table-cell>
          <table:table-cell table:style-name="ce1" office:value-type="string" calcext:value-type="string">
            <text:p>170,00</text:p>
          </table:table-cell>
          <table:table-cell table:style-name="ce1" office:value-type="string" calcext:value-type="string">
            <text:p>26</text:p>
          </table:table-cell>
          <table:table-cell table:style-name="ce1" table:formula="of:=[.K208]/PI()" office:value-type="string" office:string-value="" calcext:value-type="error">
            <text:p>#VALUE!</text:p>
          </table:table-cell>
          <table:table-cell table:style-name="ce1" table:formula="of:=[.M208]/2" office:value-type="string" office:string-value="" calcext:value-type="error">
            <text:p>#VALUE!</text:p>
          </table:table-cell>
          <table:table-cell table:style-name="ce1" table:formula="of:=[.N208]/100" office:value-type="string" office:string-value="" calcext:value-type="error">
            <text:p>#VALUE!</text:p>
          </table:table-cell>
          <table:table-cell table:style-name="ce1" table:formula="of:=PI()*[.O20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09:3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06</text:p>
          </table:table-cell>
          <table:table-cell table:style-name="ce3" office:value-type="float" office:value="3648789" calcext:value-type="float">
            <text:p>364878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-11.9866874" calcext:value-type="float">
            <text:p>-11.9866874</text:p>
          </table:table-cell>
          <table:table-cell table:style-name="ce1" office:value-type="float" office:value="-56.9011105" calcext:value-type="float">
            <text:p>-56.9011105</text:p>
          </table:table-cell>
          <table:table-cell table:style-name="ce1" office:value-type="string" calcext:value-type="string">
            <text:p>guanandi</text:p>
          </table:table-cell>
          <table:table-cell table:style-name="ce1" office:value-type="string" calcext:value-type="string">
            <text:p>Calophyllum brasiliense</text:p>
          </table:table-cell>
          <table:table-cell table:style-name="ce1" office:value-type="string" calcext:value-type="string">
            <text:p>Calophyllaceae</text:p>
          </table:table-cell>
          <table:table-cell table:style-name="ce1" office:value-type="string" calcext:value-type="string">
            <text:p>guanandí</text:p>
          </table:table-cell>
          <table:table-cell table:style-name="ce1" office:value-type="string" calcext:value-type="string">
            <text:p>https://photos.app.goo.gl/yWMPoPZWgf694tou7</text:p>
          </table:table-cell>
          <table:table-cell table:style-name="ce1" office:value-type="string" calcext:value-type="string">
            <text:p>112,00</text:p>
          </table:table-cell>
          <table:table-cell table:style-name="ce1" office:value-type="string" calcext:value-type="string">
            <text:p>15</text:p>
          </table:table-cell>
          <table:table-cell table:style-name="ce1" table:formula="of:=[.K209]/PI()" office:value-type="string" office:string-value="" calcext:value-type="error">
            <text:p>#VALUE!</text:p>
          </table:table-cell>
          <table:table-cell table:style-name="ce1" table:formula="of:=[.M209]/2" office:value-type="string" office:string-value="" calcext:value-type="error">
            <text:p>#VALUE!</text:p>
          </table:table-cell>
          <table:table-cell table:style-name="ce1" table:formula="of:=[.N209]/100" office:value-type="string" office:string-value="" calcext:value-type="error">
            <text:p>#VALUE!</text:p>
          </table:table-cell>
          <table:table-cell table:style-name="ce1" table:formula="of:=PI()*[.O20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1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194" calcext:value-type="float">
            <text:p>3648194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number-columns-repeated="2"/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210]/PI()" office:value-type="string" office:string-value="" calcext:value-type="error">
            <text:p>#VALUE!</text:p>
          </table:table-cell>
          <table:table-cell table:style-name="ce1" table:formula="of:=[.M210]/2" office:value-type="string" office:string-value="" calcext:value-type="error">
            <text:p>#VALUE!</text:p>
          </table:table-cell>
          <table:table-cell table:style-name="ce1" table:formula="of:=[.N210]/100" office:value-type="string" office:string-value="" calcext:value-type="error">
            <text:p>#VALUE!</text:p>
          </table:table-cell>
          <table:table-cell table:style-name="ce1" table:formula="of:=PI()*[.O21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13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193" calcext:value-type="float">
            <text:p>364819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-11.9863091" calcext:value-type="float">
            <text:p>-11.9863091</text:p>
          </table:table-cell>
          <table:table-cell table:style-name="ce1" office:value-type="float" office:value="-56.9008651" calcext:value-type="float">
            <text:p>-56.9008651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spidosperma spruce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https://photos.app.goo.gl/2TdebSs3HTGfDrpq9</text:p>
          </table:table-cell>
          <table:table-cell table:style-name="ce1" office:value-type="string" calcext:value-type="string">
            <text:p>30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11]/PI()" office:value-type="string" office:string-value="" calcext:value-type="error">
            <text:p>#VALUE!</text:p>
          </table:table-cell>
          <table:table-cell table:style-name="ce1" table:formula="of:=[.M211]/2" office:value-type="string" office:string-value="" calcext:value-type="error">
            <text:p>#VALUE!</text:p>
          </table:table-cell>
          <table:table-cell table:style-name="ce1" table:formula="of:=[.N211]/100" office:value-type="string" office:string-value="" calcext:value-type="error">
            <text:p>#VALUE!</text:p>
          </table:table-cell>
          <table:table-cell table:style-name="ce1" table:formula="of:=PI()*[.O21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14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/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-11.9862877" calcext:value-type="float">
            <text:p>-11.9862877</text:p>
          </table:table-cell>
          <table:table-cell table:style-name="ce1" office:value-type="float" office:value="-56.9009115" calcext:value-type="float">
            <text:p>-56.900911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3,00</text:p>
          </table:table-cell>
          <table:table-cell table:style-name="ce1" office:value-type="string" calcext:value-type="string">
            <text:p>6,00</text:p>
          </table:table-cell>
          <table:table-cell table:style-name="ce1" table:formula="of:=[.K212]/PI()" office:value-type="string" office:string-value="" calcext:value-type="error">
            <text:p>#VALUE!</text:p>
          </table:table-cell>
          <table:table-cell table:style-name="ce1" table:formula="of:=[.M212]/2" office:value-type="string" office:string-value="" calcext:value-type="error">
            <text:p>#VALUE!</text:p>
          </table:table-cell>
          <table:table-cell table:style-name="ce1" table:formula="of:=[.N212]/100" office:value-type="string" office:string-value="" calcext:value-type="error">
            <text:p>#VALUE!</text:p>
          </table:table-cell>
          <table:table-cell table:style-name="ce1" table:formula="of:=PI()*[.O21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/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-11.9862877" calcext:value-type="float">
            <text:p>-11.9862877</text:p>
          </table:table-cell>
          <table:table-cell table:style-name="ce1" office:value-type="float" office:value="-56.9009115" calcext:value-type="float">
            <text:p>-56.900911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7,00</text:p>
          </table:table-cell>
          <table:table-cell table:style-name="ce1" table:formula="of:=[.K213]/PI()" office:value-type="string" office:string-value="" calcext:value-type="error">
            <text:p>#VALUE!</text:p>
          </table:table-cell>
          <table:table-cell table:style-name="ce1" table:formula="of:=[.M213]/2" office:value-type="string" office:string-value="" calcext:value-type="error">
            <text:p>#VALUE!</text:p>
          </table:table-cell>
          <table:table-cell table:style-name="ce1" table:formula="of:=[.N213]/100" office:value-type="string" office:string-value="" calcext:value-type="error">
            <text:p>#VALUE!</text:p>
          </table:table-cell>
          <table:table-cell table:style-name="ce1" table:formula="of:=PI()*[.O21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/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-11.9862877" calcext:value-type="float">
            <text:p>-11.9862877</text:p>
          </table:table-cell>
          <table:table-cell table:style-name="ce1" office:value-type="float" office:value="-56.9009115" calcext:value-type="float">
            <text:p>-56.9009115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8,00</text:p>
          </table:table-cell>
          <table:table-cell table:style-name="ce1" office:value-type="string" calcext:value-type="string">
            <text:p>7,00</text:p>
          </table:table-cell>
          <table:table-cell table:style-name="ce1" table:formula="of:=[.K214]/PI()" office:value-type="string" office:string-value="" calcext:value-type="error">
            <text:p>#VALUE!</text:p>
          </table:table-cell>
          <table:table-cell table:style-name="ce1" table:formula="of:=[.M214]/2" office:value-type="string" office:string-value="" calcext:value-type="error">
            <text:p>#VALUE!</text:p>
          </table:table-cell>
          <table:table-cell table:style-name="ce1" table:formula="of:=[.N214]/100" office:value-type="string" office:string-value="" calcext:value-type="error">
            <text:p>#VALUE!</text:p>
          </table:table-cell>
          <table:table-cell table:style-name="ce1" table:formula="of:=PI()*[.O21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5" calcext:value-type="float">
            <text:p>364825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11.9862957" calcext:value-type="float">
            <text:p>-11.9862957</text:p>
          </table:table-cell>
          <table:table-cell table:style-name="ce1" office:value-type="float" office:value="-56.9009139" calcext:value-type="float">
            <text:p>-56.900913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2,0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215]/PI()" office:value-type="string" office:string-value="" calcext:value-type="error">
            <text:p>#VALUE!</text:p>
          </table:table-cell>
          <table:table-cell table:style-name="ce1" table:formula="of:=[.M215]/2" office:value-type="string" office:string-value="" calcext:value-type="error">
            <text:p>#VALUE!</text:p>
          </table:table-cell>
          <table:table-cell table:style-name="ce1" table:formula="of:=[.N215]/100" office:value-type="string" office:string-value="" calcext:value-type="error">
            <text:p>#VALUE!</text:p>
          </table:table-cell>
          <table:table-cell table:style-name="ce1" table:formula="of:=PI()*[.O21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6" calcext:value-type="float">
            <text:p>36482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-11.9862958" calcext:value-type="float">
            <text:p>-11.9862958</text:p>
          </table:table-cell>
          <table:table-cell table:style-name="ce1" office:value-type="float" office:value="-56.9009027" calcext:value-type="float">
            <text:p>-56.9009027</text:p>
          </table:table-cell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Palicourea guianensi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macuco, borracheiro</text:p>
          </table:table-cell>
          <table:table-cell table:style-name="ce1" office:value-type="string" calcext:value-type="string">
            <text:p>https://photos.app.goo.gl/5pvi2LV57JKznr4t9</text:p>
          </table:table-cell>
          <table:table-cell table:style-name="ce1" office:value-type="string" calcext:value-type="string">
            <text:p>16,0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216]/PI()" office:value-type="string" office:string-value="" calcext:value-type="error">
            <text:p>#VALUE!</text:p>
          </table:table-cell>
          <table:table-cell table:style-name="ce1" table:formula="of:=[.M216]/2" office:value-type="string" office:string-value="" calcext:value-type="error">
            <text:p>#VALUE!</text:p>
          </table:table-cell>
          <table:table-cell table:style-name="ce1" table:formula="of:=[.N216]/100" office:value-type="string" office:string-value="" calcext:value-type="error">
            <text:p>#VALUE!</text:p>
          </table:table-cell>
          <table:table-cell table:style-name="ce1" table:formula="of:=PI()*[.O21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1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338" calcext:value-type="float">
            <text:p>364833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-11.9862928" calcext:value-type="float">
            <text:p>-11.9862928</text:p>
          </table:table-cell>
          <table:table-cell table:style-name="ce1" office:value-type="float" office:value="-56.9009086" calcext:value-type="float">
            <text:p>-56.9009086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5,00</text:p>
          </table:table-cell>
          <table:table-cell table:style-name="ce1" office:value-type="string" calcext:value-type="string">
            <text:p>7,50</text:p>
          </table:table-cell>
          <table:table-cell table:style-name="ce1" table:formula="of:=[.K217]/PI()" office:value-type="string" office:string-value="" calcext:value-type="error">
            <text:p>#VALUE!</text:p>
          </table:table-cell>
          <table:table-cell table:style-name="ce1" table:formula="of:=[.M217]/2" office:value-type="string" office:string-value="" calcext:value-type="error">
            <text:p>#VALUE!</text:p>
          </table:table-cell>
          <table:table-cell table:style-name="ce1" table:formula="of:=[.N217]/100" office:value-type="string" office:string-value="" calcext:value-type="error">
            <text:p>#VALUE!</text:p>
          </table:table-cell>
          <table:table-cell table:style-name="ce1" table:formula="of:=PI()*[.O21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338" calcext:value-type="float">
            <text:p>364833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-11.9862928" calcext:value-type="float">
            <text:p>-11.9862928</text:p>
          </table:table-cell>
          <table:table-cell table:style-name="ce1" office:value-type="float" office:value="-56.9009086" calcext:value-type="float">
            <text:p>-56.9009086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19,00</text:p>
          </table:table-cell>
          <table:table-cell table:style-name="ce1" office:value-type="string" calcext:value-type="string">
            <text:p>6,00</text:p>
          </table:table-cell>
          <table:table-cell table:style-name="ce1" table:formula="of:=[.K218]/PI()" office:value-type="string" office:string-value="" calcext:value-type="error">
            <text:p>#VALUE!</text:p>
          </table:table-cell>
          <table:table-cell table:style-name="ce1" table:formula="of:=[.M218]/2" office:value-type="string" office:string-value="" calcext:value-type="error">
            <text:p>#VALUE!</text:p>
          </table:table-cell>
          <table:table-cell table:style-name="ce1" table:formula="of:=[.N218]/100" office:value-type="string" office:string-value="" calcext:value-type="error">
            <text:p>#VALUE!</text:p>
          </table:table-cell>
          <table:table-cell table:style-name="ce1" table:formula="of:=PI()*[.O21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195" calcext:value-type="float">
            <text:p>364819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-11.9862981" calcext:value-type="float">
            <text:p>-11.9862981</text:p>
          </table:table-cell>
          <table:table-cell table:style-name="ce1" office:value-type="float" office:value="-56.9008996" calcext:value-type="float">
            <text:p>-56.9008996</text:p>
          </table:table-cell>
          <table:table-cell table:style-name="ce1" office:value-type="string" calcext:value-type="string">
            <text:p>bacupari</text:p>
          </table:table-cell>
          <table:table-cell table:style-name="ce1" office:value-type="string" calcext:value-type="string">
            <text:p>Garcinia cf. kaiabiana</text:p>
          </table:table-cell>
          <table:table-cell table:style-name="ce1" office:value-type="string" calcext:value-type="string">
            <text:p>Clusiaceae</text:p>
          </table:table-cell>
          <table:table-cell table:style-name="ce1" office:value-type="string" calcext:value-type="string">
            <text:p>bacupari</text:p>
          </table:table-cell>
          <table:table-cell table:style-name="ce1" office:value-type="string" calcext:value-type="string">
            <text:p>https://photos.app.goo.gl/G8YLa8k4Aq4tp8hc7</text:p>
          </table:table-cell>
          <table:table-cell table:style-name="ce1" office:value-type="string" calcext:value-type="string">
            <text:p>28,00</text:p>
          </table:table-cell>
          <table:table-cell table:style-name="ce1" office:value-type="string" calcext:value-type="string">
            <text:p>6</text:p>
          </table:table-cell>
          <table:table-cell table:style-name="ce1" table:formula="of:=[.K219]/PI()" office:value-type="string" office:string-value="" calcext:value-type="error">
            <text:p>#VALUE!</text:p>
          </table:table-cell>
          <table:table-cell table:style-name="ce1" table:formula="of:=[.M219]/2" office:value-type="string" office:string-value="" calcext:value-type="error">
            <text:p>#VALUE!</text:p>
          </table:table-cell>
          <table:table-cell table:style-name="ce1" table:formula="of:=[.N219]/100" office:value-type="string" office:string-value="" calcext:value-type="error">
            <text:p>#VALUE!</text:p>
          </table:table-cell>
          <table:table-cell table:style-name="ce1" table:formula="of:=PI()*[.O21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3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337" calcext:value-type="float">
            <text:p>3648337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-11.9860304" calcext:value-type="float">
            <text:p>-11.9860304</text:p>
          </table:table-cell>
          <table:table-cell table:style-name="ce1" office:value-type="float" office:value="-56.9008986" calcext:value-type="float">
            <text:p>-56.9008986</text:p>
          </table:table-cell>
          <table:table-cell table:style-name="ce1" office:value-type="string" calcext:value-type="string">
            <text:p>Abiu-farinha</text:p>
          </table:table-cell>
          <table:table-cell table:style-name="ce1" office:value-type="string" calcext:value-type="string">
            <text:p>Ecclinusa ramiflora</text:p>
          </table:table-cell>
          <table:table-cell table:style-name="ce1" office:value-type="string" calcext:value-type="string">
            <text:p>Sapotaceae</text:p>
          </table:table-cell>
          <table:table-cell table:style-name="ce1" office:value-type="string" calcext:value-type="string">
            <text:p>guaraitá, fruta-pão (MT)</text:p>
          </table:table-cell>
          <table:table-cell table:style-name="ce1" office:value-type="string" calcext:value-type="string">
            <text:p>https://photos.app.goo.gl/6RcfBfXsgeEiG3Q78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7</text:p>
          </table:table-cell>
          <table:table-cell table:style-name="ce1" table:formula="of:=[.K220]/PI()" office:value-type="string" office:string-value="" calcext:value-type="error">
            <text:p>#VALUE!</text:p>
          </table:table-cell>
          <table:table-cell table:style-name="ce1" table:formula="of:=[.M220]/2" office:value-type="string" office:string-value="" calcext:value-type="error">
            <text:p>#VALUE!</text:p>
          </table:table-cell>
          <table:table-cell table:style-name="ce1" table:formula="of:=[.N220]/100" office:value-type="string" office:string-value="" calcext:value-type="error">
            <text:p>#VALUE!</text:p>
          </table:table-cell>
          <table:table-cell table:style-name="ce1" table:formula="of:=PI()*[.O22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8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336" calcext:value-type="float">
            <text:p>364833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-11.9862455" calcext:value-type="float">
            <text:p>-11.9862455</text:p>
          </table:table-cell>
          <table:table-cell table:style-name="ce1" office:value-type="float" office:value="-56.901067" calcext:value-type="float">
            <text:p>-56.901067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50,00</text:p>
          </table:table-cell>
          <table:table-cell table:style-name="ce1" office:value-type="string" calcext:value-type="string">
            <text:p>13</text:p>
          </table:table-cell>
          <table:table-cell table:style-name="ce1" table:formula="of:=[.K221]/PI()" office:value-type="string" office:string-value="" calcext:value-type="error">
            <text:p>#VALUE!</text:p>
          </table:table-cell>
          <table:table-cell table:style-name="ce1" table:formula="of:=[.M221]/2" office:value-type="string" office:string-value="" calcext:value-type="error">
            <text:p>#VALUE!</text:p>
          </table:table-cell>
          <table:table-cell table:style-name="ce1" table:formula="of:=[.N221]/100" office:value-type="string" office:string-value="" calcext:value-type="error">
            <text:p>#VALUE!</text:p>
          </table:table-cell>
          <table:table-cell table:style-name="ce1" table:formula="of:=PI()*[.O22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29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3" calcext:value-type="float">
            <text:p>364825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-11.9862434" calcext:value-type="float">
            <text:p>-11.9862434</text:p>
          </table:table-cell>
          <table:table-cell table:style-name="ce1" office:value-type="float" office:value="-56.9009968" calcext:value-type="float">
            <text:p>-56.9009968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47,00</text:p>
          </table:table-cell>
          <table:table-cell table:style-name="ce1" office:value-type="string" calcext:value-type="string">
            <text:p>15</text:p>
          </table:table-cell>
          <table:table-cell table:style-name="ce1" table:formula="of:=[.K222]/PI()" office:value-type="string" office:string-value="" calcext:value-type="error">
            <text:p>#VALUE!</text:p>
          </table:table-cell>
          <table:table-cell table:style-name="ce1" table:formula="of:=[.M222]/2" office:value-type="string" office:string-value="" calcext:value-type="error">
            <text:p>#VALUE!</text:p>
          </table:table-cell>
          <table:table-cell table:style-name="ce1" table:formula="of:=[.N222]/100" office:value-type="string" office:string-value="" calcext:value-type="error">
            <text:p>#VALUE!</text:p>
          </table:table-cell>
          <table:table-cell table:style-name="ce1" table:formula="of:=PI()*[.O22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1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335" calcext:value-type="float">
            <text:p>3648335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-11.986147" calcext:value-type="float">
            <text:p>-11.986147</text:p>
          </table:table-cell>
          <table:table-cell table:style-name="ce1" office:value-type="float" office:value="-56.9010755" calcext:value-type="float">
            <text:p>-56.9010755</text:p>
          </table:table-cell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Cecropia distachya</text:p>
          </table:table-cell>
          <table:table-cell table:style-name="ce1" office:value-type="string" calcext:value-type="string">
            <text:p>Urticaceae</text:p>
          </table:table-cell>
          <table:table-cell table:style-name="ce1" office:value-type="string" calcext:value-type="string">
            <text:p>embaúba</text:p>
          </table:table-cell>
          <table:table-cell table:style-name="ce1" office:value-type="string" calcext:value-type="string">
            <text:p>https://photos.app.goo.gl/Xx7tp2fyQUsUdfjPA</text:p>
          </table:table-cell>
          <table:table-cell table:style-name="ce1" office:value-type="string" calcext:value-type="string">
            <text:p>51,00</text:p>
          </table:table-cell>
          <table:table-cell table:style-name="ce1" office:value-type="string" calcext:value-type="string">
            <text:p>14</text:p>
          </table:table-cell>
          <table:table-cell table:style-name="ce1" table:formula="of:=[.K223]/PI()" office:value-type="string" office:string-value="" calcext:value-type="error">
            <text:p>#VALUE!</text:p>
          </table:table-cell>
          <table:table-cell table:style-name="ce1" table:formula="of:=[.M223]/2" office:value-type="string" office:string-value="" calcext:value-type="error">
            <text:p>#VALUE!</text:p>
          </table:table-cell>
          <table:table-cell table:style-name="ce1" table:formula="of:=[.N223]/100" office:value-type="string" office:string-value="" calcext:value-type="error">
            <text:p>#VALUE!</text:p>
          </table:table-cell>
          <table:table-cell table:style-name="ce1" table:formula="of:=PI()*[.O22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1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4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-11.9861666" calcext:value-type="float">
            <text:p>-11.9861666</text:p>
          </table:table-cell>
          <table:table-cell table:style-name="ce1" office:value-type="float" office:value="-56.9011158" calcext:value-type="float">
            <text:p>-56.9011158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spidosperma spruce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https://photos.app.goo.gl/2TdebSs3HTGfDrpq9</text:p>
          </table:table-cell>
          <table:table-cell table:style-name="ce1" office:value-type="string" calcext:value-type="string">
            <text:p>40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24]/PI()" office:value-type="string" office:string-value="" calcext:value-type="error">
            <text:p>#VALUE!</text:p>
          </table:table-cell>
          <table:table-cell table:style-name="ce1" table:formula="of:=[.M224]/2" office:value-type="string" office:string-value="" calcext:value-type="error">
            <text:p>#VALUE!</text:p>
          </table:table-cell>
          <table:table-cell table:style-name="ce1" table:formula="of:=[.N224]/100" office:value-type="string" office:string-value="" calcext:value-type="error">
            <text:p>#VALUE!</text:p>
          </table:table-cell>
          <table:table-cell table:style-name="ce1" table:formula="of:=PI()*[.O22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2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9447" calcext:value-type="float">
            <text:p>364944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-11.9861799" calcext:value-type="float">
            <text:p>-11.9861799</text:p>
          </table:table-cell>
          <table:table-cell table:style-name="ce1" office:value-type="float" office:value="-56.9010573" calcext:value-type="float">
            <text:p>-56.901057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35,00</text:p>
          </table:table-cell>
          <table:table-cell table:style-name="ce1" office:value-type="string" calcext:value-type="string">
            <text:p>7,5</text:p>
          </table:table-cell>
          <table:table-cell table:style-name="ce1" table:formula="of:=[.K225]/PI()" office:value-type="string" office:string-value="" calcext:value-type="error">
            <text:p>#VALUE!</text:p>
          </table:table-cell>
          <table:table-cell table:style-name="ce1" table:formula="of:=[.M225]/2" office:value-type="string" office:string-value="" calcext:value-type="error">
            <text:p>#VALUE!</text:p>
          </table:table-cell>
          <table:table-cell table:style-name="ce1" table:formula="of:=[.N225]/100" office:value-type="string" office:string-value="" calcext:value-type="error">
            <text:p>#VALUE!</text:p>
          </table:table-cell>
          <table:table-cell table:style-name="ce1" table:formula="of:=PI()*[.O22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3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791" calcext:value-type="float">
            <text:p>3648791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number-columns-repeated="2"/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6,0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226]/PI()" office:value-type="string" office:string-value="" calcext:value-type="error">
            <text:p>#VALUE!</text:p>
          </table:table-cell>
          <table:table-cell table:style-name="ce1" table:formula="of:=[.M226]/2" office:value-type="string" office:string-value="" calcext:value-type="error">
            <text:p>#VALUE!</text:p>
          </table:table-cell>
          <table:table-cell table:style-name="ce1" table:formula="of:=[.N226]/100" office:value-type="string" office:string-value="" calcext:value-type="error">
            <text:p>#VALUE!</text:p>
          </table:table-cell>
          <table:table-cell table:style-name="ce1" table:formula="of:=PI()*[.O22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4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790" calcext:value-type="float">
            <text:p>36487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-11.9862323" calcext:value-type="float">
            <text:p>-11.9862323</text:p>
          </table:table-cell>
          <table:table-cell table:style-name="ce1" office:value-type="float" office:value="-56.9008983" calcext:value-type="float">
            <text:p>-56.9008983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7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27]/PI()" office:value-type="string" office:string-value="" calcext:value-type="error">
            <text:p>#VALUE!</text:p>
          </table:table-cell>
          <table:table-cell table:style-name="ce1" table:formula="of:=[.M227]/2" office:value-type="string" office:string-value="" calcext:value-type="error">
            <text:p>#VALUE!</text:p>
          </table:table-cell>
          <table:table-cell table:style-name="ce1" table:formula="of:=[.N227]/100" office:value-type="string" office:string-value="" calcext:value-type="error">
            <text:p>#VALUE!</text:p>
          </table:table-cell>
          <table:table-cell table:style-name="ce1" table:formula="of:=PI()*[.O22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5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9446" calcext:value-type="float">
            <text:p>364944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-11.9863011" calcext:value-type="float">
            <text:p>-11.9863011</text:p>
          </table:table-cell>
          <table:table-cell table:style-name="ce1" office:value-type="float" office:value="-56.9008588" calcext:value-type="float">
            <text:p>-56.9008588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6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28]/PI()" office:value-type="string" office:string-value="" calcext:value-type="error">
            <text:p>#VALUE!</text:p>
          </table:table-cell>
          <table:table-cell table:style-name="ce1" table:formula="of:=[.M228]/2" office:value-type="string" office:string-value="" calcext:value-type="error">
            <text:p>#VALUE!</text:p>
          </table:table-cell>
          <table:table-cell table:style-name="ce1" table:formula="of:=[.N228]/100" office:value-type="string" office:string-value="" calcext:value-type="error">
            <text:p>#VALUE!</text:p>
          </table:table-cell>
          <table:table-cell table:style-name="ce1" table:formula="of:=PI()*[.O22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6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785" calcext:value-type="float">
            <text:p>3648785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-11.9862243" calcext:value-type="float">
            <text:p>-11.9862243</text:p>
          </table:table-cell>
          <table:table-cell table:style-name="ce1" office:value-type="float" office:value="-56.9009169" calcext:value-type="float">
            <text:p>-56.900916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29]/PI()" office:value-type="string" office:string-value="" calcext:value-type="error">
            <text:p>#VALUE!</text:p>
          </table:table-cell>
          <table:table-cell table:style-name="ce1" table:formula="of:=[.M229]/2" office:value-type="string" office:string-value="" calcext:value-type="error">
            <text:p>#VALUE!</text:p>
          </table:table-cell>
          <table:table-cell table:style-name="ce1" table:formula="of:=[.N229]/100" office:value-type="string" office:string-value="" calcext:value-type="error">
            <text:p>#VALUE!</text:p>
          </table:table-cell>
          <table:table-cell table:style-name="ce1" table:formula="of:=PI()*[.O22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7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784" calcext:value-type="float">
            <text:p>364878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-11.9866174" calcext:value-type="float">
            <text:p>-11.9866174</text:p>
          </table:table-cell>
          <table:table-cell table:style-name="ce1" office:value-type="float" office:value="-56.9003281" calcext:value-type="float">
            <text:p>-56.9003281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spidosperma spruce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https://photos.app.goo.gl/2TdebSs3HTGfDrpq9</text:p>
          </table:table-cell>
          <table:table-cell table:style-name="ce1" office:value-type="string" calcext:value-type="string">
            <text:p>26,0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230]/PI()" office:value-type="string" office:string-value="" calcext:value-type="error">
            <text:p>#VALUE!</text:p>
          </table:table-cell>
          <table:table-cell table:style-name="ce1" table:formula="of:=[.M230]/2" office:value-type="string" office:string-value="" calcext:value-type="error">
            <text:p>#VALUE!</text:p>
          </table:table-cell>
          <table:table-cell table:style-name="ce1" table:formula="of:=[.N230]/100" office:value-type="string" office:string-value="" calcext:value-type="error">
            <text:p>#VALUE!</text:p>
          </table:table-cell>
          <table:table-cell table:style-name="ce1" table:formula="of:=PI()*[.O23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7" calcext:value-type="float">
            <text:p>364825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-11.9862292" calcext:value-type="float">
            <text:p>-11.9862292</text:p>
          </table:table-cell>
          <table:table-cell table:style-name="ce1" office:value-type="float" office:value="-56.9009009" calcext:value-type="float">
            <text:p>-56.900900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30,00</text:p>
          </table:table-cell>
          <table:table-cell table:style-name="ce1" office:value-type="string" calcext:value-type="string">
            <text:p>9,00</text:p>
          </table:table-cell>
          <table:table-cell table:style-name="ce1" table:formula="of:=[.K231]/PI()" office:value-type="string" office:string-value="" calcext:value-type="error">
            <text:p>#VALUE!</text:p>
          </table:table-cell>
          <table:table-cell table:style-name="ce1" table:formula="of:=[.M231]/2" office:value-type="string" office:string-value="" calcext:value-type="error">
            <text:p>#VALUE!</text:p>
          </table:table-cell>
          <table:table-cell table:style-name="ce1" table:formula="of:=[.N231]/100" office:value-type="string" office:string-value="" calcext:value-type="error">
            <text:p>#VALUE!</text:p>
          </table:table-cell>
          <table:table-cell table:style-name="ce1" table:formula="of:=PI()*[.O23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8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7" calcext:value-type="float">
            <text:p>364825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-11.9862292" calcext:value-type="float">
            <text:p>-11.9862292</text:p>
          </table:table-cell>
          <table:table-cell table:style-name="ce1" office:value-type="float" office:value="-56.9009009" calcext:value-type="float">
            <text:p>-56.9009009</text:p>
          </table:table-cell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Aparisthmium cordatum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licurana, sangra-d'água (MT)</text:p>
          </table:table-cell>
          <table:table-cell table:style-name="ce1" office:value-type="string" calcext:value-type="string">
            <text:p>https://photos.app.goo.gl/xZCXQoQa54MnHffE7</text:p>
          </table:table-cell>
          <table:table-cell table:style-name="ce1" office:value-type="string" calcext:value-type="string">
            <text:p>22,00</text:p>
          </table:table-cell>
          <table:table-cell table:style-name="ce1" office:value-type="string" calcext:value-type="string">
            <text:p>9,00</text:p>
          </table:table-cell>
          <table:table-cell table:style-name="ce1" table:formula="of:=[.K232]/PI()" office:value-type="string" office:string-value="" calcext:value-type="error">
            <text:p>#VALUE!</text:p>
          </table:table-cell>
          <table:table-cell table:style-name="ce1" table:formula="of:=[.M232]/2" office:value-type="string" office:string-value="" calcext:value-type="error">
            <text:p>#VALUE!</text:p>
          </table:table-cell>
          <table:table-cell table:style-name="ce1" table:formula="of:=[.N232]/100" office:value-type="string" office:string-value="" calcext:value-type="error">
            <text:p>#VALUE!</text:p>
          </table:table-cell>
          <table:table-cell table:style-name="ce1" table:formula="of:=PI()*[.O23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38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794" calcext:value-type="float">
            <text:p>364879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-11.9862168" calcext:value-type="float">
            <text:p>-11.9862168</text:p>
          </table:table-cell>
          <table:table-cell table:style-name="ce1" office:value-type="float" office:value="-56.9007168" calcext:value-type="float">
            <text:p>-56.9007168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spidosperma spruceanum</text:p>
          </table:table-cell>
          <table:table-cell table:style-name="ce1" office:value-type="string" calcext:value-type="string">
            <text:p>Apocynaceae</text:p>
          </table:table-cell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https://photos.app.goo.gl/2TdebSs3HTGfDrpq9</text:p>
          </table:table-cell>
          <table:table-cell table:style-name="ce1" office:value-type="string" calcext:value-type="string">
            <text:p>47,00</text:p>
          </table:table-cell>
          <table:table-cell table:style-name="ce1" office:value-type="string" calcext:value-type="string">
            <text:p>13</text:p>
          </table:table-cell>
          <table:table-cell table:style-name="ce1" table:formula="of:=[.K233]/PI()" office:value-type="string" office:string-value="" calcext:value-type="error">
            <text:p>#VALUE!</text:p>
          </table:table-cell>
          <table:table-cell table:style-name="ce1" table:formula="of:=[.M233]/2" office:value-type="string" office:string-value="" calcext:value-type="error">
            <text:p>#VALUE!</text:p>
          </table:table-cell>
          <table:table-cell table:style-name="ce1" table:formula="of:=[.N233]/100" office:value-type="string" office:string-value="" calcext:value-type="error">
            <text:p>#VALUE!</text:p>
          </table:table-cell>
          <table:table-cell table:style-name="ce1" table:formula="of:=PI()*[.O233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40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8256" calcext:value-type="float">
            <text:p>364825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-11.9863761" calcext:value-type="float">
            <text:p>-11.9863761</text:p>
          </table:table-cell>
          <table:table-cell table:style-name="ce1" office:value-type="float" office:value="-56.9012638" calcext:value-type="float">
            <text:p>-56.9012638</text:p>
          </table:table-cell>
          <table:table-cell table:style-name="ce1" office:value-type="string" calcext:value-type="string">
            <text:p>Corrupixá-couro-de-sapo</text:p>
          </table:table-cell>
          <table:table-cell table:style-name="ce1" office:value-type="string" calcext:value-type="string">
            <text:p>Pseudolmedia macrophylla</text:p>
          </table:table-cell>
          <table:table-cell table:style-name="ce1" office:value-type="string" calcext:value-type="string">
            <text:p>Moraceae</text:p>
          </table:table-cell>
          <table:table-cell table:style-name="ce1" office:value-type="string" calcext:value-type="string">
            <text:p>corrupixá-couro-de-sapo</text:p>
          </table:table-cell>
          <table:table-cell table:style-name="ce1" office:value-type="string" calcext:value-type="string">
            <text:p>https://photos.app.goo.gl/mPXL29N9N9M1rSmf6</text:p>
          </table:table-cell>
          <table:table-cell table:style-name="ce1" office:value-type="string" calcext:value-type="string">
            <text:p>36,00</text:p>
          </table:table-cell>
          <table:table-cell table:style-name="ce1" office:value-type="string" calcext:value-type="string">
            <text:p>8</text:p>
          </table:table-cell>
          <table:table-cell table:style-name="ce1" table:formula="of:=[.K234]/PI()" office:value-type="string" office:string-value="" calcext:value-type="error">
            <text:p>#VALUE!</text:p>
          </table:table-cell>
          <table:table-cell table:style-name="ce1" table:formula="of:=[.M234]/2" office:value-type="string" office:string-value="" calcext:value-type="error">
            <text:p>#VALUE!</text:p>
          </table:table-cell>
          <table:table-cell table:style-name="ce1" table:formula="of:=[.N234]/100" office:value-type="string" office:string-value="" calcext:value-type="error">
            <text:p>#VALUE!</text:p>
          </table:table-cell>
          <table:table-cell table:style-name="ce1" table:formula="of:=PI()*[.O234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50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649451" calcext:value-type="float">
            <text:p>3649451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-11.9862856" calcext:value-type="float">
            <text:p>-11.9862856</text:p>
          </table:table-cell>
          <table:table-cell table:style-name="ce1" office:value-type="float" office:value="-56.9008565" calcext:value-type="float">
            <text:p>-56.9008565</text:p>
          </table:table-cell>
          <table:table-cell table:style-name="ce1" office:value-type="string" calcext:value-type="string">
            <text:p>Corrupixá-couro-de-sapo</text:p>
          </table:table-cell>
          <table:table-cell table:style-name="ce1" office:value-type="string" calcext:value-type="string">
            <text:p>Pseudolmedia macrophylla</text:p>
          </table:table-cell>
          <table:table-cell table:style-name="ce1" office:value-type="string" calcext:value-type="string">
            <text:p>Moraceae</text:p>
          </table:table-cell>
          <table:table-cell table:style-name="ce1" office:value-type="string" calcext:value-type="string">
            <text:p>corrupixá-couro-de-sapo</text:p>
          </table:table-cell>
          <table:table-cell table:style-name="ce1" office:value-type="string" calcext:value-type="string">
            <text:p>https://photos.app.goo.gl/mPXL29N9N9M1rSmf6</text:p>
          </table:table-cell>
          <table:table-cell table:style-name="ce1" office:value-type="string" calcext:value-type="string">
            <text:p>96,00</text:p>
          </table:table-cell>
          <table:table-cell table:style-name="ce1" office:value-type="string" calcext:value-type="string">
            <text:p>21</text:p>
          </table:table-cell>
          <table:table-cell table:style-name="ce1" table:formula="of:=[.K235]/PI()" office:value-type="string" office:string-value="" calcext:value-type="error">
            <text:p>#VALUE!</text:p>
          </table:table-cell>
          <table:table-cell table:style-name="ce1" table:formula="of:=[.M235]/2" office:value-type="string" office:string-value="" calcext:value-type="error">
            <text:p>#VALUE!</text:p>
          </table:table-cell>
          <table:table-cell table:style-name="ce1" table:formula="of:=[.N235]/100" office:value-type="string" office:string-value="" calcext:value-type="error">
            <text:p>#VALUE!</text:p>
          </table:table-cell>
          <table:table-cell table:style-name="ce1" table:formula="of:=PI()*[.O235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1:5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3" office:value-type="float" office:value="3848271" calcext:value-type="float">
            <text:p>384827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-11.988782" calcext:value-type="float">
            <text:p>-11.988782</text:p>
          </table:table-cell>
          <table:table-cell table:style-name="ce1" office:value-type="float" office:value="-56.8932648" calcext:value-type="float">
            <text:p>-56.8932648</text:p>
          </table:table-cell>
          <table:table-cell table:style-name="ce1" office:value-type="string" calcext:value-type="string">
            <text:p>seringueira</text:p>
          </table:table-cell>
          <table:table-cell table:style-name="ce1" office:value-type="string" calcext:value-type="string">
            <text:p>Hevea brasiliensis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seringueira</text:p>
          </table:table-cell>
          <table:table-cell table:style-name="ce1" office:value-type="string" calcext:value-type="string">
            <text:p>https://photos.app.goo.gl/WeXMjgUEN3mdZCv87</text:p>
          </table:table-cell>
          <table:table-cell table:style-name="ce1" office:value-type="string" calcext:value-type="string">
            <text:p>170,00</text:p>
          </table:table-cell>
          <table:table-cell table:style-name="ce1" office:value-type="string" calcext:value-type="string">
            <text:p>22</text:p>
          </table:table-cell>
          <table:table-cell table:style-name="ce1" table:formula="of:=[.K236]/PI()" office:value-type="string" office:string-value="" calcext:value-type="error">
            <text:p>#VALUE!</text:p>
          </table:table-cell>
          <table:table-cell table:style-name="ce1" table:formula="of:=[.M236]/2" office:value-type="string" office:string-value="" calcext:value-type="error">
            <text:p>#VALUE!</text:p>
          </table:table-cell>
          <table:table-cell table:style-name="ce1" table:formula="of:=[.N236]/100" office:value-type="string" office:string-value="" calcext:value-type="error">
            <text:p>#VALUE!</text:p>
          </table:table-cell>
          <table:table-cell table:style-name="ce1" table:formula="of:=PI()*[.O236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17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8793" calcext:value-type="float">
            <text:p>364879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-11.9888699" calcext:value-type="float">
            <text:p>-11.9888699</text:p>
          </table:table-cell>
          <table:table-cell table:style-name="ce1" office:value-type="float" office:value="-56.8930886" calcext:value-type="float">
            <text:p>-56.8930886</text:p>
          </table:table-cell>
          <table:table-cell table:style-name="ce1" office:value-type="string" calcext:value-type="string">
            <text:p>freijó</text:p>
          </table:table-cell>
          <table:table-cell table:style-name="ce1" office:value-type="string" calcext:value-type="string">
            <text:p>Cordia exaltata</text:p>
          </table:table-cell>
          <table:table-cell table:style-name="ce1" office:value-type="string" calcext:value-type="string">
            <text:p>Cordiaceae</text:p>
          </table:table-cell>
          <table:table-cell table:style-name="ce1" office:value-type="string" calcext:value-type="string">
            <text:p>freijó</text:p>
          </table:table-cell>
          <table:table-cell table:style-name="ce1" office:value-type="string" calcext:value-type="string">
            <text:p>https://photos.app.goo.gl/3LyMbJuSLoKhr4sg8</text:p>
          </table:table-cell>
          <table:table-cell table:style-name="ce1" office:value-type="string" calcext:value-type="string">
            <text:p>33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37]/PI()" office:value-type="string" office:string-value="" calcext:value-type="error">
            <text:p>#VALUE!</text:p>
          </table:table-cell>
          <table:table-cell table:style-name="ce1" table:formula="of:=[.M237]/2" office:value-type="string" office:string-value="" calcext:value-type="error">
            <text:p>#VALUE!</text:p>
          </table:table-cell>
          <table:table-cell table:style-name="ce1" table:formula="of:=[.N237]/100" office:value-type="string" office:string-value="" calcext:value-type="error">
            <text:p>#VALUE!</text:p>
          </table:table-cell>
          <table:table-cell table:style-name="ce1" table:formula="of:=PI()*[.O237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2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7846" calcext:value-type="float">
            <text:p>3647846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-11.9889338" calcext:value-type="float">
            <text:p>-11.9889338</text:p>
          </table:table-cell>
          <table:table-cell table:style-name="ce1" office:value-type="float" office:value="-56.8931472" calcext:value-type="float">
            <text:p>-56.8931472</text:p>
          </table:table-cell>
          <table:table-cell table:style-name="ce1" office:value-type="string" calcext:value-type="string">
            <text:p>Canela-embira</text:p>
          </table:table-cell>
          <table:table-cell table:style-name="ce1" office:value-type="string" calcext:value-type="string">
            <text:p>Guatteria foliosa</text:p>
          </table:table-cell>
          <table:table-cell table:style-name="ce1" office:value-type="string" calcext:value-type="string">
            <text:p>Annonaceae</text:p>
          </table:table-cell>
          <table:table-cell table:style-name="ce1" office:value-type="string" calcext:value-type="string">
            <text:p>embira</text:p>
          </table:table-cell>
          <table:table-cell table:style-name="ce1" office:value-type="string" calcext:value-type="string">
            <text:p>https://photos.app.goo.gl/xxJgvotNotSDpjrW7</text:p>
          </table:table-cell>
          <table:table-cell table:style-name="ce1" office:value-type="string" calcext:value-type="string">
            <text:p>29,00</text:p>
          </table:table-cell>
          <table:table-cell table:style-name="ce1" office:value-type="string" calcext:value-type="string">
            <text:p>9</text:p>
          </table:table-cell>
          <table:table-cell table:style-name="ce1" table:formula="of:=[.K238]/PI()" office:value-type="string" office:string-value="" calcext:value-type="error">
            <text:p>#VALUE!</text:p>
          </table:table-cell>
          <table:table-cell table:style-name="ce1" table:formula="of:=[.M238]/2" office:value-type="string" office:string-value="" calcext:value-type="error">
            <text:p>#VALUE!</text:p>
          </table:table-cell>
          <table:table-cell table:style-name="ce1" table:formula="of:=[.N238]/100" office:value-type="string" office:string-value="" calcext:value-type="error">
            <text:p>#VALUE!</text:p>
          </table:table-cell>
          <table:table-cell table:style-name="ce1" table:formula="of:=PI()*[.O238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24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7847" calcext:value-type="float">
            <text:p>364784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-11.9886729" calcext:value-type="float">
            <text:p>-11.9886729</text:p>
          </table:table-cell>
          <table:table-cell table:style-name="ce1" office:value-type="float" office:value="-56.893231" calcext:value-type="float">
            <text:p>-56.893231</text:p>
          </table:table-cell>
          <table:table-cell table:style-name="ce1" office:value-type="string" calcext:value-type="string">
            <text:p>catigua-garapa</text:p>
          </table:table-cell>
          <table:table-cell table:style-name="ce1" office:value-type="string" calcext:value-type="string">
            <text:p>Trichilia inaequilatera</text:p>
          </table:table-cell>
          <table:table-cell table:style-name="ce1" office:value-type="string" calcext:value-type="string">
            <text:p>Meliaceae</text:p>
          </table:table-cell>
          <table:table-cell table:style-name="ce1" office:value-type="string" calcext:value-type="string">
            <text:p>maraximbé-vermelho</text:p>
          </table:table-cell>
          <table:table-cell table:style-name="ce1" office:value-type="string" calcext:value-type="string">
            <text:p>https://photos.app.goo.gl/17oxtaUjLCRnV6n6A</text:p>
          </table:table-cell>
          <table:table-cell table:style-name="ce1" office:value-type="string" calcext:value-type="string">
            <text:p>120,00</text:p>
          </table:table-cell>
          <table:table-cell table:style-name="ce1" office:value-type="string" calcext:value-type="string">
            <text:p>14</text:p>
          </table:table-cell>
          <table:table-cell table:style-name="ce1" table:formula="of:=[.K239]/PI()" office:value-type="string" office:string-value="" calcext:value-type="error">
            <text:p>#VALUE!</text:p>
          </table:table-cell>
          <table:table-cell table:style-name="ce1" table:formula="of:=[.M239]/2" office:value-type="string" office:string-value="" calcext:value-type="error">
            <text:p>#VALUE!</text:p>
          </table:table-cell>
          <table:table-cell table:style-name="ce1" table:formula="of:=[.N239]/100" office:value-type="string" office:string-value="" calcext:value-type="error">
            <text:p>#VALUE!</text:p>
          </table:table-cell>
          <table:table-cell table:style-name="ce1" table:formula="of:=PI()*[.O239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3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7848" calcext:value-type="float">
            <text:p>3647848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-11.9888941" calcext:value-type="float">
            <text:p>-11.9888941</text:p>
          </table:table-cell>
          <table:table-cell table:style-name="ce1" office:value-type="float" office:value="-56.8931617" calcext:value-type="float">
            <text:p>-56.8931617</text:p>
          </table:table-cell>
          <table:table-cell table:style-name="ce1" office:value-type="string" calcext:value-type="string">
            <text:p>pixirica-de-anta</text:p>
          </table:table-cell>
          <table:table-cell table:style-name="ce1" office:value-type="string" calcext:value-type="string">
            <text:p>Miconia egensis</text:p>
          </table:table-cell>
          <table:table-cell table:style-name="ce1" office:value-type="string" calcext:value-type="string">
            <text:p>Melastomataceae</text:p>
          </table:table-cell>
          <table:table-cell table:style-name="ce1" office:value-type="string" calcext:value-type="string">
            <text:p>pixirica-de-anta</text:p>
          </table:table-cell>
          <table:table-cell table:style-name="ce1" office:value-type="string" calcext:value-type="string">
            <text:p>https://photos.app.goo.gl/meqar7XztmHB7TuE9</text:p>
          </table:table-cell>
          <table:table-cell table:style-name="ce1" office:value-type="string" calcext:value-type="string">
            <text:p>20,00</text:p>
          </table:table-cell>
          <table:table-cell table:style-name="ce1" office:value-type="string" calcext:value-type="string">
            <text:p>5</text:p>
          </table:table-cell>
          <table:table-cell table:style-name="ce1" table:formula="of:=[.K240]/PI()" office:value-type="string" office:string-value="" calcext:value-type="error">
            <text:p>#VALUE!</text:p>
          </table:table-cell>
          <table:table-cell table:style-name="ce1" table:formula="of:=[.M240]/2" office:value-type="string" office:string-value="" calcext:value-type="error">
            <text:p>#VALUE!</text:p>
          </table:table-cell>
          <table:table-cell table:style-name="ce1" table:formula="of:=[.N240]/100" office:value-type="string" office:string-value="" calcext:value-type="error">
            <text:p>#VALUE!</text:p>
          </table:table-cell>
          <table:table-cell table:style-name="ce1" table:formula="of:=PI()*[.O240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36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8555" calcext:value-type="float">
            <text:p>3648555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-11.9891688" calcext:value-type="float">
            <text:p>-11.9891688</text:p>
          </table:table-cell>
          <table:table-cell table:style-name="ce1" office:value-type="float" office:value="-56.8930001" calcext:value-type="float">
            <text:p>-56.8930001</text:p>
          </table:table-cell>
          <table:table-cell table:style-name="ce1" office:value-type="string" calcext:value-type="string">
            <text:p>camboata-preto</text:p>
          </table:table-cell>
          <table:table-cell table:style-name="ce1" office:value-type="string" calcext:value-type="string">
            <text:p>Talisia retusa</text:p>
          </table:table-cell>
          <table:table-cell table:style-name="ce1" office:value-type="string" calcext:value-type="string">
            <text:p>Sapindaceae</text:p>
          </table:table-cell>
          <table:table-cell table:style-name="ce1" office:value-type="string" calcext:value-type="string">
            <text:p>pitomba</text:p>
          </table:table-cell>
          <table:table-cell table:style-name="ce1" office:value-type="string" calcext:value-type="string">
            <text:p>https://photos.app.goo.gl/Epc1a3VcRvGXztLb6</text:p>
          </table:table-cell>
          <table:table-cell table:style-name="ce1" office:value-type="string" calcext:value-type="string">
            <text:p>95,00</text:p>
          </table:table-cell>
          <table:table-cell table:style-name="ce1" office:value-type="string" calcext:value-type="string">
            <text:p>14</text:p>
          </table:table-cell>
          <table:table-cell table:style-name="ce1" table:formula="of:=[.K241]/PI()" office:value-type="string" office:string-value="" calcext:value-type="error">
            <text:p>#VALUE!</text:p>
          </table:table-cell>
          <table:table-cell table:style-name="ce1" table:formula="of:=[.M241]/2" office:value-type="string" office:string-value="" calcext:value-type="error">
            <text:p>#VALUE!</text:p>
          </table:table-cell>
          <table:table-cell table:style-name="ce1" table:formula="of:=[.N241]/100" office:value-type="string" office:string-value="" calcext:value-type="error">
            <text:p>#VALUE!</text:p>
          </table:table-cell>
          <table:table-cell table:style-name="ce1" table:formula="of:=PI()*[.O241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40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3" office:value-type="float" office:value="3647850" calcext:value-type="float">
            <text:p>364785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-11.9888691" calcext:value-type="float">
            <text:p>-11.9888691</text:p>
          </table:table-cell>
          <table:table-cell table:style-name="ce1" office:value-type="float" office:value="-56.8932576" calcext:value-type="float">
            <text:p>-56.8932576</text:p>
          </table:table-cell>
          <table:table-cell table:style-name="ce1" office:value-type="string" calcext:value-type="string">
            <text:p>almecegueira</text:p>
          </table:table-cell>
          <table:table-cell table:style-name="ce1" office:value-type="string" calcext:value-type="string">
            <text:p>Trattinnickia rhoifolia</text:p>
          </table:table-cell>
          <table:table-cell table:style-name="ce1" office:value-type="string" calcext:value-type="string">
            <text:p>Burseraceae</text:p>
          </table:table-cell>
          <table:table-cell table:style-name="ce1" office:value-type="string" calcext:value-type="string">
            <text:p>morcegueira</text:p>
          </table:table-cell>
          <table:table-cell table:style-name="ce1" office:value-type="string" calcext:value-type="string">
            <text:p>https://photos.app.goo.gl/9DZHTm1yp1JHoMdVA</text:p>
          </table:table-cell>
          <table:table-cell table:style-name="ce1" office:value-type="string" calcext:value-type="string">
            <text:p>130,00</text:p>
          </table:table-cell>
          <table:table-cell table:style-name="ce1" office:value-type="string" calcext:value-type="string">
            <text:p>20</text:p>
          </table:table-cell>
          <table:table-cell table:style-name="ce1" table:formula="of:=[.K242]/PI()" office:value-type="string" office:string-value="" calcext:value-type="error">
            <text:p>#VALUE!</text:p>
          </table:table-cell>
          <table:table-cell table:style-name="ce1" table:formula="of:=[.M242]/2" office:value-type="string" office:string-value="" calcext:value-type="error">
            <text:p>#VALUE!</text:p>
          </table:table-cell>
          <table:table-cell table:style-name="ce1" table:formula="of:=[.N242]/100" office:value-type="string" office:string-value="" calcext:value-type="error">
            <text:p>#VALUE!</text:p>
          </table:table-cell>
          <table:table-cell table:style-name="ce1" table:formula="of:=PI()*[.O242]^2" office:value-type="string" office:string-value="" calcext:value-type="error">
            <text:p>#VALUE!</text:p>
          </table:table-cell>
          <table:table-cell table:style-name="ce1" office:value-type="string" calcext:value-type="string">
            <text:p>19/10/2025</text:p>
          </table:table-cell>
          <table:table-cell table:style-name="ce1" office:value-type="string" calcext:value-type="string">
            <text:p>14:5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05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ventário.$A$1" table:cell-range-address="$Inventário.$A$1:.$AB$242"/>
        </table:named-expressions>
      </table:table>
      <table:table table:name="Lista de espéci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2" table:default-cell-style-name="Default"/>
        <table:table-row table:style-name="ro3">
          <table:table-cell table:style-name="ce1" office:value-type="string" calcext:value-type="string">
            <text:p>Nome Comum</text:p>
          </table:table-cell>
          <table:table-cell table:style-name="ce1" office:value-type="string" calcext:value-type="string">
            <text:p>Família</text:p>
          </table:table-cell>
          <table:table-cell table:style-name="ce1" office:value-type="string" calcext:value-type="string">
            <text:p>Nome Científico</text:p>
          </table:table-cell>
          <table:table-cell table:style-name="ce2" office:value-type="string" calcext:value-type="string">
            <text:p>Fotos</text:p>
          </table:table-cell>
          <table:table-cell table:style-name="ce2" office:value-type="string" calcext:value-type="string">
            <text:p>Lacre</text:p>
          </table:table-cell>
          <table:table-cell table:style-name="ce2" office:value-type="string" calcext:value-type="string">
            <text:p>Nome corrigido</text:p>
          </table:table-cell>
          <table:table-cell table:style-name="ce2" office:value-type="string" calcext:value-type="string">
            <text:p>Espécie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2" office:value-type="string" calcext:value-type="string">
            <text:p>biriba</text:p>
          </table:table-cell>
          <table:table-cell table:style-name="ce2" office:value-type="string" calcext:value-type="string">
            <text:p>Lecythidaceae</text:p>
          </table:table-cell>
          <table:table-cell table:style-name="ce2" office:value-type="string" calcext:value-type="string">
            <text:p>Eschweilera parvifolia</text:p>
          </table:table-cell>
          <table:table-cell table:style-name="ce5" office:value-type="string" calcext:value-type="string">
            <text:p><text:a xlink:href="https://photos.app.goo.gl/dAwfQo78g5BU2NzE8" xlink:type="simple">https://photos.app.goo.gl/dAwfQo78g5BU2NzE8</text:a></text:p>
          </table:table-cell>
          <table:table-cell/>
          <table:table-cell table:style-name="ce2" office:value-type="string" calcext:value-type="string">
            <text:p>biriba</text:p>
          </table:table-cell>
          <table:table-cell table:style-name="ce2" office:value-type="string" calcext:value-type="string">
            <text:p>Eschweilera parvifoli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Embira-preta</text:p>
          </table:table-cell>
          <table:table-cell table:style-name="ce1" office:value-type="string" calcext:value-type="string">
            <text:p>Annonaceae</text:p>
          </table:table-cell>
          <table:table-cell table:style-name="ce2" office:value-type="string" calcext:value-type="string">
            <text:p>Guatteria scytophylla</text:p>
          </table:table-cell>
          <table:table-cell table:style-name="ce5" office:value-type="string" calcext:value-type="string">
            <text:p><text:a xlink:href="https://photos.app.goo.gl/QNo8dCpxsiDu8Rpc7" xlink:type="simple">https://photos.app.goo.gl/QNo8dCpxsiDu8Rpc7</text:a></text:p>
          </table:table-cell>
          <table:table-cell table:style-name="ce2" office:value-type="string" calcext:value-type="string">
            <text:p>H3739047</text:p>
          </table:table-cell>
          <table:table-cell table:style-name="ce2" office:value-type="string" calcext:value-type="string">
            <text:p>embira-preta</text:p>
          </table:table-cell>
          <table:table-cell table:style-name="ce2" office:value-type="string" calcext:value-type="string">
            <text:p>Guatteria scytophyll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embira-vermelha</text:p>
          </table:table-cell>
          <table:table-cell table:style-name="ce1" office:value-type="string" calcext:value-type="string">
            <text:p>Annonaceae</text:p>
          </table:table-cell>
          <table:table-cell table:style-name="ce2" office:value-type="string" calcext:value-type="string">
            <text:p>Annona ambotay</text:p>
          </table:table-cell>
          <table:table-cell table:style-name="ce5" office:value-type="string" calcext:value-type="string">
            <text:p><text:a xlink:href="https://photos.app.goo.gl/VDjqoLUM6PSUC9D68" xlink:type="simple">https://photos.app.goo.gl/VDjqoLUM6PSUC9D68</text:a></text:p>
          </table:table-cell>
          <table:table-cell table:style-name="ce2" office:value-type="string" calcext:value-type="string">
            <text:p>H3648286</text:p>
          </table:table-cell>
          <table:table-cell table:style-name="ce2" office:value-type="string" calcext:value-type="string">
            <text:p>embira-vermelha</text:p>
          </table:table-cell>
          <table:table-cell table:style-name="ce2" office:value-type="string" calcext:value-type="string">
            <text:p>Annona ambotay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indaiba-peluda</text:p>
          </table:table-cell>
          <table:table-cell table:style-name="ce1" office:value-type="string" calcext:value-type="string">
            <text:p>Annonaceae</text:p>
          </table:table-cell>
          <table:table-cell table:style-name="ce2" office:value-type="string" calcext:value-type="string">
            <text:p>Xylopia discreta</text:p>
          </table:table-cell>
          <table:table-cell table:style-name="ce5" office:value-type="string" calcext:value-type="string">
            <text:p><text:a xlink:href="https://photos.app.goo.gl/PDB85Q3RgBUTMkCd6" xlink:type="simple">https://photos.app.goo.gl/PDB85Q3RgBUTMkCd6</text:a></text:p>
          </table:table-cell>
          <table:table-cell table:style-name="ce2" office:value-type="string" calcext:value-type="string">
            <text:p>H3648797</text:p>
          </table:table-cell>
          <table:table-cell table:style-name="ce2" office:value-type="string" calcext:value-type="string">
            <text:p>pindaíba-peluda</text:p>
          </table:table-cell>
          <table:table-cell table:style-name="ce2" office:value-type="string" calcext:value-type="string">
            <text:p>Xylopia discret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guarantã</text:p>
          </table:table-cell>
          <table:table-cell table:style-name="ce1" office:value-type="string" calcext:value-type="string">
            <text:p>Apocynaceae</text:p>
          </table:table-cell>
          <table:table-cell table:style-name="ce2" office:value-type="string" calcext:value-type="string">
            <text:p>Aspidosperma marcgravianum</text:p>
          </table:table-cell>
          <table:table-cell table:style-name="ce5" office:value-type="string" calcext:value-type="string">
            <text:p><text:a xlink:href="https://photos.app.goo.gl/jqz7P75Q8Hs8Qynt7" xlink:type="simple">https://photos.app.goo.gl/jqz7P75Q8Hs8Qynt7</text:a></text:p>
          </table:table-cell>
          <table:table-cell table:style-name="ce2" office:value-type="string" calcext:value-type="string">
            <text:p>H3648282</text:p>
          </table:table-cell>
          <table:table-cell table:style-name="ce1" office:value-type="string" calcext:value-type="string">
            <text:p>guarantã</text:p>
          </table:table-cell>
          <table:table-cell table:style-name="ce2" office:value-type="string" calcext:value-type="string">
            <text:p>Aspidosperma marcgravianum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eroba-amarela</text:p>
          </table:table-cell>
          <table:table-cell table:style-name="ce1" office:value-type="string" calcext:value-type="string">
            <text:p>Apocynaceae</text:p>
          </table:table-cell>
          <table:table-cell table:style-name="ce2" office:value-type="string" calcext:value-type="string">
            <text:p>Aspidosperma spruceanum</text:p>
          </table:table-cell>
          <table:table-cell table:style-name="ce5" office:value-type="string" calcext:value-type="string">
            <text:p><text:a xlink:href="https://photos.app.goo.gl/2TdebSs3HTGfDrpq9" xlink:type="simple">https://photos.app.goo.gl/2TdebSs3HTGfDrpq9</text:a></text:p>
          </table:table-cell>
          <table:table-cell table:style-name="ce2" office:value-type="string" calcext:value-type="string">
            <text:p>H3738147</text:p>
          </table:table-cell>
          <table:table-cell table:style-name="ce2" office:value-type="string" calcext:value-type="string">
            <text:p>peroba-amarela</text:p>
          </table:table-cell>
          <table:table-cell table:style-name="ce2" office:value-type="string" calcext:value-type="string">
            <text:p>Aspidosperma spruceanum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peroba-dagua</text:p>
          </table:table-cell>
          <table:table-cell table:style-name="ce2" office:value-type="string" calcext:value-type="string">
            <text:p>Apocynaceae</text:p>
          </table:table-cell>
          <table:table-cell table:style-name="ce2" office:value-type="string" calcext:value-type="string">
            <text:p>Aspidosperma desmanthum</text:p>
          </table:table-cell>
          <table:table-cell table:style-name="ce5" office:value-type="string" calcext:value-type="string">
            <text:p><text:a xlink:href="https://photos.app.goo.gl/vTGE9r8qrMS5tagU6" xlink:type="simple">https://photos.app.goo.gl/vTGE9r8qrMS5tagU6</text:a></text:p>
          </table:table-cell>
          <table:table-cell table:style-name="ce4" office:value-type="string" calcext:value-type="string">
            <text:p>H3738195</text:p>
          </table:table-cell>
          <table:table-cell table:style-name="ce2" office:value-type="string" calcext:value-type="string">
            <text:p>peroba-d'água</text:p>
          </table:table-cell>
          <table:table-cell table:style-name="ce2" office:value-type="string" calcext:value-type="string">
            <text:p>Aspidosperma desmanthum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2" office:value-type="string" calcext:value-type="string">
            <text:p>peroba-dagua 2</text:p>
          </table:table-cell>
          <table:table-cell table:style-name="ce2" office:value-type="string" calcext:value-type="string">
            <text:p>Apocynaceae</text:p>
          </table:table-cell>
          <table:table-cell table:style-name="ce2" office:value-type="string" calcext:value-type="string">
            <text:p>Aspidosperma desmanthum</text:p>
          </table:table-cell>
          <table:table-cell table:style-name="ce5" office:value-type="string" calcext:value-type="string">
            <text:p><text:a xlink:href="https://photos.app.goo.gl/149Nq4uRZhUzYih89" xlink:type="simple">https://photos.app.goo.gl/149Nq4uRZhUzYih89</text:a></text:p>
          </table:table-cell>
          <table:table-cell table:style-name="ce2" office:value-type="string" calcext:value-type="string">
            <text:p>H3649426</text:p>
          </table:table-cell>
          <table:table-cell table:style-name="ce2" office:value-type="string" calcext:value-type="string">
            <text:p>peroba-d'água</text:p>
          </table:table-cell>
          <table:table-cell table:style-name="ce2" office:value-type="string" calcext:value-type="string">
            <text:p>Aspidosperma desmanthum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Mandiocao</text:p>
          </table:table-cell>
          <table:table-cell table:style-name="ce1" office:value-type="string" calcext:value-type="string">
            <text:p>Araliaceae</text:p>
          </table:table-cell>
          <table:table-cell table:style-name="ce2" office:value-type="string" calcext:value-type="string">
            <text:p>Didymopanax morototoni</text:p>
          </table:table-cell>
          <table:table-cell table:style-name="ce5" office:value-type="string" calcext:value-type="string">
            <text:p><text:a xlink:href="https://photos.app.goo.gl/8wRJ22gDavUgYdv96" xlink:type="simple">https://photos.app.goo.gl/8wRJ22gDavUgYdv96</text:a></text:p>
          </table:table-cell>
          <table:table-cell table:style-name="ce2" office:value-type="string" calcext:value-type="string">
            <text:p>H3739050</text:p>
          </table:table-cell>
          <table:table-cell table:style-name="ce2" office:value-type="string" calcext:value-type="string">
            <text:p>mandiocão</text:p>
          </table:table-cell>
          <table:table-cell table:style-name="ce2" office:value-type="string" calcext:value-type="string">
            <text:p>Didymopanax morototoni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almecegueira</text:p>
          </table:table-cell>
          <table:table-cell table:style-name="ce1" office:value-type="string" calcext:value-type="string">
            <text:p>Burseraceae</text:p>
          </table:table-cell>
          <table:table-cell table:style-name="ce2" office:value-type="string" calcext:value-type="string">
            <text:p>Trattinnickia rhoifolia</text:p>
          </table:table-cell>
          <table:table-cell table:style-name="ce5" office:value-type="string" calcext:value-type="string">
            <text:p><text:a xlink:href="https://photos.app.goo.gl/9DZHTm1yp1JHoMdVA" xlink:type="simple">https://photos.app.goo.gl/9DZHTm1yp1JHoMdVA</text:a></text:p>
          </table:table-cell>
          <table:table-cell table:style-name="ce4" office:value-type="string" calcext:value-type="string">
            <text:p>H3647850</text:p>
          </table:table-cell>
          <table:table-cell table:style-name="ce2" office:value-type="string" calcext:value-type="string">
            <text:p>morcegueira</text:p>
          </table:table-cell>
          <table:table-cell table:style-name="ce2" office:value-type="string" calcext:value-type="string">
            <text:p>Trattinnickia rhoifoli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Breu-lixa</text:p>
          </table:table-cell>
          <table:table-cell table:style-name="ce1" office:value-type="string" calcext:value-type="string">
            <text:p>Burseraceae</text:p>
          </table:table-cell>
          <table:table-cell table:style-name="ce2" office:value-type="string" calcext:value-type="string">
            <text:p>Protium aracouchini</text:p>
          </table:table-cell>
          <table:table-cell table:style-name="ce5" office:value-type="string" calcext:value-type="string">
            <text:p><text:a xlink:href="https://photos.app.goo.gl/KSXAQHEKpLqsnufk9" xlink:type="simple">https://photos.app.goo.gl/KSXAQHEKpLqsnufk9</text:a></text:p>
          </table:table-cell>
          <table:table-cell table:style-name="ce2" office:value-type="string" calcext:value-type="string">
            <text:p>H3738170</text:p>
          </table:table-cell>
          <table:table-cell table:style-name="ce2" office:value-type="string" calcext:value-type="string">
            <text:p>breu</text:p>
          </table:table-cell>
          <table:table-cell table:style-name="ce2" office:value-type="string" calcext:value-type="string">
            <text:p>Protium aracouchini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guanandi</text:p>
          </table:table-cell>
          <table:table-cell table:style-name="ce1" office:value-type="string" calcext:value-type="string">
            <text:p>Calophyllaceae</text:p>
          </table:table-cell>
          <table:table-cell table:style-name="ce2" office:value-type="string" calcext:value-type="string">
            <text:p>Calophyllum brasiliense</text:p>
          </table:table-cell>
          <table:table-cell table:style-name="ce5" office:value-type="string" calcext:value-type="string">
            <text:p><text:a xlink:href="https://photos.app.goo.gl/yWMPoPZWgf694tou7" xlink:type="simple">https://photos.app.goo.gl/yWMPoPZWgf694tou7</text:a></text:p>
          </table:table-cell>
          <table:table-cell table:style-name="ce2" office:value-type="string" calcext:value-type="string">
            <text:p>H3648789</text:p>
          </table:table-cell>
          <table:table-cell table:style-name="ce2" office:value-type="string" calcext:value-type="string">
            <text:p>guanandí</text:p>
          </table:table-cell>
          <table:table-cell table:style-name="ce2" office:value-type="string" calcext:value-type="string">
            <text:p>Calophyllum brasiliense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Congonha-cascuda</text:p>
          </table:table-cell>
          <table:table-cell table:style-name="ce2" office:value-type="string" calcext:value-type="string">
            <text:p>Ixonanthaceae</text:p>
          </table:table-cell>
          <table:table-cell table:style-name="ce2" office:value-type="string" calcext:value-type="string">
            <text:p>Ochthocosmus barrae</text:p>
          </table:table-cell>
          <table:table-cell table:style-name="ce5" office:value-type="string" calcext:value-type="string">
            <text:p><text:a xlink:href="https://photos.app.goo.gl/2TJ7aisnbLw7ykdb7" xlink:type="simple">https://photos.app.goo.gl/2TJ7aisnbLw7ykdb7</text:a></text:p>
          </table:table-cell>
          <table:table-cell table:style-name="ce2" office:value-type="string" calcext:value-type="string">
            <text:p>H3738152</text:p>
          </table:table-cell>
          <table:table-cell table:style-name="ce2" office:value-type="string" calcext:value-type="string">
            <text:p>vermelhão</text:p>
          </table:table-cell>
          <table:table-cell table:style-name="ce2" office:value-type="string" calcext:value-type="string">
            <text:p>Ochthocosmus barrae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stanha-de-cutia</text:p>
          </table:table-cell>
          <table:table-cell table:style-name="ce1" office:value-type="string" calcext:value-type="string">
            <text:p>Chrysobalanaceae</text:p>
          </table:table-cell>
          <table:table-cell table:style-name="ce2" office:value-type="string" calcext:value-type="string">
            <text:p>Moquilea egleri</text:p>
          </table:table-cell>
          <table:table-cell table:style-name="ce5" office:value-type="string" calcext:value-type="string">
            <text:p><text:a xlink:href="https://photos.app.goo.gl/mCSBRVXbSojm1qCL8" xlink:type="simple">https://photos.app.goo.gl/mCSBRVXbSojm1qCL8</text:a></text:p>
          </table:table-cell>
          <table:table-cell/>
          <table:table-cell table:style-name="ce2" office:value-type="string" calcext:value-type="string">
            <text:p>caraipé</text:p>
          </table:table-cell>
          <table:table-cell table:style-name="ce2" office:value-type="string" calcext:value-type="string">
            <text:p>Moquilea egleri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bacupari</text:p>
          </table:table-cell>
          <table:table-cell table:style-name="ce1" office:value-type="string" calcext:value-type="string">
            <text:p>Clusiaceae</text:p>
          </table:table-cell>
          <table:table-cell table:style-name="ce2" office:value-type="string" calcext:value-type="string">
            <text:p>Garcinia cf. kaiabiana</text:p>
          </table:table-cell>
          <table:table-cell table:style-name="ce5" office:value-type="string" calcext:value-type="string">
            <text:p><text:a xlink:href="https://photos.app.goo.gl/G8YLa8k4Aq4tp8hc7" xlink:type="simple">https://photos.app.goo.gl/G8YLa8k4Aq4tp8hc7</text:a></text:p>
          </table:table-cell>
          <table:table-cell table:style-name="ce2" office:value-type="string" calcext:value-type="string">
            <text:p>H3648195</text:p>
          </table:table-cell>
          <table:table-cell table:style-name="ce1" office:value-type="string" calcext:value-type="string">
            <text:p>bacupari</text:p>
          </table:table-cell>
          <table:table-cell table:style-name="ce2" office:value-type="string" calcext:value-type="string">
            <text:p>Garcinia cf. kaiabian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Louro-branco</text:p>
          </table:table-cell>
          <table:table-cell table:style-name="ce2" office:value-type="string" calcext:value-type="string">
            <text:p>Metteniusaceae</text:p>
          </table:table-cell>
          <table:table-cell table:style-name="ce2" office:value-type="string" calcext:value-type="string">
            <text:p>Emmotum nitens</text:p>
          </table:table-cell>
          <table:table-cell table:style-name="ce5" office:value-type="string" calcext:value-type="string">
            <text:p><text:a xlink:href="https://photos.app.goo.gl/QVMBxWamKh1nhYRJA" xlink:type="simple">https://photos.app.goo.gl/QVMBxWamKh1nhYRJA</text:a></text:p>
          </table:table-cell>
          <table:table-cell table:style-name="ce2" office:value-type="string" calcext:value-type="string">
            <text:p>H3738151</text:p>
          </table:table-cell>
          <table:table-cell table:style-name="ce2" office:value-type="string" calcext:value-type="string">
            <text:p>sobreiro</text:p>
          </table:table-cell>
          <table:table-cell table:style-name="ce2" office:value-type="string" calcext:value-type="string">
            <text:p>Emmotum nitens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Licurana</text:p>
          </table:table-cell>
          <table:table-cell table:style-name="ce1" office:value-type="string" calcext:value-type="string">
            <text:p>Euphorbiaceae</text:p>
          </table:table-cell>
          <table:table-cell table:style-name="ce2" office:value-type="string" calcext:value-type="string">
            <text:p>Aparisthmium cordatum</text:p>
          </table:table-cell>
          <table:table-cell table:style-name="ce5" office:value-type="string" calcext:value-type="string">
            <text:p><text:a xlink:href="https://photos.app.goo.gl/xZCXQoQa54MnHffE7" xlink:type="simple">https://photos.app.goo.gl/xZCXQoQa54MnHffE7</text:a></text:p>
          </table:table-cell>
          <table:table-cell table:style-name="ce2" office:value-type="string" calcext:value-type="string">
            <text:p>H3739491</text:p>
          </table:table-cell>
          <table:table-cell table:style-name="ce2" office:value-type="string" calcext:value-type="string">
            <text:p>licurana, sangra-d'água (MT)</text:p>
          </table:table-cell>
          <table:table-cell table:style-name="ce2" office:value-type="string" calcext:value-type="string">
            <text:p>Aparisthmium cordatum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seringueira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Hevea brasiliensis</text:p>
          </table:table-cell>
          <table:table-cell table:style-name="ce5" office:value-type="string" calcext:value-type="string">
            <text:p><text:a xlink:href="https://photos.app.goo.gl/WeXMjgUEN3mdZCv87" xlink:type="simple">https://photos.app.goo.gl/WeXMjgUEN3mdZCv87</text:a></text:p>
          </table:table-cell>
          <table:table-cell/>
          <table:table-cell table:style-name="ce1" office:value-type="string" calcext:value-type="string">
            <text:p>seringueira</text:p>
          </table:table-cell>
          <table:table-cell table:style-name="ce1" office:value-type="string" calcext:value-type="string">
            <text:p>Hevea brasili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angelim-amargoso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Vataireopsis speciosa</text:p>
          </table:table-cell>
          <table:table-cell table:style-name="ce5" office:value-type="string" calcext:value-type="string">
            <text:p><text:a xlink:href="https://photos.app.goo.gl/gaVvU2qmy5Czv4yU7" xlink:type="simple">https://photos.app.goo.gl/gaVvU2qmy5Czv4yU7</text:a></text:p>
          </table:table-cell>
          <table:table-cell table:style-name="ce2" office:value-type="string" calcext:value-type="string">
            <text:p>H3648180</text:p>
          </table:table-cell>
          <table:table-cell table:style-name="ce2" office:value-type="string" calcext:value-type="string">
            <text:p>angelim-amargoso (MT), amargoso-falso</text:p>
          </table:table-cell>
          <table:table-cell table:style-name="ce2" office:value-type="string" calcext:value-type="string">
            <text:p>Vataireopsis specios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Angelim-manteiga</text:p>
          </table:table-cell>
          <table:table-cell table:style-name="ce2" office:value-type="string" calcext:value-type="string">
            <text:p>Burseraceae</text:p>
          </table:table-cell>
          <table:table-cell table:style-name="ce2" office:value-type="string" calcext:value-type="string">
            <text:p>Trattinnickia burserifolia</text:p>
          </table:table-cell>
          <table:table-cell table:style-name="ce5" office:value-type="string" calcext:value-type="string">
            <text:p><text:a xlink:href="https://photos.app.goo.gl/WyeNytPu5Ex6A4vy5" xlink:type="simple">https://photos.app.goo.gl/WyeNytPu5Ex6A4vy5</text:a></text:p>
          </table:table-cell>
          <table:table-cell/>
          <table:table-cell table:style-name="ce2" office:value-type="string" calcext:value-type="string">
            <text:p>almesclão</text:p>
          </table:table-cell>
          <table:table-cell table:style-name="ce2" office:value-type="string" calcext:value-type="string">
            <text:p>Trattinnickia burserifoli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ngelim-pedra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Vatairea fusca</text:p>
          </table:table-cell>
          <table:table-cell table:style-name="ce5" office:value-type="string" calcext:value-type="string">
            <text:p><text:a xlink:href="https://photos.app.goo.gl/ZBjDyRgt2mKRpN8AA" xlink:type="simple">https://photos.app.goo.gl/ZBjDyRgt2mKRpN8AA</text:a></text:p>
          </table:table-cell>
          <table:table-cell table:style-name="ce2" office:value-type="string" calcext:value-type="string">
            <text:p>H3739305</text:p>
          </table:table-cell>
          <table:table-cell table:style-name="ce2" office:value-type="string" calcext:value-type="string">
            <text:p>angelim-pedra, angelim-amargoso</text:p>
          </table:table-cell>
          <table:table-cell table:style-name="ce2" office:value-type="string" calcext:value-type="string">
            <text:p>Vatairea fusc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opaiba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Copaifera langsdorffii</text:p>
          </table:table-cell>
          <table:table-cell table:style-name="ce5" office:value-type="string" calcext:value-type="string">
            <text:p><text:a xlink:href="https://photos.app.goo.gl/C7hPZqvurrEPiEC78" xlink:type="simple">https://photos.app.goo.gl/C7hPZqvurrEPiEC78</text:a></text:p>
          </table:table-cell>
          <table:table-cell/>
          <table:table-cell table:style-name="ce2" office:value-type="string" calcext:value-type="string">
            <text:p>copaíba, óleo</text:p>
          </table:table-cell>
          <table:table-cell table:style-name="ce2" office:value-type="string" calcext:value-type="string">
            <text:p>Copaifera langsdorffii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Inga-colarinho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Inga alba</text:p>
          </table:table-cell>
          <table:table-cell table:style-name="ce5" office:value-type="string" calcext:value-type="string">
            <text:p><text:a xlink:href="https://photos.app.goo.gl/JU12eEyMtJ8KEcGr7" xlink:type="simple">https://photos.app.goo.gl/JU12eEyMtJ8KEcGr7</text:a></text:p>
          </table:table-cell>
          <table:table-cell/>
          <table:table-cell table:style-name="ce2" office:value-type="string" calcext:value-type="string">
            <text:p>ingázinho-amarelo</text:p>
          </table:table-cell>
          <table:table-cell table:style-name="ce2" office:value-type="string" calcext:value-type="string">
            <text:p>Inga alb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2" office:value-type="string" calcext:value-type="string">
            <text:p>inga-colar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Inga heterophylla</text:p>
          </table:table-cell>
          <table:table-cell table:style-name="ce5" office:value-type="string" calcext:value-type="string">
            <text:p><text:a xlink:href="https://photos.app.goo.gl/5ELWAifmPrxprdcG7" xlink:type="simple">https://photos.app.goo.gl/5ELWAifmPrxprdcG7</text:a></text:p>
          </table:table-cell>
          <table:table-cell table:style-name="ce2" office:value-type="string" calcext:value-type="string">
            <text:p>H3648185</text:p>
          </table:table-cell>
          <table:table-cell table:style-name="ce2" office:value-type="string" calcext:value-type="string">
            <text:p>ingázinho</text:p>
          </table:table-cell>
          <table:table-cell table:style-name="ce2" office:value-type="string" calcext:value-type="string">
            <text:p>Inga heterophyll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inga-peludo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Inga velutina</text:p>
          </table:table-cell>
          <table:table-cell table:style-name="ce5" office:value-type="string" calcext:value-type="string">
            <text:p><text:a xlink:href="https://photos.app.goo.gl/dAkW6mpBMVuEabaA8" xlink:type="simple">https://photos.app.goo.gl/dAkW6mpBMVuEabaA8</text:a></text:p>
          </table:table-cell>
          <table:table-cell table:style-name="ce2" office:value-type="string" calcext:value-type="string">
            <text:p>H3649430</text:p>
          </table:table-cell>
          <table:table-cell table:style-name="ce2" office:value-type="string" calcext:value-type="string">
            <text:p>ingá-peludo</text:p>
          </table:table-cell>
          <table:table-cell table:style-name="ce2" office:value-type="string" calcext:value-type="string">
            <text:p>Inga velutin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Inga-quadrado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Inga alba</text:p>
          </table:table-cell>
          <table:table-cell table:style-name="ce5" office:value-type="string" calcext:value-type="string">
            <text:p><text:a xlink:href="https://photos.app.goo.gl/x4QYn53nBPA1WnUd8" xlink:type="simple">https://photos.app.goo.gl/x4QYn53nBPA1WnUd8</text:a></text:p>
          </table:table-cell>
          <table:table-cell table:style-name="ce2" office:value-type="string" calcext:value-type="string">
            <text:p>H3738135</text:p>
          </table:table-cell>
          <table:table-cell table:style-name="ce2" office:value-type="string" calcext:value-type="string">
            <text:p>ingázinho-amarelo</text:p>
          </table:table-cell>
          <table:table-cell table:style-name="ce2" office:value-type="string" calcext:value-type="string">
            <text:p>Inga alb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Jatoba-mirim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Hymenaea sp.1</text:p>
          </table:table-cell>
          <table:table-cell table:style-name="ce5" office:value-type="string" calcext:value-type="string">
            <text:p><text:a xlink:href="https://photos.app.goo.gl/dFy4PZvgDGP5akv39" xlink:type="simple">https://photos.app.goo.gl/dFy4PZvgDGP5akv39</text:a></text:p>
          </table:table-cell>
          <table:table-cell table:style-name="ce2" office:value-type="string" calcext:value-type="string">
            <text:p>H3648331</text:p>
          </table:table-cell>
          <table:table-cell table:style-name="ce2" office:value-type="string" calcext:value-type="string">
            <text:p>jatobá-mirim</text:p>
          </table:table-cell>
          <table:table-cell table:style-name="ce2" office:value-type="string" calcext:value-type="string">
            <text:p>Hymenaea sp.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joao-duro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Swartzia tessmannii</text:p>
          </table:table-cell>
          <table:table-cell table:style-name="ce5" office:value-type="string" calcext:value-type="string">
            <text:p><text:a xlink:href="https://photos.app.goo.gl/Be8h5g4Gt1Bpzadr7" xlink:type="simple">https://photos.app.goo.gl/Be8h5g4Gt1Bpzadr7</text:a></text:p>
          </table:table-cell>
          <table:table-cell table:style-name="ce2" office:value-type="string" calcext:value-type="string">
            <text:p>H3648283</text:p>
          </table:table-cell>
          <table:table-cell table:style-name="ce2" office:value-type="string" calcext:value-type="string">
            <text:p>joão-duro</text:p>
          </table:table-cell>
          <table:table-cell table:style-name="ce2" office:value-type="string" calcext:value-type="string">
            <text:p>Swartzia tessmannii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Olho-de-bode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Ormosia paraensis</text:p>
          </table:table-cell>
          <table:table-cell table:style-name="ce5" office:value-type="string" calcext:value-type="string">
            <text:p><text:a xlink:href="https://photos.app.goo.gl/iyeABZxrz1CDmhCA8" xlink:type="simple">https://photos.app.goo.gl/iyeABZxrz1CDmhCA8</text:a></text:p>
          </table:table-cell>
          <table:table-cell table:style-name="ce2" office:value-type="string" calcext:value-type="string">
            <text:p>H3738178</text:p>
          </table:table-cell>
          <table:table-cell table:style-name="ce2" office:value-type="string" calcext:value-type="string">
            <text:p>olho-de-cabra</text:p>
          </table:table-cell>
          <table:table-cell table:style-name="ce2" office:value-type="string" calcext:value-type="string">
            <text:p>Ormosia paraensis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Pacová</text:p>
          </table:table-cell>
          <table:table-cell table:style-name="ce2" office:value-type="string" calcext:value-type="string">
            <text:p>Connaraceae</text:p>
          </table:table-cell>
          <table:table-cell table:style-name="ce2" office:value-type="string" calcext:value-type="string">
            <text:p>Connarus angustifolius</text:p>
          </table:table-cell>
          <table:table-cell table:style-name="ce5" office:value-type="string" calcext:value-type="string">
            <text:p><text:a xlink:href="https://photos.app.goo.gl/Hw52e1u1m6a8yZzc8" xlink:type="simple">https://photos.app.goo.gl/Hw52e1u1m6a8yZzc8</text:a></text:p>
          </table:table-cell>
          <table:table-cell table:style-name="ce2" office:value-type="string" calcext:value-type="string">
            <text:p>H3738157</text:p>
          </table:table-cell>
          <table:table-cell table:style-name="ce2" office:value-type="string" calcext:value-type="string">
            <text:p>barbatimão-do-pará</text:p>
          </table:table-cell>
          <table:table-cell table:style-name="ce2" office:value-type="string" calcext:value-type="string">
            <text:p>Connarus angustifoliu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Sucupira-da-mata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Diplotropis brasiliensis</text:p>
          </table:table-cell>
          <table:table-cell table:style-name="ce5" office:value-type="string" calcext:value-type="string">
            <text:p><text:a xlink:href="https://photos.app.goo.gl/pj4qgwfriFJSMkVT9" xlink:type="simple">https://photos.app.goo.gl/pj4qgwfriFJSMkVT9</text:a></text:p>
          </table:table-cell>
          <table:table-cell table:style-name="ce2" office:value-type="string" calcext:value-type="string">
            <text:p>H3738169</text:p>
          </table:table-cell>
          <table:table-cell table:style-name="ce2" office:value-type="string" calcext:value-type="string">
            <text:p>sucupira-amarela (MT)</text:p>
          </table:table-cell>
          <table:table-cell table:style-name="ce2" office:value-type="string" calcext:value-type="string">
            <text:p>Diplotropis brasili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Sucupirao</text:p>
          </table:table-cell>
          <table:table-cell table:style-name="ce2" office:value-type="string" calcext:value-type="string">
            <text:p>Rutaceae</text:p>
          </table:table-cell>
          <table:table-cell table:style-name="ce2" office:value-type="string" calcext:value-type="string">
            <text:p>Zanthoxylum huberi</text:p>
          </table:table-cell>
          <table:table-cell table:style-name="ce5" office:value-type="string" calcext:value-type="string">
            <text:p><text:a xlink:href="https://photos.app.goo.gl/XdHFzbjCXL7ioVds8" xlink:type="simple">https://photos.app.goo.gl/XdHFzbjCXL7ioVds8</text:a></text:p>
          </table:table-cell>
          <table:table-cell table:style-name="ce2" office:value-type="string" calcext:value-type="string">
            <text:p>H3648290</text:p>
          </table:table-cell>
          <table:table-cell table:style-name="ce2" office:value-type="string" calcext:value-type="string">
            <text:p>maruparana</text:p>
          </table:table-cell>
          <table:table-cell table:style-name="ce2" office:value-type="string" calcext:value-type="string">
            <text:p>Zanthoxylum huberi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Tachi-branco</text:p>
          </table:table-cell>
          <table:table-cell table:style-name="ce2" office:value-type="string" calcext:value-type="string">
            <text:p>Anacardiaceae</text:p>
          </table:table-cell>
          <table:table-cell table:style-name="ce2" office:value-type="string" calcext:value-type="string">
            <text:p>Tapirira guianensis</text:p>
          </table:table-cell>
          <table:table-cell table:style-name="ce5" office:value-type="string" calcext:value-type="string">
            <text:p><text:a xlink:href="https://photos.app.goo.gl/nyGwy2kNY9qa2XiF8" xlink:type="simple">https://photos.app.goo.gl/nyGwy2kNY9qa2XiF8</text:a></text:p>
          </table:table-cell>
          <table:table-cell table:style-name="ce2" office:value-type="string" calcext:value-type="string">
            <text:p>H3738189</text:p>
          </table:table-cell>
          <table:table-cell table:style-name="ce2" office:value-type="string" calcext:value-type="string">
            <text:p>pau-pombo, tapirira</text:p>
          </table:table-cell>
          <table:table-cell table:style-name="ce2" office:value-type="string" calcext:value-type="string">
            <text:p>Tapirira guianensis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Uxirana</text:p>
          </table:table-cell>
          <table:table-cell table:style-name="ce1" office:value-type="string" calcext:value-type="string">
            <text:p>Humiriaceae</text:p>
          </table:table-cell>
          <table:table-cell table:style-name="ce2" office:value-type="string" calcext:value-type="string">
            <text:p>Sacoglottis guianensis</text:p>
          </table:table-cell>
          <table:table-cell table:style-name="ce5" office:value-type="string" calcext:value-type="string">
            <text:p><text:a xlink:href="https://photos.app.goo.gl/DReUNN2ozm6Dx9KQ6" xlink:type="simple">https://photos.app.goo.gl/DReUNN2ozm6Dx9KQ6</text:a></text:p>
          </table:table-cell>
          <table:table-cell table:style-name="ce2" office:value-type="string" calcext:value-type="string">
            <text:p>H3738158</text:p>
          </table:table-cell>
          <table:table-cell table:style-name="ce2" office:value-type="string" calcext:value-type="string">
            <text:p>uxirana</text:p>
          </table:table-cell>
          <table:table-cell table:style-name="ce2" office:value-type="string" calcext:value-type="string">
            <text:p>Sacoglottis guianensis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Lacre</text:p>
          </table:table-cell>
          <table:table-cell table:style-name="ce1" office:value-type="string" calcext:value-type="string">
            <text:p>Hypericaceae</text:p>
          </table:table-cell>
          <table:table-cell table:style-name="ce2" office:value-type="string" calcext:value-type="string">
            <text:p>Vismia schultesii</text:p>
          </table:table-cell>
          <table:table-cell table:style-name="ce5" office:value-type="string" calcext:value-type="string">
            <text:p><text:a xlink:href="https://photos.app.goo.gl/jooYCo7zmR6dCWj88" xlink:type="simple">https://photos.app.goo.gl/jooYCo7zmR6dCWj88</text:a></text:p>
          </table:table-cell>
          <table:table-cell table:style-name="ce2" office:value-type="string" calcext:value-type="string">
            <text:p>H3738164</text:p>
          </table:table-cell>
          <table:table-cell table:style-name="ce1" office:value-type="string" calcext:value-type="string">
            <text:p>Lacre</text:p>
          </table:table-cell>
          <table:table-cell table:style-name="ce2" office:value-type="string" calcext:value-type="string">
            <text:p>Vismia schultesii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onferirOutr</text:p>
          </table:table-cell>
          <table:table-cell table:style-name="ce2" office:value-type="string" calcext:value-type="string">
            <text:p>INDET</text:p>
          </table:table-cell>
          <table:table-cell table:style-name="ce1" office:value-type="string" calcext:value-type="string">
            <text:p>Indet sp3</text:p>
          </table:table-cell>
          <table:table-cell table:number-columns-repeated="2"/>
          <table:table-cell table:style-name="ce2" office:value-type="string" calcext:value-type="string">
            <text:p>indet.sp1</text:p>
          </table:table-cell>
          <table:table-cell table:style-name="ce2" office:value-type="string" calcext:value-type="string">
            <text:p>Indet. sp1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nela-embira</text:p>
          </table:table-cell>
          <table:table-cell table:style-name="ce2" office:value-type="string" calcext:value-type="string">
            <text:p>Annonaceae</text:p>
          </table:table-cell>
          <table:table-cell table:style-name="ce2" office:value-type="string" calcext:value-type="string">
            <text:p>Guatteria foliosa</text:p>
          </table:table-cell>
          <table:table-cell table:style-name="ce5" office:value-type="string" calcext:value-type="string">
            <text:p><text:a xlink:href="https://photos.app.goo.gl/xxJgvotNotSDpjrW7" xlink:type="simple">https://photos.app.goo.gl/xxJgvotNotSDpjrW7</text:a></text:p>
          </table:table-cell>
          <table:table-cell/>
          <table:table-cell table:style-name="ce2" office:value-type="string" calcext:value-type="string">
            <text:p>embira</text:p>
          </table:table-cell>
          <table:table-cell table:style-name="ce2" office:value-type="string" calcext:value-type="string">
            <text:p>Guatteria folios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nela-pindaiba</text:p>
          </table:table-cell>
          <table:table-cell table:style-name="ce1" office:value-type="string" calcext:value-type="string">
            <text:p>Lauraceae</text:p>
          </table:table-cell>
          <table:table-cell table:style-name="ce2" office:value-type="string" calcext:value-type="string">
            <text:p>Ocotea guianensis</text:p>
          </table:table-cell>
          <table:table-cell table:style-name="ce5" office:value-type="string" calcext:value-type="string">
            <text:p><text:a xlink:href="https://photos.app.goo.gl/LX8TQuWTGJvi3P5f7" xlink:type="simple">https://photos.app.goo.gl/LX8TQuWTGJvi3P5f7</text:a></text:p>
          </table:table-cell>
          <table:table-cell table:style-name="ce2" office:value-type="string" calcext:value-type="string">
            <text:p>H3739577</text:p>
          </table:table-cell>
          <table:table-cell table:style-name="ce2" office:value-type="string" calcext:value-type="string">
            <text:p>canela-seda</text:p>
          </table:table-cell>
          <table:table-cell table:style-name="ce2" office:value-type="string" calcext:value-type="string">
            <text:p>Ocotea guian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nelão</text:p>
          </table:table-cell>
          <table:table-cell table:style-name="ce1" office:value-type="string" calcext:value-type="string">
            <text:p>Lauraceae</text:p>
          </table:table-cell>
          <table:table-cell table:style-name="ce2" office:value-type="string" calcext:value-type="string">
            <text:p>Ocotea cujumary</text:p>
          </table:table-cell>
          <table:table-cell table:style-name="ce5" office:value-type="string" calcext:value-type="string">
            <text:p><text:a xlink:href="https://photos.app.goo.gl/Cout2A6M3yU7zRju8" xlink:type="simple">https://photos.app.goo.gl/Cout2A6M3yU7zRju8</text:a></text:p>
          </table:table-cell>
          <table:table-cell table:style-name="ce2" office:value-type="string" calcext:value-type="string">
            <text:p>H3738179</text:p>
          </table:table-cell>
          <table:table-cell table:style-name="ce2" office:value-type="string" calcext:value-type="string">
            <text:p>canelão</text:p>
          </table:table-cell>
          <table:table-cell table:style-name="ce2" office:value-type="string" calcext:value-type="string">
            <text:p>Ocotea cujumary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Canelão-branco</text:p>
          </table:table-cell>
          <table:table-cell table:style-name="ce1" office:value-type="string" calcext:value-type="string">
            <text:p>Lauraceae</text:p>
          </table:table-cell>
          <table:table-cell table:style-name="ce2" office:value-type="string" calcext:value-type="string">
            <text:p>Nectandra cuspidata</text:p>
          </table:table-cell>
          <table:table-cell table:style-name="ce5" office:value-type="string" calcext:value-type="string">
            <text:p><text:a xlink:href="https://photos.app.goo.gl/yaQtuLkmZxtBwAQz5" xlink:type="simple">https://photos.app.goo.gl/yaQtuLkmZxtBwAQz5</text:a></text:p>
          </table:table-cell>
          <table:table-cell table:style-name="ce2" office:value-type="string" calcext:value-type="string">
            <text:p>H3738156</text:p>
          </table:table-cell>
          <table:table-cell table:style-name="ce2" office:value-type="string" calcext:value-type="string">
            <text:p>canelão-branco</text:p>
          </table:table-cell>
          <table:table-cell table:style-name="ce2" office:value-type="string" calcext:value-type="string">
            <text:p>Nectandra cuspidat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goiaba-de-anta</text:p>
          </table:table-cell>
          <table:table-cell table:style-name="ce1" office:value-type="string" calcext:value-type="string">
            <text:p>Melastomataceae</text:p>
          </table:table-cell>
          <table:table-cell table:style-name="ce2" office:value-type="string" calcext:value-type="string">
            <text:p>Bellucia grossularioides</text:p>
          </table:table-cell>
          <table:table-cell table:style-name="ce5" office:value-type="string" calcext:value-type="string">
            <text:p><text:a xlink:href="https://photos.app.goo.gl/6Z4e7z65jxk9Pr8s5" xlink:type="simple">https://photos.app.goo.gl/6Z4e7z65jxk9Pr8s5</text:a></text:p>
          </table:table-cell>
          <table:table-cell table:style-name="ce2" office:value-type="string" calcext:value-type="string">
            <text:p>H3648187</text:p>
          </table:table-cell>
          <table:table-cell table:style-name="ce1" office:value-type="string" calcext:value-type="string">
            <text:p>goiaba-de-anta</text:p>
          </table:table-cell>
          <table:table-cell table:style-name="ce2" office:value-type="string" calcext:value-type="string">
            <text:p>Bellucia grossularioide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ixirica-bronze</text:p>
          </table:table-cell>
          <table:table-cell table:style-name="ce1" office:value-type="string" calcext:value-type="string">
            <text:p>Melastomataceae</text:p>
          </table:table-cell>
          <table:table-cell table:style-name="ce2" office:value-type="string" calcext:value-type="string">
            <text:p>Miconia cuspidata</text:p>
          </table:table-cell>
          <table:table-cell table:style-name="ce5" office:value-type="string" calcext:value-type="string">
            <text:p><text:a xlink:href="https://photos.app.goo.gl/vJbEtDGogKRQRr4b6" xlink:type="simple">https://photos.app.goo.gl/vJbEtDGogKRQRr4b6</text:a></text:p>
          </table:table-cell>
          <table:table-cell table:style-name="ce2" office:value-type="string" calcext:value-type="string">
            <text:p>H3648186</text:p>
          </table:table-cell>
          <table:table-cell table:style-name="ce1" office:value-type="string" calcext:value-type="string">
            <text:p>pixirica-bronze</text:p>
          </table:table-cell>
          <table:table-cell table:style-name="ce2" office:value-type="string" calcext:value-type="string">
            <text:p>Miconia cuspidat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ixirica-de-anta</text:p>
          </table:table-cell>
          <table:table-cell table:style-name="ce1" office:value-type="string" calcext:value-type="string">
            <text:p>Melastomataceae</text:p>
          </table:table-cell>
          <table:table-cell table:style-name="ce2" office:value-type="string" calcext:value-type="string">
            <text:p>Miconia egensis</text:p>
          </table:table-cell>
          <table:table-cell table:style-name="ce5" office:value-type="string" calcext:value-type="string">
            <text:p><text:a xlink:href="https://photos.app.goo.gl/meqar7XztmHB7TuE9" xlink:type="simple">https://photos.app.goo.gl/meqar7XztmHB7TuE9</text:a></text:p>
          </table:table-cell>
          <table:table-cell table:style-name="ce4" office:value-type="string" calcext:value-type="string">
            <text:p>H3647848</text:p>
          </table:table-cell>
          <table:table-cell table:style-name="ce1" office:value-type="string" calcext:value-type="string">
            <text:p>pixirica-de-anta</text:p>
          </table:table-cell>
          <table:table-cell table:style-name="ce2" office:value-type="string" calcext:value-type="string">
            <text:p>Miconia eg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ixirica-lacre</text:p>
          </table:table-cell>
          <table:table-cell table:style-name="ce1" office:value-type="string" calcext:value-type="string">
            <text:p>Melastomataceae</text:p>
          </table:table-cell>
          <table:table-cell table:style-name="ce2" office:value-type="string" calcext:value-type="string">
            <text:p>Miconia holosericea</text:p>
          </table:table-cell>
          <table:table-cell table:style-name="ce5" office:value-type="string" calcext:value-type="string">
            <text:p><text:a xlink:href="https://photos.app.goo.gl/2qYqYTw6o71d2uAr6" xlink:type="simple">https://photos.app.goo.gl/2qYqYTw6o71d2uAr6</text:a></text:p>
          </table:table-cell>
          <table:table-cell table:style-name="ce2" office:value-type="string" calcext:value-type="string">
            <text:p>H3648188</text:p>
          </table:table-cell>
          <table:table-cell table:style-name="ce2" office:value-type="string" calcext:value-type="string">
            <text:p>pixiricão</text:p>
          </table:table-cell>
          <table:table-cell table:style-name="ce2" office:value-type="string" calcext:value-type="string">
            <text:p>Miconia holoserice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pixiricao</text:p>
          </table:table-cell>
          <table:table-cell table:style-name="ce1" office:value-type="string" calcext:value-type="string">
            <text:p>Melastomataceae</text:p>
          </table:table-cell>
          <table:table-cell table:style-name="ce2" office:value-type="string" calcext:value-type="string">
            <text:p>Miconia holosericea</text:p>
          </table:table-cell>
          <table:table-cell table:style-name="ce5" office:value-type="string" calcext:value-type="string">
            <text:p><text:a xlink:href="https://photos.app.goo.gl/2qYqYTw6o71d2uAr6" xlink:type="simple">https://photos.app.goo.gl/2qYqYTw6o71d2uAr6</text:a></text:p>
          </table:table-cell>
          <table:table-cell/>
          <table:table-cell table:style-name="ce2" office:value-type="string" calcext:value-type="string">
            <text:p>pixiricão</text:p>
          </table:table-cell>
          <table:table-cell table:style-name="ce2" office:value-type="string" calcext:value-type="string">
            <text:p>Miconia holoserice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tigua-garapa</text:p>
          </table:table-cell>
          <table:table-cell table:style-name="ce1" office:value-type="string" calcext:value-type="string">
            <text:p>Meliaceae</text:p>
          </table:table-cell>
          <table:table-cell table:style-name="ce2" office:value-type="string" calcext:value-type="string">
            <text:p>Trichilia inaequilatera</text:p>
          </table:table-cell>
          <table:table-cell table:style-name="ce5" office:value-type="string" calcext:value-type="string">
            <text:p><text:a xlink:href="https://photos.app.goo.gl/17oxtaUjLCRnV6n6A" xlink:type="simple">https://photos.app.goo.gl/17oxtaUjLCRnV6n6A</text:a></text:p>
          </table:table-cell>
          <table:table-cell table:style-name="ce2" office:value-type="string" calcext:value-type="string">
            <text:p>H3647847</text:p>
          </table:table-cell>
          <table:table-cell table:style-name="ce2" office:value-type="string" calcext:value-type="string">
            <text:p>maraximbé-vermelho</text:p>
          </table:table-cell>
          <table:table-cell table:style-name="ce2" office:value-type="string" calcext:value-type="string">
            <text:p>Trichilia inaequilater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orrupixá-couro-de-sapo</text:p>
          </table:table-cell>
          <table:table-cell table:style-name="ce1" office:value-type="string" calcext:value-type="string">
            <text:p>Moraceae</text:p>
          </table:table-cell>
          <table:table-cell table:style-name="ce2" office:value-type="string" calcext:value-type="string">
            <text:p>Pseudolmedia macrophylla</text:p>
          </table:table-cell>
          <table:table-cell table:style-name="ce5" office:value-type="string" calcext:value-type="string">
            <text:p><text:a xlink:href="https://photos.app.goo.gl/mPXL29N9N9M1rSmf6" xlink:type="simple">https://photos.app.goo.gl/mPXL29N9N9M1rSmf6</text:a></text:p>
          </table:table-cell>
          <table:table-cell table:style-name="ce2" office:value-type="string" calcext:value-type="string">
            <text:p>H3648256</text:p>
          </table:table-cell>
          <table:table-cell table:style-name="ce2" office:value-type="string" calcext:value-type="string">
            <text:p>corrupixá-couro-de-sapo</text:p>
          </table:table-cell>
          <table:table-cell table:style-name="ce2" office:value-type="string" calcext:value-type="string">
            <text:p>Pseudolmedia macrophyll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virola-ata</text:p>
          </table:table-cell>
          <table:table-cell table:style-name="ce1" office:value-type="string" calcext:value-type="string">
            <text:p>Myristicaceae</text:p>
          </table:table-cell>
          <table:table-cell table:style-name="ce2" office:value-type="string" calcext:value-type="string">
            <text:p>Iryanthera juruensis</text:p>
          </table:table-cell>
          <table:table-cell table:style-name="ce5" office:value-type="string" calcext:value-type="string">
            <text:p><text:a xlink:href="https://photos.app.goo.gl/AxMTTDWTeRMTP71u9" xlink:type="simple">https://photos.app.goo.gl/AxMTTDWTeRMTP71u9</text:a></text:p>
          </table:table-cell>
          <table:table-cell table:style-name="ce2" office:value-type="string" calcext:value-type="string">
            <text:p>H3739489</text:p>
          </table:table-cell>
          <table:table-cell table:style-name="ce2" office:value-type="string" calcext:value-type="string">
            <text:p>ucuúba</text:p>
          </table:table-cell>
          <table:table-cell table:style-name="ce2" office:value-type="string" calcext:value-type="string">
            <text:p>Iryanthera juruensis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Goiabada</text:p>
          </table:table-cell>
          <table:table-cell table:style-name="ce1" office:value-type="string" calcext:value-type="string">
            <text:p>Myrtaceae</text:p>
          </table:table-cell>
          <table:table-cell table:style-name="ce2" office:value-type="string" calcext:value-type="string">
            <text:p>Myrcia eximia</text:p>
          </table:table-cell>
          <table:table-cell table:style-name="ce5" office:value-type="string" calcext:value-type="string">
            <text:p><text:a xlink:href="https://photos.app.goo.gl/HBgodFfuLwtRtcpa6" xlink:type="simple">https://photos.app.goo.gl/HBgodFfuLwtRtcpa6</text:a></text:p>
          </table:table-cell>
          <table:table-cell/>
          <table:table-cell table:style-name="ce2" office:value-type="string" calcext:value-type="string">
            <text:p>goiabada</text:p>
          </table:table-cell>
          <table:table-cell table:style-name="ce2" office:value-type="string" calcext:value-type="string">
            <text:p>Myrcia eximi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Goiabadinha</text:p>
          </table:table-cell>
          <table:table-cell table:style-name="ce1" office:value-type="string" calcext:value-type="string">
            <text:p>Myrtaceae</text:p>
          </table:table-cell>
          <table:table-cell table:style-name="ce2" office:value-type="string" calcext:value-type="string">
            <text:p>Myrcia cf. paivae</text:p>
          </table:table-cell>
          <table:table-cell table:style-name="ce5" office:value-type="string" calcext:value-type="string">
            <text:p><text:a xlink:href="https://photos.app.goo.gl/4DjtTVDtM6CjVt6U7" xlink:type="simple">https://photos.app.goo.gl/4DjtTVDtM6CjVt6U7</text:a></text:p>
          </table:table-cell>
          <table:table-cell table:style-name="ce2" office:value-type="string" calcext:value-type="string">
            <text:p>H3648184</text:p>
          </table:table-cell>
          <table:table-cell table:style-name="ce2" office:value-type="string" calcext:value-type="string">
            <text:p>guamirim</text:p>
          </table:table-cell>
          <table:table-cell table:style-name="ce2" office:value-type="string" calcext:value-type="string">
            <text:p>Myrcia paivae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goiabinha</text:p>
          </table:table-cell>
          <table:table-cell table:style-name="ce1" office:value-type="string" calcext:value-type="string">
            <text:p>Myrtaceae</text:p>
          </table:table-cell>
          <table:table-cell table:style-name="ce2" office:value-type="string" calcext:value-type="string">
            <text:p>Myrciaria floribunda</text:p>
          </table:table-cell>
          <table:table-cell table:style-name="ce5" office:value-type="string" calcext:value-type="string">
            <text:p><text:a xlink:href="https://photos.app.goo.gl/RfhriXfZtrRo8Gvz8" xlink:type="simple">https://photos.app.goo.gl/RfhriXfZtrRo8Gvz8</text:a></text:p>
          </table:table-cell>
          <table:table-cell table:style-name="ce2" office:value-type="string" calcext:value-type="string">
            <text:p>H3648288</text:p>
          </table:table-cell>
          <table:table-cell table:style-name="ce2" office:value-type="string" calcext:value-type="string">
            <text:p>goiabinha (MT)</text:p>
          </table:table-cell>
          <table:table-cell table:style-name="ce2" office:value-type="string" calcext:value-type="string">
            <text:p>Myrciaria floribund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Vermelhão</text:p>
          </table:table-cell>
          <table:table-cell table:style-name="ce1" office:value-type="string" calcext:value-type="string">
            <text:p>Myrtaceae</text:p>
          </table:table-cell>
          <table:table-cell table:style-name="ce2" office:value-type="string" calcext:value-type="string">
            <text:p>Myrcia amazonica</text:p>
          </table:table-cell>
          <table:table-cell table:style-name="ce5" office:value-type="string" calcext:value-type="string">
            <text:p><text:a xlink:href="https://photos.app.goo.gl/uAuNCeVazR2tUreQ9" xlink:type="simple">https://photos.app.goo.gl/uAuNCeVazR2tUreQ9</text:a></text:p>
          </table:table-cell>
          <table:table-cell table:style-name="ce2" office:value-type="string" calcext:value-type="string">
            <text:p>H3738173</text:p>
          </table:table-cell>
          <table:table-cell table:style-name="ce2" office:value-type="string" calcext:value-type="string">
            <text:p>vermelhão, araçá (MT)</text:p>
          </table:table-cell>
          <table:table-cell table:style-name="ce2" office:value-type="string" calcext:value-type="string">
            <text:p>Myrcia amazonic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joao-mole</text:p>
          </table:table-cell>
          <table:table-cell table:style-name="ce1" office:value-type="string" calcext:value-type="string">
            <text:p>Nyctaginaceae</text:p>
          </table:table-cell>
          <table:table-cell table:style-name="ce2" office:value-type="string" calcext:value-type="string">
            <text:p>Guapira opposita</text:p>
          </table:table-cell>
          <table:table-cell table:style-name="ce5" office:value-type="string" calcext:value-type="string">
            <text:p><text:a xlink:href="https://photos.app.goo.gl/SqrXFaD4w1Va6zoo9" xlink:type="simple">https://photos.app.goo.gl/SqrXFaD4w1Va6zoo9</text:a></text:p>
          </table:table-cell>
          <table:table-cell table:style-name="ce2" office:value-type="string" calcext:value-type="string">
            <text:p>H3649425</text:p>
          </table:table-cell>
          <table:table-cell table:style-name="ce2" office:value-type="string" calcext:value-type="string">
            <text:p>joão-mole</text:p>
          </table:table-cell>
          <table:table-cell table:style-name="ce2" office:value-type="string" calcext:value-type="string">
            <text:p>Guapira opposit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fé-espora</text:p>
          </table:table-cell>
          <table:table-cell table:style-name="ce1" office:value-type="string" calcext:value-type="string">
            <text:p>Rubiaceae</text:p>
          </table:table-cell>
          <table:table-cell table:style-name="ce2" office:value-type="string" calcext:value-type="string">
            <text:p>Ferdinandusa speciosa</text:p>
          </table:table-cell>
          <table:table-cell table:style-name="ce5" office:value-type="string" calcext:value-type="string">
            <text:p><text:a xlink:href="https://photos.app.goo.gl/PWCqGGHB4q5nvwfe6" xlink:type="simple">https://photos.app.goo.gl/PWCqGGHB4q5nvwfe6</text:a></text:p>
          </table:table-cell>
          <table:table-cell table:style-name="ce2" office:value-type="string" calcext:value-type="string">
            <text:p>H3738146</text:p>
          </table:table-cell>
          <table:table-cell table:style-name="ce2" office:value-type="string" calcext:value-type="string">
            <text:p>fernanda, café-esporão</text:p>
          </table:table-cell>
          <table:table-cell table:style-name="ce2" office:value-type="string" calcext:value-type="string">
            <text:p>Ferdinandusa specios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macuco</text:p>
          </table:table-cell>
          <table:table-cell table:style-name="ce1" office:value-type="string" calcext:value-type="string">
            <text:p>Rubiaceae</text:p>
          </table:table-cell>
          <table:table-cell table:style-name="ce2" office:value-type="string" calcext:value-type="string">
            <text:p>Palicourea guianensis</text:p>
          </table:table-cell>
          <table:table-cell table:style-name="ce5" office:value-type="string" calcext:value-type="string">
            <text:p><text:a xlink:href="https://photos.app.goo.gl/5pvi2LV57JKznr4t9" xlink:type="simple">https://photos.app.goo.gl/5pvi2LV57JKznr4t9</text:a></text:p>
          </table:table-cell>
          <table:table-cell table:style-name="ce2" office:value-type="string" calcext:value-type="string">
            <text:p>H3648181</text:p>
          </table:table-cell>
          <table:table-cell table:style-name="ce2" office:value-type="string" calcext:value-type="string">
            <text:p>macuco, borracheiro</text:p>
          </table:table-cell>
          <table:table-cell table:style-name="ce2" office:value-type="string" calcext:value-type="string">
            <text:p>Palicourea guian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guaçatonga</text:p>
          </table:table-cell>
          <table:table-cell table:style-name="ce1" office:value-type="string" calcext:value-type="string">
            <text:p>Salicaceae</text:p>
          </table:table-cell>
          <table:table-cell table:style-name="ce2" office:value-type="string" calcext:value-type="string">
            <text:p>Casearia arborea</text:p>
          </table:table-cell>
          <table:table-cell table:style-name="ce5" office:value-type="string" calcext:value-type="string">
            <text:p><text:a xlink:href="https://photos.app.goo.gl/TsuhwpdCrvGtuTGN7" xlink:type="simple">https://photos.app.goo.gl/TsuhwpdCrvGtuTGN7</text:a></text:p>
          </table:table-cell>
          <table:table-cell table:style-name="ce2" office:value-type="string" calcext:value-type="string">
            <text:p>H3648284</text:p>
          </table:table-cell>
          <table:table-cell table:style-name="ce2" office:value-type="string" calcext:value-type="string">
            <text:p>espeteiro-da-mata</text:p>
          </table:table-cell>
          <table:table-cell table:style-name="ce2" office:value-type="string" calcext:value-type="string">
            <text:p>Casearia arbore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mboata-preto</text:p>
          </table:table-cell>
          <table:table-cell table:style-name="ce1" office:value-type="string" calcext:value-type="string">
            <text:p>Sapindaceae</text:p>
          </table:table-cell>
          <table:table-cell table:style-name="ce2" office:value-type="string" calcext:value-type="string">
            <text:p>Talisia retusa</text:p>
          </table:table-cell>
          <table:table-cell table:style-name="ce5" office:value-type="string" calcext:value-type="string">
            <text:p><text:a xlink:href="https://photos.app.goo.gl/Epc1a3VcRvGXztLb6" xlink:type="simple">https://photos.app.goo.gl/Epc1a3VcRvGXztLb6</text:a></text:p>
          </table:table-cell>
          <table:table-cell table:style-name="ce4" office:value-type="string" calcext:value-type="string">
            <text:p>H3647849</text:p>
          </table:table-cell>
          <table:table-cell table:style-name="ce2" office:value-type="string" calcext:value-type="string">
            <text:p>pitomba</text:p>
          </table:table-cell>
          <table:table-cell table:style-name="ce2" office:value-type="string" calcext:value-type="string">
            <text:p>Talisia retus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Abiu-farinha</text:p>
          </table:table-cell>
          <table:table-cell table:style-name="ce1" office:value-type="string" calcext:value-type="string">
            <text:p>Sapotaceae</text:p>
          </table:table-cell>
          <table:table-cell table:style-name="ce2" office:value-type="string" calcext:value-type="string">
            <text:p>Ecclinusa ramiflora</text:p>
          </table:table-cell>
          <table:table-cell table:style-name="ce5" office:value-type="string" calcext:value-type="string">
            <text:p><text:a xlink:href="https://photos.app.goo.gl/6RcfBfXsgeEiG3Q78" xlink:type="simple">https://photos.app.goo.gl/6RcfBfXsgeEiG3Q78</text:a></text:p>
          </table:table-cell>
          <table:table-cell/>
          <table:table-cell table:style-name="ce2" office:value-type="string" calcext:value-type="string">
            <text:p>guaraitá, fruta-pão (MT)</text:p>
          </table:table-cell>
          <table:table-cell table:style-name="ce2" office:value-type="string" calcext:value-type="string">
            <text:p>Ecclinusa ramiflor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Marupá</text:p>
          </table:table-cell>
          <table:table-cell table:style-name="ce1" office:value-type="string" calcext:value-type="string">
            <text:p>Simaroubaceae</text:p>
          </table:table-cell>
          <table:table-cell table:style-name="ce1" office:value-type="string" calcext:value-type="string">
            <text:p>Simarouba amara</text:p>
          </table:table-cell>
          <table:table-cell table:style-name="ce5" office:value-type="string" calcext:value-type="string">
            <text:p><text:a xlink:href="https://photos.app.goo.gl/tbB2BbFS1SMAwCNf8" xlink:type="simple">https://photos.app.goo.gl/tbB2BbFS1SMAwCNf8</text:a></text:p>
          </table:table-cell>
          <table:table-cell table:style-name="ce2" office:value-type="string" calcext:value-type="string">
            <text:p>H3739044</text:p>
          </table:table-cell>
          <table:table-cell table:style-name="ce2" office:value-type="string" calcext:value-type="string">
            <text:p>marupá</text:p>
          </table:table-cell>
          <table:table-cell table:style-name="ce1" office:value-type="string" calcext:value-type="string">
            <text:p>Simarouba amar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Embauba</text:p>
          </table:table-cell>
          <table:table-cell table:style-name="ce1" office:value-type="string" calcext:value-type="string">
            <text:p>Urticaceae</text:p>
          </table:table-cell>
          <table:table-cell table:style-name="ce2" office:value-type="string" calcext:value-type="string">
            <text:p>Cecropia distachya</text:p>
          </table:table-cell>
          <table:table-cell table:style-name="ce5" office:value-type="string" calcext:value-type="string">
            <text:p><text:a xlink:href="https://photos.app.goo.gl/Xx7tp2fyQUsUdfjPA" xlink:type="simple">https://photos.app.goo.gl/Xx7tp2fyQUsUdfjPA</text:a></text:p>
          </table:table-cell>
          <table:table-cell/>
          <table:table-cell table:style-name="ce2" office:value-type="string" calcext:value-type="string">
            <text:p>embaúba</text:p>
          </table:table-cell>
          <table:table-cell table:style-name="ce2" office:value-type="string" calcext:value-type="string">
            <text:p>Cecropia distachya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3">
          <table:table-cell table:style-name="ce1" office:value-type="string" calcext:value-type="string">
            <text:p>freijó</text:p>
          </table:table-cell>
          <table:table-cell table:style-name="ce2" office:value-type="string" calcext:value-type="string">
            <text:p>Cordiaceae</text:p>
          </table:table-cell>
          <table:table-cell table:style-name="ce2" office:value-type="string" calcext:value-type="string">
            <text:p>Cordia exaltata</text:p>
          </table:table-cell>
          <table:table-cell table:style-name="ce5" office:value-type="string" calcext:value-type="string">
            <text:p><text:a xlink:href="https://photos.app.goo.gl/3LyMbJuSLoKhr4sg8" xlink:type="simple">https://photos.app.goo.gl/3LyMbJuSLoKhr4sg8</text:a></text:p>
          </table:table-cell>
          <table:table-cell table:style-name="ce2" office:value-type="string" calcext:value-type="string">
            <text:p>H3648793</text:p>
          </table:table-cell>
          <table:table-cell table:style-name="ce1" office:value-type="string" calcext:value-type="string">
            <text:p>freijó</text:p>
          </table:table-cell>
          <table:table-cell table:style-name="ce2" office:value-type="string" calcext:value-type="string">
            <text:p>Cordia exaltat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Puruma</text:p>
          </table:table-cell>
          <table:table-cell table:style-name="ce2" office:value-type="string" calcext:value-type="string">
            <text:p>Urticaceae</text:p>
          </table:table-cell>
          <table:table-cell table:style-name="ce2" office:value-type="string" calcext:value-type="string">
            <text:p>Cecropia sciadophylla</text:p>
          </table:table-cell>
          <table:table-cell table:style-name="ce5" office:value-type="string" calcext:value-type="string">
            <text:p><text:a xlink:href="https://photos.app.goo.gl/8QhvY1tigxgM8qFT6" xlink:type="simple">https://photos.app.goo.gl/8QhvY1tigxgM8qFT6</text:a></text:p>
          </table:table-cell>
          <table:table-cell table:style-name="ce2" office:value-type="string" calcext:value-type="string">
            <text:p>H3648799</text:p>
          </table:table-cell>
          <table:table-cell table:style-name="ce2" office:value-type="string" calcext:value-type="string">
            <text:p>embaubarana</text:p>
          </table:table-cell>
          <table:table-cell table:style-name="ce2" office:value-type="string" calcext:value-type="string">
            <text:p>Cecropia sciadophyll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ambará-rosa</text:p>
          </table:table-cell>
          <table:table-cell table:style-name="ce1" office:value-type="string" calcext:value-type="string">
            <text:p>Vochysiaceae</text:p>
          </table:table-cell>
          <table:table-cell table:style-name="ce2" office:value-type="string" calcext:value-type="string">
            <text:p>Vochysia vismiifolia</text:p>
          </table:table-cell>
          <table:table-cell table:style-name="ce5" office:value-type="string" calcext:value-type="string">
            <text:p><text:a xlink:href="https://photos.app.goo.gl/V1ZUHHjhsvB6cVdU6" xlink:type="simple">https://photos.app.goo.gl/V1ZUHHjhsvB6cVdU6</text:a></text:p>
          </table:table-cell>
          <table:table-cell table:style-name="ce2" office:value-type="string" calcext:value-type="string">
            <text:p>H3648287</text:p>
          </table:table-cell>
          <table:table-cell table:style-name="ce1" office:value-type="string" calcext:value-type="string">
            <text:p>cambará-rosa</text:p>
          </table:table-cell>
          <table:table-cell table:style-name="ce2" office:value-type="string" calcext:value-type="string">
            <text:p>Vochysia vismiifolia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cedrinho</text:p>
          </table:table-cell>
          <table:table-cell table:style-name="ce1" office:value-type="string" calcext:value-type="string">
            <text:p>Vochysiaceae</text:p>
          </table:table-cell>
          <table:table-cell table:style-name="ce2" office:value-type="string" calcext:value-type="string">
            <text:p>Erisma uncinatum</text:p>
          </table:table-cell>
          <table:table-cell table:style-name="ce5" office:value-type="string" calcext:value-type="string">
            <text:p><text:a xlink:href="https://photos.app.goo.gl/fMNfdwYG3MZCGsee7" xlink:type="simple">https://photos.app.goo.gl/fMNfdwYG3MZCGsee7</text:a></text:p>
          </table:table-cell>
          <table:table-cell/>
          <table:table-cell table:style-name="ce1" office:value-type="string" calcext:value-type="string">
            <text:p>cedrinho</text:p>
          </table:table-cell>
          <table:table-cell table:style-name="ce2" office:value-type="string" calcext:value-type="string">
            <text:p>Erisma uncinatum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>
          <table:table-cell table:style-name="ce1" office:value-type="string" calcext:value-type="string">
            <text:p>tucaneira</text:p>
          </table:table-cell>
          <table:table-cell table:style-name="ce1" office:value-type="string" calcext:value-type="string">
            <text:p>Vochysiaceae</text:p>
          </table:table-cell>
          <table:table-cell table:style-name="ce2" office:value-type="string" calcext:value-type="string">
            <text:p>Qualea paraensis</text:p>
          </table:table-cell>
          <table:table-cell table:style-name="ce5" office:value-type="string" calcext:value-type="string">
            <text:p><text:a xlink:href="https://photos.app.goo.gl/TCgCzLVts9bxqDpm7" xlink:type="simple">https://photos.app.goo.gl/TCgCzLVts9bxqDpm7</text:a></text:p>
          </table:table-cell>
          <table:table-cell table:style-name="ce2" office:value-type="string" calcext:value-type="string">
            <text:p>H3648787</text:p>
          </table:table-cell>
          <table:table-cell table:style-name="ce2" office:value-type="string" calcext:value-type="string">
            <text:p>quaruba</text:p>
          </table:table-cell>
          <table:table-cell table:style-name="ce2" office:value-type="string" calcext:value-type="string">
            <text:p>Qualea paraensis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/>
          <table:table-cell table:style-name="ce2" office:value-type="string" calcext:value-type="string">
            <text:p>REGENERANTES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ucuuba</text:p>
          </table:table-cell>
          <table:table-cell table:style-name="ce2" office:value-type="string" calcext:value-type="string">
            <text:p>Myristicaceae</text:p>
          </table:table-cell>
          <table:table-cell table:style-name="ce2" office:value-type="string" calcext:value-type="string">
            <text:p>cf.Virola 2</text:p>
          </table:table-cell>
          <table:table-cell table:style-name="ce5" office:value-type="string" calcext:value-type="string">
            <text:p><text:a xlink:href="https://photos.app.goo.gl/jPmcUAUMqAu3Xd4k9" xlink:type="simple">https://photos.app.goo.gl/jPmcUAUMqAu3Xd4k9</text:a></text:p>
          </table:table-cell>
          <table:table-cell table:number-columns-repeated="8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cedrinho-quina</text:p>
          </table:table-cell>
          <table:table-cell table:style-name="ce2" office:value-type="string" calcext:value-type="string">
            <text:p>Quiinaceae</text:p>
          </table:table-cell>
          <table:table-cell table:style-name="ce2" office:value-type="string" calcext:value-type="string">
            <text:p>cf.Quiina/Vochysia</text:p>
          </table:table-cell>
          <table:table-cell table:style-name="ce5" office:value-type="string" calcext:value-type="string">
            <text:p><text:a xlink:href="https://photos.app.goo.gl/SnaVamZeKoLPhBi5A" xlink:type="simple">https://photos.app.goo.gl/SnaVamZeKoLPhBi5A</text:a></text:p>
          </table:table-cell>
          <table:table-cell table:number-columns-repeated="8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camboatá-branco</text:p>
          </table:table-cell>
          <table:table-cell table:style-name="ce2" office:value-type="string" calcext:value-type="string">
            <text:p>Sapindaceae</text:p>
          </table:table-cell>
          <table:table-cell table:style-name="ce2" office:value-type="string" calcext:value-type="string">
            <text:p>cf. Matayba</text:p>
          </table:table-cell>
          <table:table-cell table:style-name="ce5" office:value-type="string" calcext:value-type="string">
            <text:p><text:a xlink:href="https://photos.app.goo.gl/SBXEsugkVdCw57vT7" xlink:type="simple">https://photos.app.goo.gl/SBXEsugkVdCw57vT7</text:a></text:p>
          </table:table-cell>
          <table:table-cell table:number-columns-repeated="8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amaioua</text:p>
          </table:table-cell>
          <table:table-cell table:style-name="ce2" office:value-type="string" calcext:value-type="string">
            <text:p>Rubiaceae</text:p>
          </table:table-cell>
          <table:table-cell table:style-name="ce2" office:value-type="string" calcext:value-type="string">
            <text:p>Amaioua</text:p>
          </table:table-cell>
          <table:table-cell table:style-name="ce5" office:value-type="string" calcext:value-type="string">
            <text:p><text:a xlink:href="https://photos.app.goo.gl/P8844a6EkcTiA6TN7" xlink:type="simple">https://photos.app.goo.gl/P8844a6EkcTiA6TN7</text:a></text:p>
          </table:table-cell>
          <table:table-cell table:number-columns-repeated="8"/>
          <table:table-cell table:style-name="ce7"/>
          <table:table-cell table:number-columns-repeated="1011"/>
        </table:table-row>
        <table:table-row table:style-name="ro3">
          <table:table-cell table:style-name="ce2" office:value-type="string" calcext:value-type="string">
            <text:p>angelim-amargoso 2</text:p>
          </table:table-cell>
          <table:table-cell table:style-name="ce1" office:value-type="string" calcext:value-type="string">
            <text:p>Fabaceae</text:p>
          </table:table-cell>
          <table:table-cell table:style-name="ce2" office:value-type="string" calcext:value-type="string">
            <text:p>Hymenolobium pulcherrimum</text:p>
          </table:table-cell>
          <table:table-cell table:style-name="ce5" office:value-type="string" calcext:value-type="string">
            <text:p><text:a xlink:href="https://photos.app.goo.gl/RWNeiVYLeSoAktRk7" xlink:type="simple">https://photos.app.goo.gl/RWNeiVYLeSoAktRk7</text:a></text:p>
          </table:table-cell>
          <table:table-cell/>
          <table:table-cell table:style-name="ce2" office:value-type="string" calcext:value-type="string">
            <text:p>angelim-amargoso, angelim-pedra, angelim-da-mata</text:p>
          </table:table-cell>
          <table:table-cell table:style-name="ce2" office:value-type="string" calcext:value-type="string">
            <text:p>Hymenolobium pulcherrimum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6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6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10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5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7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9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5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2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12"/>
          <table:table-cell table:style-name="ce6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6"/>
          <table:table-cell table:number-columns-repeated="1011"/>
        </table:table-row>
        <table:table-row table:style-name="ro3" table:number-rows-repeated="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819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ventário.$A$1" table:cell-range-address="$'Lista de espécies'.$A$1:.$AA$242"/>
        </table:named-expressions>
      </table:table>
      <table:table table:name="Tabela dinâmica 2" table:style-name="ta3">
        <table:table-column table:style-name="co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number-columns-repeated="1021" table:default-cell-style-name="Default"/>
        <table:table-row table:style-name="ro3">
          <table:table-cell table:style-name="ce8" office:value-type="string" calcext:value-type="string">
            <text:p>Família</text:p>
          </table:table-cell>
          <table:table-cell table:style-name="ce14" office:value-type="string" calcext:value-type="string">
            <text:p>Nome Científico</text:p>
          </table:table-cell>
          <table:table-cell table:style-name="ce14" office:value-type="string" calcext:value-type="string">
            <text:p>Nome corrigido</text:p>
          </table:table-cell>
          <table:table-cell table:style-name="ce14" office:value-type="string" calcext:value-type="string">
            <text:p>Fotos</text:p>
          </table:table-cell>
          <table:table-cell table:style-name="ce19" office:value-type="string" calcext:value-type="string">
            <text:p>(empty)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acardiaceae</text:p>
          </table:table-cell>
          <table:table-cell table:style-name="ce15" office:value-type="string" calcext:value-type="string">
            <text:p>Tapirira guianensis</text:p>
          </table:table-cell>
          <table:table-cell table:style-name="ce15" office:value-type="string" calcext:value-type="string">
            <text:p>pau-pombo, tapirira</text:p>
          </table:table-cell>
          <table:table-cell table:style-name="ce15" office:value-type="string" calcext:value-type="string">
            <text:p>https://photos.app.goo.gl/nyGwy2kNY9qa2XiF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Annonaceae</text:p>
          </table:table-cell>
          <table:table-cell table:style-name="ce15" office:value-type="string" calcext:value-type="string">
            <text:p>Annona ambotay</text:p>
          </table:table-cell>
          <table:table-cell table:style-name="ce15" office:value-type="string" calcext:value-type="string">
            <text:p>embira-vermelha</text:p>
          </table:table-cell>
          <table:table-cell table:style-name="ce15" office:value-type="string" calcext:value-type="string">
            <text:p>https://photos.app.goo.gl/VDjqoLUM6PSUC9D6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Guatteria foliosa</text:p>
          </table:table-cell>
          <table:table-cell table:style-name="ce15" office:value-type="string" calcext:value-type="string">
            <text:p>embira</text:p>
          </table:table-cell>
          <table:table-cell table:style-name="ce15" office:value-type="string" calcext:value-type="string">
            <text:p>https://photos.app.goo.gl/xxJgvotNotSDpjrW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Guatteria scytophylla</text:p>
          </table:table-cell>
          <table:table-cell table:style-name="ce15" office:value-type="string" calcext:value-type="string">
            <text:p>embira-preta</text:p>
          </table:table-cell>
          <table:table-cell table:style-name="ce15" office:value-type="string" calcext:value-type="string">
            <text:p>https://photos.app.goo.gl/QNo8dCpxsiDu8Rpc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Xylopia discreta</text:p>
          </table:table-cell>
          <table:table-cell table:style-name="ce15" office:value-type="string" calcext:value-type="string">
            <text:p>pindaíba-peluda</text:p>
          </table:table-cell>
          <table:table-cell table:style-name="ce15" office:value-type="string" calcext:value-type="string">
            <text:p>https://photos.app.goo.gl/PDB85Q3RgBUTMkCd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Apocynaceae</text:p>
          </table:table-cell>
          <table:table-cell table:style-name="ce16" office:value-type="string" calcext:value-type="string">
            <text:p>Aspidosperma desmanthum</text:p>
          </table:table-cell>
          <table:table-cell table:style-name="ce16" office:value-type="string" calcext:value-type="string">
            <text:p>peroba-d'água</text:p>
          </table:table-cell>
          <table:table-cell table:style-name="ce16" office:value-type="string" calcext:value-type="string">
            <text:p>https://photos.app.goo.gl/149Nq4uRZhUzYih89</text:p>
          </table:table-cell>
          <table:table-cell table:style-name="ce21"/>
          <table:table-cell table:number-columns-repeated="1019"/>
        </table:table-row>
        <table:table-row table:style-name="ro3">
          <table:table-cell table:style-name="ce11"/>
          <table:table-cell table:style-name="ce17" table:number-columns-repeated="2"/>
          <table:table-cell table:style-name="ce17" office:value-type="string" calcext:value-type="string">
            <text:p>https://photos.app.goo.gl/vTGE9r8qrMS5tagU6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Aspidosperma marcgravianum</text:p>
          </table:table-cell>
          <table:table-cell table:style-name="ce15" office:value-type="string" calcext:value-type="string">
            <text:p>guarantã</text:p>
          </table:table-cell>
          <table:table-cell table:style-name="ce15" office:value-type="string" calcext:value-type="string">
            <text:p>https://photos.app.goo.gl/jqz7P75Q8Hs8Qynt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Aspidosperma spruceanum</text:p>
          </table:table-cell>
          <table:table-cell table:style-name="ce15" office:value-type="string" calcext:value-type="string">
            <text:p>peroba-amarela</text:p>
          </table:table-cell>
          <table:table-cell table:style-name="ce15" office:value-type="string" calcext:value-type="string">
            <text:p>https://photos.app.goo.gl/2TdebSs3HTGfDrpq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Araliaceae</text:p>
          </table:table-cell>
          <table:table-cell table:style-name="ce15" office:value-type="string" calcext:value-type="string">
            <text:p>Didymopanax morototoni</text:p>
          </table:table-cell>
          <table:table-cell table:style-name="ce15" office:value-type="string" calcext:value-type="string">
            <text:p>mandiocão</text:p>
          </table:table-cell>
          <table:table-cell table:style-name="ce15" office:value-type="string" calcext:value-type="string">
            <text:p>https://photos.app.goo.gl/8wRJ22gDavUgYdv9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Burseraceae</text:p>
          </table:table-cell>
          <table:table-cell table:style-name="ce15" office:value-type="string" calcext:value-type="string">
            <text:p>Protium aracouchini</text:p>
          </table:table-cell>
          <table:table-cell table:style-name="ce15" office:value-type="string" calcext:value-type="string">
            <text:p>breu</text:p>
          </table:table-cell>
          <table:table-cell table:style-name="ce15" office:value-type="string" calcext:value-type="string">
            <text:p>https://photos.app.goo.gl/KSXAQHEKpLqsnufk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Trattinnickia burserifolia</text:p>
          </table:table-cell>
          <table:table-cell table:style-name="ce15" office:value-type="string" calcext:value-type="string">
            <text:p>almesclão</text:p>
          </table:table-cell>
          <table:table-cell table:style-name="ce15" office:value-type="string" calcext:value-type="string">
            <text:p>https://photos.app.goo.gl/WyeNytPu5Ex6A4vy5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Trattinnickia rhoifolia</text:p>
          </table:table-cell>
          <table:table-cell table:style-name="ce15" office:value-type="string" calcext:value-type="string">
            <text:p>morcegueira</text:p>
          </table:table-cell>
          <table:table-cell table:style-name="ce15" office:value-type="string" calcext:value-type="string">
            <text:p>https://photos.app.goo.gl/9DZHTm1yp1JHoMdVA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Calophyllaceae</text:p>
          </table:table-cell>
          <table:table-cell table:style-name="ce15" office:value-type="string" calcext:value-type="string">
            <text:p>Calophyllum brasiliense</text:p>
          </table:table-cell>
          <table:table-cell table:style-name="ce15" office:value-type="string" calcext:value-type="string">
            <text:p>guanandí</text:p>
          </table:table-cell>
          <table:table-cell table:style-name="ce15" office:value-type="string" calcext:value-type="string">
            <text:p>https://photos.app.goo.gl/yWMPoPZWgf694tou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Chrysobalanaceae</text:p>
          </table:table-cell>
          <table:table-cell table:style-name="ce15" office:value-type="string" calcext:value-type="string">
            <text:p>Moquilea egleri</text:p>
          </table:table-cell>
          <table:table-cell table:style-name="ce15" office:value-type="string" calcext:value-type="string">
            <text:p>caraipé</text:p>
          </table:table-cell>
          <table:table-cell table:style-name="ce15" office:value-type="string" calcext:value-type="string">
            <text:p>https://photos.app.goo.gl/mCSBRVXbSojm1qCL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Clusiaceae</text:p>
          </table:table-cell>
          <table:table-cell table:style-name="ce15" office:value-type="string" calcext:value-type="string">
            <text:p>Garcinia cf. kaiabiana</text:p>
          </table:table-cell>
          <table:table-cell table:style-name="ce15" office:value-type="string" calcext:value-type="string">
            <text:p>bacupari</text:p>
          </table:table-cell>
          <table:table-cell table:style-name="ce15" office:value-type="string" calcext:value-type="string">
            <text:p>https://photos.app.goo.gl/G8YLa8k4Aq4tp8hc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Connaraceae</text:p>
          </table:table-cell>
          <table:table-cell table:style-name="ce15" office:value-type="string" calcext:value-type="string">
            <text:p>Connarus angustifolius</text:p>
          </table:table-cell>
          <table:table-cell table:style-name="ce15" office:value-type="string" calcext:value-type="string">
            <text:p>barbatimão-do-pará</text:p>
          </table:table-cell>
          <table:table-cell table:style-name="ce15" office:value-type="string" calcext:value-type="string">
            <text:p>https://photos.app.goo.gl/Hw52e1u1m6a8yZzc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Cordiaceae</text:p>
          </table:table-cell>
          <table:table-cell table:style-name="ce15" office:value-type="string" calcext:value-type="string">
            <text:p>Cordia exaltata</text:p>
          </table:table-cell>
          <table:table-cell table:style-name="ce15" office:value-type="string" calcext:value-type="string">
            <text:p>freijó</text:p>
          </table:table-cell>
          <table:table-cell table:style-name="ce15" office:value-type="string" calcext:value-type="string">
            <text:p>https://photos.app.goo.gl/3LyMbJuSLoKhr4sg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Euphorbiaceae</text:p>
          </table:table-cell>
          <table:table-cell table:style-name="ce15" office:value-type="string" calcext:value-type="string">
            <text:p>Aparisthmium cordatum</text:p>
          </table:table-cell>
          <table:table-cell table:style-name="ce15" office:value-type="string" calcext:value-type="string">
            <text:p>licurana, sangra-d'água (MT)</text:p>
          </table:table-cell>
          <table:table-cell table:style-name="ce15" office:value-type="string" calcext:value-type="string">
            <text:p>https://photos.app.goo.gl/xZCXQoQa54MnHffE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Hevea brasiliensis</text:p>
          </table:table-cell>
          <table:table-cell table:style-name="ce15" office:value-type="string" calcext:value-type="string">
            <text:p>seringueira</text:p>
          </table:table-cell>
          <table:table-cell table:style-name="ce15" office:value-type="string" calcext:value-type="string">
            <text:p>https://photos.app.goo.gl/WeXMjgUEN3mdZCv8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Fabaceae</text:p>
          </table:table-cell>
          <table:table-cell table:style-name="ce15" office:value-type="string" calcext:value-type="string">
            <text:p>Copaifera langsdorffii</text:p>
          </table:table-cell>
          <table:table-cell table:style-name="ce15" office:value-type="string" calcext:value-type="string">
            <text:p>copaíba, óleo</text:p>
          </table:table-cell>
          <table:table-cell table:style-name="ce15" office:value-type="string" calcext:value-type="string">
            <text:p>https://photos.app.goo.gl/C7hPZqvurrEPiEC7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Diplotropis brasiliensis</text:p>
          </table:table-cell>
          <table:table-cell table:style-name="ce15" office:value-type="string" calcext:value-type="string">
            <text:p>sucupira-amarela (MT)</text:p>
          </table:table-cell>
          <table:table-cell table:style-name="ce15" office:value-type="string" calcext:value-type="string">
            <text:p>https://photos.app.goo.gl/pj4qgwfriFJSMkVT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Hymenaea sp.1</text:p>
          </table:table-cell>
          <table:table-cell table:style-name="ce15" office:value-type="string" calcext:value-type="string">
            <text:p>jatobá-mirim</text:p>
          </table:table-cell>
          <table:table-cell table:style-name="ce15" office:value-type="string" calcext:value-type="string">
            <text:p>https://photos.app.goo.gl/dFy4PZvgDGP5akv3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Hymenolobium pulcherrimum</text:p>
          </table:table-cell>
          <table:table-cell table:style-name="ce15" office:value-type="string" calcext:value-type="string">
            <text:p>angelim-amargoso, angelim-pedra, angelim-da-mata</text:p>
          </table:table-cell>
          <table:table-cell table:style-name="ce15" office:value-type="string" calcext:value-type="string">
            <text:p>https://photos.app.goo.gl/RWNeiVYLeSoAktRk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6" office:value-type="string" calcext:value-type="string">
            <text:p>Inga alba</text:p>
          </table:table-cell>
          <table:table-cell table:style-name="ce16" office:value-type="string" calcext:value-type="string">
            <text:p>ingázinho-amarelo</text:p>
          </table:table-cell>
          <table:table-cell table:style-name="ce16" office:value-type="string" calcext:value-type="string">
            <text:p>https://photos.app.goo.gl/JU12eEyMtJ8KEcGr7</text:p>
          </table:table-cell>
          <table:table-cell table:style-name="ce21"/>
          <table:table-cell table:number-columns-repeated="1019"/>
        </table:table-row>
        <table:table-row table:style-name="ro3">
          <table:table-cell table:style-name="ce11"/>
          <table:table-cell table:style-name="ce17" table:number-columns-repeated="2"/>
          <table:table-cell table:style-name="ce17" office:value-type="string" calcext:value-type="string">
            <text:p>https://photos.app.goo.gl/x4QYn53nBPA1WnUd8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Inga heterophylla</text:p>
          </table:table-cell>
          <table:table-cell table:style-name="ce15" office:value-type="string" calcext:value-type="string">
            <text:p>ingázinho</text:p>
          </table:table-cell>
          <table:table-cell table:style-name="ce15" office:value-type="string" calcext:value-type="string">
            <text:p>https://photos.app.goo.gl/5ELWAifmPrxprdcG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Inga velutina</text:p>
          </table:table-cell>
          <table:table-cell table:style-name="ce15" office:value-type="string" calcext:value-type="string">
            <text:p>ingá-peludo</text:p>
          </table:table-cell>
          <table:table-cell table:style-name="ce15" office:value-type="string" calcext:value-type="string">
            <text:p>https://photos.app.goo.gl/dAkW6mpBMVuEabaA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Ormosia paraensis</text:p>
          </table:table-cell>
          <table:table-cell table:style-name="ce15" office:value-type="string" calcext:value-type="string">
            <text:p>olho-de-cabra</text:p>
          </table:table-cell>
          <table:table-cell table:style-name="ce15" office:value-type="string" calcext:value-type="string">
            <text:p>https://photos.app.goo.gl/iyeABZxrz1CDmhCA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Swartzia tessmannii</text:p>
          </table:table-cell>
          <table:table-cell table:style-name="ce15" office:value-type="string" calcext:value-type="string">
            <text:p>joão-duro</text:p>
          </table:table-cell>
          <table:table-cell table:style-name="ce15" office:value-type="string" calcext:value-type="string">
            <text:p>https://photos.app.goo.gl/Be8h5g4Gt1Bpzadr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Vatairea fusca</text:p>
          </table:table-cell>
          <table:table-cell table:style-name="ce15" office:value-type="string" calcext:value-type="string">
            <text:p>angelim-pedra, angelim-amargoso</text:p>
          </table:table-cell>
          <table:table-cell table:style-name="ce15" office:value-type="string" calcext:value-type="string">
            <text:p>https://photos.app.goo.gl/ZBjDyRgt2mKRpN8AA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Vataireopsis speciosa</text:p>
          </table:table-cell>
          <table:table-cell table:style-name="ce15" office:value-type="string" calcext:value-type="string">
            <text:p>angelim-amargoso (MT), amargoso-falso</text:p>
          </table:table-cell>
          <table:table-cell table:style-name="ce15" office:value-type="string" calcext:value-type="string">
            <text:p>https://photos.app.goo.gl/gaVvU2qmy5Czv4yU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Humiriaceae</text:p>
          </table:table-cell>
          <table:table-cell table:style-name="ce15" office:value-type="string" calcext:value-type="string">
            <text:p>Sacoglottis guianensis</text:p>
          </table:table-cell>
          <table:table-cell table:style-name="ce15" office:value-type="string" calcext:value-type="string">
            <text:p>uxirana</text:p>
          </table:table-cell>
          <table:table-cell table:style-name="ce15" office:value-type="string" calcext:value-type="string">
            <text:p>https://photos.app.goo.gl/DReUNN2ozm6Dx9KQ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Hypericaceae</text:p>
          </table:table-cell>
          <table:table-cell table:style-name="ce15" office:value-type="string" calcext:value-type="string">
            <text:p>Vismia schultesii</text:p>
          </table:table-cell>
          <table:table-cell table:style-name="ce15" office:value-type="string" calcext:value-type="string">
            <text:p>Lacre</text:p>
          </table:table-cell>
          <table:table-cell table:style-name="ce15" office:value-type="string" calcext:value-type="string">
            <text:p>https://photos.app.goo.gl/jooYCo7zmR6dCWj8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INDET</text:p>
          </table:table-cell>
          <table:table-cell table:style-name="ce15" office:value-type="string" calcext:value-type="string">
            <text:p>Indet sp3</text:p>
          </table:table-cell>
          <table:table-cell table:style-name="ce15" office:value-type="string" calcext:value-type="string">
            <text:p>indet.sp1</text:p>
          </table:table-cell>
          <table:table-cell table:style-name="ce15" office:value-type="string" calcext:value-type="string">
            <text:p>(empty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Ixonanthaceae</text:p>
          </table:table-cell>
          <table:table-cell table:style-name="ce15" office:value-type="string" calcext:value-type="string">
            <text:p>Ochthocosmus barrae</text:p>
          </table:table-cell>
          <table:table-cell table:style-name="ce15" office:value-type="string" calcext:value-type="string">
            <text:p>vermelhão</text:p>
          </table:table-cell>
          <table:table-cell table:style-name="ce15" office:value-type="string" calcext:value-type="string">
            <text:p>https://photos.app.goo.gl/2TJ7aisnbLw7ykdb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Lauraceae</text:p>
          </table:table-cell>
          <table:table-cell table:style-name="ce15" office:value-type="string" calcext:value-type="string">
            <text:p>Nectandra cuspidata</text:p>
          </table:table-cell>
          <table:table-cell table:style-name="ce15" office:value-type="string" calcext:value-type="string">
            <text:p>canelão-branco</text:p>
          </table:table-cell>
          <table:table-cell table:style-name="ce15" office:value-type="string" calcext:value-type="string">
            <text:p>https://photos.app.goo.gl/yaQtuLkmZxtBwAQz5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Ocotea cujumary</text:p>
          </table:table-cell>
          <table:table-cell table:style-name="ce15" office:value-type="string" calcext:value-type="string">
            <text:p>canelão</text:p>
          </table:table-cell>
          <table:table-cell table:style-name="ce15" office:value-type="string" calcext:value-type="string">
            <text:p>https://photos.app.goo.gl/Cout2A6M3yU7zRju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Ocotea guianensis</text:p>
          </table:table-cell>
          <table:table-cell table:style-name="ce15" office:value-type="string" calcext:value-type="string">
            <text:p>canela-seda</text:p>
          </table:table-cell>
          <table:table-cell table:style-name="ce15" office:value-type="string" calcext:value-type="string">
            <text:p>https://photos.app.goo.gl/LX8TQuWTGJvi3P5f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Lecythidaceae</text:p>
          </table:table-cell>
          <table:table-cell table:style-name="ce15" office:value-type="string" calcext:value-type="string">
            <text:p>Eschweilera parvifolia</text:p>
          </table:table-cell>
          <table:table-cell table:style-name="ce15" office:value-type="string" calcext:value-type="string">
            <text:p>biriba</text:p>
          </table:table-cell>
          <table:table-cell table:style-name="ce15" office:value-type="string" calcext:value-type="string">
            <text:p>https://photos.app.goo.gl/dAwfQo78g5BU2NzE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Melastomataceae</text:p>
          </table:table-cell>
          <table:table-cell table:style-name="ce15" office:value-type="string" calcext:value-type="string">
            <text:p>Bellucia grossularioides</text:p>
          </table:table-cell>
          <table:table-cell table:style-name="ce15" office:value-type="string" calcext:value-type="string">
            <text:p>goiaba-de-anta</text:p>
          </table:table-cell>
          <table:table-cell table:style-name="ce15" office:value-type="string" calcext:value-type="string">
            <text:p>https://photos.app.goo.gl/6Z4e7z65jxk9Pr8s5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Miconia cuspidata</text:p>
          </table:table-cell>
          <table:table-cell table:style-name="ce15" office:value-type="string" calcext:value-type="string">
            <text:p>pixirica-bronze</text:p>
          </table:table-cell>
          <table:table-cell table:style-name="ce15" office:value-type="string" calcext:value-type="string">
            <text:p>https://photos.app.goo.gl/vJbEtDGogKRQRr4b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Miconia egensis</text:p>
          </table:table-cell>
          <table:table-cell table:style-name="ce15" office:value-type="string" calcext:value-type="string">
            <text:p>pixirica-de-anta</text:p>
          </table:table-cell>
          <table:table-cell table:style-name="ce15" office:value-type="string" calcext:value-type="string">
            <text:p>https://photos.app.goo.gl/meqar7XztmHB7TuE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Miconia holosericea</text:p>
          </table:table-cell>
          <table:table-cell table:style-name="ce15" office:value-type="string" calcext:value-type="string">
            <text:p>pixiricão</text:p>
          </table:table-cell>
          <table:table-cell table:style-name="ce15" office:value-type="string" calcext:value-type="string">
            <text:p>https://photos.app.goo.gl/2qYqYTw6o71d2uAr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Meliaceae</text:p>
          </table:table-cell>
          <table:table-cell table:style-name="ce15" office:value-type="string" calcext:value-type="string">
            <text:p>Trichilia inaequilatera</text:p>
          </table:table-cell>
          <table:table-cell table:style-name="ce15" office:value-type="string" calcext:value-type="string">
            <text:p>maraximbé-vermelho</text:p>
          </table:table-cell>
          <table:table-cell table:style-name="ce15" office:value-type="string" calcext:value-type="string">
            <text:p>https://photos.app.goo.gl/17oxtaUjLCRnV6n6A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Metteniusaceae</text:p>
          </table:table-cell>
          <table:table-cell table:style-name="ce15" office:value-type="string" calcext:value-type="string">
            <text:p>Emmotum nitens</text:p>
          </table:table-cell>
          <table:table-cell table:style-name="ce15" office:value-type="string" calcext:value-type="string">
            <text:p>sobreiro</text:p>
          </table:table-cell>
          <table:table-cell table:style-name="ce15" office:value-type="string" calcext:value-type="string">
            <text:p>https://photos.app.goo.gl/QVMBxWamKh1nhYRJA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Moraceae</text:p>
          </table:table-cell>
          <table:table-cell table:style-name="ce15" office:value-type="string" calcext:value-type="string">
            <text:p>Pseudolmedia macrophylla</text:p>
          </table:table-cell>
          <table:table-cell table:style-name="ce15" office:value-type="string" calcext:value-type="string">
            <text:p>corrupixá-couro-de-sapo</text:p>
          </table:table-cell>
          <table:table-cell table:style-name="ce15" office:value-type="string" calcext:value-type="string">
            <text:p>https://photos.app.goo.gl/mPXL29N9N9M1rSmf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Myristicaceae</text:p>
          </table:table-cell>
          <table:table-cell table:style-name="ce15" office:value-type="string" calcext:value-type="string">
            <text:p>cf.Virola 2</text:p>
          </table:table-cell>
          <table:table-cell table:style-name="ce15" office:value-type="string" calcext:value-type="string">
            <text:p>(empty)</text:p>
          </table:table-cell>
          <table:table-cell table:style-name="ce15" office:value-type="string" calcext:value-type="string">
            <text:p>https://photos.app.goo.gl/jPmcUAUMqAu3Xd4k9</text:p>
          </table:table-cell>
          <table:table-cell table:style-name="ce20"/>
          <table:table-cell table:number-columns-repeated="1019"/>
        </table:table-row>
        <table:table-row table:style-name="ro3" table:visibility="collapse">
          <table:table-cell table:style-name="ce12"/>
          <table:table-cell table:style-name="ce15" office:value-type="string" calcext:value-type="string">
            <text:p>Iryanthera juruensis</text:p>
          </table:table-cell>
          <table:table-cell table:style-name="ce15" office:value-type="string" calcext:value-type="string">
            <text:p>ucuúba</text:p>
          </table:table-cell>
          <table:table-cell table:style-name="ce15" office:value-type="string" calcext:value-type="string">
            <text:p>https://photos.app.goo.gl/AxMTTDWTeRMTP71u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Myrtaceae</text:p>
          </table:table-cell>
          <table:table-cell table:style-name="ce15" office:value-type="string" calcext:value-type="string">
            <text:p>Myrcia amazonica</text:p>
          </table:table-cell>
          <table:table-cell table:style-name="ce15" office:value-type="string" calcext:value-type="string">
            <text:p>vermelhão, araçá (MT)</text:p>
          </table:table-cell>
          <table:table-cell table:style-name="ce15" office:value-type="string" calcext:value-type="string">
            <text:p>https://photos.app.goo.gl/uAuNCeVazR2tUreQ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Myrcia cf. paivae</text:p>
          </table:table-cell>
          <table:table-cell table:style-name="ce15" office:value-type="string" calcext:value-type="string">
            <text:p>guamirim</text:p>
          </table:table-cell>
          <table:table-cell table:style-name="ce15" office:value-type="string" calcext:value-type="string">
            <text:p>https://photos.app.goo.gl/4DjtTVDtM6CjVt6U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Myrcia eximia</text:p>
          </table:table-cell>
          <table:table-cell table:style-name="ce15" office:value-type="string" calcext:value-type="string">
            <text:p>goiabada</text:p>
          </table:table-cell>
          <table:table-cell table:style-name="ce15" office:value-type="string" calcext:value-type="string">
            <text:p>https://photos.app.goo.gl/HBgodFfuLwtRtcpa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Myrciaria floribunda</text:p>
          </table:table-cell>
          <table:table-cell table:style-name="ce15" office:value-type="string" calcext:value-type="string">
            <text:p>goiabinha (MT)</text:p>
          </table:table-cell>
          <table:table-cell table:style-name="ce15" office:value-type="string" calcext:value-type="string">
            <text:p>https://photos.app.goo.gl/RfhriXfZtrRo8Gvz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Nyctaginaceae</text:p>
          </table:table-cell>
          <table:table-cell table:style-name="ce15" office:value-type="string" calcext:value-type="string">
            <text:p>Guapira opposita</text:p>
          </table:table-cell>
          <table:table-cell table:style-name="ce15" office:value-type="string" calcext:value-type="string">
            <text:p>joão-mole</text:p>
          </table:table-cell>
          <table:table-cell table:style-name="ce15" office:value-type="string" calcext:value-type="string">
            <text:p>https://photos.app.goo.gl/SqrXFaD4w1Va6zoo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Quiinaceae</text:p>
          </table:table-cell>
          <table:table-cell table:style-name="ce15" office:value-type="string" calcext:value-type="string">
            <text:p>cf.Quiina/Vochysia</text:p>
          </table:table-cell>
          <table:table-cell table:style-name="ce15" office:value-type="string" calcext:value-type="string">
            <text:p>(empty)</text:p>
          </table:table-cell>
          <table:table-cell table:style-name="ce15" office:value-type="string" calcext:value-type="string">
            <text:p>https://photos.app.goo.gl/SnaVamZeKoLPhBi5A</text:p>
          </table:table-cell>
          <table:table-cell table:style-name="ce20"/>
          <table:table-cell table:number-columns-repeated="1019"/>
        </table:table-row>
        <table:table-row table:style-name="ro3" table:visibility="collapse">
          <table:table-cell table:style-name="ce9" office:value-type="string" calcext:value-type="string">
            <text:p>REGENERANTES</text:p>
          </table:table-cell>
          <table:table-cell table:number-columns-repeated="3" table:style-name="ce15" office:value-type="string" calcext:value-type="string">
            <text:p>(empty)</text:p>
          </table:table-cell>
          <table:table-cell table:style-name="ce20"/>
          <table:table-cell table:number-columns-repeated="1019"/>
        </table:table-row>
        <table:table-row table:style-name="ro3" table:visibility="collapse">
          <table:table-cell table:style-name="ce10" office:value-type="string" calcext:value-type="string">
            <text:p>Rubiaceae</text:p>
          </table:table-cell>
          <table:table-cell table:style-name="ce15" office:value-type="string" calcext:value-type="string">
            <text:p>Amaioua</text:p>
          </table:table-cell>
          <table:table-cell table:style-name="ce15" office:value-type="string" calcext:value-type="string">
            <text:p>(empty)</text:p>
          </table:table-cell>
          <table:table-cell table:style-name="ce15" office:value-type="string" calcext:value-type="string">
            <text:p>https://photos.app.goo.gl/P8844a6EkcTiA6TN7</text:p>
          </table:table-cell>
          <table:table-cell table:style-name="ce20"/>
          <table:table-cell table:number-columns-repeated="1019"/>
        </table:table-row>
        <table:table-row table:style-name="ro3" table:visibility="collapse">
          <table:table-cell table:style-name="ce11"/>
          <table:table-cell table:style-name="ce15" office:value-type="string" calcext:value-type="string">
            <text:p>Ferdinandusa speciosa</text:p>
          </table:table-cell>
          <table:table-cell table:style-name="ce15" office:value-type="string" calcext:value-type="string">
            <text:p>fernanda, café-esporão</text:p>
          </table:table-cell>
          <table:table-cell table:style-name="ce15" office:value-type="string" calcext:value-type="string">
            <text:p>https://photos.app.goo.gl/PWCqGGHB4q5nvwfe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Palicourea guianensis</text:p>
          </table:table-cell>
          <table:table-cell table:style-name="ce15" office:value-type="string" calcext:value-type="string">
            <text:p>macuco, borracheiro</text:p>
          </table:table-cell>
          <table:table-cell table:style-name="ce15" office:value-type="string" calcext:value-type="string">
            <text:p>https://photos.app.goo.gl/5pvi2LV57JKznr4t9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Rutaceae</text:p>
          </table:table-cell>
          <table:table-cell table:style-name="ce15" office:value-type="string" calcext:value-type="string">
            <text:p>Zanthoxylum huberi</text:p>
          </table:table-cell>
          <table:table-cell table:style-name="ce15" office:value-type="string" calcext:value-type="string">
            <text:p>maruparana</text:p>
          </table:table-cell>
          <table:table-cell table:style-name="ce15" office:value-type="string" calcext:value-type="string">
            <text:p>https://photos.app.goo.gl/XdHFzbjCXL7ioVds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Salicaceae</text:p>
          </table:table-cell>
          <table:table-cell table:style-name="ce15" office:value-type="string" calcext:value-type="string">
            <text:p>Casearia arborea</text:p>
          </table:table-cell>
          <table:table-cell table:style-name="ce15" office:value-type="string" calcext:value-type="string">
            <text:p>espeteiro-da-mata</text:p>
          </table:table-cell>
          <table:table-cell table:style-name="ce15" office:value-type="string" calcext:value-type="string">
            <text:p>https://photos.app.goo.gl/TsuhwpdCrvGtuTGN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Sapindaceae</text:p>
          </table:table-cell>
          <table:table-cell table:style-name="ce15" office:value-type="string" calcext:value-type="string">
            <text:p>cf. Matayba</text:p>
          </table:table-cell>
          <table:table-cell table:style-name="ce15" office:value-type="string" calcext:value-type="string">
            <text:p>(empty)</text:p>
          </table:table-cell>
          <table:table-cell table:style-name="ce15" office:value-type="string" calcext:value-type="string">
            <text:p>https://photos.app.goo.gl/SBXEsugkVdCw57vT7</text:p>
          </table:table-cell>
          <table:table-cell table:style-name="ce20"/>
          <table:table-cell table:number-columns-repeated="1019"/>
        </table:table-row>
        <table:table-row table:style-name="ro3" table:visibility="collapse">
          <table:table-cell table:style-name="ce12"/>
          <table:table-cell table:style-name="ce15" office:value-type="string" calcext:value-type="string">
            <text:p>Talisia retusa</text:p>
          </table:table-cell>
          <table:table-cell table:style-name="ce15" office:value-type="string" calcext:value-type="string">
            <text:p>pitomba</text:p>
          </table:table-cell>
          <table:table-cell table:style-name="ce15" office:value-type="string" calcext:value-type="string">
            <text:p>https://photos.app.goo.gl/Epc1a3VcRvGXztLb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9" office:value-type="string" calcext:value-type="string">
            <text:p>Sapotaceae</text:p>
          </table:table-cell>
          <table:table-cell table:style-name="ce15" office:value-type="string" calcext:value-type="string">
            <text:p>Ecclinusa ramiflora</text:p>
          </table:table-cell>
          <table:table-cell table:style-name="ce15" office:value-type="string" calcext:value-type="string">
            <text:p>guaraitá, fruta-pão (MT)</text:p>
          </table:table-cell>
          <table:table-cell table:style-name="ce15" office:value-type="string" calcext:value-type="string">
            <text:p>https://photos.app.goo.gl/6RcfBfXsgeEiG3Q78</text:p>
          </table:table-cell>
          <table:table-cell table:style-name="ce20"/>
          <table:table-cell table:style-name="ce24" table:number-columns-repeated="21"/>
          <table:table-cell table:number-columns-repeated="998"/>
        </table:table-row>
        <table:table-row table:style-name="ro3">
          <table:table-cell table:style-name="ce9" office:value-type="string" calcext:value-type="string">
            <text:p>Simaroubaceae</text:p>
          </table:table-cell>
          <table:table-cell table:style-name="ce15" office:value-type="string" calcext:value-type="string">
            <text:p>Simarouba amara</text:p>
          </table:table-cell>
          <table:table-cell table:style-name="ce15" office:value-type="string" calcext:value-type="string">
            <text:p>marupá</text:p>
          </table:table-cell>
          <table:table-cell table:style-name="ce15" office:value-type="string" calcext:value-type="string">
            <text:p>https://photos.app.goo.gl/tbB2BbFS1SMAwCNf8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Urticaceae</text:p>
          </table:table-cell>
          <table:table-cell table:style-name="ce15" office:value-type="string" calcext:value-type="string">
            <text:p>Cecropia distachya</text:p>
          </table:table-cell>
          <table:table-cell table:style-name="ce15" office:value-type="string" calcext:value-type="string">
            <text:p>embaúba</text:p>
          </table:table-cell>
          <table:table-cell table:style-name="ce15" office:value-type="string" calcext:value-type="string">
            <text:p>https://photos.app.goo.gl/Xx7tp2fyQUsUdfjPA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Cecropia sciadophylla</text:p>
          </table:table-cell>
          <table:table-cell table:style-name="ce15" office:value-type="string" calcext:value-type="string">
            <text:p>embaubarana</text:p>
          </table:table-cell>
          <table:table-cell table:style-name="ce15" office:value-type="string" calcext:value-type="string">
            <text:p>https://photos.app.goo.gl/8QhvY1tigxgM8qFT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0" office:value-type="string" calcext:value-type="string">
            <text:p>Vochysiaceae</text:p>
          </table:table-cell>
          <table:table-cell table:style-name="ce15" office:value-type="string" calcext:value-type="string">
            <text:p>Erisma uncinatum</text:p>
          </table:table-cell>
          <table:table-cell table:style-name="ce15" office:value-type="string" calcext:value-type="string">
            <text:p>cedrinho</text:p>
          </table:table-cell>
          <table:table-cell table:style-name="ce15" office:value-type="string" calcext:value-type="string">
            <text:p>https://photos.app.goo.gl/fMNfdwYG3MZCGsee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1"/>
          <table:table-cell table:style-name="ce15" office:value-type="string" calcext:value-type="string">
            <text:p>Qualea paraensis</text:p>
          </table:table-cell>
          <table:table-cell table:style-name="ce15" office:value-type="string" calcext:value-type="string">
            <text:p>quaruba</text:p>
          </table:table-cell>
          <table:table-cell table:style-name="ce15" office:value-type="string" calcext:value-type="string">
            <text:p>https://photos.app.goo.gl/TCgCzLVts9bxqDpm7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2"/>
          <table:table-cell table:style-name="ce15" office:value-type="string" calcext:value-type="string">
            <text:p>Vochysia vismiifolia</text:p>
          </table:table-cell>
          <table:table-cell table:style-name="ce15" office:value-type="string" calcext:value-type="string">
            <text:p>cambará-rosa</text:p>
          </table:table-cell>
          <table:table-cell table:style-name="ce15" office:value-type="string" calcext:value-type="string">
            <text:p>https://photos.app.goo.gl/V1ZUHHjhsvB6cVdU6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3" office:value-type="string" calcext:value-type="string">
            <text:p>(empty)</text:p>
          </table:table-cell>
          <table:table-cell table:number-columns-repeated="3" table:style-name="ce18" office:value-type="string" calcext:value-type="string">
            <text:p>(empty)</text:p>
          </table:table-cell>
          <table:table-cell table:style-name="ce23"/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Inventário.A1:Inventário.AB242" table:display-filter-buttons="true"/>
        <table:database-range table:name="__Anonymous_Sheet_DB__1" table:target-range-address="'Lista de espécies'.A1:'Lista de espécies'.AA242" table:display-filter-buttons="true"/>
      </table:database-ranges>
      <table:data-pilot-tables>
        <table:data-pilot-table table:name="Tabela dinâmica 2" table:application-data="" table:target-range-address="'Tabela dinâmica 2'.A1:'Tabela dinâmica 2'.E72" table:buttons="'Tabela dinâmica 2'.A1 'Tabela dinâmica 2'.B1 'Tabela dinâmica 2'.C1 'Tabela dinâmica 2'.D1" table:grand-total="column" table:show-filter-button="false">
          <table:source-cell-range table:cell-range-address="'Lista de espécies'.A1:'Lista de espécies'.G1015"/>
          <table:data-pilot-field table:source-field-name="Nome Comu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iriba" table:display="true" table:show-details="true"/>
                <table:data-pilot-member table:name="Embira-preta" table:display="true" table:show-details="true"/>
                <table:data-pilot-member table:name="embira-vermelha" table:display="true" table:show-details="true"/>
                <table:data-pilot-member table:name="pindaiba-peluda" table:display="true" table:show-details="true"/>
                <table:data-pilot-member table:name="guarantã" table:display="true" table:show-details="true"/>
                <table:data-pilot-member table:name="peroba-amarela" table:display="true" table:show-details="true"/>
                <table:data-pilot-member table:name="peroba-dagua" table:display="true" table:show-details="true"/>
                <table:data-pilot-member table:name="peroba-dagua 2" table:display="true" table:show-details="true"/>
                <table:data-pilot-member table:name="Mandiocao" table:display="true" table:show-details="true"/>
                <table:data-pilot-member table:name="almecegueira" table:display="true" table:show-details="true"/>
                <table:data-pilot-member table:name="Breu-lixa" table:display="true" table:show-details="true"/>
                <table:data-pilot-member table:name="guanandi" table:display="true" table:show-details="true"/>
                <table:data-pilot-member table:name="Congonha-cascuda" table:display="true" table:show-details="true"/>
                <table:data-pilot-member table:name="Castanha-de-cutia" table:display="true" table:show-details="true"/>
                <table:data-pilot-member table:name="bacupari" table:display="true" table:show-details="true"/>
                <table:data-pilot-member table:name="Louro-branco" table:display="true" table:show-details="true"/>
                <table:data-pilot-member table:name="Licurana" table:display="true" table:show-details="true"/>
                <table:data-pilot-member table:name="seringueira" table:display="true" table:show-details="true"/>
                <table:data-pilot-member table:name="angelim-amargoso" table:display="true" table:show-details="true"/>
                <table:data-pilot-member table:name="Angelim-manteiga" table:display="true" table:show-details="true"/>
                <table:data-pilot-member table:name="angelim-pedra" table:display="true" table:show-details="true"/>
                <table:data-pilot-member table:name="Copaiba" table:display="true" table:show-details="true"/>
                <table:data-pilot-member table:name="Inga-colarinho" table:display="true" table:show-details="true"/>
                <table:data-pilot-member table:name="inga-colar" table:display="true" table:show-details="true"/>
                <table:data-pilot-member table:name="inga-peludo" table:display="true" table:show-details="true"/>
                <table:data-pilot-member table:name="Inga-quadrado" table:display="true" table:show-details="true"/>
                <table:data-pilot-member table:name="Jatoba-mirim" table:display="true" table:show-details="true"/>
                <table:data-pilot-member table:name="joao-duro" table:display="true" table:show-details="true"/>
                <table:data-pilot-member table:name="Olho-de-bode" table:display="true" table:show-details="true"/>
                <table:data-pilot-member table:name="Pacová" table:display="true" table:show-details="true"/>
                <table:data-pilot-member table:name="Sucupira-da-mata" table:display="true" table:show-details="true"/>
                <table:data-pilot-member table:name="Sucupirao" table:display="true" table:show-details="true"/>
                <table:data-pilot-member table:name="Tachi-branco" table:display="true" table:show-details="true"/>
                <table:data-pilot-member table:name="Uxirana" table:display="true" table:show-details="true"/>
                <table:data-pilot-member table:name="Lacre" table:display="true" table:show-details="true"/>
                <table:data-pilot-member table:name="ConferirOutr" table:display="true" table:show-details="true"/>
                <table:data-pilot-member table:name="Canela-embira" table:display="true" table:show-details="true"/>
                <table:data-pilot-member table:name="canela-pindaiba" table:display="true" table:show-details="true"/>
                <table:data-pilot-member table:name="Canelão" table:display="true" table:show-details="true"/>
                <table:data-pilot-member table:name="Canelão-branco" table:display="true" table:show-details="true"/>
                <table:data-pilot-member table:name="goiaba-de-anta" table:display="true" table:show-details="true"/>
                <table:data-pilot-member table:name="pixirica-bronze" table:display="true" table:show-details="true"/>
                <table:data-pilot-member table:name="pixirica-de-anta" table:display="true" table:show-details="true"/>
                <table:data-pilot-member table:name="pixirica-lacre" table:display="true" table:show-details="true"/>
                <table:data-pilot-member table:name="pixiricao" table:display="true" table:show-details="true"/>
                <table:data-pilot-member table:name="catigua-garapa" table:display="true" table:show-details="true"/>
                <table:data-pilot-member table:name="Corrupixá-couro-de-sapo" table:display="true" table:show-details="true"/>
                <table:data-pilot-member table:name="virola-ata" table:display="true" table:show-details="true"/>
                <table:data-pilot-member table:name="Goiabada" table:display="true" table:show-details="true"/>
                <table:data-pilot-member table:name="Goiabadinha" table:display="true" table:show-details="true"/>
                <table:data-pilot-member table:name="goiabinha" table:display="true" table:show-details="true"/>
                <table:data-pilot-member table:name="Vermelhão" table:display="true" table:show-details="true"/>
                <table:data-pilot-member table:name="joao-mole" table:display="true" table:show-details="true"/>
                <table:data-pilot-member table:name="Café-espora" table:display="true" table:show-details="true"/>
                <table:data-pilot-member table:name="macuco" table:display="true" table:show-details="true"/>
                <table:data-pilot-member table:name="guaçatonga" table:display="true" table:show-details="true"/>
                <table:data-pilot-member table:name="camboata-preto" table:display="true" table:show-details="true"/>
                <table:data-pilot-member table:name="Abiu-farinha" table:display="true" table:show-details="true"/>
                <table:data-pilot-member table:name="Marupá" table:display="true" table:show-details="true"/>
                <table:data-pilot-member table:name="Embauba" table:display="true" table:show-details="true"/>
                <table:data-pilot-member table:name="freijó" table:display="true" table:show-details="true"/>
                <table:data-pilot-member table:name="Puruma" table:display="true" table:show-details="true"/>
                <table:data-pilot-member table:name="cambará-rosa" table:display="true" table:show-details="true"/>
                <table:data-pilot-member table:name="cedrinho" table:display="true" table:show-details="true"/>
                <table:data-pilot-member table:name="tucaneira" table:display="true" table:show-details="true"/>
                <table:data-pilot-member table:name="" table:display="true" table:show-details="true"/>
                <table:data-pilot-member table:name="ucuuba" table:display="true" table:show-details="true"/>
                <table:data-pilot-member table:name="cedrinho-quina" table:display="true" table:show-details="true"/>
                <table:data-pilot-member table:name="camboatá-branco" table:display="true" table:show-details="true"/>
                <table:data-pilot-member table:name="amaioua" table:display="true" table:show-details="true"/>
                <table:data-pilot-member table:name="angelim-amargoso 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ac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H3739047" table:display="true" table:show-details="true"/>
                <table:data-pilot-member table:name="H3648286" table:display="true" table:show-details="true"/>
                <table:data-pilot-member table:name="H3648797" table:display="true" table:show-details="true"/>
                <table:data-pilot-member table:name="H3648282" table:display="true" table:show-details="true"/>
                <table:data-pilot-member table:name="H3738147" table:display="true" table:show-details="true"/>
                <table:data-pilot-member table:name="H3738195" table:display="true" table:show-details="true"/>
                <table:data-pilot-member table:name="H3649426" table:display="true" table:show-details="true"/>
                <table:data-pilot-member table:name="H3739050" table:display="true" table:show-details="true"/>
                <table:data-pilot-member table:name="H3647850" table:display="true" table:show-details="true"/>
                <table:data-pilot-member table:name="H3738170" table:display="true" table:show-details="true"/>
                <table:data-pilot-member table:name="H3648789" table:display="true" table:show-details="true"/>
                <table:data-pilot-member table:name="H3738152" table:display="true" table:show-details="true"/>
                <table:data-pilot-member table:name="H3648195" table:display="true" table:show-details="true"/>
                <table:data-pilot-member table:name="H3738151" table:display="true" table:show-details="true"/>
                <table:data-pilot-member table:name="H3739491" table:display="true" table:show-details="true"/>
                <table:data-pilot-member table:name="H3648180" table:display="true" table:show-details="true"/>
                <table:data-pilot-member table:name="H3739305" table:display="true" table:show-details="true"/>
                <table:data-pilot-member table:name="H3648185" table:display="true" table:show-details="true"/>
                <table:data-pilot-member table:name="H3649430" table:display="true" table:show-details="true"/>
                <table:data-pilot-member table:name="H3738135" table:display="true" table:show-details="true"/>
                <table:data-pilot-member table:name="H3648331" table:display="true" table:show-details="true"/>
                <table:data-pilot-member table:name="H3648283" table:display="true" table:show-details="true"/>
                <table:data-pilot-member table:name="H3738178" table:display="true" table:show-details="true"/>
                <table:data-pilot-member table:name="H3738157" table:display="true" table:show-details="true"/>
                <table:data-pilot-member table:name="H3738169" table:display="true" table:show-details="true"/>
                <table:data-pilot-member table:name="H3648290" table:display="true" table:show-details="true"/>
                <table:data-pilot-member table:name="H3738189" table:display="true" table:show-details="true"/>
                <table:data-pilot-member table:name="H3738158" table:display="true" table:show-details="true"/>
                <table:data-pilot-member table:name="H3738164" table:display="true" table:show-details="true"/>
                <table:data-pilot-member table:name="H3739577" table:display="true" table:show-details="true"/>
                <table:data-pilot-member table:name="H3738179" table:display="true" table:show-details="true"/>
                <table:data-pilot-member table:name="H3738156" table:display="true" table:show-details="true"/>
                <table:data-pilot-member table:name="H3648187" table:display="true" table:show-details="true"/>
                <table:data-pilot-member table:name="H3648186" table:display="true" table:show-details="true"/>
                <table:data-pilot-member table:name="H3647848" table:display="true" table:show-details="true"/>
                <table:data-pilot-member table:name="H3648188" table:display="true" table:show-details="true"/>
                <table:data-pilot-member table:name="H3647847" table:display="true" table:show-details="true"/>
                <table:data-pilot-member table:name="H3648256" table:display="true" table:show-details="true"/>
                <table:data-pilot-member table:name="H3739489" table:display="true" table:show-details="true"/>
                <table:data-pilot-member table:name="H3648184" table:display="true" table:show-details="true"/>
                <table:data-pilot-member table:name="H3648288" table:display="true" table:show-details="true"/>
                <table:data-pilot-member table:name="H3738173" table:display="true" table:show-details="true"/>
                <table:data-pilot-member table:name="H3649425" table:display="true" table:show-details="true"/>
                <table:data-pilot-member table:name="H3738146" table:display="true" table:show-details="true"/>
                <table:data-pilot-member table:name="H3648181" table:display="true" table:show-details="true"/>
                <table:data-pilot-member table:name="H3648284" table:display="true" table:show-details="true"/>
                <table:data-pilot-member table:name="H3647849" table:display="true" table:show-details="true"/>
                <table:data-pilot-member table:name="H3739044" table:display="true" table:show-details="true"/>
                <table:data-pilot-member table:name="H3648793" table:display="true" table:show-details="true"/>
                <table:data-pilot-member table:name="H3648799" table:display="true" table:show-details="true"/>
                <table:data-pilot-member table:name="H3648287" table:display="true" table:show-details="true"/>
                <table:data-pilot-member table:name="H364878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spé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schweilera parvifolia" table:display="true" table:show-details="true"/>
                <table:data-pilot-member table:name="Guatteria scytophylla" table:display="true" table:show-details="true"/>
                <table:data-pilot-member table:name="Annona ambotay" table:display="true" table:show-details="true"/>
                <table:data-pilot-member table:name="Xylopia discreta" table:display="true" table:show-details="true"/>
                <table:data-pilot-member table:name="Aspidosperma marcgravianum" table:display="true" table:show-details="true"/>
                <table:data-pilot-member table:name="Aspidosperma spruceanum" table:display="true" table:show-details="true"/>
                <table:data-pilot-member table:name="Aspidosperma desmanthum" table:display="true" table:show-details="true"/>
                <table:data-pilot-member table:name="Didymopanax morototoni" table:display="true" table:show-details="true"/>
                <table:data-pilot-member table:name="Trattinnickia rhoifolia" table:display="true" table:show-details="true"/>
                <table:data-pilot-member table:name="Protium aracouchini" table:display="true" table:show-details="true"/>
                <table:data-pilot-member table:name="Calophyllum brasiliense" table:display="true" table:show-details="true"/>
                <table:data-pilot-member table:name="Ochthocosmus barrae" table:display="true" table:show-details="true"/>
                <table:data-pilot-member table:name="Moquilea egleri" table:display="true" table:show-details="true"/>
                <table:data-pilot-member table:name="Garcinia cf. kaiabiana" table:display="true" table:show-details="true"/>
                <table:data-pilot-member table:name="Emmotum nitens" table:display="true" table:show-details="true"/>
                <table:data-pilot-member table:name="Aparisthmium cordatum" table:display="true" table:show-details="true"/>
                <table:data-pilot-member table:name="Hevea brasiliensis" table:display="true" table:show-details="true"/>
                <table:data-pilot-member table:name="Vataireopsis speciosa" table:display="true" table:show-details="true"/>
                <table:data-pilot-member table:name="Trattinnickia burserifolia" table:display="true" table:show-details="true"/>
                <table:data-pilot-member table:name="Vatairea fusca" table:display="true" table:show-details="true"/>
                <table:data-pilot-member table:name="Copaifera langsdorffii" table:display="true" table:show-details="true"/>
                <table:data-pilot-member table:name="Inga alba" table:display="true" table:show-details="true"/>
                <table:data-pilot-member table:name="Inga heterophylla" table:display="true" table:show-details="true"/>
                <table:data-pilot-member table:name="Inga velutina" table:display="true" table:show-details="true"/>
                <table:data-pilot-member table:name="Hymenaea sp." table:display="true" table:show-details="true"/>
                <table:data-pilot-member table:name="Swartzia tessmannii" table:display="true" table:show-details="true"/>
                <table:data-pilot-member table:name="Ormosia paraensis" table:display="true" table:show-details="true"/>
                <table:data-pilot-member table:name="Connarus angustifolius" table:display="true" table:show-details="true"/>
                <table:data-pilot-member table:name="Diplotropis brasiliensis" table:display="true" table:show-details="true"/>
                <table:data-pilot-member table:name="Zanthoxylum huberi" table:display="true" table:show-details="true"/>
                <table:data-pilot-member table:name="Tapirira guianensis" table:display="true" table:show-details="true"/>
                <table:data-pilot-member table:name="Sacoglottis guianensis" table:display="true" table:show-details="true"/>
                <table:data-pilot-member table:name="Vismia schultesii" table:display="true" table:show-details="true"/>
                <table:data-pilot-member table:name="Indet. sp1" table:display="true" table:show-details="true"/>
                <table:data-pilot-member table:name="Guatteria foliosa" table:display="true" table:show-details="true"/>
                <table:data-pilot-member table:name="Ocotea guianensis" table:display="true" table:show-details="true"/>
                <table:data-pilot-member table:name="Ocotea cujumary" table:display="true" table:show-details="true"/>
                <table:data-pilot-member table:name="Nectandra cuspidata" table:display="true" table:show-details="true"/>
                <table:data-pilot-member table:name="Bellucia grossularioides" table:display="true" table:show-details="true"/>
                <table:data-pilot-member table:name="Miconia cuspidata" table:display="true" table:show-details="true"/>
                <table:data-pilot-member table:name="Miconia egensis" table:display="true" table:show-details="true"/>
                <table:data-pilot-member table:name="Miconia holosericea" table:display="true" table:show-details="true"/>
                <table:data-pilot-member table:name="Trichilia inaequilatera" table:display="true" table:show-details="true"/>
                <table:data-pilot-member table:name="Pseudolmedia macrophylla" table:display="true" table:show-details="true"/>
                <table:data-pilot-member table:name="Iryanthera juruensis" table:display="true" table:show-details="true"/>
                <table:data-pilot-member table:name="Myrcia eximia" table:display="true" table:show-details="true"/>
                <table:data-pilot-member table:name="Myrcia paivae" table:display="true" table:show-details="true"/>
                <table:data-pilot-member table:name="Myrciaria floribunda" table:display="true" table:show-details="true"/>
                <table:data-pilot-member table:name="Myrcia amazonica" table:display="true" table:show-details="true"/>
                <table:data-pilot-member table:name="Guapira opposita" table:display="true" table:show-details="true"/>
                <table:data-pilot-member table:name="Ferdinandusa speciosa" table:display="true" table:show-details="true"/>
                <table:data-pilot-member table:name="Palicourea guianensis" table:display="true" table:show-details="true"/>
                <table:data-pilot-member table:name="Casearia arborea" table:display="true" table:show-details="true"/>
                <table:data-pilot-member table:name="Talisia retusa" table:display="true" table:show-details="true"/>
                <table:data-pilot-member table:name="Ecclinusa ramiflora" table:display="true" table:show-details="true"/>
                <table:data-pilot-member table:name="Simarouba amara" table:display="true" table:show-details="true"/>
                <table:data-pilot-member table:name="Cecropia distachya" table:display="true" table:show-details="true"/>
                <table:data-pilot-member table:name="Cordia exaltata" table:display="true" table:show-details="true"/>
                <table:data-pilot-member table:name="Cecropia sciadophylla" table:display="true" table:show-details="true"/>
                <table:data-pilot-member table:name="Vochysia vismiifolia" table:display="true" table:show-details="true"/>
                <table:data-pilot-member table:name="Erisma uncinatum" table:display="true" table:show-details="true"/>
                <table:data-pilot-member table:name="Qualea paraensis" table:display="true" table:show-details="true"/>
                <table:data-pilot-member table:name="" table:display="true" table:show-details="true"/>
                <table:data-pilot-member table:name="Hymenolobium pulcherrimum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mília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nacardiaceae" table:display="true" table:show-details="true"/>
                <table:data-pilot-member table:name="Annonaceae" table:display="true" table:show-details="true"/>
                <table:data-pilot-member table:name="Apocynaceae" table:display="true" table:show-details="true"/>
                <table:data-pilot-member table:name="Araliaceae" table:display="true" table:show-details="true"/>
                <table:data-pilot-member table:name="Burseraceae" table:display="true" table:show-details="true"/>
                <table:data-pilot-member table:name="Calophyllaceae" table:display="true" table:show-details="true"/>
                <table:data-pilot-member table:name="Chrysobalanaceae" table:display="true" table:show-details="true"/>
                <table:data-pilot-member table:name="Clusiaceae" table:display="true" table:show-details="true"/>
                <table:data-pilot-member table:name="Connaraceae" table:display="true" table:show-details="true"/>
                <table:data-pilot-member table:name="Cordiaceae" table:display="true" table:show-details="true"/>
                <table:data-pilot-member table:name="Euphorbiaceae" table:display="true" table:show-details="true"/>
                <table:data-pilot-member table:name="Fabaceae" table:display="true" table:show-details="true"/>
                <table:data-pilot-member table:name="Humiriaceae" table:display="true" table:show-details="true"/>
                <table:data-pilot-member table:name="Hypericaceae" table:display="true" table:show-details="true"/>
                <table:data-pilot-member table:name="INDET" table:display="true" table:show-details="true"/>
                <table:data-pilot-member table:name="Ixonanthaceae" table:display="true" table:show-details="true"/>
                <table:data-pilot-member table:name="Lauraceae" table:display="true" table:show-details="true"/>
                <table:data-pilot-member table:name="Lecythidaceae" table:display="true" table:show-details="true"/>
                <table:data-pilot-member table:name="Melastomataceae" table:display="true" table:show-details="true"/>
                <table:data-pilot-member table:name="Meliaceae" table:display="true" table:show-details="true"/>
                <table:data-pilot-member table:name="Metteniusaceae" table:display="true" table:show-details="true"/>
                <table:data-pilot-member table:name="Moraceae" table:display="true" table:show-details="true"/>
                <table:data-pilot-member table:name="Myristicaceae" table:display="true" table:show-details="true"/>
                <table:data-pilot-member table:name="Myrtaceae" table:display="true" table:show-details="true"/>
                <table:data-pilot-member table:name="Nyctaginaceae" table:display="true" table:show-details="true"/>
                <table:data-pilot-member table:name="Quiinaceae" table:display="true" table:show-details="true"/>
                <table:data-pilot-member table:name="REGENERANTES" table:display="true" table:show-details="true"/>
                <table:data-pilot-member table:name="Rubiaceae" table:display="true" table:show-details="true"/>
                <table:data-pilot-member table:name="Rutaceae" table:display="true" table:show-details="true"/>
                <table:data-pilot-member table:name="Salicaceae" table:display="true" table:show-details="true"/>
                <table:data-pilot-member table:name="Sapindaceae" table:display="true" table:show-details="true"/>
                <table:data-pilot-member table:name="Sapotaceae" table:display="true" table:show-details="true"/>
                <table:data-pilot-member table:name="Simaroubaceae" table:display="true" table:show-details="true"/>
                <table:data-pilot-member table:name="Urticaceae" table:display="true" table:show-details="true"/>
                <table:data-pilot-member table:name="Vochysiacea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 Científico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maioua" table:display="true" table:show-details="true"/>
                <table:data-pilot-member table:name="Annona ambotay" table:display="true" table:show-details="true"/>
                <table:data-pilot-member table:name="Aparisthmium cordatum" table:display="true" table:show-details="true"/>
                <table:data-pilot-member table:name="Aspidosperma desmanthum" table:display="true" table:show-details="true"/>
                <table:data-pilot-member table:name="Aspidosperma marcgravianum" table:display="true" table:show-details="true"/>
                <table:data-pilot-member table:name="Aspidosperma spruceanum" table:display="true" table:show-details="true"/>
                <table:data-pilot-member table:name="Bellucia grossularioides" table:display="true" table:show-details="true"/>
                <table:data-pilot-member table:name="Calophyllum brasiliense" table:display="true" table:show-details="true"/>
                <table:data-pilot-member table:name="Casearia arborea" table:display="true" table:show-details="true"/>
                <table:data-pilot-member table:name="Cecropia distachya" table:display="true" table:show-details="true"/>
                <table:data-pilot-member table:name="Cecropia sciadophylla" table:display="true" table:show-details="true"/>
                <table:data-pilot-member table:name="cf. Matayba" table:display="true" table:show-details="true"/>
                <table:data-pilot-member table:name="cf.Quiina/Vochysia" table:display="true" table:show-details="true"/>
                <table:data-pilot-member table:name="cf.Virola 2" table:display="true" table:show-details="true"/>
                <table:data-pilot-member table:name="Connarus angustifolius" table:display="true" table:show-details="true"/>
                <table:data-pilot-member table:name="Copaifera langsdorffii" table:display="true" table:show-details="true"/>
                <table:data-pilot-member table:name="Cordia exaltata" table:display="true" table:show-details="true"/>
                <table:data-pilot-member table:name="Didymopanax morototoni" table:display="true" table:show-details="true"/>
                <table:data-pilot-member table:name="Diplotropis brasiliensis" table:display="true" table:show-details="true"/>
                <table:data-pilot-member table:name="Ecclinusa ramiflora" table:display="true" table:show-details="true"/>
                <table:data-pilot-member table:name="Emmotum nitens" table:display="true" table:show-details="true"/>
                <table:data-pilot-member table:name="Erisma uncinatum" table:display="true" table:show-details="true"/>
                <table:data-pilot-member table:name="Eschweilera parvifolia" table:display="true" table:show-details="true"/>
                <table:data-pilot-member table:name="Ferdinandusa speciosa" table:display="true" table:show-details="true"/>
                <table:data-pilot-member table:name="Garcinia cf. kaiabiana" table:display="true" table:show-details="true"/>
                <table:data-pilot-member table:name="Guapira opposita" table:display="true" table:show-details="true"/>
                <table:data-pilot-member table:name="Guatteria foliosa" table:display="true" table:show-details="true"/>
                <table:data-pilot-member table:name="Guatteria scytophylla" table:display="true" table:show-details="true"/>
                <table:data-pilot-member table:name="Hevea brasiliensis" table:display="true" table:show-details="true"/>
                <table:data-pilot-member table:name="Hymenaea sp.1" table:display="true" table:show-details="true"/>
                <table:data-pilot-member table:name="Hymenolobium pulcherrimum" table:display="true" table:show-details="true"/>
                <table:data-pilot-member table:name="Indet sp3" table:display="true" table:show-details="true"/>
                <table:data-pilot-member table:name="Inga alba" table:display="true" table:show-details="true"/>
                <table:data-pilot-member table:name="Inga heterophylla" table:display="true" table:show-details="true"/>
                <table:data-pilot-member table:name="Inga velutina" table:display="true" table:show-details="true"/>
                <table:data-pilot-member table:name="Iryanthera juruensis" table:display="true" table:show-details="true"/>
                <table:data-pilot-member table:name="Miconia cuspidata" table:display="true" table:show-details="true"/>
                <table:data-pilot-member table:name="Miconia egensis" table:display="true" table:show-details="true"/>
                <table:data-pilot-member table:name="Miconia holosericea" table:display="true" table:show-details="true"/>
                <table:data-pilot-member table:name="Moquilea egleri" table:display="true" table:show-details="true"/>
                <table:data-pilot-member table:name="Myrcia amazonica" table:display="true" table:show-details="true"/>
                <table:data-pilot-member table:name="Myrcia cf. paivae" table:display="true" table:show-details="true"/>
                <table:data-pilot-member table:name="Myrcia eximia" table:display="true" table:show-details="true"/>
                <table:data-pilot-member table:name="Myrciaria floribunda" table:display="true" table:show-details="true"/>
                <table:data-pilot-member table:name="Nectandra cuspidata" table:display="true" table:show-details="true"/>
                <table:data-pilot-member table:name="Ochthocosmus barrae" table:display="true" table:show-details="true"/>
                <table:data-pilot-member table:name="Ocotea cujumary" table:display="true" table:show-details="true"/>
                <table:data-pilot-member table:name="Ocotea guianensis" table:display="true" table:show-details="true"/>
                <table:data-pilot-member table:name="Ormosia paraensis" table:display="true" table:show-details="true"/>
                <table:data-pilot-member table:name="Palicourea guianensis" table:display="true" table:show-details="true"/>
                <table:data-pilot-member table:name="Protium aracouchini" table:display="true" table:show-details="true"/>
                <table:data-pilot-member table:name="Pseudolmedia macrophylla" table:display="true" table:show-details="true"/>
                <table:data-pilot-member table:name="Qualea paraensis" table:display="true" table:show-details="true"/>
                <table:data-pilot-member table:name="Sacoglottis guianensis" table:display="true" table:show-details="true"/>
                <table:data-pilot-member table:name="Simarouba amara" table:display="true" table:show-details="true"/>
                <table:data-pilot-member table:name="Swartzia tessmannii" table:display="true" table:show-details="true"/>
                <table:data-pilot-member table:name="Talisia retusa" table:display="true" table:show-details="true"/>
                <table:data-pilot-member table:name="Tapirira guianensis" table:display="true" table:show-details="true"/>
                <table:data-pilot-member table:name="Trattinnickia burserifolia" table:display="true" table:show-details="true"/>
                <table:data-pilot-member table:name="Trattinnickia rhoifolia" table:display="true" table:show-details="true"/>
                <table:data-pilot-member table:name="Trichilia inaequilatera" table:display="true" table:show-details="true"/>
                <table:data-pilot-member table:name="Vatairea fusca" table:display="true" table:show-details="true"/>
                <table:data-pilot-member table:name="Vataireopsis speciosa" table:display="true" table:show-details="true"/>
                <table:data-pilot-member table:name="Vismia schultesii" table:display="true" table:show-details="true"/>
                <table:data-pilot-member table:name="Vochysia vismiifolia" table:display="true" table:show-details="true"/>
                <table:data-pilot-member table:name="Xylopia discreta" table:display="true" table:show-details="true"/>
                <table:data-pilot-member table:name="Zanthoxylum huberi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 corrigido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lmesclão" table:display="true" table:show-details="true"/>
                <table:data-pilot-member table:name="angelim-amargoso (MT), amargoso-falso" table:display="true" table:show-details="true"/>
                <table:data-pilot-member table:name="angelim-amargoso, angelim-pedra, angelim-da-mata" table:display="true" table:show-details="true"/>
                <table:data-pilot-member table:name="angelim-pedra, angelim-amargoso" table:display="true" table:show-details="true"/>
                <table:data-pilot-member table:name="bacupari" table:display="true" table:show-details="true"/>
                <table:data-pilot-member table:name="barbatimão-do-pará" table:display="true" table:show-details="true"/>
                <table:data-pilot-member table:name="biriba" table:display="true" table:show-details="true"/>
                <table:data-pilot-member table:name="breu" table:display="true" table:show-details="true"/>
                <table:data-pilot-member table:name="cambará-rosa" table:display="true" table:show-details="true"/>
                <table:data-pilot-member table:name="canela-seda" table:display="true" table:show-details="true"/>
                <table:data-pilot-member table:name="canelão" table:display="true" table:show-details="true"/>
                <table:data-pilot-member table:name="canelão-branco" table:display="true" table:show-details="true"/>
                <table:data-pilot-member table:name="caraipé" table:display="true" table:show-details="true"/>
                <table:data-pilot-member table:name="cedrinho" table:display="true" table:show-details="true"/>
                <table:data-pilot-member table:name="copaíba, óleo" table:display="true" table:show-details="true"/>
                <table:data-pilot-member table:name="corrupixá-couro-de-sapo" table:display="true" table:show-details="true"/>
                <table:data-pilot-member table:name="embaúba" table:display="true" table:show-details="true"/>
                <table:data-pilot-member table:name="embaubarana" table:display="true" table:show-details="true"/>
                <table:data-pilot-member table:name="embira" table:display="true" table:show-details="true"/>
                <table:data-pilot-member table:name="embira-preta" table:display="true" table:show-details="true"/>
                <table:data-pilot-member table:name="embira-vermelha" table:display="true" table:show-details="true"/>
                <table:data-pilot-member table:name="espeteiro-da-mata" table:display="true" table:show-details="true"/>
                <table:data-pilot-member table:name="fernanda, café-esporão" table:display="true" table:show-details="true"/>
                <table:data-pilot-member table:name="freijó" table:display="true" table:show-details="true"/>
                <table:data-pilot-member table:name="goiaba-de-anta" table:display="true" table:show-details="true"/>
                <table:data-pilot-member table:name="goiabada" table:display="true" table:show-details="true"/>
                <table:data-pilot-member table:name="goiabinha (MT)" table:display="true" table:show-details="true"/>
                <table:data-pilot-member table:name="guamirim" table:display="true" table:show-details="true"/>
                <table:data-pilot-member table:name="guanandí" table:display="true" table:show-details="true"/>
                <table:data-pilot-member table:name="guaraitá, fruta-pão (MT)" table:display="true" table:show-details="true"/>
                <table:data-pilot-member table:name="guarantã" table:display="true" table:show-details="true"/>
                <table:data-pilot-member table:name="indet.sp1" table:display="true" table:show-details="true"/>
                <table:data-pilot-member table:name="ingá-peludo" table:display="true" table:show-details="true"/>
                <table:data-pilot-member table:name="ingázinho" table:display="true" table:show-details="true"/>
                <table:data-pilot-member table:name="ingázinho-amarelo" table:display="true" table:show-details="true"/>
                <table:data-pilot-member table:name="jatobá-mirim" table:display="true" table:show-details="true"/>
                <table:data-pilot-member table:name="joão-duro" table:display="true" table:show-details="true"/>
                <table:data-pilot-member table:name="joão-mole" table:display="true" table:show-details="true"/>
                <table:data-pilot-member table:name="Lacre" table:display="true" table:show-details="true"/>
                <table:data-pilot-member table:name="licurana, sangra-d'água (MT)" table:display="true" table:show-details="true"/>
                <table:data-pilot-member table:name="macuco, borracheiro" table:display="true" table:show-details="true"/>
                <table:data-pilot-member table:name="mandiocão" table:display="true" table:show-details="true"/>
                <table:data-pilot-member table:name="maraximbé-vermelho" table:display="true" table:show-details="true"/>
                <table:data-pilot-member table:name="marupá" table:display="true" table:show-details="true"/>
                <table:data-pilot-member table:name="maruparana" table:display="true" table:show-details="true"/>
                <table:data-pilot-member table:name="morcegueira" table:display="true" table:show-details="true"/>
                <table:data-pilot-member table:name="olho-de-cabra" table:display="true" table:show-details="true"/>
                <table:data-pilot-member table:name="pau-pombo, tapirira" table:display="true" table:show-details="true"/>
                <table:data-pilot-member table:name="peroba-amarela" table:display="true" table:show-details="true"/>
                <table:data-pilot-member table:name="peroba-d'água" table:display="true" table:show-details="true"/>
                <table:data-pilot-member table:name="pindaíba-peluda" table:display="true" table:show-details="true"/>
                <table:data-pilot-member table:name="pitomba" table:display="true" table:show-details="true"/>
                <table:data-pilot-member table:name="pixirica-bronze" table:display="true" table:show-details="true"/>
                <table:data-pilot-member table:name="pixirica-de-anta" table:display="true" table:show-details="true"/>
                <table:data-pilot-member table:name="pixiricão" table:display="true" table:show-details="true"/>
                <table:data-pilot-member table:name="quaruba" table:display="true" table:show-details="true"/>
                <table:data-pilot-member table:name="seringueira" table:display="true" table:show-details="true"/>
                <table:data-pilot-member table:name="sobreiro" table:display="true" table:show-details="true"/>
                <table:data-pilot-member table:name="sucupira-amarela (MT)" table:display="true" table:show-details="true"/>
                <table:data-pilot-member table:name="ucuúba" table:display="true" table:show-details="true"/>
                <table:data-pilot-member table:name="uxirana" table:display="true" table:show-details="true"/>
                <table:data-pilot-member table:name="vermelhão" table:display="true" table:show-details="true"/>
                <table:data-pilot-member table:name="vermelhão, araçá (MT)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oto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https://photos.app.goo.gl/149Nq4uRZhUzYih89" table:display="true" table:show-details="true"/>
                <table:data-pilot-member table:name="https://photos.app.goo.gl/17oxtaUjLCRnV6n6A" table:display="true" table:show-details="true"/>
                <table:data-pilot-member table:name="https://photos.app.goo.gl/2qYqYTw6o71d2uAr6" table:display="true" table:show-details="true"/>
                <table:data-pilot-member table:name="https://photos.app.goo.gl/2TdebSs3HTGfDrpq9" table:display="true" table:show-details="true"/>
                <table:data-pilot-member table:name="https://photos.app.goo.gl/2TJ7aisnbLw7ykdb7" table:display="true" table:show-details="true"/>
                <table:data-pilot-member table:name="https://photos.app.goo.gl/3LyMbJuSLoKhr4sg8" table:display="true" table:show-details="true"/>
                <table:data-pilot-member table:name="https://photos.app.goo.gl/4DjtTVDtM6CjVt6U7" table:display="true" table:show-details="true"/>
                <table:data-pilot-member table:name="https://photos.app.goo.gl/5ELWAifmPrxprdcG7" table:display="true" table:show-details="true"/>
                <table:data-pilot-member table:name="https://photos.app.goo.gl/5pvi2LV57JKznr4t9" table:display="true" table:show-details="true"/>
                <table:data-pilot-member table:name="https://photos.app.goo.gl/6RcfBfXsgeEiG3Q78" table:display="true" table:show-details="true"/>
                <table:data-pilot-member table:name="https://photos.app.goo.gl/6Z4e7z65jxk9Pr8s5" table:display="true" table:show-details="true"/>
                <table:data-pilot-member table:name="https://photos.app.goo.gl/8QhvY1tigxgM8qFT6" table:display="true" table:show-details="true"/>
                <table:data-pilot-member table:name="https://photos.app.goo.gl/8wRJ22gDavUgYdv96" table:display="true" table:show-details="true"/>
                <table:data-pilot-member table:name="https://photos.app.goo.gl/9DZHTm1yp1JHoMdVA" table:display="true" table:show-details="true"/>
                <table:data-pilot-member table:name="https://photos.app.goo.gl/AxMTTDWTeRMTP71u9" table:display="true" table:show-details="true"/>
                <table:data-pilot-member table:name="https://photos.app.goo.gl/Be8h5g4Gt1Bpzadr7" table:display="true" table:show-details="true"/>
                <table:data-pilot-member table:name="https://photos.app.goo.gl/C7hPZqvurrEPiEC78" table:display="true" table:show-details="true"/>
                <table:data-pilot-member table:name="https://photos.app.goo.gl/Cout2A6M3yU7zRju8" table:display="true" table:show-details="true"/>
                <table:data-pilot-member table:name="https://photos.app.goo.gl/dAkW6mpBMVuEabaA8" table:display="true" table:show-details="true"/>
                <table:data-pilot-member table:name="https://photos.app.goo.gl/dAwfQo78g5BU2NzE8" table:display="true" table:show-details="true"/>
                <table:data-pilot-member table:name="https://photos.app.goo.gl/dFy4PZvgDGP5akv39" table:display="true" table:show-details="true"/>
                <table:data-pilot-member table:name="https://photos.app.goo.gl/DReUNN2ozm6Dx9KQ6" table:display="true" table:show-details="true"/>
                <table:data-pilot-member table:name="https://photos.app.goo.gl/Epc1a3VcRvGXztLb6" table:display="true" table:show-details="true"/>
                <table:data-pilot-member table:name="https://photos.app.goo.gl/fMNfdwYG3MZCGsee7" table:display="true" table:show-details="true"/>
                <table:data-pilot-member table:name="https://photos.app.goo.gl/G8YLa8k4Aq4tp8hc7" table:display="true" table:show-details="true"/>
                <table:data-pilot-member table:name="https://photos.app.goo.gl/gaVvU2qmy5Czv4yU7" table:display="true" table:show-details="true"/>
                <table:data-pilot-member table:name="https://photos.app.goo.gl/HBgodFfuLwtRtcpa6" table:display="true" table:show-details="true"/>
                <table:data-pilot-member table:name="https://photos.app.goo.gl/Hw52e1u1m6a8yZzc8" table:display="true" table:show-details="true"/>
                <table:data-pilot-member table:name="https://photos.app.goo.gl/iyeABZxrz1CDmhCA8" table:display="true" table:show-details="true"/>
                <table:data-pilot-member table:name="https://photos.app.goo.gl/jooYCo7zmR6dCWj88" table:display="true" table:show-details="true"/>
                <table:data-pilot-member table:name="https://photos.app.goo.gl/jPmcUAUMqAu3Xd4k9" table:display="true" table:show-details="true"/>
                <table:data-pilot-member table:name="https://photos.app.goo.gl/jqz7P75Q8Hs8Qynt7" table:display="true" table:show-details="true"/>
                <table:data-pilot-member table:name="https://photos.app.goo.gl/JU12eEyMtJ8KEcGr7" table:display="true" table:show-details="true"/>
                <table:data-pilot-member table:name="https://photos.app.goo.gl/KSXAQHEKpLqsnufk9" table:display="true" table:show-details="true"/>
                <table:data-pilot-member table:name="https://photos.app.goo.gl/LX8TQuWTGJvi3P5f7" table:display="true" table:show-details="true"/>
                <table:data-pilot-member table:name="https://photos.app.goo.gl/mCSBRVXbSojm1qCL8" table:display="true" table:show-details="true"/>
                <table:data-pilot-member table:name="https://photos.app.goo.gl/meqar7XztmHB7TuE9" table:display="true" table:show-details="true"/>
                <table:data-pilot-member table:name="https://photos.app.goo.gl/mPXL29N9N9M1rSmf6" table:display="true" table:show-details="true"/>
                <table:data-pilot-member table:name="https://photos.app.goo.gl/nyGwy2kNY9qa2XiF8" table:display="true" table:show-details="true"/>
                <table:data-pilot-member table:name="https://photos.app.goo.gl/P8844a6EkcTiA6TN7" table:display="true" table:show-details="true"/>
                <table:data-pilot-member table:name="https://photos.app.goo.gl/PDB85Q3RgBUTMkCd6" table:display="true" table:show-details="true"/>
                <table:data-pilot-member table:name="https://photos.app.goo.gl/pj4qgwfriFJSMkVT9" table:display="true" table:show-details="true"/>
                <table:data-pilot-member table:name="https://photos.app.goo.gl/PWCqGGHB4q5nvwfe6" table:display="true" table:show-details="true"/>
                <table:data-pilot-member table:name="https://photos.app.goo.gl/QNo8dCpxsiDu8Rpc7" table:display="true" table:show-details="true"/>
                <table:data-pilot-member table:name="https://photos.app.goo.gl/QVMBxWamKh1nhYRJA" table:display="true" table:show-details="true"/>
                <table:data-pilot-member table:name="https://photos.app.goo.gl/RfhriXfZtrRo8Gvz8" table:display="true" table:show-details="true"/>
                <table:data-pilot-member table:name="https://photos.app.goo.gl/RWNeiVYLeSoAktRk7" table:display="true" table:show-details="true"/>
                <table:data-pilot-member table:name="https://photos.app.goo.gl/SBXEsugkVdCw57vT7" table:display="true" table:show-details="true"/>
                <table:data-pilot-member table:name="https://photos.app.goo.gl/SnaVamZeKoLPhBi5A" table:display="true" table:show-details="true"/>
                <table:data-pilot-member table:name="https://photos.app.goo.gl/SqrXFaD4w1Va6zoo9" table:display="true" table:show-details="true"/>
                <table:data-pilot-member table:name="https://photos.app.goo.gl/tbB2BbFS1SMAwCNf8" table:display="true" table:show-details="true"/>
                <table:data-pilot-member table:name="https://photos.app.goo.gl/TCgCzLVts9bxqDpm7" table:display="true" table:show-details="true"/>
                <table:data-pilot-member table:name="https://photos.app.goo.gl/TsuhwpdCrvGtuTGN7" table:display="true" table:show-details="true"/>
                <table:data-pilot-member table:name="https://photos.app.goo.gl/uAuNCeVazR2tUreQ9" table:display="true" table:show-details="true"/>
                <table:data-pilot-member table:name="https://photos.app.goo.gl/V1ZUHHjhsvB6cVdU6" table:display="true" table:show-details="true"/>
                <table:data-pilot-member table:name="https://photos.app.goo.gl/VDjqoLUM6PSUC9D68" table:display="true" table:show-details="true"/>
                <table:data-pilot-member table:name="https://photos.app.goo.gl/vJbEtDGogKRQRr4b6" table:display="true" table:show-details="true"/>
                <table:data-pilot-member table:name="https://photos.app.goo.gl/vTGE9r8qrMS5tagU6" table:display="true" table:show-details="true"/>
                <table:data-pilot-member table:name="https://photos.app.goo.gl/WeXMjgUEN3mdZCv87" table:display="true" table:show-details="true"/>
                <table:data-pilot-member table:name="https://photos.app.goo.gl/WyeNytPu5Ex6A4vy5" table:display="true" table:show-details="true"/>
                <table:data-pilot-member table:name="https://photos.app.goo.gl/x4QYn53nBPA1WnUd8" table:display="true" table:show-details="true"/>
                <table:data-pilot-member table:name="https://photos.app.goo.gl/XdHFzbjCXL7ioVds8" table:display="true" table:show-details="true"/>
                <table:data-pilot-member table:name="https://photos.app.goo.gl/Xx7tp2fyQUsUdfjPA" table:display="true" table:show-details="true"/>
                <table:data-pilot-member table:name="https://photos.app.goo.gl/xxJgvotNotSDpjrW7" table:display="true" table:show-details="true"/>
                <table:data-pilot-member table:name="https://photos.app.goo.gl/xZCXQoQa54MnHffE7" table:display="true" table:show-details="true"/>
                <table:data-pilot-member table:name="https://photos.app.goo.gl/yaQtuLkmZxtBwAQz5" table:display="true" table:show-details="true"/>
                <table:data-pilot-member table:name="https://photos.app.goo.gl/yWMPoPZWgf694tou7" table:display="true" table:show-details="true"/>
                <table:data-pilot-member table:name="https://photos.app.goo.gl/ZBjDyRgt2mKRpN8AA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entário" style:display-name="PageStyle_Inventá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de_20_espécies" style:display-name="PageStyle_Lista de espéc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inâmica_20_2" style:display-name="PageStyle_Tabela dinâmica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241" meta:object-count="0"/>
    <meta:generator>LibreOfficeDev/6.0.5.2$Linux_X86_64 LibreOffice_project/</meta:generator>
  </office:meta>
</office:document-meta>
</file>